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ReloadModule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8.86pt"/>
    </style:style>
    <style:style style:name="co2" style:family="table-column">
      <style:table-column-properties fo:break-before="auto" style:column-width="43.09pt"/>
    </style:style>
    <style:style style:name="co3" style:family="table-column">
      <style:table-column-properties fo:break-before="auto" style:column-width="61.09pt"/>
    </style:style>
    <style:style style:name="co4" style:family="table-column">
      <style:table-column-properties fo:break-before="auto" style:column-width="68.6pt"/>
    </style:style>
    <style:style style:name="co5" style:family="table-column">
      <style:table-column-properties fo:break-before="auto" style:column-width="73.84pt"/>
    </style:style>
    <style:style style:name="co6" style:family="table-column">
      <style:table-column-properties fo:break-before="auto" style:column-width="83.59pt"/>
    </style:style>
    <style:style style:name="co7" style:family="table-column">
      <style:table-column-properties fo:break-before="auto" style:column-width="82.0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4.61pt"/>
    </style:style>
    <style:style style:name="co10" style:family="table-column">
      <style:table-column-properties fo:break-before="auto" style:column-width="85.1pt"/>
    </style:style>
    <style:style style:name="co11" style:family="table-column">
      <style:table-column-properties fo:break-before="auto" style:column-width="40.85pt"/>
    </style:style>
    <style:style style:name="co12" style:family="table-column">
      <style:table-column-properties fo:break-before="auto" style:column-width="53.6pt"/>
    </style:style>
    <style:style style:name="co13" style:family="table-column">
      <style:table-column-properties fo:break-before="auto" style:column-width="48.36pt"/>
    </style:style>
    <style:style style:name="co14" style:family="table-column">
      <style:table-column-properties fo:break-before="auto" style:column-width="26.59pt"/>
    </style:style>
    <style:style style:name="co15" style:family="table-column">
      <style:table-column-properties fo:break-before="auto" style:column-width="64.09pt"/>
    </style:style>
    <style:style style:name="co16" style:family="table-column">
      <style:table-column-properties fo:break-before="auto" style:column-width="45.35pt"/>
    </style:style>
    <style:style style:name="co17" style:family="table-column">
      <style:table-column-properties fo:break-before="auto" style:column-width="58.85pt"/>
    </style:style>
    <style:style style:name="co18" style:family="table-column">
      <style:table-column-properties fo:break-before="auto" style:column-width="40.11pt"/>
    </style:style>
    <style:style style:name="co19" style:family="table-column">
      <style:table-column-properties fo:break-before="auto" style:column-width="37.84pt"/>
    </style:style>
    <style:style style:name="co20" style:family="table-column">
      <style:table-column-properties fo:break-before="auto" style:column-width="32.6pt"/>
    </style:style>
    <style:style style:name="co21" style:family="table-column">
      <style:table-column-properties fo:break-before="auto" style:column-width="133.85pt"/>
    </style:style>
    <style:style style:name="co22" style:family="table-column">
      <style:table-column-properties fo:break-before="auto" style:column-width="135.35pt"/>
    </style:style>
    <style:style style:name="co23" style:family="table-column">
      <style:table-column-properties fo:break-before="auto" style:column-width="133.09pt"/>
    </style:style>
    <style:style style:name="co24" style:family="table-column">
      <style:table-column-properties fo:break-before="auto" style:column-width="134.59pt"/>
    </style:style>
    <style:style style:name="co25" style:family="table-column">
      <style:table-column-properties fo:break-before="auto" style:column-width="136.86pt"/>
    </style:style>
    <style:style style:name="co26" style:family="table-column">
      <style:table-column-properties fo:break-before="auto" style:column-width="148.11pt"/>
    </style:style>
    <style:style style:name="co27" style:family="table-column">
      <style:table-column-properties fo:break-before="auto" style:column-width="137.59pt"/>
    </style:style>
    <style:style style:name="co28" style:family="table-column">
      <style:table-column-properties fo:break-before="auto" style:column-width="139.86pt"/>
    </style:style>
    <style:style style:name="co29" style:family="table-column">
      <style:table-column-properties fo:break-before="auto" style:column-width="132.35pt"/>
    </style:style>
    <style:style style:name="co30" style:family="table-column">
      <style:table-column-properties fo:break-before="auto" style:column-width="127.11pt"/>
    </style:style>
    <style:style style:name="co31" style:family="table-column">
      <style:table-column-properties fo:break-before="auto" style:column-width="142.1pt"/>
    </style:style>
    <style:style style:name="co32" style:family="table-column">
      <style:table-column-properties fo:break-before="auto" style:column-width="143.6pt"/>
    </style:style>
    <style:style style:name="co33" style:family="table-column">
      <style:table-column-properties fo:break-before="auto" style:column-width="146.61pt"/>
    </style:style>
    <style:style style:name="co34" style:family="table-column">
      <style:table-column-properties fo:break-before="auto" style:column-width="139.1pt"/>
    </style:style>
    <style:style style:name="co35" style:family="table-column">
      <style:table-column-properties fo:break-before="auto" style:column-width="131.61pt"/>
    </style:style>
    <style:style style:name="co36" style:family="table-column">
      <style:table-column-properties fo:break-before="auto" style:column-width="130.11pt"/>
    </style:style>
    <style:style style:name="co37" style:family="table-column">
      <style:table-column-properties fo:break-before="auto" style:column-width="148.85pt"/>
    </style:style>
    <style:style style:name="co38" style:family="table-column">
      <style:table-column-properties fo:break-before="auto" style:column-width="136.09pt"/>
    </style:style>
    <style:style style:name="co39" style:family="table-column">
      <style:table-column-properties fo:break-before="auto" style:column-width="140.6pt"/>
    </style:style>
    <style:style style:name="co40" style:family="table-column">
      <style:table-column-properties fo:break-before="auto" style:column-width="145.11pt"/>
    </style:style>
    <style:style style:name="co41" style:family="table-column">
      <style:table-column-properties fo:break-before="auto" style:column-width="142.84pt"/>
    </style:style>
    <style:style style:name="co42" style:family="table-column">
      <style:table-column-properties fo:break-before="auto" style:column-width="141.36pt"/>
    </style:style>
    <style:style style:name="co43" style:family="table-column">
      <style:table-column-properties fo:break-before="auto" style:column-width="138.36pt"/>
    </style:style>
    <style:style style:name="co44" style:family="table-column">
      <style:table-column-properties fo:break-before="auto" style:column-width="145.84pt"/>
    </style:style>
    <style:style style:name="co45" style:family="table-column">
      <style:table-column-properties fo:break-before="auto" style:column-width="130.85pt"/>
    </style:style>
    <style:style style:name="co46" style:family="table-column">
      <style:table-column-properties fo:break-before="auto" style:column-width="147.34pt"/>
    </style:style>
    <style:style style:name="co47" style:family="table-column">
      <style:table-column-properties fo:break-before="auto" style:column-width="127.84pt"/>
    </style:style>
    <style:style style:name="co48" style:family="table-column">
      <style:table-column-properties fo:break-before="auto" style:column-width="125.6pt"/>
    </style:style>
    <style:style style:name="co49" style:family="table-column">
      <style:table-column-properties fo:break-before="auto" style:column-width="119.59pt"/>
    </style:style>
    <style:style style:name="co50" style:family="table-column">
      <style:table-column-properties fo:break-before="auto" style:column-width="121.1pt"/>
    </style:style>
    <style:style style:name="co51" style:family="table-column">
      <style:table-column-properties fo:break-before="auto" style:column-width="43.85pt"/>
    </style:style>
    <style:style style:name="co52" style:family="table-column">
      <style:table-column-properties fo:break-before="auto" style:column-width="27.35pt"/>
    </style:style>
    <style:style style:name="co53" style:family="table-column">
      <style:table-column-properties fo:break-before="auto" style:column-width="69.36pt"/>
    </style:style>
    <style:style style:name="co54" style:family="table-column">
      <style:table-column-properties fo:break-before="auto" style:column-width="25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table_paths" table:style-name="ta1">
        <table:table-source xlink:type="simple" xlink:href="../../../../logs/table_paths.txt" table:table-name="table_paths" table:filter-name="Text - txt - csv (StarCalc)" table:filter-options="44,34,76,1,,0,false,false"/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ath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-06-15T02:14:40.9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nance</text:p>
          </table:table-cell>
          <table:table-cell office:value-type="string" calcext:value-type="string">
            <text:p>SKY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SK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EM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X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V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NAV</text:p>
          </table:table-cell>
        </table:table-row>
        <table:table-row table:style-name="ro1">
          <table:table-cell/>
          <table:table-cell office:value-type="string" calcext:value-type="string">
            <text:p>GTO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G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TC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WTC</text:p>
          </table:table-cell>
        </table:table-row>
        <table:table-row table:style-name="ro1">
          <table:table-cell/>
          <table:table-cell office:value-type="string" calcext:value-type="string">
            <text:p>XVG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XVG</text:p>
          </table:table-cell>
        </table:table-row>
        <table:table-row table:style-name="ro1">
          <table:table-cell/>
          <table:table-cell office:value-type="string" calcext:value-type="string">
            <text:p>IOTX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IOT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NB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TN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NT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DNT</text:p>
          </table:table-cell>
        </table:table-row>
        <table:table-row table:style-name="ro1">
          <table:table-cell/>
          <table:table-cell office:value-type="string" calcext:value-type="string">
            <text:p>CDT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CD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EM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STE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ION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AION</text:p>
          </table:table-cell>
        </table:table-row>
        <table:table-row table:style-name="ro1">
          <table:table-cell/>
          <table:table-cell office:value-type="string" calcext:value-type="string">
            <text:p>BCPT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P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NT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T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BE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VIB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GD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DG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RX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ZR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SU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CD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CC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MD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KMD</text:p>
          </table:table-cell>
        </table:table-row>
        <table:table-row table:style-name="ro1">
          <table:table-cell/>
          <table:table-cell office:value-type="string" calcext:value-type="string">
            <text:p>POA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PO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E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A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OST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IO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E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PO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MG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OM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T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CMT</text:p>
          </table:table-cell>
        </table:table-row>
        <table:table-row table:style-name="ro1">
          <table:table-cell/>
          <table:table-cell office:value-type="string" calcext:value-type="string">
            <text:p>BCN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TC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OTA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IO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VC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CV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TG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T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D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CN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K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AR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G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TRI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CN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RC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N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AR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WR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POWR</text:p>
          </table:table-cell>
        </table:table-row>
        <table:table-row table:style-name="ro1">
          <table:table-cell/>
          <table:table-cell office:value-type="string" calcext:value-type="string">
            <text:p>BTS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BTS</text:p>
          </table:table-cell>
        </table:table-row>
        <table:table-row table:style-name="ro1">
          <table:table-cell/>
          <table:table-cell office:value-type="string" calcext:value-type="string">
            <text:p>KNC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KN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VT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GV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NGS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WING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T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CHAT</text:p>
          </table:table-cell>
        </table:table-row>
        <table:table-row table:style-name="ro1">
          <table:table-cell/>
          <table:table-cell office:value-type="string" calcext:value-type="string">
            <text:p>RLC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RLC</text:p>
          </table:table-cell>
        </table:table-row>
        <table:table-row table:style-name="ro1">
          <table:table-cell/>
          <table:table-cell office:value-type="string" calcext:value-type="string">
            <text:p>GNT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G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NB</text:p>
          </table:table-cell>
          <table:table-cell office:value-type="string" calcext:value-type="string">
            <text:p>Binance_SC</text:p>
          </table:table-cell>
        </table:table-row>
        <table:table-row table:style-name="ro1">
          <table:table-cell/>
          <table:table-cell office:value-type="string" calcext:value-type="string">
            <text:p>BLZ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L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NM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SNM</text:p>
          </table:table-cell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O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PT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PP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NT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SNT</text:p>
          </table:table-cell>
        </table:table-row>
        <table:table-row table:style-name="ro1">
          <table:table-cell/>
          <table:table-cell office:value-type="string" calcext:value-type="string">
            <text:p>RDN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RD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FUN</text:p>
          </table:table-cell>
        </table:table-row>
        <table:table-row table:style-name="ro1">
          <table:table-cell/>
          <table:table-cell office:value-type="string" calcext:value-type="string">
            <text:p>PIVX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PIV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T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A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OAK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CLOA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M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NGLS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SNGLS</text:p>
          </table:table-cell>
        </table:table-row>
        <table:table-row table:style-name="ro1">
          <table:table-cell/>
          <table:table-cell office:value-type="string" calcext:value-type="string">
            <text:p>NEBL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NEBL</text:p>
          </table:table-cell>
        </table:table-row>
        <table:table-row table:style-name="ro1">
          <table:table-cell/>
          <table:table-cell office:value-type="string" calcext:value-type="string">
            <text:p>QKC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QK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SP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QS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LT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SALT</text:p>
          </table:table-cell>
        </table:table-row>
        <table:table-row table:style-name="ro1">
          <table:table-cell/>
          <table:table-cell office:value-type="string" calcext:value-type="string">
            <text:p>STORM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STOR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N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ICN</text:p>
          </table:table-cell>
        </table:table-row>
        <table:table-row table:style-name="ro1">
          <table:table-cell/>
          <table:table-cell office:value-type="string" calcext:value-type="string">
            <text:p>ETC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ET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NB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N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H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E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CO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MC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O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NE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EC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ZE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RC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LR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C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APPC</text:p>
          </table:table-cell>
        </table:table-row>
        <table:table-row table:style-name="ro1">
          <table:table-cell/>
          <table:table-cell office:value-type="string" calcext:value-type="string">
            <text:p>REP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REP</text:p>
          </table:table-cell>
        </table:table-row>
        <table:table-row table:style-name="ro1">
          <table:table-cell/>
          <table:table-cell office:value-type="string" calcext:value-type="string">
            <text:p>VEN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V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A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AD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F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EL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Q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RE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ORJ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STOR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X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IC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TH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MT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ZC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XZC</text:p>
          </table:table-cell>
        </table:table-row>
        <table:table-row table:style-name="ro1">
          <table:table-cell/>
          <table:table-cell office:value-type="string" calcext:value-type="string">
            <text:p>LOOM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LO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EN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Z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XS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GX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TL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MT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OYO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YOYO</text:p>
          </table:table-cell>
        </table:table-row>
        <table:table-row table:style-name="ro1">
          <table:table-cell/>
          <table:table-cell office:value-type="string" calcext:value-type="string">
            <text:p>BNT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BNT</text:p>
          </table:table-cell>
        </table:table-row>
        <table:table-row table:style-name="ro1">
          <table:table-cell/>
          <table:table-cell office:value-type="string" calcext:value-type="string">
            <text:p>USDT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USD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LC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QL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DA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MD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D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NO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NA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DO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E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VES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WAV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X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AD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B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AM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RP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XR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EL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FUE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PR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WPR</text:p>
          </table:table-cell>
        </table:table-row>
        <table:table-row table:style-name="ro1">
          <table:table-cell/>
          <table:table-cell office:value-type="string" calcext:value-type="string">
            <text:p>TRX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TRX</text:p>
          </table:table-cell>
        </table:table-row>
        <table:table-row table:style-name="ro1">
          <table:table-cell/>
          <table:table-cell office:value-type="string" calcext:value-type="string">
            <text:p>LSK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LSK</text:p>
          </table:table-cell>
        </table:table-row>
        <table:table-row table:style-name="ro1">
          <table:table-cell/>
          <table:table-cell office:value-type="string" calcext:value-type="string">
            <text:p>HSR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HSR</text:p>
          </table:table-cell>
        </table:table-row>
        <table:table-row table:style-name="ro1">
          <table:table-cell/>
          <table:table-cell office:value-type="string" calcext:value-type="string">
            <text:p>NULS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NU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S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SY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SD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TUS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S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G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BI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WAB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TC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LTC</text:p>
          </table:table-cell>
          <table:table-cell office:value-type="string" calcext:value-type="string">
            <text:p>GDAX_LTC</text:p>
          </table:table-cell>
          <table:table-cell office:value-type="string" calcext:value-type="string">
            <text:p>Binance_LT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AT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STR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E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TA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THE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J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EN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N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WAN</text:p>
          </table:table-cell>
        </table:table-row>
        <table:table-row table:style-name="ro1">
          <table:table-cell/>
          <table:table-cell office:value-type="string" calcext:value-type="string">
            <text:p>EVX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EV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AX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OAX</text:p>
          </table:table-cell>
        </table:table-row>
        <table:table-row table:style-name="ro1">
          <table:table-cell/>
          <table:table-cell office:value-type="string" calcext:value-type="string">
            <text:p>NXS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NX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S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G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ND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LE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LT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DL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I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LM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XLM</text:p>
          </table:table-cell>
        </table:table-row>
        <table:table-row table:style-name="ro1">
          <table:table-cell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LIN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PX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RP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TUM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QTU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D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MOD</text:p>
          </table:table-cell>
        </table:table-row>
        <table:table-row table:style-name="ro1">
          <table:table-cell/>
          <table:table-cell office:value-type="string" calcext:value-type="string">
            <text:p>AGI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AG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N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LU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OS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E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QX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BQX</text:p>
          </table:table-cell>
        </table:table-row>
        <table:table-row table:style-name="ro1">
          <table:table-cell/>
          <table:table-cell office:value-type="string" calcext:value-type="string">
            <text:p>NCASH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NCASH</text:p>
          </table:table-cell>
        </table:table-row>
        <table:table-row table:style-name="ro1">
          <table:table-cell/>
          <table:table-cell office:value-type="string" calcext:value-type="string">
            <text:p>VIB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VIB</text:p>
          </table:table-cell>
        </table:table-row>
        <table:table-row table:style-name="ro1">
          <table:table-cell/>
          <table:table-cell office:value-type="string" calcext:value-type="string">
            <text:p>VIA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V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T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O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T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BAT</text:p>
          </table:table-cell>
        </table:table-row>
        <table:table-row table:style-name="ro1">
          <table:table-cell/>
          <table:table-cell office:value-type="string" calcext:value-type="string">
            <text:p>BRD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MR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XM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IL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N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ZIL</text:p>
          </table:table-cell>
          <table:table-cell/>
        </table:table-row>
        <table:table-row table:style-name="ro1">
          <table:table-cell office:value-type="string" calcext:value-type="string">
            <text:p>GDAX</text:p>
          </table:table-cell>
          <table:table-cell office:value-type="string" calcext:value-type="string">
            <text:p>BTC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LTC</text:p>
          </table:table-cell>
          <table:table-cell office:value-type="string" calcext:value-type="string">
            <text:p>GDAX_LTC</text:p>
          </table:table-cell>
          <table:table-cell office:value-type="string" calcext:value-type="string">
            <text:p>GDAX_BT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LTC</text:p>
          </table:table-cell>
          <table:table-cell office:value-type="string" calcext:value-type="string">
            <text:p>GDAX_LTC</text:p>
          </table:table-cell>
          <table:table-cell office:value-type="string" calcext:value-type="string">
            <text:p>GDAX_E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BP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LTC</text:p>
          </table:table-cell>
          <table:table-cell office:value-type="string" calcext:value-type="string">
            <text:p>GDAX_LTC</text:p>
          </table:table-cell>
          <table:table-cell office:value-type="string" calcext:value-type="string">
            <text:p>GDAX_BTC</text:p>
          </table:table-cell>
          <table:table-cell office:value-type="string" calcext:value-type="string">
            <text:p>GDAX_GBP</text:p>
          </table:table-cell>
        </table:table-row>
        <table:table-row table:style-name="ro1">
          <table:table-cell/>
          <table:table-cell office:value-type="string" calcext:value-type="string">
            <text:p>BCH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LTC</text:p>
          </table:table-cell>
          <table:table-cell office:value-type="string" calcext:value-type="string">
            <text:p>GDAX_LTC</text:p>
          </table:table-cell>
          <table:table-cell office:value-type="string" calcext:value-type="string">
            <text:p>GDAX_BTC</text:p>
          </table:table-cell>
          <table:table-cell office:value-type="string" calcext:value-type="string">
            <text:p>GDAX_BCH</text:p>
          </table:table-cell>
        </table:table-row>
        <table:table-row table:style-name="ro1">
          <table:table-cell/>
          <table:table-cell office:value-type="string" calcext:value-type="string">
            <text:p>USD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LTC</text:p>
          </table:table-cell>
          <table:table-cell office:value-type="string" calcext:value-type="string">
            <text:p>GDAX_LTC</text:p>
          </table:table-cell>
          <table:table-cell office:value-type="string" calcext:value-type="string">
            <text:p>GDAX_US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H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LTC</text:p>
          </table:table-cell>
          <table:table-cell office:value-type="string" calcext:value-type="string">
            <text:p>GDAX_LTC</text:p>
          </table:table-cell>
          <table:table-cell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</table:table-row>
        <table:table-row table:style-name="ro1">
          <table:table-cell/>
          <table:table-cell office:value-type="string" calcext:value-type="string">
            <text:p>LTC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LTC</text:p>
          </table:table-cell>
          <table:table-cell office:value-type="string" calcext:value-type="string">
            <text:p>GDAX_LTC</text:p>
          </table:table-cell>
          <table:table-cell table:number-columns-repeated="2"/>
        </table:table-row>
      </table:table>
      <table:table table:name="table_values" table:style-name="ta1">
        <table:table-source xlink:type="simple" xlink:href="../../../../logs/table_values.txt" table:table-name="table_values" table:filter-name="Text - txt - csv (StarCalc)" table:filter-options="44,34,76,1,,0,false,false"/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Binance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table:style-name="ce1" office:value-type="string" calcext:value-type="string">
            <text:p>2018-06-15T02:14:40.920</text:p>
          </table:table-cell>
          <table:table-cell/>
          <table:table-cell office:value-type="string" calcext:value-type="string">
            <text:p>Residual</text:p>
          </table:table-cell>
          <table:table-cell office:value-type="string" calcext:value-type="string">
            <text:p>USD Val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inance</text:p>
          </table:table-cell>
          <table:table-cell office:value-type="string" calcext:value-type="string">
            <text:p>SKY</text:p>
          </table:table-cell>
          <table:table-cell office:value-type="float" office:value="548.082" calcext:value-type="float">
            <text:p>548.082</text:p>
          </table:table-cell>
          <table:table-cell office:value-type="float" office:value="6675.364719" calcext:value-type="float">
            <text:p>6675.364719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/>
          <table:table-cell office:value-type="string" calcext:value-type="string">
            <text:p>XEM</text:p>
          </table:table-cell>
          <table:table-cell office:value-type="float" office:value="33260" calcext:value-type="float">
            <text:p>33260</text:p>
          </table:table-cell>
          <table:table-cell office:value-type="float" office:value="6634.50524" calcext:value-type="float">
            <text:p>6634.50524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AV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GTO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WTC</text:p>
          </table:table-cell>
          <table:table-cell office:value-type="float" office:value="754.56912" calcext:value-type="float">
            <text:p>754.56912</text:p>
          </table:table-cell>
          <table:table-cell office:value-type="float" office:value="6630.5346798816" calcext:value-type="float">
            <text:p>6630.5346798816</text:p>
          </table:table-cell>
          <table:table-cell office:value-type="float" office:value="-0.0006" calcext:value-type="float">
            <text:p>-0.0006</text:p>
          </table:table-cell>
        </table:table-row>
        <table:table-row table:style-name="ro1">
          <table:table-cell/>
          <table:table-cell office:value-type="string" calcext:value-type="string">
            <text:p>XVG</text:p>
          </table:table-cell>
          <table:table-cell office:value-type="float" office:value="223270" calcext:value-type="float">
            <text:p>223270</text:p>
          </table:table-cell>
          <table:table-cell office:value-type="float" office:value="6646.30136" calcext:value-type="float">
            <text:p>6646.30136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/>
          <table:table-cell office:value-type="string" calcext:value-type="string">
            <text:p>IOTX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TNB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DNT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CDT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STEEM</text:p>
          </table:table-cell>
          <table:table-cell office:value-type="float" office:value="3835.5" calcext:value-type="float">
            <text:p>3835.5</text:p>
          </table:table-cell>
          <table:table-cell office:value-type="float" office:value="6601.6626" calcext:value-type="float">
            <text:p>6601.6626</text:p>
          </table:table-cell>
          <table:table-cell office:value-type="float" office:value="-0.005" calcext:value-type="float">
            <text:p>-0.005</text:p>
          </table:table-cell>
        </table:table-row>
        <table:table-row table:style-name="ro1">
          <table:table-cell/>
          <table:table-cell office:value-type="string" calcext:value-type="string">
            <text:p>AION</text:p>
          </table:table-cell>
          <table:table-cell office:value-type="float" office:value="4290.022" calcext:value-type="float">
            <text:p>4290.022</text:p>
          </table:table-cell>
          <table:table-cell office:value-type="float" office:value="6568.8816864" calcext:value-type="float">
            <text:p>6568.8816864</text:p>
          </table:table-cell>
          <table:table-cell office:value-type="float" office:value="-0.0099" calcext:value-type="float">
            <text:p>-0.0099</text:p>
          </table:table-cell>
        </table:table-row>
        <table:table-row table:style-name="ro1">
          <table:table-cell/>
          <table:table-cell office:value-type="string" calcext:value-type="string">
            <text:p>BCPT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TNT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VIBE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DGD</text:p>
          </table:table-cell>
          <table:table-cell office:value-type="float" office:value="56.85568" calcext:value-type="float">
            <text:p>56.85568</text:p>
          </table:table-cell>
          <table:table-cell office:value-type="float" office:value="6669.22811968" calcext:value-type="float">
            <text:p>6669.22811968</text:p>
          </table:table-cell>
          <table:table-cell office:value-type="float" office:value="0.0052" calcext:value-type="float">
            <text:p>0.0052</text:p>
          </table:table-cell>
        </table:table-row>
        <table:table-row table:style-name="ro1">
          <table:table-cell/>
          <table:table-cell office:value-type="string" calcext:value-type="string">
            <text:p>ZRX</text:p>
          </table:table-cell>
          <table:table-cell office:value-type="float" office:value="7024.7" calcext:value-type="float">
            <text:p>7024.7</text:p>
          </table:table-cell>
          <table:table-cell office:value-type="float" office:value="6636.4307816" calcext:value-type="float">
            <text:p>6636.4307816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office:value-type="float" office:value="23850" calcext:value-type="float">
            <text:p>23850</text:p>
          </table:table-cell>
          <table:table-cell office:value-type="float" office:value="6627.3426" calcext:value-type="float">
            <text:p>6627.3426</text:p>
          </table:table-cell>
          <table:table-cell office:value-type="float" office:value="-0.0011" calcext:value-type="float">
            <text:p>-0.0011</text:p>
          </table:table-cell>
        </table:table-row>
        <table:table-row table:style-name="ro1">
          <table:table-cell/>
          <table:table-cell office:value-type="string" calcext:value-type="string">
            <text:p>BCD</text:p>
          </table:table-cell>
          <table:table-cell office:value-type="float" office:value="454.665" calcext:value-type="float">
            <text:p>454.665</text:p>
          </table:table-cell>
          <table:table-cell office:value-type="float" office:value="1136.2714881" calcext:value-type="float">
            <text:p>1136.2714881</text:p>
          </table:table-cell>
          <table:table-cell office:value-type="float" office:value="-0.8287" calcext:value-type="float">
            <text:p>-0.8287</text:p>
          </table:table-cell>
        </table:table-row>
        <table:table-row table:style-name="ro1">
          <table:table-cell/>
          <table:table-cell office:value-type="string" calcext:value-type="string">
            <text:p>BCC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KMD</text:p>
          </table:table-cell>
          <table:table-cell office:value-type="float" office:value="3319.658" calcext:value-type="float">
            <text:p>3319.658</text:p>
          </table:table-cell>
          <table:table-cell office:value-type="float" office:value="6692.96167328" calcext:value-type="float">
            <text:p>6692.96167328</text:p>
          </table:table-cell>
          <table:table-cell office:value-type="float" office:value="0.0088" calcext:value-type="float">
            <text:p>0.0088</text:p>
          </table:table-cell>
        </table:table-row>
        <table:table-row table:style-name="ro1">
          <table:table-cell/>
          <table:table-cell office:value-type="string" calcext:value-type="string">
            <text:p>POA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AE</text:p>
          </table:table-cell>
          <table:table-cell office:value-type="float" office:value="2516.9" calcext:value-type="float">
            <text:p>2516.9</text:p>
          </table:table-cell>
          <table:table-cell office:value-type="float" office:value="6624.833166" calcext:value-type="float">
            <text:p>6624.833166</text:p>
          </table:table-cell>
          <table:table-cell office:value-type="float" office:value="-0.0015" calcext:value-type="float">
            <text:p>-0.0015</text:p>
          </table:table-cell>
        </table:table-row>
        <table:table-row table:style-name="ro1">
          <table:table-cell/>
          <table:table-cell office:value-type="string" calcext:value-type="string">
            <text:p>IOST</text:p>
          </table:table-cell>
          <table:table-cell office:value-type="float" office:value="242000" calcext:value-type="float">
            <text:p>242000</text:p>
          </table:table-cell>
          <table:table-cell office:value-type="float" office:value="6664.7526" calcext:value-type="float">
            <text:p>6664.7526</text:p>
          </table:table-cell>
          <table:table-cell office:value-type="float" office:value="0.0046" calcext:value-type="float">
            <text:p>0.0046</text:p>
          </table:table-cell>
        </table:table-row>
        <table:table-row table:style-name="ro1">
          <table:table-cell/>
          <table:table-cell office:value-type="string" calcext:value-type="string">
            <text:p>POE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OMG</text:p>
          </table:table-cell>
          <table:table-cell office:value-type="float" office:value="706.83" calcext:value-type="float">
            <text:p>706.83</text:p>
          </table:table-cell>
          <table:table-cell office:value-type="float" office:value="6612.8540895" calcext:value-type="float">
            <text:p>6612.8540895</text:p>
          </table:table-cell>
          <table:table-cell office:value-type="float" office:value="-0.0033" calcext:value-type="float">
            <text:p>-0.0033</text:p>
          </table:table-cell>
        </table:table-row>
        <table:table-row table:style-name="ro1">
          <table:table-cell/>
          <table:table-cell office:value-type="string" calcext:value-type="string">
            <text:p>CMT</text:p>
          </table:table-cell>
          <table:table-cell office:value-type="float" office:value="30916.3" calcext:value-type="float">
            <text:p>30916.3</text:p>
          </table:table-cell>
          <table:table-cell office:value-type="float" office:value="6667.3165091" calcext:value-type="float">
            <text:p>6667.3165091</text:p>
          </table:table-cell>
          <table:table-cell office:value-type="float" office:value="0.0049" calcext:value-type="float">
            <text:p>0.0049</text:p>
          </table:table-cell>
        </table:table-row>
        <table:table-row table:style-name="ro1">
          <table:table-cell/>
          <table:table-cell office:value-type="string" calcext:value-type="string">
            <text:p>BCN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6681.96" calcext:value-type="float">
            <text:p>6681.96</text:p>
          </table:table-cell>
          <table:table-cell office:value-type="float" office:value="0.0072" calcext:value-type="float">
            <text:p>0.0072</text:p>
          </table:table-cell>
        </table:table-row>
        <table:table-row table:style-name="ro1">
          <table:table-cell/>
          <table:table-cell office:value-type="string" calcext:value-type="string">
            <text:p>BTC</text:p>
          </table:table-cell>
          <table:table-cell office:value-type="float" office:value="1.003995" calcext:value-type="float">
            <text:p>1.003995</text:p>
          </table:table-cell>
          <table:table-cell office:value-type="float" office:value="6661.01486745" calcext:value-type="float">
            <text:p>6661.01486745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/>
          <table:table-cell office:value-type="string" calcext:value-type="string">
            <text:p>IOTA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CVC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BTG</text:p>
          </table:table-cell>
          <table:table-cell office:value-type="float" office:value="196.165" calcext:value-type="float">
            <text:p>196.165</text:p>
          </table:table-cell>
          <table:table-cell office:value-type="float" office:value="6641.0287595" calcext:value-type="float">
            <text:p>6641.028759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/>
          <table:table-cell office:value-type="string" calcext:value-type="string">
            <text:p>CND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ARK</text:p>
          </table:table-cell>
          <table:table-cell office:value-type="float" office:value="3908.8" calcext:value-type="float">
            <text:p>3908.8</text:p>
          </table:table-cell>
          <table:table-cell office:value-type="float" office:value="6666.223872" calcext:value-type="float">
            <text:p>6666.223872</text:p>
          </table:table-cell>
          <table:table-cell office:value-type="float" office:value="0.0048" calcext:value-type="float">
            <text:p>0.0048</text:p>
          </table:table-cell>
        </table:table-row>
        <table:table-row table:style-name="ro1">
          <table:table-cell/>
          <table:table-cell office:value-type="string" calcext:value-type="string">
            <text:p>TRIG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RCN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ARN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POWR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BTS</text:p>
          </table:table-cell>
          <table:table-cell office:value-type="float" office:value="40828.6" calcext:value-type="float">
            <text:p>40828.6</text:p>
          </table:table-cell>
          <table:table-cell office:value-type="float" office:value="6628.6048672" calcext:value-type="float">
            <text:p>6628.6048672</text:p>
          </table:table-cell>
          <table:table-cell office:value-type="float" office:value="-0.0009" calcext:value-type="float">
            <text:p>-0.0009</text:p>
          </table:table-cell>
        </table:table-row>
        <table:table-row table:style-name="ro1">
          <table:table-cell/>
          <table:table-cell office:value-type="string" calcext:value-type="string">
            <text:p>KNC</text:p>
          </table:table-cell>
          <table:table-cell office:value-type="float" office:value="6491.1" calcext:value-type="float">
            <text:p>6491.1</text:p>
          </table:table-cell>
          <table:table-cell office:value-type="float" office:value="6581.521023" calcext:value-type="float">
            <text:p>6581.521023</text:p>
          </table:table-cell>
          <table:table-cell office:value-type="float" office:value="-0.008" calcext:value-type="float">
            <text:p>-0.008</text:p>
          </table:table-cell>
        </table:table-row>
        <table:table-row table:style-name="ro1">
          <table:table-cell/>
          <table:table-cell office:value-type="string" calcext:value-type="string">
            <text:p>GVT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WING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CHAT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RLC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GNT</text:p>
          </table:table-cell>
          <table:table-cell office:value-type="float" office:value="17320" calcext:value-type="float">
            <text:p>17320</text:p>
          </table:table-cell>
          <table:table-cell office:value-type="float" office:value="6696.05056" calcext:value-type="float">
            <text:p>6696.05056</text:p>
          </table:table-cell>
          <table:table-cell office:value-type="float" office:value="0.0093" calcext:value-type="float">
            <text:p>0.0093</text:p>
          </table:table-cell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float" office:value="477517.8" calcext:value-type="float">
            <text:p>477517.8</text:p>
          </table:table-cell>
          <table:table-cell office:value-type="float" office:value="6630.62116368" calcext:value-type="float">
            <text:p>6630.62116368</text:p>
          </table:table-cell>
          <table:table-cell office:value-type="float" office:value="-0.0006" calcext:value-type="float">
            <text:p>-0.0006</text:p>
          </table:table-cell>
        </table:table-row>
        <table:table-row table:style-name="ro1">
          <table:table-cell/>
          <table:table-cell office:value-type="string" calcext:value-type="string">
            <text:p>BLZ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SNM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float" office:value="1081.9" calcext:value-type="float">
            <text:p>1081.9</text:p>
          </table:table-cell>
          <table:table-cell office:value-type="float" office:value="6622.980678" calcext:value-type="float">
            <text:p>6622.980678</text:p>
          </table:table-cell>
          <table:table-cell office:value-type="float" office:value="-0.0017" calcext:value-type="float">
            <text:p>-0.0017</text:p>
          </table:table-cell>
        </table:table-row>
        <table:table-row table:style-name="ro1">
          <table:table-cell/>
          <table:table-cell office:value-type="string" calcext:value-type="string">
            <text:p>PPT</text:p>
          </table:table-cell>
          <table:table-cell office:value-type="float" office:value="749.172" calcext:value-type="float">
            <text:p>749.172</text:p>
          </table:table-cell>
          <table:table-cell office:value-type="float" office:value="6620.1707538" calcext:value-type="float">
            <text:p>6620.1707538</text:p>
          </table:table-cell>
          <table:table-cell office:value-type="float" office:value="-0.0022" calcext:value-type="float">
            <text:p>-0.0022</text:p>
          </table:table-cell>
        </table:table-row>
        <table:table-row table:style-name="ro1">
          <table:table-cell/>
          <table:table-cell office:value-type="string" calcext:value-type="string">
            <text:p>SNT</text:p>
          </table:table-cell>
          <table:table-cell office:value-type="float" office:value="86380.3" calcext:value-type="float">
            <text:p>86380.3</text:p>
          </table:table-cell>
          <table:table-cell office:value-type="float" office:value="6700.11388359" calcext:value-type="float">
            <text:p>6700.11388359</text:p>
          </table:table-cell>
          <table:table-cell office:value-type="float" office:value="0.0099" calcext:value-type="float">
            <text:p>0.0099</text:p>
          </table:table-cell>
        </table:table-row>
        <table:table-row table:style-name="ro1">
          <table:table-cell/>
          <table:table-cell office:value-type="string" calcext:value-type="string">
            <text:p>RDN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FUN</text:p>
          </table:table-cell>
          <table:table-cell office:value-type="float" office:value="256080" calcext:value-type="float">
            <text:p>256080</text:p>
          </table:table-cell>
          <table:table-cell office:value-type="float" office:value="6642.84324" calcext:value-type="float">
            <text:p>6642.84324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/>
          <table:table-cell office:value-type="string" calcext:value-type="string">
            <text:p>PIVX</text:p>
          </table:table-cell>
          <table:table-cell office:value-type="float" office:value="2424.4" calcext:value-type="float">
            <text:p>2424.4</text:p>
          </table:table-cell>
          <table:table-cell office:value-type="float" office:value="6608.841668" calcext:value-type="float">
            <text:p>6608.841668</text:p>
          </table:table-cell>
          <table:table-cell office:value-type="float" office:value="-0.0039" calcext:value-type="float">
            <text:p>-0.0039</text:p>
          </table:table-cell>
        </table:table-row>
        <table:table-row table:style-name="ro1">
          <table:table-cell/>
          <table:table-cell office:value-type="string" calcext:value-type="string">
            <text:p>AST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CLOAK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SNGL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NEBL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QKC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QSP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SALT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STORM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ICN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ETC</text:p>
          </table:table-cell>
          <table:table-cell office:value-type="float" office:value="478.755" calcext:value-type="float">
            <text:p>478.755</text:p>
          </table:table-cell>
          <table:table-cell office:value-type="float" office:value="6625.681947" calcext:value-type="float">
            <text:p>6625.681947</text:p>
          </table:table-cell>
          <table:table-cell office:value-type="float" office:value="-0.0013" calcext:value-type="float">
            <text:p>-0.0013</text:p>
          </table:table-cell>
        </table:table-row>
        <table:table-row table:style-name="ro1">
          <table:table-cell/>
          <table:table-cell office:value-type="string" calcext:value-type="string">
            <text:p>BNB</text:p>
          </table:table-cell>
          <table:table-cell office:value-type="float" office:value="445.476" calcext:value-type="float">
            <text:p>445.476</text:p>
          </table:table-cell>
          <table:table-cell office:value-type="float" office:value="6627.2128092" calcext:value-type="float">
            <text:p>6627.2128092</text:p>
          </table:table-cell>
          <table:table-cell office:value-type="float" office:value="-0.0011" calcext:value-type="float">
            <text:p>-0.0011</text:p>
          </table:table-cell>
        </table:table-row>
        <table:table-row table:style-name="ro1">
          <table:table-cell/>
          <table:table-cell office:value-type="string" calcext:value-type="string">
            <text:p>ETH</text:p>
          </table:table-cell>
          <table:table-cell office:value-type="float" office:value="13.29522" calcext:value-type="float">
            <text:p>13.29522</text:p>
          </table:table-cell>
          <table:table-cell office:value-type="float" office:value="6673.94783082" calcext:value-type="float">
            <text:p>6673.94783082</text:p>
          </table:table-cell>
          <table:table-cell office:value-type="float" office:value="0.0059" calcext:value-type="float">
            <text:p>0.0059</text:p>
          </table:table-cell>
        </table:table-row>
        <table:table-row table:style-name="ro1">
          <table:table-cell/>
          <table:table-cell office:value-type="string" calcext:value-type="string">
            <text:p>MCO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NEO</text:p>
          </table:table-cell>
          <table:table-cell office:value-type="float" office:value="166.61" calcext:value-type="float">
            <text:p>166.61</text:p>
          </table:table-cell>
          <table:table-cell office:value-type="float" office:value="6678.328596" calcext:value-type="float">
            <text:p>6678.328596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1">
          <table:table-cell/>
          <table:table-cell office:value-type="string" calcext:value-type="string">
            <text:p>ZEC</text:p>
          </table:table-cell>
          <table:table-cell office:value-type="float" office:value="33.62583" calcext:value-type="float">
            <text:p>33.62583</text:p>
          </table:table-cell>
          <table:table-cell office:value-type="float" office:value="6683.10008667" calcext:value-type="float">
            <text:p>6683.10008667</text:p>
          </table:table-cell>
          <table:table-cell office:value-type="float" office:value="0.0073" calcext:value-type="float">
            <text:p>0.0073</text:p>
          </table:table-cell>
        </table:table-row>
        <table:table-row table:style-name="ro1">
          <table:table-cell/>
          <table:table-cell office:value-type="string" calcext:value-type="string">
            <text:p>LRC</text:p>
          </table:table-cell>
          <table:table-cell office:value-type="float" office:value="17710" calcext:value-type="float">
            <text:p>17710</text:p>
          </table:table-cell>
          <table:table-cell office:value-type="float" office:value="6644.86284" calcext:value-type="float">
            <text:p>6644.86284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/>
          <table:table-cell office:value-type="string" calcext:value-type="string">
            <text:p>APPC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REP</text:p>
          </table:table-cell>
          <table:table-cell office:value-type="float" office:value="198.7122" calcext:value-type="float">
            <text:p>198.7122</text:p>
          </table:table-cell>
          <table:table-cell office:value-type="float" office:value="6634.4042214" calcext:value-type="float">
            <text:p>6634.4042214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VEN</text:p>
          </table:table-cell>
          <table:table-cell office:value-type="float" office:value="2259.1" calcext:value-type="float">
            <text:p>2259.1</text:p>
          </table:table-cell>
          <table:table-cell office:value-type="float" office:value="6656.573696" calcext:value-type="float">
            <text:p>6656.573696</text:p>
          </table:table-cell>
          <table:table-cell office:value-type="float" office:value="0.0033" calcext:value-type="float">
            <text:p>0.0033</text:p>
          </table:table-cell>
        </table:table-row>
        <table:table-row table:style-name="ro1">
          <table:table-cell/>
          <table:table-cell office:value-type="string" calcext:value-type="string">
            <text:p>ADA</text:p>
          </table:table-cell>
          <table:table-cell office:value-type="float" office:value="39740" calcext:value-type="float">
            <text:p>39740</text:p>
          </table:table-cell>
          <table:table-cell office:value-type="float" office:value="6662.37126" calcext:value-type="float">
            <text:p>6662.37126</text:p>
          </table:table-cell>
          <table:table-cell office:value-type="float" office:value="0.0042" calcext:value-type="float">
            <text:p>0.0042</text:p>
          </table:table-cell>
        </table:table-row>
        <table:table-row table:style-name="ro1">
          <table:table-cell/>
          <table:table-cell office:value-type="string" calcext:value-type="string">
            <text:p>ELF</text:p>
          </table:table-cell>
          <table:table-cell office:value-type="float" office:value="9785.3" calcext:value-type="float">
            <text:p>9785.3</text:p>
          </table:table-cell>
          <table:table-cell office:value-type="float" office:value="6790.0098847" calcext:value-type="float">
            <text:p>6790.0098847</text:p>
          </table:table-cell>
          <table:table-cell office:value-type="float" office:value="0.0234" calcext:value-type="float">
            <text:p>0.0234</text:p>
          </table:table-cell>
        </table:table-row>
        <table:table-row table:style-name="ro1">
          <table:table-cell/>
          <table:table-cell office:value-type="string" calcext:value-type="string">
            <text:p>REQ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STORJ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ICX</text:p>
          </table:table-cell>
          <table:table-cell office:value-type="float" office:value="3029.2" calcext:value-type="float">
            <text:p>3029.2</text:p>
          </table:table-cell>
          <table:table-cell office:value-type="float" office:value="6660.483792" calcext:value-type="float">
            <text:p>6660.483792</text:p>
          </table:table-cell>
          <table:table-cell office:value-type="float" office:value="0.0039" calcext:value-type="float">
            <text:p>0.0039</text:p>
          </table:table-cell>
        </table:table-row>
        <table:table-row table:style-name="ro1">
          <table:table-cell/>
          <table:table-cell office:value-type="string" calcext:value-type="string">
            <text:p>MTH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XZC</text:p>
          </table:table-cell>
          <table:table-cell office:value-type="float" office:value="317.83301" calcext:value-type="float">
            <text:p>317.83301</text:p>
          </table:table-cell>
          <table:table-cell office:value-type="float" office:value="6716.637867126" calcext:value-type="float">
            <text:p>6716.637867126</text:p>
          </table:table-cell>
          <table:table-cell office:value-type="float" office:value="0.0124" calcext:value-type="float">
            <text:p>0.0124</text:p>
          </table:table-cell>
        </table:table-row>
        <table:table-row table:style-name="ro1">
          <table:table-cell/>
          <table:table-cell office:value-type="string" calcext:value-type="string">
            <text:p>LOOM</text:p>
          </table:table-cell>
          <table:table-cell office:value-type="float" office:value="28990" calcext:value-type="float">
            <text:p>28990</text:p>
          </table:table-cell>
          <table:table-cell office:value-type="float" office:value="6665.55474" calcext:value-type="float">
            <text:p>6665.55474</text:p>
          </table:table-cell>
          <table:table-cell office:value-type="float" office:value="0.0047" calcext:value-type="float">
            <text:p>0.0047</text:p>
          </table:table-cell>
        </table:table-row>
        <table:table-row table:style-name="ro1">
          <table:table-cell/>
          <table:table-cell office:value-type="string" calcext:value-type="string">
            <text:p>ZEN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GXS</text:p>
          </table:table-cell>
          <table:table-cell office:value-type="float" office:value="2056.5" calcext:value-type="float">
            <text:p>2056.5</text:p>
          </table:table-cell>
          <table:table-cell office:value-type="float" office:value="6965.180415" calcext:value-type="float">
            <text:p>6965.180415</text:p>
          </table:table-cell>
          <table:table-cell office:value-type="float" office:value="0.0498" calcext:value-type="float">
            <text:p>0.0498</text:p>
          </table:table-cell>
        </table:table-row>
        <table:table-row table:style-name="ro1">
          <table:table-cell/>
          <table:table-cell office:value-type="string" calcext:value-type="string">
            <text:p>MTL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YOYO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BNT</text:p>
          </table:table-cell>
          <table:table-cell office:value-type="float" office:value="1973.535" calcext:value-type="float">
            <text:p>1973.535</text:p>
          </table:table-cell>
          <table:table-cell office:value-type="float" office:value="6645.97778925" calcext:value-type="float">
            <text:p>6645.97778925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/>
          <table:table-cell office:value-type="string" calcext:value-type="string">
            <text:p>USDT</text:p>
          </table:table-cell>
          <table:table-cell office:value-type="float" office:value="6597.67483089" calcext:value-type="float">
            <text:p>6597.67483089</text:p>
          </table:table-cell>
          <table:table-cell office:value-type="float" office:value="6645.37601991734" calcext:value-type="float">
            <text:p>6645.3760199173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/>
          <table:table-cell office:value-type="string" calcext:value-type="string">
            <text:p>QLC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MDA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DASH</text:p>
          </table:table-cell>
          <table:table-cell office:value-type="float" office:value="24.55723" calcext:value-type="float">
            <text:p>24.55723</text:p>
          </table:table-cell>
          <table:table-cell office:value-type="float" office:value="6630.30475662" calcext:value-type="float">
            <text:p>6630.30475662</text:p>
          </table:table-cell>
          <table:table-cell office:value-type="float" office:value="-0.0006" calcext:value-type="float">
            <text:p>-0.0006</text:p>
          </table:table-cell>
        </table:table-row>
        <table:table-row table:style-name="ro1">
          <table:table-cell/>
          <table:table-cell office:value-type="string" calcext:value-type="string">
            <text:p>NANO</text:p>
          </table:table-cell>
          <table:table-cell office:value-type="float" office:value="2386.4" calcext:value-type="float">
            <text:p>2386.4</text:p>
          </table:table-cell>
          <table:table-cell office:value-type="float" office:value="6675.3574" calcext:value-type="float">
            <text:p>6675.3574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/>
          <table:table-cell office:value-type="string" calcext:value-type="string">
            <text:p>EDO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WAVES</text:p>
          </table:table-cell>
          <table:table-cell office:value-type="float" office:value="1866.8" calcext:value-type="float">
            <text:p>1866.8</text:p>
          </table:table-cell>
          <table:table-cell office:value-type="float" office:value="6725.147" calcext:value-type="float">
            <text:p>6725.147</text:p>
          </table:table-cell>
          <table:table-cell office:value-type="float" office:value="0.0137" calcext:value-type="float">
            <text:p>0.0137</text:p>
          </table:table-cell>
        </table:table-row>
        <table:table-row table:style-name="ro1">
          <table:table-cell/>
          <table:table-cell office:value-type="string" calcext:value-type="string">
            <text:p>ADX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AMB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XRP</text:p>
          </table:table-cell>
          <table:table-cell office:value-type="float" office:value="12060" calcext:value-type="float">
            <text:p>12060</text:p>
          </table:table-cell>
          <table:table-cell office:value-type="float" office:value="6654.51504" calcext:value-type="float">
            <text:p>6654.51504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/>
          <table:table-cell office:value-type="string" calcext:value-type="string">
            <text:p>FUEL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WPR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TRX</text:p>
          </table:table-cell>
          <table:table-cell office:value-type="float" office:value="147430" calcext:value-type="float">
            <text:p>147430</text:p>
          </table:table-cell>
          <table:table-cell office:value-type="float" office:value="6688.810642" calcext:value-type="float">
            <text:p>6688.810642</text:p>
          </table:table-cell>
          <table:table-cell office:value-type="float" office:value="0.0082" calcext:value-type="float">
            <text:p>0.0082</text:p>
          </table:table-cell>
        </table:table-row>
        <table:table-row table:style-name="ro1">
          <table:table-cell/>
          <table:table-cell office:value-type="string" calcext:value-type="string">
            <text:p>LSK</text:p>
          </table:table-cell>
          <table:table-cell office:value-type="float" office:value="991.18847" calcext:value-type="float">
            <text:p>991.18847</text:p>
          </table:table-cell>
          <table:table-cell office:value-type="float" office:value="6663.1058994198" calcext:value-type="float">
            <text:p>6663.1058994198</text:p>
          </table:table-cell>
          <table:table-cell office:value-type="float" office:value="0.0043" calcext:value-type="float">
            <text:p>0.0043</text:p>
          </table:table-cell>
        </table:table-row>
        <table:table-row table:style-name="ro1">
          <table:table-cell/>
          <table:table-cell office:value-type="string" calcext:value-type="string">
            <text:p>HSR</text:p>
          </table:table-cell>
          <table:table-cell office:value-type="float" office:value="1148.1609" calcext:value-type="float">
            <text:p>1148.1609</text:p>
          </table:table-cell>
          <table:table-cell office:value-type="float" office:value="6625.129506789" calcext:value-type="float">
            <text:p>6625.129506789</text:p>
          </table:table-cell>
          <table:table-cell office:value-type="float" office:value="-0.0014" calcext:value-type="float">
            <text:p>-0.0014</text:p>
          </table:table-cell>
        </table:table-row>
        <table:table-row table:style-name="ro1">
          <table:table-cell/>
          <table:table-cell office:value-type="string" calcext:value-type="string">
            <text:p>NULS</text:p>
          </table:table-cell>
          <table:table-cell office:value-type="float" office:value="2535" calcext:value-type="float">
            <text:p>2535</text:p>
          </table:table-cell>
          <table:table-cell office:value-type="float" office:value="6640.2804" calcext:value-type="float">
            <text:p>6640.2804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/>
          <table:table-cell office:value-type="string" calcext:value-type="string">
            <text:p>SYS</text:p>
          </table:table-cell>
          <table:table-cell office:value-type="float" office:value="26560" calcext:value-type="float">
            <text:p>26560</text:p>
          </table:table-cell>
          <table:table-cell office:value-type="float" office:value="6488.39552" calcext:value-type="float">
            <text:p>6488.39552</text:p>
          </table:table-cell>
          <table:table-cell office:value-type="float" office:value="-0.022" calcext:value-type="float">
            <text:p>-0.022</text:p>
          </table:table-cell>
        </table:table-row>
        <table:table-row table:style-name="ro1">
          <table:table-cell/>
          <table:table-cell office:value-type="string" calcext:value-type="string">
            <text:p>TUSD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GAS</text:p>
          </table:table-cell>
          <table:table-cell office:value-type="float" office:value="477.388" calcext:value-type="float">
            <text:p>477.388</text:p>
          </table:table-cell>
          <table:table-cell office:value-type="float" office:value="6595.7358244" calcext:value-type="float">
            <text:p>6595.7358244</text:p>
          </table:table-cell>
          <table:table-cell office:value-type="float" office:value="-0.0058" calcext:value-type="float">
            <text:p>-0.0058</text:p>
          </table:table-cell>
        </table:table-row>
        <table:table-row table:style-name="ro1">
          <table:table-cell/>
          <table:table-cell office:value-type="string" calcext:value-type="string">
            <text:p>WABI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LTC</text:p>
          </table:table-cell>
          <table:table-cell office:value-type="float" office:value="68" calcext:value-type="float">
            <text:p>68</text:p>
          </table:table-cell>
          <table:table-cell office:value-type="float" office:value="6659.4032" calcext:value-type="float">
            <text:p>6659.4032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/>
          <table:table-cell office:value-type="string" calcext:value-type="string">
            <text:p>STRAT</text:p>
          </table:table-cell>
          <table:table-cell office:value-type="float" office:value="2075.7" calcext:value-type="float">
            <text:p>2075.7</text:p>
          </table:table-cell>
          <table:table-cell office:value-type="float" office:value="6636.760152" calcext:value-type="float">
            <text:p>6636.760152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office:value-type="float" office:value="4655.8" calcext:value-type="float">
            <text:p>4655.8</text:p>
          </table:table-cell>
          <table:table-cell office:value-type="float" office:value="6625.762096" calcext:value-type="float">
            <text:p>6625.762096</text:p>
          </table:table-cell>
          <table:table-cell office:value-type="float" office:value="-0.0013" calcext:value-type="float">
            <text:p>-0.0013</text:p>
          </table:table-cell>
        </table:table-row>
        <table:table-row table:style-name="ro1">
          <table:table-cell/>
          <table:table-cell office:value-type="string" calcext:value-type="string">
            <text:p>THETA</text:p>
          </table:table-cell>
          <table:table-cell office:value-type="float" office:value="39650" calcext:value-type="float">
            <text:p>39650</text:p>
          </table:table-cell>
          <table:table-cell office:value-type="float" office:value="6585.1513" calcext:value-type="float">
            <text:p>6585.1513</text:p>
          </table:table-cell>
          <table:table-cell office:value-type="float" office:value="-0.0074" calcext:value-type="float">
            <text:p>-0.0074</text:p>
          </table:table-cell>
        </table:table-row>
        <table:table-row table:style-name="ro1">
          <table:table-cell/>
          <table:table-cell office:value-type="string" calcext:value-type="string">
            <text:p>ENJ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WAN</text:p>
          </table:table-cell>
          <table:table-cell office:value-type="float" office:value="2188.848" calcext:value-type="float">
            <text:p>2188.848</text:p>
          </table:table-cell>
          <table:table-cell office:value-type="float" office:value="6654.99534768" calcext:value-type="float">
            <text:p>6654.99534768</text:p>
          </table:table-cell>
          <table:table-cell office:value-type="float" office:value="0.0031" calcext:value-type="float">
            <text:p>0.0031</text:p>
          </table:table-cell>
        </table:table-row>
        <table:table-row table:style-name="ro1">
          <table:table-cell/>
          <table:table-cell office:value-type="string" calcext:value-type="string">
            <text:p>EVX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OAX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NX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GR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LEND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DLT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IN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XLM</text:p>
          </table:table-cell>
          <table:table-cell office:value-type="float" office:value="28015.6" calcext:value-type="float">
            <text:p>28015.6</text:p>
          </table:table-cell>
          <table:table-cell office:value-type="float" office:value="6661.7734928" calcext:value-type="float">
            <text:p>6661.7734928</text:p>
          </table:table-cell>
          <table:table-cell office:value-type="float" office:value="0.0041" calcext:value-type="float">
            <text:p>0.0041</text:p>
          </table:table-cell>
        </table:table-row>
        <table:table-row table:style-name="ro1">
          <table:table-cell/>
          <table:table-cell office:value-type="string" calcext:value-type="string">
            <text:p>LINK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RPX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QTUM</text:p>
          </table:table-cell>
          <table:table-cell office:value-type="float" office:value="610.092" calcext:value-type="float">
            <text:p>610.092</text:p>
          </table:table-cell>
          <table:table-cell office:value-type="float" office:value="6735.3546708" calcext:value-type="float">
            <text:p>6735.3546708</text:p>
          </table:table-cell>
          <table:table-cell office:value-type="float" office:value="0.0152" calcext:value-type="float">
            <text:p>0.0152</text:p>
          </table:table-cell>
        </table:table-row>
        <table:table-row table:style-name="ro1">
          <table:table-cell/>
          <table:table-cell office:value-type="string" calcext:value-type="string">
            <text:p>MOD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AGI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LUN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EOS</text:p>
          </table:table-cell>
          <table:table-cell office:value-type="float" office:value="597.766" calcext:value-type="float">
            <text:p>597.766</text:p>
          </table:table-cell>
          <table:table-cell office:value-type="float" office:value="6555.101956" calcext:value-type="float">
            <text:p>6555.101956</text:p>
          </table:table-cell>
          <table:table-cell office:value-type="float" office:value="-0.012" calcext:value-type="float">
            <text:p>-0.012</text:p>
          </table:table-cell>
        </table:table-row>
        <table:table-row table:style-name="ro1">
          <table:table-cell/>
          <table:table-cell office:value-type="string" calcext:value-type="string">
            <text:p>BQX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NCASH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VIB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VIA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OST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BAT</text:p>
          </table:table-cell>
          <table:table-cell office:value-type="float" office:value="27776.5" calcext:value-type="float">
            <text:p>27776.5</text:p>
          </table:table-cell>
          <table:table-cell office:value-type="float" office:value="6473.03556" calcext:value-type="float">
            <text:p>6473.03556</text:p>
          </table:table-cell>
          <table:table-cell office:value-type="float" office:value="-0.0243" calcext:value-type="float">
            <text:p>-0.0243</text:p>
          </table:table-cell>
        </table:table-row>
        <table:table-row table:style-name="ro1">
          <table:table-cell/>
          <table:table-cell office:value-type="string" calcext:value-type="string">
            <text:p>BRD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XMR</text:p>
          </table:table-cell>
          <table:table-cell office:value-type="float" office:value="51.56501" calcext:value-type="float">
            <text:p>51.56501</text:p>
          </table:table-cell>
          <table:table-cell office:value-type="float" office:value="6650.18464467" calcext:value-type="float">
            <text:p>6650.18464467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>
          <table:table-cell/>
          <table:table-cell office:value-type="string" calcext:value-type="string">
            <text:p>ZIL</text:p>
          </table:table-cell>
          <table:table-cell office:value-type="float" office:value="74080" calcext:value-type="float">
            <text:p>74080</text:p>
          </table:table-cell>
          <table:table-cell office:value-type="float" office:value="6736.516656" calcext:value-type="float">
            <text:p>6736.516656</text:p>
          </table:table-cell>
          <table:table-cell office:value-type="float" office:value="0.0154" calcext:value-type="float">
            <text:p>0.0154</text:p>
          </table:table-cell>
        </table:table-row>
        <table:table-row table:style-name="ro1">
          <table:table-cell office:value-type="string" calcext:value-type="string">
            <text:p>GDAX</text:p>
          </table:table-cell>
          <table:table-cell office:value-type="string" calcext:value-type="string">
            <text:p>BTC</text:p>
          </table:table-cell>
          <table:table-cell office:value-type="float" office:value="1.00135" calcext:value-type="float">
            <text:p>1.00135</text:p>
          </table:table-cell>
          <table:table-cell office:value-type="float" office:value="6643.4665885" calcext:value-type="float">
            <text:p>6643.4665885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/>
          <table:table-cell office:value-type="string" calcext:value-type="string">
            <text:p>EUR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GBP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BCH</text:p>
          </table:table-cell>
          <table:table-cell office:value-type="float" office:value="7.5954" calcext:value-type="float">
            <text:p>7.5954</text:p>
          </table:table-cell>
          <table:table-cell office:value-type="float" office:value="6594.8351718" calcext:value-type="float">
            <text:p>6594.8351718</text:p>
          </table:table-cell>
          <table:table-cell office:value-type="float" office:value="-0.006" calcext:value-type="float">
            <text:p>-0.006</text:p>
          </table:table-cell>
        </table:table-row>
        <table:table-row table:style-name="ro1">
          <table:table-cell/>
          <table:table-cell office:value-type="string" calcext:value-type="string">
            <text:p>USD</text:p>
          </table:table-cell>
          <table:table-cell table:number-columns-repeated="2" office:value-type="float" office:value="6589.8" calcext:value-type="float">
            <text:p>6589.8</text:p>
          </table:table-cell>
          <table:table-cell office:value-type="float" office:value="-0.0067" calcext:value-type="float">
            <text:p>-0.0067</text:p>
          </table:table-cell>
        </table:table-row>
        <table:table-row table:style-name="ro1">
          <table:table-cell/>
          <table:table-cell office:value-type="string" calcext:value-type="string">
            <text:p>ETH</text:p>
          </table:table-cell>
          <table:table-cell office:value-type="float" office:value="13.31" calcext:value-type="float">
            <text:p>13.31</text:p>
          </table:table-cell>
          <table:table-cell office:value-type="float" office:value="6681.36711" calcext:value-type="float">
            <text:p>6681.36711</text:p>
          </table:table-cell>
          <table:table-cell office:value-type="float" office:value="0.0071" calcext:value-type="float">
            <text:p>0.0071</text:p>
          </table:table-cell>
        </table:table-row>
        <table:table-row table:style-name="ro1">
          <table:table-cell/>
          <table:table-cell office:value-type="string" calcext:value-type="string">
            <text:p>LTC</text:p>
          </table:table-cell>
          <table:table-cell office:value-type="float" office:value="68" calcext:value-type="float">
            <text:p>68</text:p>
          </table:table-cell>
          <table:table-cell office:value-type="float" office:value="6659.4032" calcext:value-type="float">
            <text:p>6659.4032</text:p>
          </table:table-cell>
          <table:table-cell office:value-type="float" office:value="0.0038" calcext:value-type="float">
            <text:p>0.0038</text:p>
          </table:table-cell>
        </table:table-row>
      </table:table>
      <table:table table:name="table_rates" table:style-name="ta1"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2" table:default-cell-style-name="Default"/>
        <table:table-column table:style-name="co14" table:number-columns-repeated="5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3" table:number-columns-repeated="2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2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2" table:number-columns-repeated="7" table:default-cell-style-name="Default"/>
        <table:table-column table:style-name="co12" table:number-columns-repeated="2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8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" table:number-columns-repeated="2" table:default-cell-style-name="Default"/>
        <table:table-column table:style-name="co19" table:default-cell-style-name="Default"/>
        <table:table-column table:style-name="co2" table:number-columns-repeated="2" table:default-cell-style-name="Default"/>
        <table:table-column table:style-name="co18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3" table:number-columns-repeated="2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20" table:number-columns-repeated="2" table:default-cell-style-name="Default"/>
        <table:table-row table:style-name="ro1">
          <table:table-cell office:value-type="string" calcext:value-type="string">
            <text:p>ExchangeRate</text:p>
          </table:table-cell>
          <table:table-cell/>
          <table:table-cell office:value-type="string" calcext:value-type="string">
            <text:p>Binance</text:p>
          </table:table-cell>
          <table:table-cell table:number-columns-repeated="137"/>
          <table:table-cell office:value-type="string" calcext:value-type="string">
            <text:p>GDAX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18-06-15T02:14:40.920</text:p>
          </table:table-cell>
          <table:table-cell/>
          <table:table-cell office:value-type="string" calcext:value-type="string">
            <text:p>SKY</text:p>
          </table:table-cell>
          <table:table-cell office:value-type="string" calcext:value-type="string">
            <text:p>XEM</text:p>
          </table:table-cell>
          <table:table-cell office:value-type="string" calcext:value-type="string">
            <text:p>NA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XVG</text:p>
          </table:table-cell>
          <table:table-cell office:value-type="string" calcext:value-type="string">
            <text:p>IOTX</text:p>
          </table:table-cell>
          <table:table-cell office:value-type="string" calcext:value-type="string">
            <text:p>TNB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STEEM</text:p>
          </table:table-cell>
          <table:table-cell office:value-type="string" calcext:value-type="string">
            <text:p>AION</text:p>
          </table:table-cell>
          <table:table-cell office:value-type="string" calcext:value-type="string">
            <text:p>BCPT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VIBE</text:p>
          </table:table-cell>
          <table:table-cell office:value-type="string" calcext:value-type="string">
            <text:p>DGD</text:p>
          </table:table-cell>
          <table:table-cell office:value-type="string" calcext:value-type="string">
            <text:p>ZRX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KMD</text:p>
          </table:table-cell>
          <table:table-cell office:value-type="string" calcext:value-type="string">
            <text:p>PO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IOS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OMG</text:p>
          </table:table-cell>
          <table:table-cell office:value-type="string" calcext:value-type="string">
            <text:p>CMT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CVC</text:p>
          </table:table-cell>
          <table:table-cell office:value-type="string" calcext:value-type="string">
            <text:p>BTG</text:p>
          </table:table-cell>
          <table:table-cell office:value-type="string" calcext:value-type="string">
            <text:p>CND</text:p>
          </table:table-cell>
          <table:table-cell office:value-type="string" calcext:value-type="string">
            <text:p>ARK</text:p>
          </table:table-cell>
          <table:table-cell office:value-type="string" calcext:value-type="string">
            <text:p>TRIG</text:p>
          </table:table-cell>
          <table:table-cell office:value-type="string" calcext:value-type="string">
            <text:p>RCN</text:p>
          </table:table-cell>
          <table:table-cell office:value-type="string" calcext:value-type="string">
            <text:p>ARN</text:p>
          </table:table-cell>
          <table:table-cell office:value-type="string" calcext:value-type="string">
            <text:p>POWR</text:p>
          </table:table-cell>
          <table:table-cell office:value-type="string" calcext:value-type="string">
            <text:p>BTS</text:p>
          </table:table-cell>
          <table:table-cell office:value-type="string" calcext:value-type="string">
            <text:p>KNC</text:p>
          </table:table-cell>
          <table:table-cell office:value-type="string" calcext:value-type="string">
            <text:p>GVT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GNT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SNM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PPT</text:p>
          </table:table-cell>
          <table:table-cell office:value-type="string" calcext:value-type="string">
            <text:p>SNT</text:p>
          </table:table-cell>
          <table:table-cell office:value-type="string" calcext:value-type="string">
            <text:p>RDN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PIVX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SNGLS</text:p>
          </table:table-cell>
          <table:table-cell office:value-type="string" calcext:value-type="string">
            <text:p>NEBL</text:p>
          </table:table-cell>
          <table:table-cell office:value-type="string" calcext:value-type="string">
            <text:p>QKC</text:p>
          </table:table-cell>
          <table:table-cell office:value-type="string" calcext:value-type="string">
            <text:p>QSP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ICN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BNB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ZEC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APPC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STORJ</text:p>
          </table:table-cell>
          <table:table-cell office:value-type="string" calcext:value-type="string">
            <text:p>ICX</text:p>
          </table:table-cell>
          <table:table-cell office:value-type="string" calcext:value-type="string">
            <text:p>MTH</text:p>
          </table:table-cell>
          <table:table-cell office:value-type="string" calcext:value-type="string">
            <text:p>XZC</text:p>
          </table:table-cell>
          <table:table-cell office:value-type="string" calcext:value-type="string">
            <text:p>LOOM</text:p>
          </table:table-cell>
          <table:table-cell office:value-type="string" calcext:value-type="string">
            <text:p>ZEN</text:p>
          </table:table-cell>
          <table:table-cell office:value-type="string" calcext:value-type="string">
            <text:p>GXS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YOYO</text:p>
          </table:table-cell>
          <table:table-cell office:value-type="string" calcext:value-type="string">
            <text:p>BNT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QLC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EDO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ADX</text:p>
          </table:table-cell>
          <table:table-cell office:value-type="string" calcext:value-type="string">
            <text:p>AMB</text:p>
          </table:table-cell>
          <table:table-cell office:value-type="string" calcext:value-type="string">
            <text:p>XRP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PR</text:p>
          </table:table-cell>
          <table:table-cell office:value-type="string" calcext:value-type="string">
            <text:p>TRX</text:p>
          </table:table-cell>
          <table:table-cell office:value-type="string" calcext:value-type="string">
            <text:p>LSK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NUL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TUS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WABI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ENJ</text:p>
          </table:table-cell>
          <table:table-cell office:value-type="string" calcext:value-type="string">
            <text:p>WAN</text:p>
          </table:table-cell>
          <table:table-cell office:value-type="string" calcext:value-type="string">
            <text:p>EVX</text:p>
          </table:table-cell>
          <table:table-cell office:value-type="string" calcext:value-type="string">
            <text:p>OAX</text:p>
          </table:table-cell>
          <table:table-cell office:value-type="string" calcext:value-type="string">
            <text:p>NXS</text:p>
          </table:table-cell>
          <table:table-cell office:value-type="string" calcext:value-type="string">
            <text:p>GRS</text:p>
          </table:table-cell>
          <table:table-cell office:value-type="string" calcext:value-type="string">
            <text:p>LEND</text:p>
          </table:table-cell>
          <table:table-cell office:value-type="string" calcext:value-type="string">
            <text:p>DLT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PX</text:p>
          </table:table-cell>
          <table:table-cell office:value-type="string" calcext:value-type="string">
            <text:p>QTUM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BQX</text:p>
          </table:table-cell>
          <table:table-cell office:value-type="string" calcext:value-type="string">
            <text:p>NCASH</text:p>
          </table:table-cell>
          <table:table-cell office:value-type="string" calcext:value-type="string">
            <text:p>VIB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BRD</text:p>
          </table:table-cell>
          <table:table-cell office:value-type="string" calcext:value-type="string">
            <text:p>XMR</text:p>
          </table:table-cell>
          <table:table-cell office:value-type="string" calcext:value-type="string">
            <text:p>ZIL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BCH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LTC</text:p>
          </table:table-cell>
        </table:table-row>
        <table:table-row table:style-name="ro1">
          <table:table-cell office:value-type="string" calcext:value-type="string">
            <text:p>Binance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\ \ \ </text:p>
          </table:table-cell>
          <table:table-cell table:number-columns-repeated="27"/>
          <table:table-cell office:value-type="float" office:value="0.001826" calcext:value-type="float">
            <text:p>0.001826</text:p>
          </table:table-cell>
          <table:table-cell table:number-columns-repeated="36"/>
          <table:table-cell office:value-type="float" office:value="0.797" calcext:value-type="float">
            <text:p>0.797</text:p>
          </table:table-cell>
          <table:table-cell office:value-type="float" office:value="0.02395" calcext:value-type="float">
            <text:p>0.02395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XEM</text:p>
          </table:table-cell>
          <table:table-cell/>
          <table:table-cell office:value-type="string" calcext:value-type="string">
            <text:p>\ \ \ </text:p>
          </table:table-cell>
          <table:table-cell table:number-columns-repeated="26"/>
          <table:table-cell office:value-type="float" office:value="0.00003" calcext:value-type="float">
            <text:p>0.00003</text:p>
          </table:table-cell>
          <table:table-cell table:number-columns-repeated="36"/>
          <table:table-cell office:value-type="float" office:value="0.01321" calcext:value-type="float">
            <text:p>0.01321</text:p>
          </table:table-cell>
          <table:table-cell office:value-type="float" office:value="0.000395" calcext:value-type="float">
            <text:p>0.000395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NAV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25"/>
          <table:table-cell office:value-type="float" office:value="0.0000959" calcext:value-type="float">
            <text:p>0.0000959</text:p>
          </table:table-cell>
          <table:table-cell table:number-columns-repeated="36"/>
          <table:table-cell office:value-type="float" office:value="0.04075" calcext:value-type="float">
            <text:p>0.04075</text:p>
          </table:table-cell>
          <table:table-cell office:value-type="float" office:value="0.001253" calcext:value-type="float">
            <text:p>0.001253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GTO</text:p>
          </table:table-cell>
          <table:table-cell table:number-columns-repeated="3"/>
          <table:table-cell office:value-type="string" calcext:value-type="string">
            <text:p>\ \ \ </text:p>
          </table:table-cell>
          <table:table-cell table:number-columns-repeated="24"/>
          <table:table-cell office:value-type="float" office:value="0.00002299" calcext:value-type="float">
            <text:p>0.00002299</text:p>
          </table:table-cell>
          <table:table-cell table:number-columns-repeated="36"/>
          <table:table-cell office:value-type="float" office:value="0.01012" calcext:value-type="float">
            <text:p>0.01012</text:p>
          </table:table-cell>
          <table:table-cell office:value-type="float" office:value="0.0003003" calcext:value-type="float">
            <text:p>0.0003003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WTC</text:p>
          </table:table-cell>
          <table:table-cell table:number-columns-repeated="4"/>
          <table:table-cell office:value-type="string" calcext:value-type="string">
            <text:p>\ \ \ </text:p>
          </table:table-cell>
          <table:table-cell table:number-columns-repeated="23"/>
          <table:table-cell office:value-type="float" office:value="0.0013161" calcext:value-type="float">
            <text:p>0.0013161</text:p>
          </table:table-cell>
          <table:table-cell table:number-columns-repeated="36"/>
          <table:table-cell office:value-type="float" office:value="0.5789" calcext:value-type="float">
            <text:p>0.5789</text:p>
          </table:table-cell>
          <table:table-cell office:value-type="float" office:value="0.017157" calcext:value-type="float">
            <text:p>0.017157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XVG</text:p>
          </table:table-cell>
          <table:table-cell table:number-columns-repeated="5"/>
          <table:table-cell office:value-type="string" calcext:value-type="string">
            <text:p>\ \ \ </text:p>
          </table:table-cell>
          <table:table-cell table:number-columns-repeated="22"/>
          <table:table-cell office:value-type="float" office:value="0.00000449" calcext:value-type="float">
            <text:p>0.00000449</text:p>
          </table:table-cell>
          <table:table-cell table:number-columns-repeated="37"/>
          <table:table-cell office:value-type="float" office:value="0.00005933" calcext:value-type="float">
            <text:p>0.00005933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IOTX</text:p>
          </table:table-cell>
          <table:table-cell table:number-columns-repeated="6"/>
          <table:table-cell office:value-type="string" calcext:value-type="string">
            <text:p>\ \ \ </text:p>
          </table:table-cell>
          <table:table-cell table:number-columns-repeated="21"/>
          <table:table-cell office:value-type="float" office:value="0.00000547" calcext:value-type="float">
            <text:p>0.00000547</text:p>
          </table:table-cell>
          <table:table-cell table:number-columns-repeated="37"/>
          <table:table-cell office:value-type="float" office:value="0.00007247" calcext:value-type="float">
            <text:p>0.00007247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TNB</text:p>
          </table:table-cell>
          <table:table-cell table:number-columns-repeated="7"/>
          <table:table-cell office:value-type="string" calcext:value-type="string">
            <text:p>\ \ \ </text:p>
          </table:table-cell>
          <table:table-cell table:number-columns-repeated="20"/>
          <table:table-cell office:value-type="float" office:value="0.000004" calcext:value-type="float">
            <text:p>0.000004</text:p>
          </table:table-cell>
          <table:table-cell table:number-columns-repeated="37"/>
          <table:table-cell office:value-type="float" office:value="0.000052" calcext:value-type="float">
            <text:p>0.00005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DNT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19"/>
          <table:table-cell office:value-type="float" office:value="0.00000608" calcext:value-type="float">
            <text:p>0.00000608</text:p>
          </table:table-cell>
          <table:table-cell table:number-columns-repeated="37"/>
          <table:table-cell office:value-type="float" office:value="0.000079" calcext:value-type="float">
            <text:p>0.000079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CDT</text:p>
          </table:table-cell>
          <table:table-cell table:number-columns-repeated="9"/>
          <table:table-cell office:value-type="string" calcext:value-type="string">
            <text:p>\ \ \ </text:p>
          </table:table-cell>
          <table:table-cell table:number-columns-repeated="18"/>
          <table:table-cell office:value-type="float" office:value="0.00000434" calcext:value-type="float">
            <text:p>0.00000434</text:p>
          </table:table-cell>
          <table:table-cell table:number-columns-repeated="37"/>
          <table:table-cell office:value-type="float" office:value="0.00005606" calcext:value-type="float">
            <text:p>0.00005606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STEEM</text:p>
          </table:table-cell>
          <table:table-cell table:number-columns-repeated="10"/>
          <table:table-cell office:value-type="string" calcext:value-type="string">
            <text:p>\ \ \ </text:p>
          </table:table-cell>
          <table:table-cell table:number-columns-repeated="17"/>
          <table:table-cell office:value-type="float" office:value="0.0002586" calcext:value-type="float">
            <text:p>0.0002586</text:p>
          </table:table-cell>
          <table:table-cell table:number-columns-repeated="36"/>
          <table:table-cell office:value-type="float" office:value="0.1114" calcext:value-type="float">
            <text:p>0.1114</text:p>
          </table:table-cell>
          <table:table-cell office:value-type="float" office:value="0.003351" calcext:value-type="float">
            <text:p>0.00335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AION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16"/>
          <table:table-cell office:value-type="float" office:value="0.0002321" calcext:value-type="float">
            <text:p>0.0002321</text:p>
          </table:table-cell>
          <table:table-cell table:number-columns-repeated="36"/>
          <table:table-cell office:value-type="float" office:value="0.10086" calcext:value-type="float">
            <text:p>0.10086</text:p>
          </table:table-cell>
          <table:table-cell office:value-type="float" office:value="0.003034" calcext:value-type="float">
            <text:p>0.003034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BCPT</text:p>
          </table:table-cell>
          <table:table-cell table:number-columns-repeated="12"/>
          <table:table-cell office:value-type="string" calcext:value-type="string">
            <text:p>\ \ \ </text:p>
          </table:table-cell>
          <table:table-cell table:number-columns-repeated="15"/>
          <table:table-cell office:value-type="float" office:value="0.00002902" calcext:value-type="float">
            <text:p>0.00002902</text:p>
          </table:table-cell>
          <table:table-cell table:number-columns-repeated="36"/>
          <table:table-cell office:value-type="float" office:value="0.0128" calcext:value-type="float">
            <text:p>0.0128</text:p>
          </table:table-cell>
          <table:table-cell office:value-type="float" office:value="0.0003851" calcext:value-type="float">
            <text:p>0.000385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TNT</text:p>
          </table:table-cell>
          <table:table-cell table:number-columns-repeated="13"/>
          <table:table-cell office:value-type="string" calcext:value-type="string">
            <text:p>\ \ \ </text:p>
          </table:table-cell>
          <table:table-cell table:number-columns-repeated="14"/>
          <table:table-cell office:value-type="float" office:value="0.0000074" calcext:value-type="float">
            <text:p>0.0000074</text:p>
          </table:table-cell>
          <table:table-cell table:number-columns-repeated="37"/>
          <table:table-cell office:value-type="float" office:value="0.00009701" calcext:value-type="float">
            <text:p>0.000097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VIBE</text:p>
          </table:table-cell>
          <table:table-cell table:number-columns-repeated="14"/>
          <table:table-cell office:value-type="string" calcext:value-type="string">
            <text:p>\ \ \ </text:p>
          </table:table-cell>
          <table:table-cell table:number-columns-repeated="13"/>
          <table:table-cell office:value-type="float" office:value="0.0000173" calcext:value-type="float">
            <text:p>0.0000173</text:p>
          </table:table-cell>
          <table:table-cell table:number-columns-repeated="37"/>
          <table:table-cell office:value-type="float" office:value="0.0002222" calcext:value-type="float">
            <text:p>0.00022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DGD</text:p>
          </table:table-cell>
          <table:table-cell table:number-columns-repeated="15"/>
          <table:table-cell office:value-type="string" calcext:value-type="string">
            <text:p>\ \ \ </text:p>
          </table:table-cell>
          <table:table-cell table:number-columns-repeated="12"/>
          <table:table-cell office:value-type="float" office:value="0.017359" calcext:value-type="float">
            <text:p>0.017359</text:p>
          </table:table-cell>
          <table:table-cell table:number-columns-repeated="37"/>
          <table:table-cell office:value-type="float" office:value="0.22895" calcext:value-type="float">
            <text:p>0.22895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ZRX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11"/>
          <table:table-cell office:value-type="float" office:value="0.000142" calcext:value-type="float">
            <text:p>0.000142</text:p>
          </table:table-cell>
          <table:table-cell table:number-columns-repeated="37"/>
          <table:table-cell office:value-type="float" office:value="0.00186484" calcext:value-type="float">
            <text:p>0.00186484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table:number-columns-repeated="17"/>
          <table:table-cell office:value-type="string" calcext:value-type="string">
            <text:p>\ \ \ </text:p>
          </table:table-cell>
          <table:table-cell table:number-columns-repeated="10"/>
          <table:table-cell office:value-type="float" office:value="0.00004145" calcext:value-type="float">
            <text:p>0.00004145</text:p>
          </table:table-cell>
          <table:table-cell table:number-columns-repeated="37"/>
          <table:table-cell office:value-type="float" office:value="0.00054127" calcext:value-type="float">
            <text:p>0.00054127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BCD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9"/>
          <table:table-cell office:value-type="float" office:value="0.002173" calcext:value-type="float">
            <text:p>0.002173</text:p>
          </table:table-cell>
          <table:table-cell table:number-columns-repeated="37"/>
          <table:table-cell office:value-type="float" office:value="0.02835" calcext:value-type="float">
            <text:p>0.02835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BCC</text:p>
          </table:table-cell>
          <table:table-cell table:number-columns-repeated="19"/>
          <table:table-cell office:value-type="string" calcext:value-type="string">
            <text:p>\ \ \ </text:p>
          </table:table-cell>
          <table:table-cell table:number-columns-repeated="8"/>
          <table:table-cell office:value-type="float" office:value="0.13108" calcext:value-type="float">
            <text:p>0.13108</text:p>
          </table:table-cell>
          <table:table-cell table:number-columns-repeated="36"/>
          <table:table-cell office:value-type="float" office:value="57.97" calcext:value-type="float">
            <text:p>57.97</text:p>
          </table:table-cell>
          <table:table-cell office:value-type="float" office:value="1.73481" calcext:value-type="float">
            <text:p>1.73481</text:p>
          </table:table-cell>
          <table:table-cell table:number-columns-repeated="20"/>
          <table:table-cell office:value-type="float" office:value="862.85" calcext:value-type="float">
            <text:p>862.85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KMD</text:p>
          </table:table-cell>
          <table:table-cell table:number-columns-repeated="20"/>
          <table:table-cell office:value-type="string" calcext:value-type="string">
            <text:p>\ \ \ </text:p>
          </table:table-cell>
          <table:table-cell table:number-columns-repeated="7"/>
          <table:table-cell office:value-type="float" office:value="0.0003" calcext:value-type="float">
            <text:p>0.0003</text:p>
          </table:table-cell>
          <table:table-cell table:number-columns-repeated="37"/>
          <table:table-cell office:value-type="float" office:value="0.00391" calcext:value-type="float">
            <text:p>0.0039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POA</text:p>
          </table:table-cell>
          <table:table-cell table:number-columns-repeated="21"/>
          <table:table-cell office:value-type="string" calcext:value-type="string">
            <text:p>\ \ \ </text:p>
          </table:table-cell>
          <table:table-cell table:number-columns-repeated="6"/>
          <table:table-cell office:value-type="float" office:value="0.00003706" calcext:value-type="float">
            <text:p>0.00003706</text:p>
          </table:table-cell>
          <table:table-cell table:number-columns-repeated="36"/>
          <table:table-cell office:value-type="float" office:value="0.016" calcext:value-type="float">
            <text:p>0.016</text:p>
          </table:table-cell>
          <table:table-cell office:value-type="float" office:value="0.000495" calcext:value-type="float">
            <text:p>0.000495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AE</text:p>
          </table:table-cell>
          <table:table-cell table:number-columns-repeated="22"/>
          <table:table-cell office:value-type="string" calcext:value-type="string">
            <text:p>\ \ \ </text:p>
          </table:table-cell>
          <table:table-cell table:number-columns-repeated="5"/>
          <table:table-cell office:value-type="float" office:value="0.0003967" calcext:value-type="float">
            <text:p>0.0003967</text:p>
          </table:table-cell>
          <table:table-cell table:number-columns-repeated="36"/>
          <table:table-cell office:value-type="float" office:value="0.17291" calcext:value-type="float">
            <text:p>0.17291</text:p>
          </table:table-cell>
          <table:table-cell office:value-type="float" office:value="0.005175" calcext:value-type="float">
            <text:p>0.005175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IOST</text:p>
          </table:table-cell>
          <table:table-cell table:number-columns-repeated="23"/>
          <table:table-cell office:value-type="string" calcext:value-type="string">
            <text:p>\ \ \ </text:p>
          </table:table-cell>
          <table:table-cell table:number-columns-repeated="4"/>
          <table:table-cell office:value-type="float" office:value="0.00000413" calcext:value-type="float">
            <text:p>0.00000413</text:p>
          </table:table-cell>
          <table:table-cell table:number-columns-repeated="37"/>
          <table:table-cell office:value-type="float" office:value="0.00005445" calcext:value-type="float">
            <text:p>0.00005445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POE</text:p>
          </table:table-cell>
          <table:table-cell table:number-columns-repeated="24"/>
          <table:table-cell office:value-type="string" calcext:value-type="string">
            <text:p>\ \ \ </text:p>
          </table:table-cell>
          <table:table-cell table:number-columns-repeated="3"/>
          <table:table-cell office:value-type="float" office:value="0.00000277" calcext:value-type="float">
            <text:p>0.00000277</text:p>
          </table:table-cell>
          <table:table-cell table:number-columns-repeated="37"/>
          <table:table-cell office:value-type="float" office:value="0.00003604" calcext:value-type="float">
            <text:p>0.00003604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OMG</text:p>
          </table:table-cell>
          <table:table-cell table:number-columns-repeated="25"/>
          <table:table-cell office:value-type="string" calcext:value-type="string">
            <text:p>\ \ \ </text:p>
          </table:table-cell>
          <table:table-cell table:number-columns-repeated="2"/>
          <table:table-cell office:value-type="float" office:value="0.001414" calcext:value-type="float">
            <text:p>0.001414</text:p>
          </table:table-cell>
          <table:table-cell table:number-columns-repeated="37"/>
          <table:table-cell office:value-type="float" office:value="0.018698" calcext:value-type="float">
            <text:p>0.018698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CMT</text:p>
          </table:table-cell>
          <table:table-cell table:number-columns-repeated="26"/>
          <table:table-cell office:value-type="string" calcext:value-type="string">
            <text:p>\ \ \ </text:p>
          </table:table-cell>
          <table:table-cell/>
          <table:table-cell office:value-type="float" office:value="0.00003223" calcext:value-type="float">
            <text:p>0.00003223</text:p>
          </table:table-cell>
          <table:table-cell table:number-columns-repeated="36"/>
          <table:table-cell office:value-type="float" office:value="0.01414" calcext:value-type="float">
            <text:p>0.01414</text:p>
          </table:table-cell>
          <table:table-cell office:value-type="float" office:value="0.00042877" calcext:value-type="float">
            <text:p>0.00042877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BCN</text:p>
          </table:table-cell>
          <table:table-cell table:number-columns-repeated="27"/>
          <table:table-cell office:value-type="string" calcext:value-type="string">
            <text:p>\ \ \ </text:p>
          </table:table-cell>
          <table:table-cell office:value-type="float" office:value="0.00000067" calcext:value-type="float">
            <text:p>0.00000067</text:p>
          </table:table-cell>
          <table:table-cell table:number-columns-repeated="36"/>
          <table:table-cell office:value-type="float" office:value="0.000293" calcext:value-type="float">
            <text:p>0.000293</text:p>
          </table:table-cell>
          <table:table-cell office:value-type="float" office:value="0.00000874" calcext:value-type="float">
            <text:p>0.00000874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BTC</text:p>
          </table:table-cell>
          <table:table-cell office:value-type="float" office:value="546.448" calcext:value-type="float">
            <text:p>546.448</text:p>
          </table:table-cell>
          <table:table-cell office:value-type="float" office:value="33160" calcext:value-type="float">
            <text:p>33160</text:p>
          </table:table-cell>
          <table:table-cell office:value-type="float" office:value="10300" calcext:value-type="float">
            <text:p>10300</text:p>
          </table:table-cell>
          <table:table-cell office:value-type="float" office:value="43100" calcext:value-type="float">
            <text:p>43100</text:p>
          </table:table-cell>
          <table:table-cell office:value-type="float" office:value="750.582" calcext:value-type="float">
            <text:p>750.582</text:p>
          </table:table-cell>
          <table:table-cell office:value-type="float" office:value="222000" calcext:value-type="float">
            <text:p>222000</text:p>
          </table:table-cell>
          <table:table-cell office:value-type="float" office:value="182000" calcext:value-type="float">
            <text:p>182000</text:p>
          </table:table-cell>
          <table:table-cell office:value-type="float" office:value="248000" calcext:value-type="float">
            <text:p>248000</text:p>
          </table:table-cell>
          <table:table-cell office:value-type="float" office:value="161000" calcext:value-type="float">
            <text:p>161000</text:p>
          </table:table-cell>
          <table:table-cell office:value-type="float" office:value="222000" calcext:value-type="float">
            <text:p>222000</text:p>
          </table:table-cell>
          <table:table-cell office:value-type="float" office:value="3824.1" calcext:value-type="float">
            <text:p>3824.1</text:p>
          </table:table-cell>
          <table:table-cell office:value-type="float" office:value="4269.9" calcext:value-type="float">
            <text:p>4269.9</text:p>
          </table:table-cell>
          <table:table-cell office:value-type="float" office:value="33500" calcext:value-type="float">
            <text:p>33500</text:p>
          </table:table-cell>
          <table:table-cell office:value-type="float" office:value="131000" calcext:value-type="float">
            <text:p>131000</text:p>
          </table:table-cell>
          <table:table-cell office:value-type="float" office:value="57180" calcext:value-type="float">
            <text:p>57180</text:p>
          </table:table-cell>
          <table:table-cell office:value-type="float" office:value="56.68613" calcext:value-type="float">
            <text:p>56.68613</text:p>
          </table:table-cell>
          <table:table-cell office:value-type="float" office:value="7003.8" calcext:value-type="float">
            <text:p>7003.8</text:p>
          </table:table-cell>
          <table:table-cell office:value-type="float" office:value="23780" calcext:value-type="float">
            <text:p>23780</text:p>
          </table:table-cell>
          <table:table-cell office:value-type="float" office:value="453.309" calcext:value-type="float">
            <text:p>453.309</text:p>
          </table:table-cell>
          <table:table-cell office:value-type="float" office:value="7.6167843" calcext:value-type="float">
            <text:p>7.6167843</text:p>
          </table:table-cell>
          <table:table-cell office:value-type="float" office:value="3299.2" calcext:value-type="float">
            <text:p>3299.2</text:p>
          </table:table-cell>
          <table:table-cell office:value-type="float" office:value="26700" calcext:value-type="float">
            <text:p>26700</text:p>
          </table:table-cell>
          <table:table-cell office:value-type="float" office:value="2509.4" calcext:value-type="float">
            <text:p>2509.4</text:p>
          </table:table-cell>
          <table:table-cell office:value-type="float" office:value="241000" calcext:value-type="float">
            <text:p>241000</text:p>
          </table:table-cell>
          <table:table-cell office:value-type="float" office:value="358000" calcext:value-type="float">
            <text:p>358000</text:p>
          </table:table-cell>
          <table:table-cell office:value-type="float" office:value="704.722" calcext:value-type="float">
            <text:p>704.722</text:p>
          </table:table-cell>
          <table:table-cell office:value-type="float" office:value="30800" calcext:value-type="float">
            <text:p>30800</text:p>
          </table:table-cell>
          <table:table-cell office:value-type="float" office:value="1500000" calcext:value-type="float">
            <text:p>1500000</text:p>
          </table:table-cell>
          <table:table-cell office:value-type="string" calcext:value-type="string">
            <text:p>\ \ \ </text:p>
          </table:table-cell>
          <table:table-cell office:value-type="float" office:value="5133.5" calcext:value-type="float">
            <text:p>5133.5</text:p>
          </table:table-cell>
          <table:table-cell office:value-type="float" office:value="31940" calcext:value-type="float">
            <text:p>31940</text:p>
          </table:table-cell>
          <table:table-cell office:value-type="float" office:value="195.58" calcext:value-type="float">
            <text:p>195.58</text:p>
          </table:table-cell>
          <table:table-cell office:value-type="float" office:value="158000" calcext:value-type="float">
            <text:p>158000</text:p>
          </table:table-cell>
          <table:table-cell office:value-type="float" office:value="3897.1" calcext:value-type="float">
            <text:p>3897.1</text:p>
          </table:table-cell>
          <table:table-cell office:value-type="float" office:value="14220" calcext:value-type="float">
            <text:p>14220</text:p>
          </table:table-cell>
          <table:table-cell office:value-type="float" office:value="110000" calcext:value-type="float">
            <text:p>110000</text:p>
          </table:table-cell>
          <table:table-cell office:value-type="float" office:value="7797.3" calcext:value-type="float">
            <text:p>7797.3</text:p>
          </table:table-cell>
          <table:table-cell office:value-type="float" office:value="25890" calcext:value-type="float">
            <text:p>25890</text:p>
          </table:table-cell>
          <table:table-cell office:value-type="float" office:value="40670" calcext:value-type="float">
            <text:p>40670</text:p>
          </table:table-cell>
          <table:table-cell office:value-type="float" office:value="6471.7" calcext:value-type="float">
            <text:p>6471.7</text:p>
          </table:table-cell>
          <table:table-cell office:value-type="float" office:value="573.329" calcext:value-type="float">
            <text:p>573.329</text:p>
          </table:table-cell>
          <table:table-cell office:value-type="float" office:value="23450" calcext:value-type="float">
            <text:p>23450</text:p>
          </table:table-cell>
          <table:table-cell office:value-type="float" office:value="138000" calcext:value-type="float">
            <text:p>138000</text:p>
          </table:table-cell>
          <table:table-cell office:value-type="float" office:value="6250" calcext:value-type="float">
            <text:p>6250</text:p>
          </table:table-cell>
          <table:table-cell office:value-type="float" office:value="17270" calcext:value-type="float">
            <text:p>17270</text:p>
          </table:table-cell>
          <table:table-cell office:value-type="float" office:value="476000" calcext:value-type="float">
            <text:p>476000</text:p>
          </table:table-cell>
          <table:table-cell office:value-type="float" office:value="21670" calcext:value-type="float">
            <text:p>21670</text:p>
          </table:table-cell>
          <table:table-cell office:value-type="float" office:value="47350" calcext:value-type="float">
            <text:p>47350</text:p>
          </table:table-cell>
          <table:table-cell office:value-type="float" office:value="1078.7" calcext:value-type="float">
            <text:p>1078.7</text:p>
          </table:table-cell>
          <table:table-cell office:value-type="float" office:value="746.938" calcext:value-type="float">
            <text:p>746.938</text:p>
          </table:table-cell>
          <table:table-cell office:value-type="float" office:value="86060" calcext:value-type="float">
            <text:p>86060</text:p>
          </table:table-cell>
          <table:table-cell office:value-type="float" office:value="6758.1" calcext:value-type="float">
            <text:p>6758.1</text:p>
          </table:table-cell>
          <table:table-cell office:value-type="float" office:value="255000" calcext:value-type="float">
            <text:p>255000</text:p>
          </table:table-cell>
          <table:table-cell office:value-type="float" office:value="2417.2" calcext:value-type="float">
            <text:p>2417.2</text:p>
          </table:table-cell>
          <table:table-cell office:value-type="float" office:value="34760" calcext:value-type="float">
            <text:p>34760</text:p>
          </table:table-cell>
          <table:table-cell office:value-type="float" office:value="1167.7" calcext:value-type="float">
            <text:p>1167.7</text:p>
          </table:table-cell>
          <table:table-cell office:value-type="float" office:value="67480" calcext:value-type="float">
            <text:p>67480</text:p>
          </table:table-cell>
          <table:table-cell office:value-type="float" office:value="149000" calcext:value-type="float">
            <text:p>149000</text:p>
          </table:table-cell>
          <table:table-cell office:value-type="float" office:value="1320.8" calcext:value-type="float">
            <text:p>1320.8</text:p>
          </table:table-cell>
          <table:table-cell office:value-type="float" office:value="46190" calcext:value-type="float">
            <text:p>46190</text:p>
          </table:table-cell>
          <table:table-cell office:value-type="float" office:value="68030" calcext:value-type="float">
            <text:p>68030</text:p>
          </table:table-cell>
          <table:table-cell office:value-type="float" office:value="5246.6" calcext:value-type="float">
            <text:p>5246.6</text:p>
          </table:table-cell>
          <table:table-cell office:value-type="float" office:value="289000" calcext:value-type="float">
            <text:p>289000</text:p>
          </table:table-cell>
          <table:table-cell office:value-type="float" office:value="9273.9" calcext:value-type="float">
            <text:p>9273.9</text:p>
          </table:table-cell>
          <table:table-cell office:value-type="float" office:value="477.327" calcext:value-type="float">
            <text:p>477.327</text:p>
          </table:table-cell>
          <table:table-cell office:value-type="float" office:value="444.148" calcext:value-type="float">
            <text:p>444.148</text:p>
          </table:table-cell>
          <table:table-cell office:value-type="float" office:value="13.25557" calcext:value-type="float">
            <text:p>13.25557</text:p>
          </table:table-cell>
          <table:table-cell office:value-type="float" office:value="1300.4" calcext:value-type="float">
            <text:p>1300.4</text:p>
          </table:table-cell>
          <table:table-cell office:value-type="float" office:value="166.113" calcext:value-type="float">
            <text:p>166.113</text:p>
          </table:table-cell>
          <table:table-cell office:value-type="float" office:value="33.52555" calcext:value-type="float">
            <text:p>33.52555</text:p>
          </table:table-cell>
          <table:table-cell office:value-type="float" office:value="17660" calcext:value-type="float">
            <text:p>17660</text:p>
          </table:table-cell>
          <table:table-cell office:value-type="float" office:value="28250" calcext:value-type="float">
            <text:p>28250</text:p>
          </table:table-cell>
          <table:table-cell office:value-type="float" office:value="197.941" calcext:value-type="float">
            <text:p>197.941</text:p>
          </table:table-cell>
          <table:table-cell office:value-type="float" office:value="2252.4" calcext:value-type="float">
            <text:p>2252.4</text:p>
          </table:table-cell>
          <table:table-cell office:value-type="float" office:value="39620" calcext:value-type="float">
            <text:p>39620</text:p>
          </table:table-cell>
          <table:table-cell office:value-type="float" office:value="9756.1" calcext:value-type="float">
            <text:p>9756.1</text:p>
          </table:table-cell>
          <table:table-cell office:value-type="float" office:value="70520" calcext:value-type="float">
            <text:p>70520</text:p>
          </table:table-cell>
          <table:table-cell office:value-type="float" office:value="11250" calcext:value-type="float">
            <text:p>11250</text:p>
          </table:table-cell>
          <table:table-cell office:value-type="float" office:value="3020.2" calcext:value-type="float">
            <text:p>3020.2</text:p>
          </table:table-cell>
          <table:table-cell office:value-type="float" office:value="132000" calcext:value-type="float">
            <text:p>132000</text:p>
          </table:table-cell>
          <table:table-cell office:value-type="float" office:value="316.456" calcext:value-type="float">
            <text:p>316.456</text:p>
          </table:table-cell>
          <table:table-cell office:value-type="float" office:value="28900" calcext:value-type="float">
            <text:p>28900</text:p>
          </table:table-cell>
          <table:table-cell office:value-type="float" office:value="329.272" calcext:value-type="float">
            <text:p>329.272</text:p>
          </table:table-cell>
          <table:table-cell office:value-type="float" office:value="2050.4" calcext:value-type="float">
            <text:p>2050.4</text:p>
          </table:table-cell>
          <table:table-cell office:value-type="float" office:value="3414.1" calcext:value-type="float">
            <text:p>3414.1</text:p>
          </table:table-cell>
          <table:table-cell office:value-type="float" office:value="86060" calcext:value-type="float">
            <text:p>86060</text:p>
          </table:table-cell>
          <table:table-cell office:value-type="float" office:value="1962.8" calcext:value-type="float">
            <text:p>1962.8</text:p>
          </table:table-cell>
          <table:table-cell office:value-type="float" office:value="6578" calcext:value-type="float">
            <text:p>6578</text:p>
          </table:table-cell>
          <table:table-cell office:value-type="float" office:value="77940" calcext:value-type="float">
            <text:p>77940</text:p>
          </table:table-cell>
          <table:table-cell office:value-type="float" office:value="11760" calcext:value-type="float">
            <text:p>11760</text:p>
          </table:table-cell>
          <table:table-cell office:value-type="float" office:value="24.484" calcext:value-type="float">
            <text:p>24.484</text:p>
          </table:table-cell>
          <table:table-cell office:value-type="float" office:value="2379.3" calcext:value-type="float">
            <text:p>2379.3</text:p>
          </table:table-cell>
          <table:table-cell office:value-type="float" office:value="5787" calcext:value-type="float">
            <text:p>5787</text:p>
          </table:table-cell>
          <table:table-cell office:value-type="float" office:value="1861.2" calcext:value-type="float">
            <text:p>1861.2</text:p>
          </table:table-cell>
          <table:table-cell office:value-type="float" office:value="16380" calcext:value-type="float">
            <text:p>16380</text:p>
          </table:table-cell>
          <table:table-cell office:value-type="float" office:value="21140" calcext:value-type="float">
            <text:p>21140</text:p>
          </table:table-cell>
          <table:table-cell office:value-type="float" office:value="12020" calcext:value-type="float">
            <text:p>12020</text:p>
          </table:table-cell>
          <table:table-cell office:value-type="float" office:value="162000" calcext:value-type="float">
            <text:p>162000</text:p>
          </table:table-cell>
          <table:table-cell office:value-type="float" office:value="125000" calcext:value-type="float">
            <text:p>125000</text:p>
          </table:table-cell>
          <table:table-cell office:value-type="float" office:value="147000" calcext:value-type="float">
            <text:p>147000</text:p>
          </table:table-cell>
          <table:table-cell office:value-type="float" office:value="985.999" calcext:value-type="float">
            <text:p>985.999</text:p>
          </table:table-cell>
          <table:table-cell office:value-type="float" office:value="1144.2" calcext:value-type="float">
            <text:p>1144.2</text:p>
          </table:table-cell>
          <table:table-cell office:value-type="float" office:value="2527.4" calcext:value-type="float">
            <text:p>2527.4</text:p>
          </table:table-cell>
          <table:table-cell office:value-type="float" office:value="26480" calcext:value-type="float">
            <text:p>26480</text:p>
          </table:table-cell>
          <table:table-cell office:value-type="float" office:value="6547.1" calcext:value-type="float">
            <text:p>6547.1</text:p>
          </table:table-cell>
          <table:table-cell office:value-type="float" office:value="95510" calcext:value-type="float">
            <text:p>95510</text:p>
          </table:table-cell>
          <table:table-cell office:value-type="float" office:value="475.964" calcext:value-type="float">
            <text:p>475.964</text:p>
          </table:table-cell>
          <table:table-cell office:value-type="float" office:value="13960" calcext:value-type="float">
            <text:p>13960</text:p>
          </table:table-cell>
          <table:table-cell office:value-type="float" office:value="67.659" calcext:value-type="float">
            <text:p>67.659</text:p>
          </table:table-cell>
          <table:table-cell office:value-type="float" office:value="2069.5" calcext:value-type="float">
            <text:p>2069.5</text:p>
          </table:table-cell>
          <table:table-cell office:value-type="float" office:value="4641.9" calcext:value-type="float">
            <text:p>4641.9</text:p>
          </table:table-cell>
          <table:table-cell office:value-type="float" office:value="39530" calcext:value-type="float">
            <text:p>39530</text:p>
          </table:table-cell>
          <table:table-cell office:value-type="float" office:value="81700" calcext:value-type="float">
            <text:p>81700</text:p>
          </table:table-cell>
          <table:table-cell office:value-type="float" office:value="2180.5" calcext:value-type="float">
            <text:p>2180.5</text:p>
          </table:table-cell>
          <table:table-cell office:value-type="float" office:value="8353.5" calcext:value-type="float">
            <text:p>8353.5</text:p>
          </table:table-cell>
          <table:table-cell office:value-type="float" office:value="17380" calcext:value-type="float">
            <text:p>17380</text:p>
          </table:table-cell>
          <table:table-cell office:value-type="float" office:value="4472.3" calcext:value-type="float">
            <text:p>4472.3</text:p>
          </table:table-cell>
          <table:table-cell office:value-type="float" office:value="8499.1" calcext:value-type="float">
            <text:p>8499.1</text:p>
          </table:table-cell>
          <table:table-cell office:value-type="float" office:value="196000" calcext:value-type="float">
            <text:p>196000</text:p>
          </table:table-cell>
          <table:table-cell office:value-type="float" office:value="56750" calcext:value-type="float">
            <text:p>56750</text:p>
          </table:table-cell>
          <table:table-cell office:value-type="float" office:value="8960.6" calcext:value-type="float">
            <text:p>8960.6</text:p>
          </table:table-cell>
          <table:table-cell office:value-type="float" office:value="27930" calcext:value-type="float">
            <text:p>27930</text:p>
          </table:table-cell>
          <table:table-cell office:value-type="float" office:value="28600" calcext:value-type="float">
            <text:p>28600</text:p>
          </table:table-cell>
          <table:table-cell office:value-type="float" office:value="165000" calcext:value-type="float">
            <text:p>165000</text:p>
          </table:table-cell>
          <table:table-cell office:value-type="float" office:value="608.273" calcext:value-type="float">
            <text:p>608.273</text:p>
          </table:table-cell>
          <table:table-cell office:value-type="float" office:value="5580.4" calcext:value-type="float">
            <text:p>5580.4</text:p>
          </table:table-cell>
          <table:table-cell office:value-type="float" office:value="57340" calcext:value-type="float">
            <text:p>57340</text:p>
          </table:table-cell>
          <table:table-cell office:value-type="float" office:value="770.594" calcext:value-type="float">
            <text:p>770.594</text:p>
          </table:table-cell>
          <table:table-cell office:value-type="float" office:value="595.983" calcext:value-type="float">
            <text:p>595.983</text:p>
          </table:table-cell>
          <table:table-cell office:value-type="float" office:value="3558" calcext:value-type="float">
            <text:p>3558</text:p>
          </table:table-cell>
          <table:table-cell office:value-type="float" office:value="433000" calcext:value-type="float">
            <text:p>433000</text:p>
          </table:table-cell>
          <table:table-cell office:value-type="float" office:value="69400" calcext:value-type="float">
            <text:p>69400</text:p>
          </table:table-cell>
          <table:table-cell office:value-type="float" office:value="5065.9" calcext:value-type="float">
            <text:p>5065.9</text:p>
          </table:table-cell>
          <table:table-cell office:value-type="float" office:value="70720" calcext:value-type="float">
            <text:p>70720</text:p>
          </table:table-cell>
          <table:table-cell office:value-type="float" office:value="27640" calcext:value-type="float">
            <text:p>27640</text:p>
          </table:table-cell>
          <table:table-cell office:value-type="float" office:value="14910" calcext:value-type="float">
            <text:p>14910</text:p>
          </table:table-cell>
          <table:table-cell office:value-type="float" office:value="51.41124" calcext:value-type="float">
            <text:p>51.41124</text:p>
          </table:table-cell>
          <table:table-cell office:value-type="float" office:value="73860" calcext:value-type="float">
            <text:p>7386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OTA</text:p>
          </table:table-cell>
          <table:table-cell table:number-columns-repeated="28"/>
          <table:table-cell office:value-type="float" office:value="0.00019416" calcext:value-type="float">
            <text:p>0.00019416</text:p>
          </table:table-cell>
          <table:table-cell office:value-type="string" calcext:value-type="string">
            <text:p>\ \ \ </text:p>
          </table:table-cell>
          <table:table-cell table:number-columns-repeated="35"/>
          <table:table-cell office:value-type="float" office:value="0.08561" calcext:value-type="float">
            <text:p>0.08561</text:p>
          </table:table-cell>
          <table:table-cell office:value-type="float" office:value="0.00253971" calcext:value-type="float">
            <text:p>0.00253971</text:p>
          </table:table-cell>
          <table:table-cell table:number-columns-repeated="20"/>
          <table:table-cell office:value-type="float" office:value="1.2766" calcext:value-type="float">
            <text:p>1.2766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CVC</text:p>
          </table:table-cell>
          <table:table-cell table:number-columns-repeated="28"/>
          <table:table-cell office:value-type="float" office:value="0.00003061" calcext:value-type="float">
            <text:p>0.00003061</text:p>
          </table:table-cell>
          <table:table-cell/>
          <table:table-cell office:value-type="string" calcext:value-type="string">
            <text:p>\ \ \ </text:p>
          </table:table-cell>
          <table:table-cell table:number-columns-repeated="34"/>
          <table:table-cell office:value-type="float" office:value="0.01321" calcext:value-type="float">
            <text:p>0.01321</text:p>
          </table:table-cell>
          <table:table-cell office:value-type="float" office:value="0.00040603" calcext:value-type="float">
            <text:p>0.00040603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BTG</text:p>
          </table:table-cell>
          <table:table-cell table:number-columns-repeated="28"/>
          <table:table-cell office:value-type="float" office:value="0.005077" calcext:value-type="float">
            <text:p>0.005077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34"/>
          <table:table-cell office:value-type="float" office:value="0.067131" calcext:value-type="float">
            <text:p>0.06713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CND</text:p>
          </table:table-cell>
          <table:table-cell table:number-columns-repeated="28"/>
          <table:table-cell office:value-type="float" office:value="0.0000062" calcext:value-type="float">
            <text:p>0.0000062</text:p>
          </table:table-cell>
          <table:table-cell table:number-columns-repeated="3"/>
          <table:table-cell office:value-type="string" calcext:value-type="string">
            <text:p>\ \ \ </text:p>
          </table:table-cell>
          <table:table-cell table:number-columns-repeated="32"/>
          <table:table-cell office:value-type="float" office:value="0.002717" calcext:value-type="float">
            <text:p>0.002717</text:p>
          </table:table-cell>
          <table:table-cell office:value-type="float" office:value="0.00008167" calcext:value-type="float">
            <text:p>0.00008167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ARK</text:p>
          </table:table-cell>
          <table:table-cell table:number-columns-repeated="28"/>
          <table:table-cell office:value-type="float" office:value="0.000253" calcext:value-type="float">
            <text:p>0.000253</text:p>
          </table:table-cell>
          <table:table-cell table:number-columns-repeated="4"/>
          <table:table-cell office:value-type="string" calcext:value-type="string">
            <text:p>\ \ \ </text:p>
          </table:table-cell>
          <table:table-cell table:number-columns-repeated="32"/>
          <table:table-cell office:value-type="float" office:value="0.003308" calcext:value-type="float">
            <text:p>0.003308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TRIG</text:p>
          </table:table-cell>
          <table:table-cell table:number-columns-repeated="28"/>
          <table:table-cell office:value-type="float" office:value="0.0000696" calcext:value-type="float">
            <text:p>0.0000696</text:p>
          </table:table-cell>
          <table:table-cell table:number-columns-repeated="5"/>
          <table:table-cell office:value-type="string" calcext:value-type="string">
            <text:p>\ \ \ </text:p>
          </table:table-cell>
          <table:table-cell table:number-columns-repeated="30"/>
          <table:table-cell office:value-type="float" office:value="0.03006" calcext:value-type="float">
            <text:p>0.03006</text:p>
          </table:table-cell>
          <table:table-cell office:value-type="float" office:value="0.000887" calcext:value-type="float">
            <text:p>0.000887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RCN</text:p>
          </table:table-cell>
          <table:table-cell table:number-columns-repeated="28"/>
          <table:table-cell office:value-type="float" office:value="0.000009" calcext:value-type="float">
            <text:p>0.000009</text:p>
          </table:table-cell>
          <table:table-cell table:number-columns-repeated="6"/>
          <table:table-cell office:value-type="string" calcext:value-type="string">
            <text:p>\ \ \ </text:p>
          </table:table-cell>
          <table:table-cell table:number-columns-repeated="29"/>
          <table:table-cell office:value-type="float" office:value="0.003849" calcext:value-type="float">
            <text:p>0.003849</text:p>
          </table:table-cell>
          <table:table-cell office:value-type="float" office:value="0.00011597" calcext:value-type="float">
            <text:p>0.00011597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ARN</text:p>
          </table:table-cell>
          <table:table-cell table:number-columns-repeated="28"/>
          <table:table-cell office:value-type="float" office:value="0.00012735" calcext:value-type="float">
            <text:p>0.00012735</text:p>
          </table:table-cell>
          <table:table-cell table:number-columns-repeated="7"/>
          <table:table-cell office:value-type="string" calcext:value-type="string">
            <text:p>\ \ \ </text:p>
          </table:table-cell>
          <table:table-cell table:number-columns-repeated="29"/>
          <table:table-cell office:value-type="float" office:value="0.00167281" calcext:value-type="float">
            <text:p>0.0016728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POWR</text:p>
          </table:table-cell>
          <table:table-cell table:number-columns-repeated="28"/>
          <table:table-cell office:value-type="float" office:value="0.0000383" calcext:value-type="float">
            <text:p>0.0000383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27"/>
          <table:table-cell office:value-type="float" office:value="0.0165" calcext:value-type="float">
            <text:p>0.0165</text:p>
          </table:table-cell>
          <table:table-cell office:value-type="float" office:value="0.00049934" calcext:value-type="float">
            <text:p>0.00049934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BTS</text:p>
          </table:table-cell>
          <table:table-cell table:number-columns-repeated="28"/>
          <table:table-cell office:value-type="float" office:value="0.00002435" calcext:value-type="float">
            <text:p>0.00002435</text:p>
          </table:table-cell>
          <table:table-cell table:number-columns-repeated="9"/>
          <table:table-cell office:value-type="string" calcext:value-type="string">
            <text:p>\ \ \ </text:p>
          </table:table-cell>
          <table:table-cell table:number-columns-repeated="26"/>
          <table:table-cell office:value-type="float" office:value="0.01057" calcext:value-type="float">
            <text:p>0.01057</text:p>
          </table:table-cell>
          <table:table-cell office:value-type="float" office:value="0.00031671" calcext:value-type="float">
            <text:p>0.0003167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KNC</text:p>
          </table:table-cell>
          <table:table-cell table:number-columns-repeated="28"/>
          <table:table-cell office:value-type="float" office:value="0.00015223" calcext:value-type="float">
            <text:p>0.00015223</text:p>
          </table:table-cell>
          <table:table-cell table:number-columns-repeated="10"/>
          <table:table-cell office:value-type="string" calcext:value-type="string">
            <text:p>\ \ \ </text:p>
          </table:table-cell>
          <table:table-cell table:number-columns-repeated="26"/>
          <table:table-cell office:value-type="float" office:value="0.0020375" calcext:value-type="float">
            <text:p>0.0020375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GVT</text:p>
          </table:table-cell>
          <table:table-cell table:number-columns-repeated="28"/>
          <table:table-cell office:value-type="float" office:value="0.0017215" calcext:value-type="float">
            <text:p>0.0017215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25"/>
          <table:table-cell office:value-type="float" office:value="0.022459" calcext:value-type="float">
            <text:p>0.022459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WINGS</text:p>
          </table:table-cell>
          <table:table-cell table:number-columns-repeated="28"/>
          <table:table-cell office:value-type="float" office:value="0.000042" calcext:value-type="float">
            <text:p>0.000042</text:p>
          </table:table-cell>
          <table:table-cell table:number-columns-repeated="12"/>
          <table:table-cell office:value-type="string" calcext:value-type="string">
            <text:p>\ \ \ </text:p>
          </table:table-cell>
          <table:table-cell table:number-columns-repeated="24"/>
          <table:table-cell office:value-type="float" office:value="0.0005535" calcext:value-type="float">
            <text:p>0.0005535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CHAT</text:p>
          </table:table-cell>
          <table:table-cell table:number-columns-repeated="28"/>
          <table:table-cell office:value-type="float" office:value="0.00000704" calcext:value-type="float">
            <text:p>0.00000704</text:p>
          </table:table-cell>
          <table:table-cell table:number-columns-repeated="13"/>
          <table:table-cell office:value-type="string" calcext:value-type="string">
            <text:p>\ \ \ </text:p>
          </table:table-cell>
          <table:table-cell table:number-columns-repeated="23"/>
          <table:table-cell office:value-type="float" office:value="0.00009301" calcext:value-type="float">
            <text:p>0.000093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RLC</text:p>
          </table:table-cell>
          <table:table-cell table:number-columns-repeated="28"/>
          <table:table-cell office:value-type="float" office:value="0.0001568" calcext:value-type="float">
            <text:p>0.0001568</text:p>
          </table:table-cell>
          <table:table-cell table:number-columns-repeated="14"/>
          <table:table-cell office:value-type="string" calcext:value-type="string">
            <text:p>\ \ \ </text:p>
          </table:table-cell>
          <table:table-cell table:number-columns-repeated="21"/>
          <table:table-cell office:value-type="float" office:value="0.06801" calcext:value-type="float">
            <text:p>0.06801</text:p>
          </table:table-cell>
          <table:table-cell office:value-type="float" office:value="0.002063" calcext:value-type="float">
            <text:p>0.002063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GNT</text:p>
          </table:table-cell>
          <table:table-cell table:number-columns-repeated="28"/>
          <table:table-cell office:value-type="float" office:value="0.0000577" calcext:value-type="float">
            <text:p>0.0000577</text:p>
          </table:table-cell>
          <table:table-cell table:number-columns-repeated="15"/>
          <table:table-cell office:value-type="string" calcext:value-type="string">
            <text:p>\ \ \ </text:p>
          </table:table-cell>
          <table:table-cell table:number-columns-repeated="20"/>
          <table:table-cell office:value-type="float" office:value="0.02501" calcext:value-type="float">
            <text:p>0.02501</text:p>
          </table:table-cell>
          <table:table-cell office:value-type="float" office:value="0.00076365" calcext:value-type="float">
            <text:p>0.00076365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table:number-columns-repeated="28"/>
          <table:table-cell office:value-type="float" office:value="0.00000209" calcext:value-type="float">
            <text:p>0.00000209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19"/>
          <table:table-cell office:value-type="float" office:value="0.000904" calcext:value-type="float">
            <text:p>0.000904</text:p>
          </table:table-cell>
          <table:table-cell office:value-type="float" office:value="0.00002711" calcext:value-type="float">
            <text:p>0.0000271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BLZ</text:p>
          </table:table-cell>
          <table:table-cell table:number-columns-repeated="28"/>
          <table:table-cell office:value-type="float" office:value="0.00004601" calcext:value-type="float">
            <text:p>0.00004601</text:p>
          </table:table-cell>
          <table:table-cell table:number-columns-repeated="17"/>
          <table:table-cell office:value-type="string" calcext:value-type="string">
            <text:p>\ \ \ </text:p>
          </table:table-cell>
          <table:table-cell table:number-columns-repeated="18"/>
          <table:table-cell office:value-type="float" office:value="0.01994" calcext:value-type="float">
            <text:p>0.01994</text:p>
          </table:table-cell>
          <table:table-cell office:value-type="float" office:value="0.0006" calcext:value-type="float">
            <text:p>0.0006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SNM</text:p>
          </table:table-cell>
          <table:table-cell table:number-columns-repeated="28"/>
          <table:table-cell office:value-type="float" office:value="0.0000209" calcext:value-type="float">
            <text:p>0.0000209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18"/>
          <table:table-cell office:value-type="float" office:value="0.00027766" calcext:value-type="float">
            <text:p>0.00027766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table:number-columns-repeated="28"/>
          <table:table-cell office:value-type="float" office:value="0.0009251" calcext:value-type="float">
            <text:p>0.0009251</text:p>
          </table:table-cell>
          <table:table-cell table:number-columns-repeated="19"/>
          <table:table-cell office:value-type="string" calcext:value-type="string">
            <text:p>\ \ \ </text:p>
          </table:table-cell>
          <table:table-cell table:number-columns-repeated="16"/>
          <table:table-cell office:value-type="float" office:value="0.40731" calcext:value-type="float">
            <text:p>0.40731</text:p>
          </table:table-cell>
          <table:table-cell office:value-type="float" office:value="0.012237" calcext:value-type="float">
            <text:p>0.012237</text:p>
          </table:table-cell>
          <table:table-cell table:number-columns-repeated="20"/>
          <table:table-cell office:value-type="float" office:value="6.071" calcext:value-type="float">
            <text:p>6.071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PPT</text:p>
          </table:table-cell>
          <table:table-cell table:number-columns-repeated="28"/>
          <table:table-cell office:value-type="float" office:value="0.0013313" calcext:value-type="float">
            <text:p>0.0013313</text:p>
          </table:table-cell>
          <table:table-cell table:number-columns-repeated="20"/>
          <table:table-cell office:value-type="string" calcext:value-type="string">
            <text:p>\ \ \ </text:p>
          </table:table-cell>
          <table:table-cell table:number-columns-repeated="16"/>
          <table:table-cell office:value-type="float" office:value="0.017306" calcext:value-type="float">
            <text:p>0.017306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SNT</text:p>
          </table:table-cell>
          <table:table-cell table:number-columns-repeated="28"/>
          <table:table-cell office:value-type="float" office:value="0.00001152" calcext:value-type="float">
            <text:p>0.00001152</text:p>
          </table:table-cell>
          <table:table-cell table:number-columns-repeated="21"/>
          <table:table-cell office:value-type="string" calcext:value-type="string">
            <text:p>\ \ \ </text:p>
          </table:table-cell>
          <table:table-cell table:number-columns-repeated="15"/>
          <table:table-cell office:value-type="float" office:value="0.00015145" calcext:value-type="float">
            <text:p>0.00015145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RDN</text:p>
          </table:table-cell>
          <table:table-cell table:number-columns-repeated="28"/>
          <table:table-cell office:value-type="float" office:value="0.00014596" calcext:value-type="float">
            <text:p>0.00014596</text:p>
          </table:table-cell>
          <table:table-cell table:number-columns-repeated="22"/>
          <table:table-cell office:value-type="string" calcext:value-type="string">
            <text:p>\ \ \ </text:p>
          </table:table-cell>
          <table:table-cell table:number-columns-repeated="13"/>
          <table:table-cell office:value-type="float" office:value="0.064" calcext:value-type="float">
            <text:p>0.064</text:p>
          </table:table-cell>
          <table:table-cell office:value-type="float" office:value="0.001915" calcext:value-type="float">
            <text:p>0.001915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FUN</text:p>
          </table:table-cell>
          <table:table-cell table:number-columns-repeated="28"/>
          <table:table-cell office:value-type="float" office:value="0.00000386" calcext:value-type="float">
            <text:p>0.00000386</text:p>
          </table:table-cell>
          <table:table-cell table:number-columns-repeated="23"/>
          <table:table-cell office:value-type="string" calcext:value-type="string">
            <text:p>\ \ \ </text:p>
          </table:table-cell>
          <table:table-cell table:number-columns-repeated="13"/>
          <table:table-cell office:value-type="float" office:value="0.000051" calcext:value-type="float">
            <text:p>0.00005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PIVX</text:p>
          </table:table-cell>
          <table:table-cell table:number-columns-repeated="28"/>
          <table:table-cell office:value-type="float" office:value="0.0004064" calcext:value-type="float">
            <text:p>0.0004064</text:p>
          </table:table-cell>
          <table:table-cell table:number-columns-repeated="24"/>
          <table:table-cell office:value-type="string" calcext:value-type="string">
            <text:p>\ \ \ </text:p>
          </table:table-cell>
          <table:table-cell table:number-columns-repeated="11"/>
          <table:table-cell office:value-type="float" office:value="0.17592" calcext:value-type="float">
            <text:p>0.17592</text:p>
          </table:table-cell>
          <table:table-cell office:value-type="float" office:value="0.005435" calcext:value-type="float">
            <text:p>0.005435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AST</text:p>
          </table:table-cell>
          <table:table-cell table:number-columns-repeated="28"/>
          <table:table-cell office:value-type="float" office:value="0.00002847" calcext:value-type="float">
            <text:p>0.00002847</text:p>
          </table:table-cell>
          <table:table-cell table:number-columns-repeated="25"/>
          <table:table-cell office:value-type="string" calcext:value-type="string">
            <text:p>\ \ \ </text:p>
          </table:table-cell>
          <table:table-cell table:number-columns-repeated="11"/>
          <table:table-cell office:value-type="float" office:value="0.0003695" calcext:value-type="float">
            <text:p>0.0003695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CLOAK</text:p>
          </table:table-cell>
          <table:table-cell table:number-columns-repeated="28"/>
          <table:table-cell office:value-type="float" office:value="0.0008242" calcext:value-type="float">
            <text:p>0.0008242</text:p>
          </table:table-cell>
          <table:table-cell table:number-columns-repeated="26"/>
          <table:table-cell office:value-type="string" calcext:value-type="string">
            <text:p>\ \ \ </text:p>
          </table:table-cell>
          <table:table-cell table:number-columns-repeated="10"/>
          <table:table-cell office:value-type="float" office:value="0.011077" calcext:value-type="float">
            <text:p>0.011077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MANA</text:p>
          </table:table-cell>
          <table:table-cell table:number-columns-repeated="28"/>
          <table:table-cell office:value-type="float" office:value="0.00001473" calcext:value-type="float">
            <text:p>0.00001473</text:p>
          </table:table-cell>
          <table:table-cell table:number-columns-repeated="27"/>
          <table:table-cell office:value-type="string" calcext:value-type="string">
            <text:p>\ \ \ </text:p>
          </table:table-cell>
          <table:table-cell table:number-columns-repeated="9"/>
          <table:table-cell office:value-type="float" office:value="0.00019367" calcext:value-type="float">
            <text:p>0.00019367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SNGLS</text:p>
          </table:table-cell>
          <table:table-cell table:number-columns-repeated="28"/>
          <table:table-cell office:value-type="float" office:value="0.00000659" calcext:value-type="float">
            <text:p>0.00000659</text:p>
          </table:table-cell>
          <table:table-cell table:number-columns-repeated="28"/>
          <table:table-cell office:value-type="string" calcext:value-type="string">
            <text:p>\ \ \ </text:p>
          </table:table-cell>
          <table:table-cell table:number-columns-repeated="8"/>
          <table:table-cell office:value-type="float" office:value="0.00008587" calcext:value-type="float">
            <text:p>0.00008587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NEBL</text:p>
          </table:table-cell>
          <table:table-cell table:number-columns-repeated="28"/>
          <table:table-cell office:value-type="float" office:value="0.0007436" calcext:value-type="float">
            <text:p>0.0007436</text:p>
          </table:table-cell>
          <table:table-cell table:number-columns-repeated="29"/>
          <table:table-cell office:value-type="string" calcext:value-type="string">
            <text:p>\ \ \ </text:p>
          </table:table-cell>
          <table:table-cell table:number-columns-repeated="6"/>
          <table:table-cell office:value-type="float" office:value="0.31025" calcext:value-type="float">
            <text:p>0.31025</text:p>
          </table:table-cell>
          <table:table-cell office:value-type="float" office:value="0.009733" calcext:value-type="float">
            <text:p>0.009733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QKC</text:p>
          </table:table-cell>
          <table:table-cell table:number-columns-repeated="28"/>
          <table:table-cell office:value-type="float" office:value="0.00002153" calcext:value-type="float">
            <text:p>0.00002153</text:p>
          </table:table-cell>
          <table:table-cell table:number-columns-repeated="30"/>
          <table:table-cell office:value-type="string" calcext:value-type="string">
            <text:p>\ \ \ </text:p>
          </table:table-cell>
          <table:table-cell table:number-columns-repeated="6"/>
          <table:table-cell office:value-type="float" office:value="0.0002855" calcext:value-type="float">
            <text:p>0.0002855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QSP</text:p>
          </table:table-cell>
          <table:table-cell table:number-columns-repeated="28"/>
          <table:table-cell office:value-type="float" office:value="0.00001461" calcext:value-type="float">
            <text:p>0.00001461</text:p>
          </table:table-cell>
          <table:table-cell table:number-columns-repeated="31"/>
          <table:table-cell office:value-type="string" calcext:value-type="string">
            <text:p>\ \ \ </text:p>
          </table:table-cell>
          <table:table-cell table:number-columns-repeated="4"/>
          <table:table-cell office:value-type="float" office:value="0.006401" calcext:value-type="float">
            <text:p>0.006401</text:p>
          </table:table-cell>
          <table:table-cell office:value-type="float" office:value="0.00019001" calcext:value-type="float">
            <text:p>0.00019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SALT</text:p>
          </table:table-cell>
          <table:table-cell table:number-columns-repeated="28"/>
          <table:table-cell office:value-type="float" office:value="0.0001881" calcext:value-type="float">
            <text:p>0.0001881</text:p>
          </table:table-cell>
          <table:table-cell table:number-columns-repeated="32"/>
          <table:table-cell office:value-type="string" calcext:value-type="string">
            <text:p>\ \ \ </text:p>
          </table:table-cell>
          <table:table-cell table:number-columns-repeated="4"/>
          <table:table-cell office:value-type="float" office:value="0.002463" calcext:value-type="float">
            <text:p>0.002463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STORM</text:p>
          </table:table-cell>
          <table:table-cell table:number-columns-repeated="28"/>
          <table:table-cell office:value-type="float" office:value="0.00000344" calcext:value-type="float">
            <text:p>0.00000344</text:p>
          </table:table-cell>
          <table:table-cell table:number-columns-repeated="33"/>
          <table:table-cell office:value-type="string" calcext:value-type="string">
            <text:p>\ \ \ </text:p>
          </table:table-cell>
          <table:table-cell table:number-columns-repeated="2"/>
          <table:table-cell office:value-type="float" office:value="0.001496" calcext:value-type="float">
            <text:p>0.001496</text:p>
          </table:table-cell>
          <table:table-cell office:value-type="float" office:value="0.00004537" calcext:value-type="float">
            <text:p>0.00004537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ICN</text:p>
          </table:table-cell>
          <table:table-cell table:number-columns-repeated="28"/>
          <table:table-cell office:value-type="float" office:value="0.00010324" calcext:value-type="float">
            <text:p>0.00010324</text:p>
          </table:table-cell>
          <table:table-cell table:number-columns-repeated="34"/>
          <table:table-cell office:value-type="string" calcext:value-type="string">
            <text:p>\ \ \ </text:p>
          </table:table-cell>
          <table:table-cell table:number-columns-repeated="2"/>
          <table:table-cell office:value-type="float" office:value="0.001372" calcext:value-type="float">
            <text:p>0.00137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ETC</text:p>
          </table:table-cell>
          <table:table-cell table:number-columns-repeated="28"/>
          <table:table-cell office:value-type="float" office:value="0.00209" calcext:value-type="float">
            <text:p>0.00209</text:p>
          </table:table-cell>
          <table:table-cell table:number-columns-repeated="35"/>
          <table:table-cell office:value-type="string" calcext:value-type="string">
            <text:p>\ \ \ </text:p>
          </table:table-cell>
          <table:table-cell office:value-type="float" office:value="0.9256" calcext:value-type="float">
            <text:p>0.9256</text:p>
          </table:table-cell>
          <table:table-cell office:value-type="float" office:value="0.027698" calcext:value-type="float">
            <text:p>0.027698</text:p>
          </table:table-cell>
          <table:table-cell table:number-columns-repeated="20"/>
          <table:table-cell office:value-type="float" office:value="13.7452" calcext:value-type="float">
            <text:p>13.7452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NB</text:p>
          </table:table-cell>
          <table:table-cell office:value-type="float" office:value="1.2150668" calcext:value-type="float">
            <text:p>1.2150668</text:p>
          </table:table-cell>
          <table:table-cell office:value-type="float" office:value="74.46016" calcext:value-type="float">
            <text:p>74.46016</text:p>
          </table:table-cell>
          <table:table-cell office:value-type="float" office:value="23.10536" calcext:value-type="float">
            <text:p>23.10536</text:p>
          </table:table-cell>
          <table:table-cell office:value-type="float" office:value="96.43202" calcext:value-type="float">
            <text:p>96.43202</text:p>
          </table:table-cell>
          <table:table-cell office:value-type="float" office:value="1.6310553" calcext:value-type="float">
            <text:p>1.6310553</text:p>
          </table:table-cell>
          <table:table-cell table:number-columns-repeated="5"/>
          <table:table-cell office:value-type="float" office:value="8.5448176" calcext:value-type="float">
            <text:p>8.5448176</text:p>
          </table:table-cell>
          <table:table-cell office:value-type="float" office:value="9.5620578" calcext:value-type="float">
            <text:p>9.5620578</text:p>
          </table:table-cell>
          <table:table-cell office:value-type="float" office:value="75.01875" calcext:value-type="float">
            <text:p>75.0187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float" office:value="59.52381" calcext:value-type="float">
            <text:p>59.52381</text:p>
          </table:table-cell>
          <table:table-cell office:value-type="float" office:value="5.6170308" calcext:value-type="float">
            <text:p>5.6170308</text:p>
          </table:table-cell>
          <table:table-cell table:number-columns-repeated="3"/>
          <table:table-cell office:value-type="float" office:value="68.87052" calcext:value-type="float">
            <text:p>68.87052</text:p>
          </table:table-cell>
          <table:table-cell office:value-type="float" office:value="3311.3" calcext:value-type="float">
            <text:p>3311.3</text:p>
          </table:table-cell>
          <table:table-cell office:value-type="float" office:value="0.0022424" calcext:value-type="float">
            <text:p>0.0022424</text:p>
          </table:table-cell>
          <table:table-cell office:value-type="float" office:value="11.4969" calcext:value-type="float">
            <text:p>11.4969</text:p>
          </table:table-cell>
          <table:table-cell office:value-type="float" office:value="71.53076" calcext:value-type="float">
            <text:p>71.53076</text:p>
          </table:table-cell>
          <table:table-cell/>
          <table:table-cell office:value-type="float" office:value="351.124" calcext:value-type="float">
            <text:p>351.124</text:p>
          </table:table-cell>
          <table:table-cell/>
          <table:table-cell office:value-type="float" office:value="31.77629" calcext:value-type="float">
            <text:p>31.77629</text:p>
          </table:table-cell>
          <table:table-cell office:value-type="float" office:value="246.427" calcext:value-type="float">
            <text:p>246.427</text:p>
          </table:table-cell>
          <table:table-cell/>
          <table:table-cell office:value-type="float" office:value="57.7034" calcext:value-type="float">
            <text:p>57.7034</text:p>
          </table:table-cell>
          <table:table-cell office:value-type="float" office:value="91.24088" calcext:value-type="float">
            <text:p>91.24088</text:p>
          </table:table-cell>
          <table:table-cell table:number-columns-repeated="4"/>
          <table:table-cell office:value-type="float" office:value="13.8831" calcext:value-type="float">
            <text:p>13.8831</text:p>
          </table:table-cell>
          <table:table-cell office:value-type="float" office:value="38.69969" calcext:value-type="float">
            <text:p>38.69969</text:p>
          </table:table-cell>
          <table:table-cell office:value-type="float" office:value="1073" calcext:value-type="float">
            <text:p>1073</text:p>
          </table:table-cell>
          <table:table-cell office:value-type="float" office:value="48.07692" calcext:value-type="float">
            <text:p>48.07692</text:p>
          </table:table-cell>
          <table:table-cell/>
          <table:table-cell office:value-type="float" office:value="2.420077" calcext:value-type="float">
            <text:p>2.420077</text:p>
          </table:table-cell>
          <table:table-cell table:number-columns-repeated="2"/>
          <table:table-cell office:value-type="float" office:value="15.11716" calcext:value-type="float">
            <text:p>15.11716</text:p>
          </table:table-cell>
          <table:table-cell/>
          <table:table-cell office:value-type="float" office:value="5.2496194" calcext:value-type="float">
            <text:p>5.2496194</text:p>
          </table:table-cell>
          <table:table-cell table:number-columns-repeated="4"/>
          <table:table-cell office:value-type="float" office:value="2.9095141" calcext:value-type="float">
            <text:p>2.9095141</text:p>
          </table:table-cell>
          <table:table-cell/>
          <table:table-cell office:value-type="float" office:value="151.492" calcext:value-type="float">
            <text:p>151.492</text:p>
          </table:table-cell>
          <table:table-cell/>
          <table:table-cell office:value-type="float" office:value="647.249" calcext:value-type="float">
            <text:p>647.249</text:p>
          </table:table-cell>
          <table:table-cell/>
          <table:table-cell office:value-type="float" office:value="1.0601081" calcext:value-type="float">
            <text:p>1.0601081</text:p>
          </table:table-cell>
          <table:table-cell office:value-type="string" calcext:value-type="string">
            <text:p>\ \ \ </text:p>
          </table:table-cell>
          <table:table-cell office:value-type="float" office:value="0.029789" calcext:value-type="float">
            <text:p>0.029789</text:p>
          </table:table-cell>
          <table:table-cell office:value-type="float" office:value="2.9047813" calcext:value-type="float">
            <text:p>2.9047813</text:p>
          </table:table-cell>
          <table:table-cell office:value-type="float" office:value="0.323310702" calcext:value-type="float">
            <text:p>0.323310702</text:p>
          </table:table-cell>
          <table:table-cell table:number-columns-repeated="2"/>
          <table:table-cell office:value-type="float" office:value="63.37136" calcext:value-type="float">
            <text:p>63.37136</text:p>
          </table:table-cell>
          <table:table-cell office:value-type="float" office:value="0" calcext:value-type="float">
            <text:p>0</text:p>
          </table:table-cell>
          <table:table-cell office:value-type="float" office:value="5.0632911" calcext:value-type="float">
            <text:p>5.0632911</text:p>
          </table:table-cell>
          <table:table-cell office:value-type="float" office:value="88.96797" calcext:value-type="float">
            <text:p>88.96797</text:p>
          </table:table-cell>
          <table:table-cell table:number-columns-repeated="3"/>
          <table:table-cell office:value-type="float" office:value="6.78242" calcext:value-type="float">
            <text:p>6.78242</text:p>
          </table:table-cell>
          <table:table-cell/>
          <table:table-cell office:value-type="float" office:value="0.264760392" calcext:value-type="float">
            <text:p>0.264760392</text:p>
          </table:table-cell>
          <table:table-cell office:value-type="float" office:value="64.80881" calcext:value-type="float">
            <text:p>64.80881</text:p>
          </table:table-cell>
          <table:table-cell office:value-type="float" office:value="0.643086817" calcext:value-type="float">
            <text:p>0.643086817</text:p>
          </table:table-cell>
          <table:table-cell table:number-columns-repeated="2"/>
          <table:table-cell office:value-type="float" office:value="190.985" calcext:value-type="float">
            <text:p>190.985</text:p>
          </table:table-cell>
          <table:table-cell/>
          <table:table-cell office:value-type="float" office:value="14.7504" calcext:value-type="float">
            <text:p>14.7504</text:p>
          </table:table-cell>
          <table:table-cell office:value-type="float" office:value="174.095" calcext:value-type="float">
            <text:p>174.095</text:p>
          </table:table-cell>
          <table:table-cell table:number-columns-repeated="2"/>
          <table:table-cell office:value-type="float" office:value="5.3304904" calcext:value-type="float">
            <text:p>5.3304904</text:p>
          </table:table-cell>
          <table:table-cell/>
          <table:table-cell office:value-type="float" office:value="4.0832993" calcext:value-type="float">
            <text:p>4.0832993</text:p>
          </table:table-cell>
          <table:table-cell office:value-type="float" office:value="36.16637" calcext:value-type="float">
            <text:p>36.16637</text:p>
          </table:table-cell>
          <table:table-cell office:value-type="float" office:value="47.48338" calcext:value-type="float">
            <text:p>47.48338</text:p>
          </table:table-cell>
          <table:table-cell office:value-type="float" office:value="26.97599" calcext:value-type="float">
            <text:p>26.97599</text:p>
          </table:table-cell>
          <table:table-cell table:number-columns-repeated="3"/>
          <table:table-cell office:value-type="float" office:value="2.1767523" calcext:value-type="float">
            <text:p>2.1767523</text:p>
          </table:table-cell>
          <table:table-cell/>
          <table:table-cell office:value-type="float" office:value="5.6414307" calcext:value-type="float">
            <text:p>5.6414307</text:p>
          </table:table-cell>
          <table:table-cell office:value-type="float" office:value="58.89282" calcext:value-type="float">
            <text:p>58.89282</text:p>
          </table:table-cell>
          <table:table-cell office:value-type="float" office:value="14.67136" calcext:value-type="float">
            <text:p>14.67136</text:p>
          </table:table-cell>
          <table:table-cell table:number-columns-repeated="2"/>
          <table:table-cell office:value-type="float" office:value="31.4169" calcext:value-type="float">
            <text:p>31.41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8.73114" calcext:value-type="float">
            <text:p>88.73114</text:p>
          </table:table-cell>
          <table:table-cell office:value-type="float" office:value="180.44" calcext:value-type="float">
            <text:p>180.44</text:p>
          </table:table-cell>
          <table:table-cell office:value-type="float" office:value="4.89165" calcext:value-type="float">
            <text:p>4.89165</text:p>
          </table:table-cell>
          <table:table-cell table:number-columns-repeated="2"/>
          <table:table-cell office:value-type="float" office:value="9.99001" calcext:value-type="float">
            <text:p>9.99001</text:p>
          </table:table-cell>
          <table:table-cell table:number-columns-repeated="2"/>
          <table:table-cell office:value-type="float" office:value="126.422" calcext:value-type="float">
            <text:p>126.422</text:p>
          </table:table-cell>
          <table:table-cell/>
          <table:table-cell office:value-type="float" office:value="62.65664" calcext:value-type="float">
            <text:p>62.65664</text:p>
          </table:table-cell>
          <table:table-cell/>
          <table:table-cell office:value-type="float" office:value="367.918" calcext:value-type="float">
            <text:p>367.918</text:p>
          </table:table-cell>
          <table:table-cell office:value-type="float" office:value="1.3611183" calcext:value-type="float">
            <text:p>1.3611183</text:p>
          </table:table-cell>
          <table:table-cell/>
          <table:table-cell office:value-type="float" office:value="127.551" calcext:value-type="float">
            <text:p>127.551</text:p>
          </table:table-cell>
          <table:table-cell/>
          <table:table-cell office:value-type="float" office:value="1.3354701" calcext:value-type="float">
            <text:p>1.3354701</text:p>
          </table:table-cell>
          <table:table-cell/>
          <table:table-cell office:value-type="float" office:value="969.932" calcext:value-type="float">
            <text:p>969.932</text:p>
          </table:table-cell>
          <table:table-cell/>
          <table:table-cell office:value-type="float" office:value="11.39212" calcext:value-type="float">
            <text:p>11.39212</text:p>
          </table:table-cell>
          <table:table-cell office:value-type="float" office:value="157.208" calcext:value-type="float">
            <text:p>157.208</text:p>
          </table:table-cell>
          <table:table-cell office:value-type="float" office:value="61.95787" calcext:value-type="float">
            <text:p>61.95787</text:p>
          </table:table-cell>
          <table:table-cell office:value-type="float" office:value="32.79764" calcext:value-type="float">
            <text:p>32.79764</text:p>
          </table:table-cell>
          <table:table-cell/>
          <table:table-cell office:value-type="float" office:value="165.81" calcext:value-type="float">
            <text:p>165.8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H</text:p>
          </table:table-cell>
          <table:table-cell office:value-type="float" office:value="41.22012" calcext:value-type="float">
            <text:p>41.22012</text:p>
          </table:table-cell>
          <table:table-cell office:value-type="float" office:value="2503.8" calcext:value-type="float">
            <text:p>2503.8</text:p>
          </table:table-cell>
          <table:table-cell office:value-type="float" office:value="778.21" calcext:value-type="float">
            <text:p>778.21</text:p>
          </table:table-cell>
          <table:table-cell office:value-type="float" office:value="3239.6" calcext:value-type="float">
            <text:p>3239.6</text:p>
          </table:table-cell>
          <table:table-cell office:value-type="float" office:value="56.81173" calcext:value-type="float">
            <text:p>56.81173</text:p>
          </table:table-cell>
          <table:table-cell office:value-type="float" office:value="16810" calcext:value-type="float">
            <text:p>16810</text:p>
          </table:table-cell>
          <table:table-cell office:value-type="float" office:value="13770" calcext:value-type="float">
            <text:p>13770</text:p>
          </table:table-cell>
          <table:table-cell office:value-type="float" office:value="18520" calcext:value-type="float">
            <text:p>18520</text:p>
          </table:table-cell>
          <table:table-cell office:value-type="float" office:value="12160" calcext:value-type="float">
            <text:p>12160</text:p>
          </table:table-cell>
          <table:table-cell office:value-type="float" office:value="16650" calcext:value-type="float">
            <text:p>16650</text:p>
          </table:table-cell>
          <table:table-cell office:value-type="float" office:value="287.356" calcext:value-type="float">
            <text:p>287.356</text:p>
          </table:table-cell>
          <table:table-cell office:value-type="float" office:value="322.997" calcext:value-type="float">
            <text:p>322.997</text:p>
          </table:table-cell>
          <table:table-cell office:value-type="float" office:value="2515.4" calcext:value-type="float">
            <text:p>2515.4</text:p>
          </table:table-cell>
          <table:table-cell office:value-type="float" office:value="9850.3" calcext:value-type="float">
            <text:p>9850.3</text:p>
          </table:table-cell>
          <table:table-cell office:value-type="float" office:value="4306.6" calcext:value-type="float">
            <text:p>4306.6</text:p>
          </table:table-cell>
          <table:table-cell office:value-type="float" office:value="4.2698548" calcext:value-type="float">
            <text:p>4.2698548</text:p>
          </table:table-cell>
          <table:table-cell office:value-type="float" office:value="528.404" calcext:value-type="float">
            <text:p>528.404</text:p>
          </table:table-cell>
          <table:table-cell office:value-type="float" office:value="1794.6" calcext:value-type="float">
            <text:p>1794.6</text:p>
          </table:table-cell>
          <table:table-cell office:value-type="float" office:value="34.12969" calcext:value-type="float">
            <text:p>34.12969</text:p>
          </table:table-cell>
          <table:table-cell office:value-type="float" office:value="0.571725869" calcext:value-type="float">
            <text:p>0.571725869</text:p>
          </table:table-cell>
          <table:table-cell office:value-type="float" office:value="249.938" calcext:value-type="float">
            <text:p>249.938</text:p>
          </table:table-cell>
          <table:table-cell office:value-type="float" office:value="2010.5" calcext:value-type="float">
            <text:p>2010.5</text:p>
          </table:table-cell>
          <table:table-cell office:value-type="float" office:value="189.143" calcext:value-type="float">
            <text:p>189.143</text:p>
          </table:table-cell>
          <table:table-cell office:value-type="float" office:value="18200" calcext:value-type="float">
            <text:p>18200</text:p>
          </table:table-cell>
          <table:table-cell office:value-type="float" office:value="26980" calcext:value-type="float">
            <text:p>26980</text:p>
          </table:table-cell>
          <table:table-cell office:value-type="float" office:value="53.18866" calcext:value-type="float">
            <text:p>53.18866</text:p>
          </table:table-cell>
          <table:table-cell office:value-type="float" office:value="2327.7" calcext:value-type="float">
            <text:p>2327.7</text:p>
          </table:table-cell>
          <table:table-cell office:value-type="float" office:value="111000" calcext:value-type="float">
            <text:p>111000</text:p>
          </table:table-cell>
          <table:table-cell office:value-type="float" office:value="0.075363" calcext:value-type="float">
            <text:p>0.075363</text:p>
          </table:table-cell>
          <table:table-cell office:value-type="float" office:value="386.424" calcext:value-type="float">
            <text:p>386.424</text:p>
          </table:table-cell>
          <table:table-cell office:value-type="float" office:value="2409" calcext:value-type="float">
            <text:p>2409</text:p>
          </table:table-cell>
          <table:table-cell office:value-type="float" office:value="14.76778" calcext:value-type="float">
            <text:p>14.76778</text:p>
          </table:table-cell>
          <table:table-cell office:value-type="float" office:value="11890" calcext:value-type="float">
            <text:p>11890</text:p>
          </table:table-cell>
          <table:table-cell office:value-type="float" office:value="292.569" calcext:value-type="float">
            <text:p>292.569</text:p>
          </table:table-cell>
          <table:table-cell office:value-type="float" office:value="1073" calcext:value-type="float">
            <text:p>1073</text:p>
          </table:table-cell>
          <table:table-cell office:value-type="float" office:value="8274.7" calcext:value-type="float">
            <text:p>8274.7</text:p>
          </table:table-cell>
          <table:table-cell office:value-type="float" office:value="587.365" calcext:value-type="float">
            <text:p>587.365</text:p>
          </table:table-cell>
          <table:table-cell office:value-type="float" office:value="1956.9" calcext:value-type="float">
            <text:p>1956.9</text:p>
          </table:table-cell>
          <table:table-cell office:value-type="float" office:value="3074" calcext:value-type="float">
            <text:p>3074</text:p>
          </table:table-cell>
          <table:table-cell office:value-type="float" office:value="488.043" calcext:value-type="float">
            <text:p>488.043</text:p>
          </table:table-cell>
          <table:table-cell office:value-type="float" office:value="43.13506" calcext:value-type="float">
            <text:p>43.13506</text:p>
          </table:table-cell>
          <table:table-cell office:value-type="float" office:value="1770.2" calcext:value-type="float">
            <text:p>1770.2</text:p>
          </table:table-cell>
          <table:table-cell office:value-type="float" office:value="10400" calcext:value-type="float">
            <text:p>10400</text:p>
          </table:table-cell>
          <table:table-cell office:value-type="float" office:value="472.813" calcext:value-type="float">
            <text:p>472.813</text:p>
          </table:table-cell>
          <table:table-cell office:value-type="float" office:value="1302.6" calcext:value-type="float">
            <text:p>1302.6</text:p>
          </table:table-cell>
          <table:table-cell office:value-type="float" office:value="35910" calcext:value-type="float">
            <text:p>35910</text:p>
          </table:table-cell>
          <table:table-cell office:value-type="float" office:value="1635" calcext:value-type="float">
            <text:p>1635</text:p>
          </table:table-cell>
          <table:table-cell office:value-type="float" office:value="3581.7" calcext:value-type="float">
            <text:p>3581.7</text:p>
          </table:table-cell>
          <table:table-cell office:value-type="float" office:value="81.40671" calcext:value-type="float">
            <text:p>81.40671</text:p>
          </table:table-cell>
          <table:table-cell office:value-type="float" office:value="56.18609" calcext:value-type="float">
            <text:p>56.18609</text:p>
          </table:table-cell>
          <table:table-cell office:value-type="float" office:value="6503.6" calcext:value-type="float">
            <text:p>6503.6</text:p>
          </table:table-cell>
          <table:table-cell office:value-type="float" office:value="508.363" calcext:value-type="float">
            <text:p>508.363</text:p>
          </table:table-cell>
          <table:table-cell office:value-type="float" office:value="19280" calcext:value-type="float">
            <text:p>19280</text:p>
          </table:table-cell>
          <table:table-cell office:value-type="float" office:value="182.315" calcext:value-type="float">
            <text:p>182.315</text:p>
          </table:table-cell>
          <table:table-cell office:value-type="float" office:value="2613.7" calcext:value-type="float">
            <text:p>2613.7</text:p>
          </table:table-cell>
          <table:table-cell office:value-type="float" office:value="87.9817" calcext:value-type="float">
            <text:p>87.9817</text:p>
          </table:table-cell>
          <table:table-cell office:value-type="float" office:value="5071.8" calcext:value-type="float">
            <text:p>5071.8</text:p>
          </table:table-cell>
          <table:table-cell office:value-type="float" office:value="11330" calcext:value-type="float">
            <text:p>11330</text:p>
          </table:table-cell>
          <table:table-cell office:value-type="float" office:value="99.92006" calcext:value-type="float">
            <text:p>99.92006</text:p>
          </table:table-cell>
          <table:table-cell office:value-type="float" office:value="3466.7" calcext:value-type="float">
            <text:p>3466.7</text:p>
          </table:table-cell>
          <table:table-cell office:value-type="float" office:value="5135.3" calcext:value-type="float">
            <text:p>5135.3</text:p>
          </table:table-cell>
          <table:table-cell office:value-type="float" office:value="396.354" calcext:value-type="float">
            <text:p>396.354</text:p>
          </table:table-cell>
          <table:table-cell office:value-type="float" office:value="21830" calcext:value-type="float">
            <text:p>21830</text:p>
          </table:table-cell>
          <table:table-cell office:value-type="float" office:value="702.198" calcext:value-type="float">
            <text:p>702.198</text:p>
          </table:table-cell>
          <table:table-cell office:value-type="float" office:value="36.0049" calcext:value-type="float">
            <text:p>36.0049</text:p>
          </table:table-cell>
          <table:table-cell office:value-type="float" office:value="33.5042" calcext:value-type="float">
            <text:p>33.5042</text:p>
          </table:table-cell>
          <table:table-cell office:value-type="string" calcext:value-type="string">
            <text:p>\ \ \ </text:p>
          </table:table-cell>
          <table:table-cell office:value-type="float" office:value="97.99118" calcext:value-type="float">
            <text:p>97.99118</text:p>
          </table:table-cell>
          <table:table-cell office:value-type="float" office:value="12.54406" calcext:value-type="float">
            <text:p>12.54406</text:p>
          </table:table-cell>
          <table:table-cell office:value-type="float" office:value="2.516863" calcext:value-type="float">
            <text:p>2.516863</text:p>
          </table:table-cell>
          <table:table-cell office:value-type="float" office:value="1330.1" calcext:value-type="float">
            <text:p>1330.1</text:p>
          </table:table-cell>
          <table:table-cell office:value-type="float" office:value="2139" calcext:value-type="float">
            <text:p>2139</text:p>
          </table:table-cell>
          <table:table-cell office:value-type="float" office:value="14.9611" calcext:value-type="float">
            <text:p>14.9611</text:p>
          </table:table-cell>
          <table:table-cell office:value-type="float" office:value="169.872" calcext:value-type="float">
            <text:p>169.872</text:p>
          </table:table-cell>
          <table:table-cell office:value-type="float" office:value="2988.7" calcext:value-type="float">
            <text:p>2988.7</text:p>
          </table:table-cell>
          <table:table-cell office:value-type="float" office:value="734.382" calcext:value-type="float">
            <text:p>734.382</text:p>
          </table:table-cell>
          <table:table-cell office:value-type="float" office:value="5325.1" calcext:value-type="float">
            <text:p>5325.1</text:p>
          </table:table-cell>
          <table:table-cell office:value-type="float" office:value="848.392" calcext:value-type="float">
            <text:p>848.392</text:p>
          </table:table-cell>
          <table:table-cell office:value-type="float" office:value="228.05" calcext:value-type="float">
            <text:p>228.05</text:p>
          </table:table-cell>
          <table:table-cell office:value-type="float" office:value="9901" calcext:value-type="float">
            <text:p>9901</text:p>
          </table:table-cell>
          <table:table-cell office:value-type="float" office:value="23.92974" calcext:value-type="float">
            <text:p>23.92974</text:p>
          </table:table-cell>
          <table:table-cell office:value-type="float" office:value="2172.4" calcext:value-type="float">
            <text:p>2172.4</text:p>
          </table:table-cell>
          <table:table-cell office:value-type="float" office:value="24.75248" calcext:value-type="float">
            <text:p>24.75248</text:p>
          </table:table-cell>
          <table:table-cell office:value-type="float" office:value="154.607" calcext:value-type="float">
            <text:p>154.607</text:p>
          </table:table-cell>
          <table:table-cell office:value-type="float" office:value="256.082" calcext:value-type="float">
            <text:p>256.082</text:p>
          </table:table-cell>
          <table:table-cell office:value-type="float" office:value="6524.4" calcext:value-type="float">
            <text:p>6524.4</text:p>
          </table:table-cell>
          <table:table-cell office:value-type="float" office:value="148.588" calcext:value-type="float">
            <text:p>148.588</text:p>
          </table:table-cell>
          <table:table-cell office:value-type="float" office:value="495.77" calcext:value-type="float">
            <text:p>495.77</text:p>
          </table:table-cell>
          <table:table-cell office:value-type="float" office:value="5853.1" calcext:value-type="float">
            <text:p>5853.1</text:p>
          </table:table-cell>
          <table:table-cell office:value-type="float" office:value="885.975" calcext:value-type="float">
            <text:p>885.975</text:p>
          </table:table-cell>
          <table:table-cell office:value-type="float" office:value="1.8348624" calcext:value-type="float">
            <text:p>1.8348624</text:p>
          </table:table-cell>
          <table:table-cell office:value-type="float" office:value="179.147" calcext:value-type="float">
            <text:p>179.147</text:p>
          </table:table-cell>
          <table:table-cell office:value-type="float" office:value="435.73" calcext:value-type="float">
            <text:p>435.73</text:p>
          </table:table-cell>
          <table:table-cell office:value-type="float" office:value="140.115" calcext:value-type="float">
            <text:p>140.115</text:p>
          </table:table-cell>
          <table:table-cell office:value-type="float" office:value="1236.1" calcext:value-type="float">
            <text:p>1236.1</text:p>
          </table:table-cell>
          <table:table-cell office:value-type="float" office:value="1593.4" calcext:value-type="float">
            <text:p>1593.4</text:p>
          </table:table-cell>
          <table:table-cell office:value-type="float" office:value="907.441" calcext:value-type="float">
            <text:p>907.441</text:p>
          </table:table-cell>
          <table:table-cell office:value-type="float" office:value="12110" calcext:value-type="float">
            <text:p>12110</text:p>
          </table:table-cell>
          <table:table-cell office:value-type="float" office:value="9413.5" calcext:value-type="float">
            <text:p>9413.5</text:p>
          </table:table-cell>
          <table:table-cell office:value-type="float" office:value="11100" calcext:value-type="float">
            <text:p>11100</text:p>
          </table:table-cell>
          <table:table-cell office:value-type="float" office:value="74.62687" calcext:value-type="float">
            <text:p>74.62687</text:p>
          </table:table-cell>
          <table:table-cell office:value-type="float" office:value="86.44537" calcext:value-type="float">
            <text:p>86.44537</text:p>
          </table:table-cell>
          <table:table-cell office:value-type="float" office:value="190.044" calcext:value-type="float">
            <text:p>190.044</text:p>
          </table:table-cell>
          <table:table-cell office:value-type="float" office:value="1980.6" calcext:value-type="float">
            <text:p>1980.6</text:p>
          </table:table-cell>
          <table:table-cell office:value-type="float" office:value="493.123" calcext:value-type="float">
            <text:p>493.123</text:p>
          </table:table-cell>
          <table:table-cell office:value-type="float" office:value="7119" calcext:value-type="float">
            <text:p>7119</text:p>
          </table:table-cell>
          <table:table-cell/>
          <table:table-cell office:value-type="float" office:value="1053.7" calcext:value-type="float">
            <text:p>1053.7</text:p>
          </table:table-cell>
          <table:table-cell office:value-type="float" office:value="5.1056877" calcext:value-type="float">
            <text:p>5.1056877</text:p>
          </table:table-cell>
          <table:table-cell office:value-type="float" office:value="156.079" calcext:value-type="float">
            <text:p>156.079</text:p>
          </table:table-cell>
          <table:table-cell office:value-type="float" office:value="349.871" calcext:value-type="float">
            <text:p>349.871</text:p>
          </table:table-cell>
          <table:table-cell office:value-type="float" office:value="2972.6" calcext:value-type="float">
            <text:p>2972.6</text:p>
          </table:table-cell>
          <table:table-cell office:value-type="float" office:value="6161" calcext:value-type="float">
            <text:p>6161</text:p>
          </table:table-cell>
          <table:table-cell office:value-type="float" office:value="164.799" calcext:value-type="float">
            <text:p>164.799</text:p>
          </table:table-cell>
          <table:table-cell office:value-type="float" office:value="622.859" calcext:value-type="float">
            <text:p>622.859</text:p>
          </table:table-cell>
          <table:table-cell office:value-type="float" office:value="1314.8" calcext:value-type="float">
            <text:p>1314.8</text:p>
          </table:table-cell>
          <table:table-cell office:value-type="float" office:value="336.361" calcext:value-type="float">
            <text:p>336.361</text:p>
          </table:table-cell>
          <table:table-cell office:value-type="float" office:value="639.333" calcext:value-type="float">
            <text:p>639.333</text:p>
          </table:table-cell>
          <table:table-cell office:value-type="float" office:value="14720" calcext:value-type="float">
            <text:p>14720</text:p>
          </table:table-cell>
          <table:table-cell office:value-type="float" office:value="4247.9" calcext:value-type="float">
            <text:p>4247.9</text:p>
          </table:table-cell>
          <table:table-cell office:value-type="float" office:value="674.764" calcext:value-type="float">
            <text:p>674.764</text:p>
          </table:table-cell>
          <table:table-cell office:value-type="float" office:value="2109.3" calcext:value-type="float">
            <text:p>2109.3</text:p>
          </table:table-cell>
          <table:table-cell office:value-type="float" office:value="2149.4" calcext:value-type="float">
            <text:p>2149.4</text:p>
          </table:table-cell>
          <table:table-cell office:value-type="float" office:value="12340" calcext:value-type="float">
            <text:p>12340</text:p>
          </table:table-cell>
          <table:table-cell office:value-type="float" office:value="45.91368" calcext:value-type="float">
            <text:p>45.91368</text:p>
          </table:table-cell>
          <table:table-cell office:value-type="float" office:value="422.476" calcext:value-type="float">
            <text:p>422.476</text:p>
          </table:table-cell>
          <table:table-cell office:value-type="float" office:value="4303.7" calcext:value-type="float">
            <text:p>4303.7</text:p>
          </table:table-cell>
          <table:table-cell office:value-type="float" office:value="58.13615" calcext:value-type="float">
            <text:p>58.13615</text:p>
          </table:table-cell>
          <table:table-cell office:value-type="float" office:value="44.95796" calcext:value-type="float">
            <text:p>44.95796</text:p>
          </table:table-cell>
          <table:table-cell office:value-type="float" office:value="269.172" calcext:value-type="float">
            <text:p>269.172</text:p>
          </table:table-cell>
          <table:table-cell office:value-type="float" office:value="32700" calcext:value-type="float">
            <text:p>32700</text:p>
          </table:table-cell>
          <table:table-cell office:value-type="float" office:value="5250.2" calcext:value-type="float">
            <text:p>5250.2</text:p>
          </table:table-cell>
          <table:table-cell office:value-type="float" office:value="381.388" calcext:value-type="float">
            <text:p>381.388</text:p>
          </table:table-cell>
          <table:table-cell office:value-type="float" office:value="5307" calcext:value-type="float">
            <text:p>5307</text:p>
          </table:table-cell>
          <table:table-cell office:value-type="float" office:value="2091.3" calcext:value-type="float">
            <text:p>2091.3</text:p>
          </table:table-cell>
          <table:table-cell office:value-type="float" office:value="1123.6" calcext:value-type="float">
            <text:p>1123.6</text:p>
          </table:table-cell>
          <table:table-cell office:value-type="float" office:value="3.8750678" calcext:value-type="float">
            <text:p>3.8750678</text:p>
          </table:table-cell>
          <table:table-cell office:value-type="float" office:value="5575.7" calcext:value-type="float">
            <text:p>5575.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CO</text:p>
          </table:table-cell>
          <table:table-cell table:number-columns-repeated="28"/>
          <table:table-cell office:value-type="float" office:value="0.00076" calcext:value-type="float">
            <text:p>0.00076</text:p>
          </table:table-cell>
          <table:table-cell table:number-columns-repeated="36"/>
          <table:table-cell office:value-type="float" office:value="0.32263" calcext:value-type="float">
            <text:p>0.32263</text:p>
          </table:table-cell>
          <table:table-cell office:value-type="float" office:value="0.009874" calcext:value-type="float">
            <text:p>0.009874</text:p>
          </table:table-cell>
          <table:table-cell office:value-type="string" calcext:value-type="string">
            <text:p>\ \ \ </text:p>
          </table:table-cell>
          <table:table-cell table:number-columns-repeated="77"/>
        </table:table-row>
        <table:table-row table:style-name="ro1">
          <table:table-cell/>
          <table:table-cell office:value-type="string" calcext:value-type="string">
            <text:p>NEO</text:p>
          </table:table-cell>
          <table:table-cell table:number-columns-repeated="28"/>
          <table:table-cell office:value-type="float" office:value="0.006001" calcext:value-type="float">
            <text:p>0.006001</text:p>
          </table:table-cell>
          <table:table-cell table:number-columns-repeated="36"/>
          <table:table-cell office:value-type="float" office:value="2.643" calcext:value-type="float">
            <text:p>2.643</text:p>
          </table:table-cell>
          <table:table-cell office:value-type="float" office:value="0.079542" calcext:value-type="float">
            <text:p>0.079542</text:p>
          </table:table-cell>
          <table:table-cell/>
          <table:table-cell office:value-type="string" calcext:value-type="string">
            <text:p>\ \ \ </text:p>
          </table:table-cell>
          <table:table-cell table:number-columns-repeated="18"/>
          <table:table-cell office:value-type="float" office:value="39.402" calcext:value-type="float">
            <text:p>39.402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ZEC</text:p>
          </table:table-cell>
          <table:table-cell table:number-columns-repeated="28"/>
          <table:table-cell office:value-type="float" office:value="0.029708" calcext:value-type="float">
            <text:p>0.029708</text:p>
          </table:table-cell>
          <table:table-cell table:number-columns-repeated="37"/>
          <table:table-cell office:value-type="float" office:value="0.39323" calcext:value-type="float">
            <text:p>0.39323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75"/>
        </table:table-row>
        <table:table-row table:style-name="ro1">
          <table:table-cell/>
          <table:table-cell office:value-type="string" calcext:value-type="string">
            <text:p>LRC</text:p>
          </table:table-cell>
          <table:table-cell table:number-columns-repeated="28"/>
          <table:table-cell office:value-type="float" office:value="0.0000557" calcext:value-type="float">
            <text:p>0.0000557</text:p>
          </table:table-cell>
          <table:table-cell table:number-columns-repeated="37"/>
          <table:table-cell office:value-type="float" office:value="0.00072863" calcext:value-type="float">
            <text:p>0.00072863</text:p>
          </table:table-cell>
          <table:table-cell table:number-columns-repeated="3"/>
          <table:table-cell office:value-type="string" calcext:value-type="string">
            <text:p>\ \ \ </text:p>
          </table:table-cell>
          <table:table-cell table:number-columns-repeated="74"/>
        </table:table-row>
        <table:table-row table:style-name="ro1">
          <table:table-cell/>
          <table:table-cell office:value-type="string" calcext:value-type="string">
            <text:p>APPC</text:p>
          </table:table-cell>
          <table:table-cell table:number-columns-repeated="28"/>
          <table:table-cell office:value-type="float" office:value="0.00003408" calcext:value-type="float">
            <text:p>0.00003408</text:p>
          </table:table-cell>
          <table:table-cell table:number-columns-repeated="36"/>
          <table:table-cell office:value-type="float" office:value="0.01486" calcext:value-type="float">
            <text:p>0.01486</text:p>
          </table:table-cell>
          <table:table-cell office:value-type="float" office:value="0.0004522" calcext:value-type="float">
            <text:p>0.0004522</text:p>
          </table:table-cell>
          <table:table-cell table:number-columns-repeated="4"/>
          <table:table-cell office:value-type="string" calcext:value-type="string">
            <text:p>\ \ \ </text:p>
          </table:table-cell>
          <table:table-cell table:number-columns-repeated="73"/>
        </table:table-row>
        <table:table-row table:style-name="ro1">
          <table:table-cell/>
          <table:table-cell office:value-type="string" calcext:value-type="string">
            <text:p>REP</text:p>
          </table:table-cell>
          <table:table-cell table:number-columns-repeated="28"/>
          <table:table-cell office:value-type="float" office:value="0.005004" calcext:value-type="float">
            <text:p>0.005004</text:p>
          </table:table-cell>
          <table:table-cell table:number-columns-repeated="36"/>
          <table:table-cell office:value-type="float" office:value="2.161" calcext:value-type="float">
            <text:p>2.161</text:p>
          </table:table-cell>
          <table:table-cell office:value-type="float" office:value="0.06487" calcext:value-type="float">
            <text:p>0.06487</text:p>
          </table:table-cell>
          <table:table-cell table:number-columns-repeated="5"/>
          <table:table-cell office:value-type="string" calcext:value-type="string">
            <text:p>\ \ \ 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VEN</text:p>
          </table:table-cell>
          <table:table-cell table:number-columns-repeated="28"/>
          <table:table-cell office:value-type="float" office:value="0.00044232" calcext:value-type="float">
            <text:p>0.00044232</text:p>
          </table:table-cell>
          <table:table-cell table:number-columns-repeated="36"/>
          <table:table-cell office:value-type="float" office:value="0.1952" calcext:value-type="float">
            <text:p>0.1952</text:p>
          </table:table-cell>
          <table:table-cell office:value-type="float" office:value="0.0058533" calcext:value-type="float">
            <text:p>0.0058533</text:p>
          </table:table-cell>
          <table:table-cell table:number-columns-repeated="6"/>
          <table:table-cell office:value-type="string" calcext:value-type="string">
            <text:p>\ \ \ </text:p>
          </table:table-cell>
          <table:table-cell table:number-columns-repeated="71"/>
        </table:table-row>
        <table:table-row table:style-name="ro1">
          <table:table-cell/>
          <table:table-cell office:value-type="string" calcext:value-type="string">
            <text:p>ADA</text:p>
          </table:table-cell>
          <table:table-cell table:number-columns-repeated="28"/>
          <table:table-cell office:value-type="float" office:value="0.00002523" calcext:value-type="float">
            <text:p>0.00002523</text:p>
          </table:table-cell>
          <table:table-cell table:number-columns-repeated="36"/>
          <table:table-cell office:value-type="float" office:value="0.01112" calcext:value-type="float">
            <text:p>0.01112</text:p>
          </table:table-cell>
          <table:table-cell office:value-type="float" office:value="0.00033334" calcext:value-type="float">
            <text:p>0.00033334</text:p>
          </table:table-cell>
          <table:table-cell table:number-columns-repeated="7"/>
          <table:table-cell office:value-type="string" calcext:value-type="string">
            <text:p>\ \ \ </text:p>
          </table:table-cell>
          <table:table-cell table:number-columns-repeated="12"/>
          <table:table-cell office:value-type="float" office:value="0.16558" calcext:value-type="float">
            <text:p>0.16558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ELF</text:p>
          </table:table-cell>
          <table:table-cell table:number-columns-repeated="28"/>
          <table:table-cell office:value-type="float" office:value="0.000102" calcext:value-type="float">
            <text:p>0.000102</text:p>
          </table:table-cell>
          <table:table-cell table:number-columns-repeated="37"/>
          <table:table-cell office:value-type="float" office:value="0.00132647" calcext:value-type="float">
            <text:p>0.00132647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69"/>
        </table:table-row>
        <table:table-row table:style-name="ro1">
          <table:table-cell/>
          <table:table-cell office:value-type="string" calcext:value-type="string">
            <text:p>REQ</text:p>
          </table:table-cell>
          <table:table-cell table:number-columns-repeated="28"/>
          <table:table-cell office:value-type="float" office:value="0.000014" calcext:value-type="float">
            <text:p>0.000014</text:p>
          </table:table-cell>
          <table:table-cell table:number-columns-repeated="37"/>
          <table:table-cell office:value-type="float" office:value="0.00018361" calcext:value-type="float">
            <text:p>0.00018361</text:p>
          </table:table-cell>
          <table:table-cell table:number-columns-repeated="9"/>
          <table:table-cell office:value-type="string" calcext:value-type="string">
            <text:p>\ \ \ </text:p>
          </table:table-cell>
          <table:table-cell table:number-columns-repeated="68"/>
        </table:table-row>
        <table:table-row table:style-name="ro1">
          <table:table-cell/>
          <table:table-cell office:value-type="string" calcext:value-type="string">
            <text:p>STORJ</text:p>
          </table:table-cell>
          <table:table-cell table:number-columns-repeated="28"/>
          <table:table-cell office:value-type="float" office:value="0.00008593" calcext:value-type="float">
            <text:p>0.00008593</text:p>
          </table:table-cell>
          <table:table-cell table:number-columns-repeated="37"/>
          <table:table-cell office:value-type="float" office:value="0.0011486" calcext:value-type="float">
            <text:p>0.0011486</text:p>
          </table:table-cell>
          <table:table-cell table:number-columns-repeated="10"/>
          <table:table-cell office:value-type="string" calcext:value-type="string">
            <text:p>\ \ \ </text:p>
          </table:table-cell>
          <table:table-cell table:number-columns-repeated="67"/>
        </table:table-row>
        <table:table-row table:style-name="ro1">
          <table:table-cell/>
          <table:table-cell office:value-type="string" calcext:value-type="string">
            <text:p>ICX</text:p>
          </table:table-cell>
          <table:table-cell table:number-columns-repeated="28"/>
          <table:table-cell office:value-type="float" office:value="0.0003301" calcext:value-type="float">
            <text:p>0.0003301</text:p>
          </table:table-cell>
          <table:table-cell table:number-columns-repeated="36"/>
          <table:table-cell office:value-type="float" office:value="0.14553" calcext:value-type="float">
            <text:p>0.14553</text:p>
          </table:table-cell>
          <table:table-cell office:value-type="float" office:value="0.004362" calcext:value-type="float">
            <text:p>0.004362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8"/>
          <table:table-cell office:value-type="float" office:value="2.1607" calcext:value-type="float">
            <text:p>2.1607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MTH</text:p>
          </table:table-cell>
          <table:table-cell table:number-columns-repeated="28"/>
          <table:table-cell office:value-type="float" office:value="0.0000074" calcext:value-type="float">
            <text:p>0.0000074</text:p>
          </table:table-cell>
          <table:table-cell table:number-columns-repeated="37"/>
          <table:table-cell office:value-type="float" office:value="0.0000964" calcext:value-type="float">
            <text:p>0.0000964</text:p>
          </table:table-cell>
          <table:table-cell table:number-columns-repeated="12"/>
          <table:table-cell office:value-type="string" calcext:value-type="string">
            <text:p>\ \ \ </text:p>
          </table:table-cell>
          <table:table-cell table:number-columns-repeated="65"/>
        </table:table-row>
        <table:table-row table:style-name="ro1">
          <table:table-cell/>
          <table:table-cell office:value-type="string" calcext:value-type="string">
            <text:p>XZC</text:p>
          </table:table-cell>
          <table:table-cell table:number-columns-repeated="28"/>
          <table:table-cell office:value-type="float" office:value="0.003024" calcext:value-type="float">
            <text:p>0.003024</text:p>
          </table:table-cell>
          <table:table-cell table:number-columns-repeated="36"/>
          <table:table-cell office:value-type="float" office:value="1.234" calcext:value-type="float">
            <text:p>1.234</text:p>
          </table:table-cell>
          <table:table-cell office:value-type="float" office:value="0.040101" calcext:value-type="float">
            <text:p>0.040101</text:p>
          </table:table-cell>
          <table:table-cell table:number-columns-repeated="13"/>
          <table:table-cell office:value-type="string" calcext:value-type="string">
            <text:p>\ \ \ </text:p>
          </table:table-cell>
          <table:table-cell table:number-columns-repeated="64"/>
        </table:table-row>
        <table:table-row table:style-name="ro1">
          <table:table-cell/>
          <table:table-cell office:value-type="string" calcext:value-type="string">
            <text:p>LOOM</text:p>
          </table:table-cell>
          <table:table-cell table:number-columns-repeated="28"/>
          <table:table-cell office:value-type="float" office:value="0.00003423" calcext:value-type="float">
            <text:p>0.00003423</text:p>
          </table:table-cell>
          <table:table-cell table:number-columns-repeated="36"/>
          <table:table-cell office:value-type="float" office:value="0.01501" calcext:value-type="float">
            <text:p>0.01501</text:p>
          </table:table-cell>
          <table:table-cell office:value-type="float" office:value="0.00045219" calcext:value-type="float">
            <text:p>0.00045219</text:p>
          </table:table-cell>
          <table:table-cell table:number-columns-repeated="14"/>
          <table:table-cell office:value-type="string" calcext:value-type="string">
            <text:p>\ \ \ </text:p>
          </table:table-cell>
          <table:table-cell table:number-columns-repeated="63"/>
        </table:table-row>
        <table:table-row table:style-name="ro1">
          <table:table-cell/>
          <table:table-cell office:value-type="string" calcext:value-type="string">
            <text:p>ZEN</text:p>
          </table:table-cell>
          <table:table-cell table:number-columns-repeated="28"/>
          <table:table-cell office:value-type="float" office:value="0.002995" calcext:value-type="float">
            <text:p>0.002995</text:p>
          </table:table-cell>
          <table:table-cell table:number-columns-repeated="36"/>
          <table:table-cell office:value-type="float" office:value="1.311" calcext:value-type="float">
            <text:p>1.311</text:p>
          </table:table-cell>
          <table:table-cell office:value-type="float" office:value="0.03902" calcext:value-type="float">
            <text:p>0.03902</text:p>
          </table:table-cell>
          <table:table-cell table:number-columns-repeated="15"/>
          <table:table-cell office:value-type="string" calcext:value-type="string">
            <text:p>\ \ \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XS</text:p>
          </table:table-cell>
          <table:table-cell table:number-columns-repeated="28"/>
          <table:table-cell office:value-type="float" office:value="0.0004834" calcext:value-type="float">
            <text:p>0.0004834</text:p>
          </table:table-cell>
          <table:table-cell table:number-columns-repeated="37"/>
          <table:table-cell office:value-type="float" office:value="0.006322" calcext:value-type="float">
            <text:p>0.006322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MTL</text:p>
          </table:table-cell>
          <table:table-cell table:number-columns-repeated="28"/>
          <table:table-cell office:value-type="float" office:value="0.0002876" calcext:value-type="float">
            <text:p>0.0002876</text:p>
          </table:table-cell>
          <table:table-cell table:number-columns-repeated="37"/>
          <table:table-cell office:value-type="float" office:value="0.00375" calcext:value-type="float">
            <text:p>0.00375</text:p>
          </table:table-cell>
          <table:table-cell table:number-columns-repeated="17"/>
          <table:table-cell office:value-type="string" calcext:value-type="string">
            <text:p>\ \ \ 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YOYO</text:p>
          </table:table-cell>
          <table:table-cell table:number-columns-repeated="28"/>
          <table:table-cell office:value-type="float" office:value="0.00001102" calcext:value-type="float">
            <text:p>0.00001102</text:p>
          </table:table-cell>
          <table:table-cell table:number-columns-repeated="36"/>
          <table:table-cell office:value-type="float" office:value="0.00489" calcext:value-type="float">
            <text:p>0.00489</text:p>
          </table:table-cell>
          <table:table-cell office:value-type="float" office:value="0.00014601" calcext:value-type="float">
            <text:p>0.00014601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BNT</text:p>
          </table:table-cell>
          <table:table-cell table:number-columns-repeated="28"/>
          <table:table-cell office:value-type="float" office:value="0.00049856" calcext:value-type="float">
            <text:p>0.00049856</text:p>
          </table:table-cell>
          <table:table-cell table:number-columns-repeated="37"/>
          <table:table-cell office:value-type="float" office:value="0.006653" calcext:value-type="float">
            <text:p>0.006653</text:p>
          </table:table-cell>
          <table:table-cell table:number-columns-repeated="19"/>
          <table:table-cell office:value-type="string" calcext:value-type="string">
            <text:p>\ \ \ 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USDT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0.770772314" calcext:value-type="float">
            <text:p>0.770772314</text:p>
          </table:table-cell>
          <table:table-cell table:number-columns-repeated="18"/>
          <table:table-cell office:value-type="float" office:value="0.152671756" calcext:value-type="float">
            <text:p>0.152671756</text:p>
          </table:table-cell>
          <table:table-cell table:number-columns-repeated="15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6.0182956" calcext:value-type="float">
            <text:p>6.0182956</text:p>
          </table:table-cell>
          <table:table-cell table:number-columns-repeated="3"/>
          <table:table-cell office:value-type="float" office:value="0.444444444" calcext:value-type="float">
            <text:p>0.444444444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8"/>
          <table:table-cell office:value-type="float" office:value="1.822556" calcext:value-type="float">
            <text:p>1.822556</text:p>
          </table:table-cell>
          <table:table-cell table:number-columns-repeated="2"/>
          <table:table-cell office:value-type="float" office:value="22.31645" calcext:value-type="float">
            <text:p>22.31645</text:p>
          </table:table-cell>
          <table:table-cell table:number-columns-repeated="4"/>
          <table:table-cell office:value-type="float" office:value="0.995321987" calcext:value-type="float">
            <text:p>0.99532198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4.2337003" calcext:value-type="float">
            <text:p>4.23370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QLC</text:p>
          </table:table-cell>
          <table:table-cell table:number-columns-repeated="28"/>
          <table:table-cell office:value-type="float" office:value="0.00001269" calcext:value-type="float">
            <text:p>0.00001269</text:p>
          </table:table-cell>
          <table:table-cell table:number-columns-repeated="36"/>
          <table:table-cell office:value-type="float" office:value="0.005511" calcext:value-type="float">
            <text:p>0.005511</text:p>
          </table:table-cell>
          <table:table-cell office:value-type="float" office:value="0.00016661" calcext:value-type="float">
            <text:p>0.00016661</text:p>
          </table:table-cell>
          <table:table-cell table:number-columns-repeated="21"/>
          <table:table-cell office:value-type="string" calcext:value-type="string">
            <text:p>\ \ \ 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MDA</text:p>
          </table:table-cell>
          <table:table-cell table:number-columns-repeated="28"/>
          <table:table-cell office:value-type="float" office:value="0.00008151" calcext:value-type="float">
            <text:p>0.00008151</text:p>
          </table:table-cell>
          <table:table-cell table:number-columns-repeated="37"/>
          <table:table-cell office:value-type="float" office:value="0.0010609" calcext:value-type="float">
            <text:p>0.0010609</text:p>
          </table:table-cell>
          <table:table-cell table:number-columns-repeated="22"/>
          <table:table-cell office:value-type="string" calcext:value-type="string">
            <text:p>\ \ \ 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DASH</text:p>
          </table:table-cell>
          <table:table-cell table:number-columns-repeated="28"/>
          <table:table-cell office:value-type="float" office:value="0.040514" calcext:value-type="float">
            <text:p>0.040514</text:p>
          </table:table-cell>
          <table:table-cell table:number-columns-repeated="37"/>
          <table:table-cell office:value-type="float" office:value="0.53866" calcext:value-type="float">
            <text:p>0.53866</text:p>
          </table:table-cell>
          <table:table-cell table:number-columns-repeated="23"/>
          <table:table-cell office:value-type="string" calcext:value-type="string">
            <text:p>\ \ \ 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NANO</text:p>
          </table:table-cell>
          <table:table-cell table:number-columns-repeated="28"/>
          <table:table-cell office:value-type="float" office:value="0.0004184" calcext:value-type="float">
            <text:p>0.0004184</text:p>
          </table:table-cell>
          <table:table-cell table:number-columns-repeated="36"/>
          <table:table-cell office:value-type="float" office:value="0.1845" calcext:value-type="float">
            <text:p>0.1845</text:p>
          </table:table-cell>
          <table:table-cell office:value-type="float" office:value="0.005495" calcext:value-type="float">
            <text:p>0.005495</text:p>
          </table:table-cell>
          <table:table-cell table:number-columns-repeated="24"/>
          <table:table-cell office:value-type="string" calcext:value-type="string">
            <text:p>\ \ \ 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EDO</text:p>
          </table:table-cell>
          <table:table-cell table:number-columns-repeated="28"/>
          <table:table-cell office:value-type="float" office:value="0.000171" calcext:value-type="float">
            <text:p>0.000171</text:p>
          </table:table-cell>
          <table:table-cell table:number-columns-repeated="37"/>
          <table:table-cell office:value-type="float" office:value="0.00222" calcext:value-type="float">
            <text:p>0.00222</text:p>
          </table:table-cell>
          <table:table-cell table:number-columns-repeated="25"/>
          <table:table-cell office:value-type="string" calcext:value-type="string">
            <text:p>\ \ \ 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WAVES</text:p>
          </table:table-cell>
          <table:table-cell table:number-columns-repeated="28"/>
          <table:table-cell office:value-type="float" office:value="0.0005315" calcext:value-type="float">
            <text:p>0.0005315</text:p>
          </table:table-cell>
          <table:table-cell table:number-columns-repeated="36"/>
          <table:table-cell office:value-type="float" office:value="0.2323" calcext:value-type="float">
            <text:p>0.2323</text:p>
          </table:table-cell>
          <table:table-cell office:value-type="float" office:value="0.006899" calcext:value-type="float">
            <text:p>0.006899</text:p>
          </table:table-cell>
          <table:table-cell table:number-columns-repeated="26"/>
          <table:table-cell office:value-type="string" calcext:value-type="string">
            <text:p>\ \ \ 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ADX</text:p>
          </table:table-cell>
          <table:table-cell table:number-columns-repeated="28"/>
          <table:table-cell office:value-type="float" office:value="0.00005809" calcext:value-type="float">
            <text:p>0.00005809</text:p>
          </table:table-cell>
          <table:table-cell table:number-columns-repeated="36"/>
          <table:table-cell office:value-type="float" office:value="0.02456" calcext:value-type="float">
            <text:p>0.02456</text:p>
          </table:table-cell>
          <table:table-cell office:value-type="float" office:value="0.0007743" calcext:value-type="float">
            <text:p>0.0007743</text:p>
          </table:table-cell>
          <table:table-cell table:number-columns-repeated="27"/>
          <table:table-cell office:value-type="string" calcext:value-type="string">
            <text:p>\ \ \ 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AMB</text:p>
          </table:table-cell>
          <table:table-cell table:number-columns-repeated="28"/>
          <table:table-cell office:value-type="float" office:value="0.00004654" calcext:value-type="float">
            <text:p>0.00004654</text:p>
          </table:table-cell>
          <table:table-cell table:number-columns-repeated="36"/>
          <table:table-cell office:value-type="float" office:value="0.0203" calcext:value-type="float">
            <text:p>0.0203</text:p>
          </table:table-cell>
          <table:table-cell office:value-type="float" office:value="0.000617" calcext:value-type="float">
            <text:p>0.000617</text:p>
          </table:table-cell>
          <table:table-cell table:number-columns-repeated="28"/>
          <table:table-cell office:value-type="string" calcext:value-type="string">
            <text:p>\ \ \ 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XRP</text:p>
          </table:table-cell>
          <table:table-cell table:number-columns-repeated="28"/>
          <table:table-cell office:value-type="float" office:value="0.000083" calcext:value-type="float">
            <text:p>0.000083</text:p>
          </table:table-cell>
          <table:table-cell table:number-columns-repeated="36"/>
          <table:table-cell office:value-type="float" office:value="0.03655" calcext:value-type="float">
            <text:p>0.03655</text:p>
          </table:table-cell>
          <table:table-cell office:value-type="float" office:value="0.00109753" calcext:value-type="float">
            <text:p>0.00109753</text:p>
          </table:table-cell>
          <table:table-cell table:number-columns-repeated="20"/>
          <table:table-cell office:value-type="float" office:value="0.545" calcext:value-type="float">
            <text:p>0.545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FUEL</text:p>
          </table:table-cell>
          <table:table-cell table:number-columns-repeated="28"/>
          <table:table-cell office:value-type="float" office:value="0.00000602" calcext:value-type="float">
            <text:p>0.00000602</text:p>
          </table:table-cell>
          <table:table-cell table:number-columns-repeated="37"/>
          <table:table-cell office:value-type="float" office:value="0.00007925" calcext:value-type="float">
            <text:p>0.00007925</text:p>
          </table:table-cell>
          <table:table-cell table:number-columns-repeated="30"/>
          <table:table-cell office:value-type="string" calcext:value-type="string">
            <text:p>\ \ \ 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WPR</text:p>
          </table:table-cell>
          <table:table-cell table:number-columns-repeated="28"/>
          <table:table-cell office:value-type="float" office:value="0.00000796" calcext:value-type="float">
            <text:p>0.00000796</text:p>
          </table:table-cell>
          <table:table-cell table:number-columns-repeated="37"/>
          <table:table-cell office:value-type="float" office:value="0.00010216" calcext:value-type="float">
            <text:p>0.00010216</text:p>
          </table:table-cell>
          <table:table-cell table:number-columns-repeated="31"/>
          <table:table-cell office:value-type="string" calcext:value-type="string">
            <text:p>\ \ \ 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TRX</text:p>
          </table:table-cell>
          <table:table-cell table:number-columns-repeated="28"/>
          <table:table-cell office:value-type="float" office:value="0.00000679" calcext:value-type="float">
            <text:p>0.00000679</text:p>
          </table:table-cell>
          <table:table-cell table:number-columns-repeated="37"/>
          <table:table-cell office:value-type="float" office:value="0.00008979" calcext:value-type="float">
            <text:p>0.00008979</text:p>
          </table:table-cell>
          <table:table-cell table:number-columns-repeated="20"/>
          <table:table-cell office:value-type="float" office:value="0.04449" calcext:value-type="float">
            <text:p>0.04449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LSK</text:p>
          </table:table-cell>
          <table:table-cell table:number-columns-repeated="28"/>
          <table:table-cell office:value-type="float" office:value="0.001007" calcext:value-type="float">
            <text:p>0.001007</text:p>
          </table:table-cell>
          <table:table-cell table:number-columns-repeated="36"/>
          <table:table-cell office:value-type="float" office:value="0.4428" calcext:value-type="float">
            <text:p>0.4428</text:p>
          </table:table-cell>
          <table:table-cell office:value-type="float" office:value="0.013069" calcext:value-type="float">
            <text:p>0.013069</text:p>
          </table:table-cell>
          <table:table-cell table:number-columns-repeated="33"/>
          <table:table-cell office:value-type="string" calcext:value-type="string">
            <text:p>\ \ \ 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HSR</text:p>
          </table:table-cell>
          <table:table-cell table:number-columns-repeated="28"/>
          <table:table-cell office:value-type="float" office:value="0.000864" calcext:value-type="float">
            <text:p>0.000864</text:p>
          </table:table-cell>
          <table:table-cell table:number-columns-repeated="37"/>
          <table:table-cell office:value-type="float" office:value="0.011214" calcext:value-type="float">
            <text:p>0.011214</text:p>
          </table:table-cell>
          <table:table-cell table:number-columns-repeated="34"/>
          <table:table-cell office:value-type="string" calcext:value-type="string">
            <text:p>\ \ \ 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NULS</text:p>
          </table:table-cell>
          <table:table-cell table:number-columns-repeated="28"/>
          <table:table-cell office:value-type="float" office:value="0.00039001" calcext:value-type="float">
            <text:p>0.00039001</text:p>
          </table:table-cell>
          <table:table-cell table:number-columns-repeated="36"/>
          <table:table-cell office:value-type="float" office:value="0.17158" calcext:value-type="float">
            <text:p>0.17158</text:p>
          </table:table-cell>
          <table:table-cell office:value-type="float" office:value="0.00509001" calcext:value-type="float">
            <text:p>0.00509001</text:p>
          </table:table-cell>
          <table:table-cell table:number-columns-repeated="35"/>
          <table:table-cell office:value-type="string" calcext:value-type="string">
            <text:p>\ \ \ 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SYS</text:p>
          </table:table-cell>
          <table:table-cell table:number-columns-repeated="28"/>
          <table:table-cell office:value-type="float" office:value="0.00003641" calcext:value-type="float">
            <text:p>0.00003641</text:p>
          </table:table-cell>
          <table:table-cell table:number-columns-repeated="36"/>
          <table:table-cell office:value-type="float" office:value="0.01607" calcext:value-type="float">
            <text:p>0.01607</text:p>
          </table:table-cell>
          <table:table-cell office:value-type="float" office:value="0.00048183" calcext:value-type="float">
            <text:p>0.00048183</text:p>
          </table:table-cell>
          <table:table-cell table:number-columns-repeated="36"/>
          <table:table-cell office:value-type="string" calcext:value-type="string">
            <text:p>\ \ \ 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TUSD</text:p>
          </table:table-cell>
          <table:table-cell table:number-columns-repeated="28"/>
          <table:table-cell office:value-type="float" office:value="0.0001517" calcext:value-type="float">
            <text:p>0.0001517</text:p>
          </table:table-cell>
          <table:table-cell table:number-columns-repeated="36"/>
          <table:table-cell office:value-type="float" office:value="0.06692" calcext:value-type="float">
            <text:p>0.06692</text:p>
          </table:table-cell>
          <table:table-cell office:value-type="float" office:value="0.0019813" calcext:value-type="float">
            <text:p>0.0019813</text:p>
          </table:table-cell>
          <table:table-cell table:number-columns-repeated="20"/>
          <table:table-cell office:value-type="float" office:value="1.0038" calcext:value-type="float">
            <text:p>1.0038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table:number-columns-repeated="28"/>
          <table:table-cell office:value-type="float" office:value="0.0000104" calcext:value-type="float">
            <text:p>0.0000104</text:p>
          </table:table-cell>
          <table:table-cell table:number-columns-repeated="37"/>
          <table:table-cell office:value-type="float" office:value="0.000136" calcext:value-type="float">
            <text:p>0.000136</text:p>
          </table:table-cell>
          <table:table-cell table:number-columns-repeated="38"/>
          <table:table-cell office:value-type="string" calcext:value-type="string">
            <text:p>\ \ \ 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GAS</text:p>
          </table:table-cell>
          <table:table-cell table:number-columns-repeated="28"/>
          <table:table-cell office:value-type="float" office:value="0.002012" calcext:value-type="float">
            <text:p>0.002012</text:p>
          </table:table-cell>
          <table:table-cell table:number-columns-repeated="77"/>
          <table:table-cell office:value-type="string" calcext:value-type="string">
            <text:p>\ \ \ 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WABI</text:p>
          </table:table-cell>
          <table:table-cell table:number-columns-repeated="28"/>
          <table:table-cell office:value-type="float" office:value="0.00007145" calcext:value-type="float">
            <text:p>0.00007145</text:p>
          </table:table-cell>
          <table:table-cell table:number-columns-repeated="36"/>
          <table:table-cell office:value-type="float" office:value="0.03101" calcext:value-type="float">
            <text:p>0.03101</text:p>
          </table:table-cell>
          <table:table-cell office:value-type="float" office:value="0.00092678" calcext:value-type="float">
            <text:p>0.00092678</text:p>
          </table:table-cell>
          <table:table-cell table:number-columns-repeated="40"/>
          <table:table-cell office:value-type="string" calcext:value-type="string">
            <text:p>\ \ \ 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LTC</text:p>
          </table:table-cell>
          <table:table-cell table:number-columns-repeated="28"/>
          <table:table-cell office:value-type="float" office:value="0.014731" calcext:value-type="float">
            <text:p>0.014731</text:p>
          </table:table-cell>
          <table:table-cell table:number-columns-repeated="36"/>
          <table:table-cell office:value-type="float" office:value="6.5" calcext:value-type="float">
            <text:p>6.5</text:p>
          </table:table-cell>
          <table:table-cell office:value-type="float" office:value="0.19547" calcext:value-type="float">
            <text:p>0.19547</text:p>
          </table:table-cell>
          <table:table-cell table:number-columns-repeated="20"/>
          <table:table-cell office:value-type="float" office:value="96.99" calcext:value-type="float">
            <text:p>96.99</text:p>
          </table:table-cell>
          <table:table-cell table:number-columns-repeated="20"/>
          <table:table-cell office:value-type="string" calcext:value-type="string">
            <text:p>\ \ \ </text:p>
          </table:table-cell>
          <table:table-cell table:number-columns-repeated="35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TRAT</text:p>
          </table:table-cell>
          <table:table-cell table:number-columns-repeated="28"/>
          <table:table-cell office:value-type="float" office:value="0.0004811" calcext:value-type="float">
            <text:p>0.0004811</text:p>
          </table:table-cell>
          <table:table-cell table:number-columns-repeated="37"/>
          <table:table-cell office:value-type="float" office:value="0.006252" calcext:value-type="float">
            <text:p>0.006252</text:p>
          </table:table-cell>
          <table:table-cell table:number-columns-repeated="42"/>
          <table:table-cell office:value-type="string" calcext:value-type="string">
            <text:p>\ \ \ 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8"/>
          <table:table-cell office:value-type="float" office:value="0.000214" calcext:value-type="float">
            <text:p>0.000214</text:p>
          </table:table-cell>
          <table:table-cell table:number-columns-repeated="37"/>
          <table:table-cell office:value-type="float" office:value="0.0028019" calcext:value-type="float">
            <text:p>0.0028019</text:p>
          </table:table-cell>
          <table:table-cell table:number-columns-repeated="43"/>
          <table:table-cell office:value-type="string" calcext:value-type="string">
            <text:p>\ \ \ 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THETA</text:p>
          </table:table-cell>
          <table:table-cell table:number-columns-repeated="28"/>
          <table:table-cell office:value-type="float" office:value="0.00002505" calcext:value-type="float">
            <text:p>0.00002505</text:p>
          </table:table-cell>
          <table:table-cell table:number-columns-repeated="36"/>
          <table:table-cell office:value-type="float" office:value="0.01084" calcext:value-type="float">
            <text:p>0.01084</text:p>
          </table:table-cell>
          <table:table-cell office:value-type="float" office:value="0.00032838" calcext:value-type="float">
            <text:p>0.00032838</text:p>
          </table:table-cell>
          <table:table-cell table:number-columns-repeated="44"/>
          <table:table-cell office:value-type="string" calcext:value-type="string">
            <text:p>\ \ \ 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ENJ</text:p>
          </table:table-cell>
          <table:table-cell table:number-columns-repeated="28"/>
          <table:table-cell office:value-type="float" office:value="0.00001217" calcext:value-type="float">
            <text:p>0.00001217</text:p>
          </table:table-cell>
          <table:table-cell table:number-columns-repeated="36"/>
          <table:table-cell office:value-type="float" office:value="0.00529" calcext:value-type="float">
            <text:p>0.00529</text:p>
          </table:table-cell>
          <table:table-cell office:value-type="float" office:value="0.00016" calcext:value-type="float">
            <text:p>0.00016</text:p>
          </table:table-cell>
          <table:table-cell table:number-columns-repeated="45"/>
          <table:table-cell office:value-type="string" calcext:value-type="string">
            <text:p>\ \ \ 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WAN</text:p>
          </table:table-cell>
          <table:table-cell table:number-columns-repeated="28"/>
          <table:table-cell office:value-type="float" office:value="0.0004565" calcext:value-type="float">
            <text:p>0.0004565</text:p>
          </table:table-cell>
          <table:table-cell table:number-columns-repeated="36"/>
          <table:table-cell office:value-type="float" office:value="0.19841" calcext:value-type="float">
            <text:p>0.19841</text:p>
          </table:table-cell>
          <table:table-cell office:value-type="float" office:value="0.006" calcext:value-type="float">
            <text:p>0.006</text:p>
          </table:table-cell>
          <table:table-cell table:number-columns-repeated="46"/>
          <table:table-cell office:value-type="string" calcext:value-type="string">
            <text:p>\ \ \ 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EVX</text:p>
          </table:table-cell>
          <table:table-cell table:number-columns-repeated="28"/>
          <table:table-cell office:value-type="float" office:value="0.00011514" calcext:value-type="float">
            <text:p>0.00011514</text:p>
          </table:table-cell>
          <table:table-cell table:number-columns-repeated="37"/>
          <table:table-cell office:value-type="float" office:value="0.00152" calcext:value-type="float">
            <text:p>0.00152</text:p>
          </table:table-cell>
          <table:table-cell table:number-columns-repeated="47"/>
          <table:table-cell office:value-type="string" calcext:value-type="string">
            <text:p>\ \ \ 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OAX</text:p>
          </table:table-cell>
          <table:table-cell table:number-columns-repeated="28"/>
          <table:table-cell office:value-type="float" office:value="0.00005608" calcext:value-type="float">
            <text:p>0.00005608</text:p>
          </table:table-cell>
          <table:table-cell table:number-columns-repeated="37"/>
          <table:table-cell office:value-type="float" office:value="0.0007406" calcext:value-type="float">
            <text:p>0.0007406</text:p>
          </table:table-cell>
          <table:table-cell table:number-columns-repeated="48"/>
          <table:table-cell office:value-type="string" calcext:value-type="string">
            <text:p>\ \ \ 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NXS</text:p>
          </table:table-cell>
          <table:table-cell table:number-columns-repeated="28"/>
          <table:table-cell office:value-type="float" office:value="0.0002221" calcext:value-type="float">
            <text:p>0.0002221</text:p>
          </table:table-cell>
          <table:table-cell table:number-columns-repeated="36"/>
          <table:table-cell office:value-type="float" office:value="0.0951" calcext:value-type="float">
            <text:p>0.0951</text:p>
          </table:table-cell>
          <table:table-cell office:value-type="float" office:value="0.002936" calcext:value-type="float">
            <text:p>0.002936</text:p>
          </table:table-cell>
          <table:table-cell table:number-columns-repeated="49"/>
          <table:table-cell office:value-type="string" calcext:value-type="string">
            <text:p>\ \ \ 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GRS</text:p>
          </table:table-cell>
          <table:table-cell table:number-columns-repeated="28"/>
          <table:table-cell office:value-type="float" office:value="0.00011561" calcext:value-type="float">
            <text:p>0.00011561</text:p>
          </table:table-cell>
          <table:table-cell table:number-columns-repeated="37"/>
          <table:table-cell office:value-type="float" office:value="0.00150799" calcext:value-type="float">
            <text:p>0.00150799</text:p>
          </table:table-cell>
          <table:table-cell table:number-columns-repeated="50"/>
          <table:table-cell office:value-type="string" calcext:value-type="string">
            <text:p>\ \ \ 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LEND</text:p>
          </table:table-cell>
          <table:table-cell table:number-columns-repeated="28"/>
          <table:table-cell office:value-type="float" office:value="0.0000051" calcext:value-type="float">
            <text:p>0.0000051</text:p>
          </table:table-cell>
          <table:table-cell table:number-columns-repeated="37"/>
          <table:table-cell office:value-type="float" office:value="0.00006589" calcext:value-type="float">
            <text:p>0.00006589</text:p>
          </table:table-cell>
          <table:table-cell table:number-columns-repeated="51"/>
          <table:table-cell office:value-type="string" calcext:value-type="string">
            <text:p>\ \ \ 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LT</text:p>
          </table:table-cell>
          <table:table-cell table:number-columns-repeated="28"/>
          <table:table-cell office:value-type="float" office:value="0.0000174" calcext:value-type="float">
            <text:p>0.0000174</text:p>
          </table:table-cell>
          <table:table-cell table:number-columns-repeated="36"/>
          <table:table-cell office:value-type="float" office:value="0.00752" calcext:value-type="float">
            <text:p>0.00752</text:p>
          </table:table-cell>
          <table:table-cell office:value-type="float" office:value="0.00022702" calcext:value-type="float">
            <text:p>0.00022702</text:p>
          </table:table-cell>
          <table:table-cell table:number-columns-repeated="52"/>
          <table:table-cell office:value-type="string" calcext:value-type="string">
            <text:p>\ \ \ 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INS</text:p>
          </table:table-cell>
          <table:table-cell table:number-columns-repeated="28"/>
          <table:table-cell office:value-type="float" office:value="0.0001109" calcext:value-type="float">
            <text:p>0.0001109</text:p>
          </table:table-cell>
          <table:table-cell table:number-columns-repeated="37"/>
          <table:table-cell office:value-type="float" office:value="0.001442" calcext:value-type="float">
            <text:p>0.001442</text:p>
          </table:table-cell>
          <table:table-cell table:number-columns-repeated="53"/>
          <table:table-cell office:value-type="string" calcext:value-type="string">
            <text:p>\ \ \ 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XLM</text:p>
          </table:table-cell>
          <table:table-cell table:number-columns-repeated="28"/>
          <table:table-cell office:value-type="float" office:value="0.00003567" calcext:value-type="float">
            <text:p>0.00003567</text:p>
          </table:table-cell>
          <table:table-cell table:number-columns-repeated="36"/>
          <table:table-cell office:value-type="float" office:value="0.01573" calcext:value-type="float">
            <text:p>0.01573</text:p>
          </table:table-cell>
          <table:table-cell office:value-type="float" office:value="0.000473" calcext:value-type="float">
            <text:p>0.000473</text:p>
          </table:table-cell>
          <table:table-cell table:number-columns-repeated="20"/>
          <table:table-cell office:value-type="float" office:value="0.23385" calcext:value-type="float">
            <text:p>0.23385</text:p>
          </table:table-cell>
          <table:table-cell table:number-columns-repeated="33"/>
          <table:table-cell office:value-type="string" calcext:value-type="string">
            <text:p>\ \ \ 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LINK</text:p>
          </table:table-cell>
          <table:table-cell table:number-columns-repeated="28"/>
          <table:table-cell office:value-type="float" office:value="0.00003453" calcext:value-type="float">
            <text:p>0.00003453</text:p>
          </table:table-cell>
          <table:table-cell table:number-columns-repeated="37"/>
          <table:table-cell office:value-type="float" office:value="0.00045412" calcext:value-type="float">
            <text:p>0.00045412</text:p>
          </table:table-cell>
          <table:table-cell table:number-columns-repeated="55"/>
          <table:table-cell office:value-type="string" calcext:value-type="string">
            <text:p>\ \ \ 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RPX</text:p>
          </table:table-cell>
          <table:table-cell table:number-columns-repeated="28"/>
          <table:table-cell office:value-type="float" office:value="0.00000597" calcext:value-type="float">
            <text:p>0.00000597</text:p>
          </table:table-cell>
          <table:table-cell table:number-columns-repeated="36"/>
          <table:table-cell office:value-type="float" office:value="0.002616" calcext:value-type="float">
            <text:p>0.002616</text:p>
          </table:table-cell>
          <table:table-cell office:value-type="float" office:value="0.00007702" calcext:value-type="float">
            <text:p>0.00007702</text:p>
          </table:table-cell>
          <table:table-cell table:number-columns-repeated="56"/>
          <table:table-cell office:value-type="string" calcext:value-type="string">
            <text:p>\ \ \ 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QTUM</text:p>
          </table:table-cell>
          <table:table-cell table:number-columns-repeated="28"/>
          <table:table-cell office:value-type="float" office:value="0.001633" calcext:value-type="float">
            <text:p>0.001633</text:p>
          </table:table-cell>
          <table:table-cell table:number-columns-repeated="36"/>
          <table:table-cell office:value-type="float" office:value="0.71983" calcext:value-type="float">
            <text:p>0.71983</text:p>
          </table:table-cell>
          <table:table-cell office:value-type="float" office:value="0.021676" calcext:value-type="float">
            <text:p>0.021676</text:p>
          </table:table-cell>
          <table:table-cell table:number-columns-repeated="20"/>
          <table:table-cell office:value-type="float" office:value="10.721" calcext:value-type="float">
            <text:p>10.721</text:p>
          </table:table-cell>
          <table:table-cell table:number-columns-repeated="36"/>
          <table:table-cell office:value-type="string" calcext:value-type="string">
            <text:p>\ \ \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OD</text:p>
          </table:table-cell>
          <table:table-cell table:number-columns-repeated="28"/>
          <table:table-cell office:value-type="float" office:value="0.0001754" calcext:value-type="float">
            <text:p>0.0001754</text:p>
          </table:table-cell>
          <table:table-cell table:number-columns-repeated="37"/>
          <table:table-cell office:value-type="float" office:value="0.002252" calcext:value-type="float">
            <text:p>0.002252</text:p>
          </table:table-cell>
          <table:table-cell table:number-columns-repeated="58"/>
          <table:table-cell office:value-type="string" calcext:value-type="string">
            <text:p>\ \ \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GI</text:p>
          </table:table-cell>
          <table:table-cell table:number-columns-repeated="28"/>
          <table:table-cell office:value-type="float" office:value="0.00001719" calcext:value-type="float">
            <text:p>0.00001719</text:p>
          </table:table-cell>
          <table:table-cell table:number-columns-repeated="36"/>
          <table:table-cell office:value-type="float" office:value="0.00741" calcext:value-type="float">
            <text:p>0.00741</text:p>
          </table:table-cell>
          <table:table-cell office:value-type="float" office:value="0.00022406" calcext:value-type="float">
            <text:p>0.00022406</text:p>
          </table:table-cell>
          <table:table-cell table:number-columns-repeated="59"/>
          <table:table-cell office:value-type="string" calcext:value-type="string">
            <text:p>\ \ \ 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UN</text:p>
          </table:table-cell>
          <table:table-cell table:number-columns-repeated="28"/>
          <table:table-cell office:value-type="float" office:value="0.0012901" calcext:value-type="float">
            <text:p>0.0012901</text:p>
          </table:table-cell>
          <table:table-cell table:number-columns-repeated="37"/>
          <table:table-cell office:value-type="float" office:value="0.016711" calcext:value-type="float">
            <text:p>0.016711</text:p>
          </table:table-cell>
          <table:table-cell table:number-columns-repeated="60"/>
          <table:table-cell office:value-type="string" calcext:value-type="string">
            <text:p>\ \ \ 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EOS</text:p>
          </table:table-cell>
          <table:table-cell table:number-columns-repeated="28"/>
          <table:table-cell office:value-type="float" office:value="0.0016755" calcext:value-type="float">
            <text:p>0.0016755</text:p>
          </table:table-cell>
          <table:table-cell table:number-columns-repeated="36"/>
          <table:table-cell office:value-type="float" office:value="0.7448" calcext:value-type="float">
            <text:p>0.7448</text:p>
          </table:table-cell>
          <table:table-cell office:value-type="float" office:value="0.02217" calcext:value-type="float">
            <text:p>0.02217</text:p>
          </table:table-cell>
          <table:table-cell table:number-columns-repeated="20"/>
          <table:table-cell office:value-type="float" office:value="11.0303" calcext:value-type="float">
            <text:p>11.0303</text:p>
          </table:table-cell>
          <table:table-cell table:number-columns-repeated="40"/>
          <table:table-cell office:value-type="string" calcext:value-type="string">
            <text:p>\ \ \ 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BQX</text:p>
          </table:table-cell>
          <table:table-cell table:number-columns-repeated="28"/>
          <table:table-cell office:value-type="float" office:value="0.00027893" calcext:value-type="float">
            <text:p>0.00027893</text:p>
          </table:table-cell>
          <table:table-cell table:number-columns-repeated="37"/>
          <table:table-cell office:value-type="float" office:value="0.0036415" calcext:value-type="float">
            <text:p>0.0036415</text:p>
          </table:table-cell>
          <table:table-cell table:number-columns-repeated="62"/>
          <table:table-cell office:value-type="string" calcext:value-type="string">
            <text:p>\ \ \ 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NCASH</text:p>
          </table:table-cell>
          <table:table-cell table:number-columns-repeated="28"/>
          <table:table-cell office:value-type="float" office:value="0.0000023" calcext:value-type="float">
            <text:p>0.0000023</text:p>
          </table:table-cell>
          <table:table-cell table:number-columns-repeated="36"/>
          <table:table-cell office:value-type="float" office:value="0.000991" calcext:value-type="float">
            <text:p>0.000991</text:p>
          </table:table-cell>
          <table:table-cell office:value-type="float" office:value="0.00003004" calcext:value-type="float">
            <text:p>0.00003004</text:p>
          </table:table-cell>
          <table:table-cell table:number-columns-repeated="63"/>
          <table:table-cell office:value-type="string" calcext:value-type="string">
            <text:p>\ \ \ 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VIB</text:p>
          </table:table-cell>
          <table:table-cell table:number-columns-repeated="28"/>
          <table:table-cell office:value-type="float" office:value="0.00001423" calcext:value-type="float">
            <text:p>0.00001423</text:p>
          </table:table-cell>
          <table:table-cell table:number-columns-repeated="37"/>
          <table:table-cell office:value-type="float" office:value="0.00018631" calcext:value-type="float">
            <text:p>0.00018631</text:p>
          </table:table-cell>
          <table:table-cell table:number-columns-repeated="64"/>
          <table:table-cell office:value-type="string" calcext:value-type="string">
            <text:p>\ \ \ 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IA</text:p>
          </table:table-cell>
          <table:table-cell table:number-columns-repeated="28"/>
          <table:table-cell office:value-type="float" office:value="0.0001901" calcext:value-type="float">
            <text:p>0.0001901</text:p>
          </table:table-cell>
          <table:table-cell table:number-columns-repeated="36"/>
          <table:table-cell office:value-type="float" office:value="0.084" calcext:value-type="float">
            <text:p>0.084</text:p>
          </table:table-cell>
          <table:table-cell office:value-type="float" office:value="0.00252" calcext:value-type="float">
            <text:p>0.00252</text:p>
          </table:table-cell>
          <table:table-cell table:number-columns-repeated="65"/>
          <table:table-cell office:value-type="string" calcext:value-type="string">
            <text:p>\ \ \ 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OST</text:p>
          </table:table-cell>
          <table:table-cell table:number-columns-repeated="28"/>
          <table:table-cell office:value-type="float" office:value="0.00001371" calcext:value-type="float">
            <text:p>0.00001371</text:p>
          </table:table-cell>
          <table:table-cell table:number-columns-repeated="36"/>
          <table:table-cell office:value-type="float" office:value="0.0059" calcext:value-type="float">
            <text:p>0.0059</text:p>
          </table:table-cell>
          <table:table-cell office:value-type="float" office:value="0.00018" calcext:value-type="float">
            <text:p>0.00018</text:p>
          </table:table-cell>
          <table:table-cell table:number-columns-repeated="66"/>
          <table:table-cell office:value-type="string" calcext:value-type="string">
            <text:p>\ \ \ 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AT</text:p>
          </table:table-cell>
          <table:table-cell table:number-columns-repeated="28"/>
          <table:table-cell office:value-type="float" office:value="0.00003604" calcext:value-type="float">
            <text:p>0.00003604</text:p>
          </table:table-cell>
          <table:table-cell table:number-columns-repeated="36"/>
          <table:table-cell office:value-type="float" office:value="0.01543" calcext:value-type="float">
            <text:p>0.01543</text:p>
          </table:table-cell>
          <table:table-cell office:value-type="float" office:value="0.00046122" calcext:value-type="float">
            <text:p>0.00046122</text:p>
          </table:table-cell>
          <table:table-cell table:number-columns-repeated="67"/>
          <table:table-cell office:value-type="string" calcext:value-type="string">
            <text:p>\ \ \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RD</text:p>
          </table:table-cell>
          <table:table-cell table:number-columns-repeated="28"/>
          <table:table-cell office:value-type="float" office:value="0.00006665" calcext:value-type="float">
            <text:p>0.00006665</text:p>
          </table:table-cell>
          <table:table-cell table:number-columns-repeated="36"/>
          <table:table-cell office:value-type="float" office:value="0.02915" calcext:value-type="float">
            <text:p>0.02915</text:p>
          </table:table-cell>
          <table:table-cell office:value-type="float" office:value="0.0008671" calcext:value-type="float">
            <text:p>0.0008671</text:p>
          </table:table-cell>
          <table:table-cell table:number-columns-repeated="68"/>
          <table:table-cell office:value-type="string" calcext:value-type="string">
            <text:p>\ \ \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XMR</text:p>
          </table:table-cell>
          <table:table-cell table:number-columns-repeated="28"/>
          <table:table-cell office:value-type="float" office:value="0.019342" calcext:value-type="float">
            <text:p>0.019342</text:p>
          </table:table-cell>
          <table:table-cell table:number-columns-repeated="37"/>
          <table:table-cell office:value-type="float" office:value="0.25572" calcext:value-type="float">
            <text:p>0.25572</text:p>
          </table:table-cell>
          <table:table-cell table:number-columns-repeated="69"/>
          <table:table-cell office:value-type="string" calcext:value-type="string">
            <text:p>\ \ \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IL</text:p>
          </table:table-cell>
          <table:table-cell table:number-columns-repeated="28"/>
          <table:table-cell office:value-type="float" office:value="0.00001351" calcext:value-type="float">
            <text:p>0.00001351</text:p>
          </table:table-cell>
          <table:table-cell table:number-columns-repeated="36"/>
          <table:table-cell office:value-type="float" office:value="0.00594" calcext:value-type="float">
            <text:p>0.00594</text:p>
          </table:table-cell>
          <table:table-cell office:value-type="float" office:value="0.00017831" calcext:value-type="float">
            <text:p>0.00017831</text:p>
          </table:table-cell>
          <table:table-cell table:number-columns-repeated="70"/>
          <table:table-cell office:value-type="string" calcext:value-type="string">
            <text:p>\ \ \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DAX</text:p>
          </table:table-cell>
          <table:table-cell office:value-type="string" calcext:value-type="string">
            <text:p>BTC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109"/>
          <table:table-cell office:value-type="string" calcext:value-type="string">
            <text:p>\ \ \ </text:p>
          </table:table-cell>
          <table:table-cell office:value-type="float" office:value="5681.96" calcext:value-type="float">
            <text:p>5681.96</text:p>
          </table:table-cell>
          <table:table-cell office:value-type="float" office:value="4970.19" calcext:value-type="float">
            <text:p>4970.19</text:p>
          </table:table-cell>
          <table:table-cell office:value-type="float" office:value="7.608" calcext:value-type="float">
            <text:p>7.608</text:p>
          </table:table-cell>
          <table:table-cell office:value-type="float" office:value="6583.38" calcext:value-type="float">
            <text:p>6583.38</text:p>
          </table:table-cell>
          <table:table-cell office:value-type="float" office:value="13.33" calcext:value-type="float">
            <text:p>13.33</text:p>
          </table:table-cell>
          <table:table-cell office:value-type="float" office:value="67.66" calcext:value-type="float">
            <text:p>67.66</text:p>
          </table:table-cell>
        </table:table-row>
        <table:table-row table:style-name="ro1">
          <table:table-cell/>
          <table:table-cell office:value-type="string" calcext:value-type="string">
            <text:p>EUR</text:p>
          </table:table-cell>
          <table:table-cell table:number-columns-repeated="138"/>
          <table:table-cell office:value-type="float" office:value="0" calcext:value-type="float">
            <text:p>0</text:p>
          </table:table-cell>
          <table:table-cell office:value-type="string" calcext:value-type="string">
            <text:p>\ \ \ 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BP</text:p>
          </table:table-cell>
          <table:table-cell table:number-columns-repeated="138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\ \ \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H</text:p>
          </table:table-cell>
          <table:table-cell table:number-columns-repeated="138"/>
          <table:table-cell office:value-type="float" office:value="0.13093" calcext:value-type="float">
            <text:p>0.13093</text:p>
          </table:table-cell>
          <table:table-cell office:value-type="float" office:value="743.5" calcext:value-type="float">
            <text:p>743.5</text:p>
          </table:table-cell>
          <table:table-cell/>
          <table:table-cell office:value-type="string" calcext:value-type="string">
            <text:p>\ \ \ </text:p>
          </table:table-cell>
          <table:table-cell office:value-type="float" office:value="862.43" calcext:value-type="float">
            <text:p>862.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D</text:p>
          </table:table-cell>
          <table:table-cell table:number-columns-repeated="138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\ \ \ 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TH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71"/>
          <table:table-cell office:value-type="float" office:value="0.07503" calcext:value-type="float">
            <text:p>0.07503</text:p>
          </table:table-cell>
          <table:table-cell office:value-type="float" office:value="426" calcext:value-type="float">
            <text:p>426</text:p>
          </table:table-cell>
          <table:table-cell table:number-columns-repeated="2"/>
          <table:table-cell office:value-type="float" office:value="494" calcext:value-type="float">
            <text:p>4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TC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0.01477" calcext:value-type="float">
            <text:p>0.01477</text:p>
          </table:table-cell>
          <table:table-cell office:value-type="float" office:value="84.1" calcext:value-type="float">
            <text:p>84.1</text:p>
          </table:table-cell>
          <table:table-cell table:number-columns-repeated="2"/>
          <table:table-cell office:value-type="float" office:value="97.2" calcext:value-type="float">
            <text:p>97.2</text:p>
          </table:table-cell>
          <table:table-cell table:number-columns-repeated="2"/>
        </table:table-row>
      </table:table>
      <table:table table:name="table_edges" table:style-name="ta1">
        <table:table-source xlink:type="simple" xlink:href="../../../../logs/table_edges.txt" table:table-name="table_edges" table:filter-name="Text - txt - csv (StarCalc)" table:filter-options="44,34,76,1,,0,false,false"/>
        <table:table-column table:style-name="co1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number-columns-repeated="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1" table:number-columns-repeated="2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31" table:default-cell-style-name="Default"/>
        <table:table-column table:style-name="co21" table:number-columns-repeated="4" table:default-cell-style-name="Default"/>
        <table:table-column table:style-name="co25" table:default-cell-style-name="Default"/>
        <table:table-column table:style-name="co21" table:number-columns-repeated="2" table:default-cell-style-name="Default"/>
        <table:table-column table:style-name="co32" table:default-cell-style-name="Default"/>
        <table:table-column table:style-name="co23" table:default-cell-style-name="Default"/>
        <table:table-column table:style-name="co21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5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23" table:number-columns-repeated="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4" table:number-columns-repeated="2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26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39" table:default-cell-style-name="Default"/>
        <table:table-column table:style-name="co21" table:number-columns-repeated="2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24" table:default-cell-style-name="Default"/>
        <table:table-column table:style-name="co40" table:default-cell-style-name="Default"/>
        <table:table-column table:style-name="co38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3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31" table:default-cell-style-name="Default"/>
        <table:table-column table:style-name="co23" table:default-cell-style-name="Default"/>
        <table:table-column table:style-name="co41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39" table:default-cell-style-name="Default"/>
        <table:table-column table:style-name="co42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43" table:default-cell-style-name="Default"/>
        <table:table-column table:style-name="co38" table:default-cell-style-name="Default"/>
        <table:table-column table:style-name="co34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4" table:default-cell-style-name="Default"/>
        <table:table-column table:style-name="co21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24" table:default-cell-style-name="Default"/>
        <table:table-column table:style-name="co43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24" table:default-cell-style-name="Default"/>
        <table:table-column table:style-name="co40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36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38" table:default-cell-style-name="Default"/>
        <table:table-column table:style-name="co45" table:default-cell-style-name="Default"/>
        <table:table-column table:style-name="co29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46" table:default-cell-style-name="Default"/>
        <table:table-column table:style-name="co36" table:number-columns-repeated="2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" table:default-cell-style-name="Default"/>
        <table:table-column table:style-name="co49" table:default-cell-style-name="Default"/>
        <table:table-column table:style-name="co1" table:number-columns-repeated="2" table:default-cell-style-name="Default"/>
        <table:table-column table:style-name="co48" table:default-cell-style-name="Default"/>
        <table:table-column table:style-name="co50" table:default-cell-style-name="Default"/>
        <table:table-row table:style-name="ro1">
          <table:table-cell office:value-type="string" calcext:value-type="string">
            <text:p>Edge</text:p>
          </table:table-cell>
          <table:table-cell/>
          <table:table-cell office:value-type="string" calcext:value-type="string">
            <text:p>Binance</text:p>
          </table:table-cell>
          <table:table-cell table:number-columns-repeated="137"/>
          <table:table-cell office:value-type="string" calcext:value-type="string">
            <text:p>GDAX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18-06-15T02:14:40.920</text:p>
          </table:table-cell>
          <table:table-cell/>
          <table:table-cell office:value-type="string" calcext:value-type="string">
            <text:p>SKY</text:p>
          </table:table-cell>
          <table:table-cell office:value-type="string" calcext:value-type="string">
            <text:p>XEM</text:p>
          </table:table-cell>
          <table:table-cell office:value-type="string" calcext:value-type="string">
            <text:p>NA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XVG</text:p>
          </table:table-cell>
          <table:table-cell office:value-type="string" calcext:value-type="string">
            <text:p>IOTX</text:p>
          </table:table-cell>
          <table:table-cell office:value-type="string" calcext:value-type="string">
            <text:p>TNB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STEEM</text:p>
          </table:table-cell>
          <table:table-cell office:value-type="string" calcext:value-type="string">
            <text:p>AION</text:p>
          </table:table-cell>
          <table:table-cell office:value-type="string" calcext:value-type="string">
            <text:p>BCPT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VIBE</text:p>
          </table:table-cell>
          <table:table-cell office:value-type="string" calcext:value-type="string">
            <text:p>DGD</text:p>
          </table:table-cell>
          <table:table-cell office:value-type="string" calcext:value-type="string">
            <text:p>ZRX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KMD</text:p>
          </table:table-cell>
          <table:table-cell office:value-type="string" calcext:value-type="string">
            <text:p>PO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IOS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OMG</text:p>
          </table:table-cell>
          <table:table-cell office:value-type="string" calcext:value-type="string">
            <text:p>CMT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CVC</text:p>
          </table:table-cell>
          <table:table-cell office:value-type="string" calcext:value-type="string">
            <text:p>BTG</text:p>
          </table:table-cell>
          <table:table-cell office:value-type="string" calcext:value-type="string">
            <text:p>CND</text:p>
          </table:table-cell>
          <table:table-cell office:value-type="string" calcext:value-type="string">
            <text:p>ARK</text:p>
          </table:table-cell>
          <table:table-cell office:value-type="string" calcext:value-type="string">
            <text:p>TRIG</text:p>
          </table:table-cell>
          <table:table-cell office:value-type="string" calcext:value-type="string">
            <text:p>RCN</text:p>
          </table:table-cell>
          <table:table-cell office:value-type="string" calcext:value-type="string">
            <text:p>ARN</text:p>
          </table:table-cell>
          <table:table-cell office:value-type="string" calcext:value-type="string">
            <text:p>POWR</text:p>
          </table:table-cell>
          <table:table-cell office:value-type="string" calcext:value-type="string">
            <text:p>BTS</text:p>
          </table:table-cell>
          <table:table-cell office:value-type="string" calcext:value-type="string">
            <text:p>KNC</text:p>
          </table:table-cell>
          <table:table-cell office:value-type="string" calcext:value-type="string">
            <text:p>GVT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GNT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SNM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PPT</text:p>
          </table:table-cell>
          <table:table-cell office:value-type="string" calcext:value-type="string">
            <text:p>SNT</text:p>
          </table:table-cell>
          <table:table-cell office:value-type="string" calcext:value-type="string">
            <text:p>RDN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PIVX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SNGLS</text:p>
          </table:table-cell>
          <table:table-cell office:value-type="string" calcext:value-type="string">
            <text:p>NEBL</text:p>
          </table:table-cell>
          <table:table-cell office:value-type="string" calcext:value-type="string">
            <text:p>QKC</text:p>
          </table:table-cell>
          <table:table-cell office:value-type="string" calcext:value-type="string">
            <text:p>QSP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ICN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BNB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ZEC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APPC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STORJ</text:p>
          </table:table-cell>
          <table:table-cell office:value-type="string" calcext:value-type="string">
            <text:p>ICX</text:p>
          </table:table-cell>
          <table:table-cell office:value-type="string" calcext:value-type="string">
            <text:p>MTH</text:p>
          </table:table-cell>
          <table:table-cell office:value-type="string" calcext:value-type="string">
            <text:p>XZC</text:p>
          </table:table-cell>
          <table:table-cell office:value-type="string" calcext:value-type="string">
            <text:p>LOOM</text:p>
          </table:table-cell>
          <table:table-cell office:value-type="string" calcext:value-type="string">
            <text:p>ZEN</text:p>
          </table:table-cell>
          <table:table-cell office:value-type="string" calcext:value-type="string">
            <text:p>GXS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YOYO</text:p>
          </table:table-cell>
          <table:table-cell office:value-type="string" calcext:value-type="string">
            <text:p>BNT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QLC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EDO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ADX</text:p>
          </table:table-cell>
          <table:table-cell office:value-type="string" calcext:value-type="string">
            <text:p>AMB</text:p>
          </table:table-cell>
          <table:table-cell office:value-type="string" calcext:value-type="string">
            <text:p>XRP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PR</text:p>
          </table:table-cell>
          <table:table-cell office:value-type="string" calcext:value-type="string">
            <text:p>TRX</text:p>
          </table:table-cell>
          <table:table-cell office:value-type="string" calcext:value-type="string">
            <text:p>LSK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NUL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TUS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WABI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ENJ</text:p>
          </table:table-cell>
          <table:table-cell office:value-type="string" calcext:value-type="string">
            <text:p>WAN</text:p>
          </table:table-cell>
          <table:table-cell office:value-type="string" calcext:value-type="string">
            <text:p>EVX</text:p>
          </table:table-cell>
          <table:table-cell office:value-type="string" calcext:value-type="string">
            <text:p>OAX</text:p>
          </table:table-cell>
          <table:table-cell office:value-type="string" calcext:value-type="string">
            <text:p>NXS</text:p>
          </table:table-cell>
          <table:table-cell office:value-type="string" calcext:value-type="string">
            <text:p>GRS</text:p>
          </table:table-cell>
          <table:table-cell office:value-type="string" calcext:value-type="string">
            <text:p>LEND</text:p>
          </table:table-cell>
          <table:table-cell office:value-type="string" calcext:value-type="string">
            <text:p>DLT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PX</text:p>
          </table:table-cell>
          <table:table-cell office:value-type="string" calcext:value-type="string">
            <text:p>QTUM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BQX</text:p>
          </table:table-cell>
          <table:table-cell office:value-type="string" calcext:value-type="string">
            <text:p>NCASH</text:p>
          </table:table-cell>
          <table:table-cell office:value-type="string" calcext:value-type="string">
            <text:p>VIB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BRD</text:p>
          </table:table-cell>
          <table:table-cell office:value-type="string" calcext:value-type="string">
            <text:p>XMR</text:p>
          </table:table-cell>
          <table:table-cell office:value-type="string" calcext:value-type="string">
            <text:p>ZIL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BCH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LTC</text:p>
          </table:table-cell>
        </table:table-row>
        <table:table-row table:style-name="ro1">
          <table:table-cell office:value-type="string" calcext:value-type="string">
            <text:p>Binance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\ \ \ </text:p>
          </table:table-cell>
          <table:table-cell table:number-columns-repeated="27"/>
          <table:table-cell office:value-type="string" calcext:value-type="string">
            <text:p>Binance.SKY-&gt;Binance.BTC</text:p>
          </table:table-cell>
          <table:table-cell table:number-columns-repeated="36"/>
          <table:table-cell office:value-type="string" calcext:value-type="string">
            <text:p>Binance.SKY-&gt;Binance.BNB</text:p>
          </table:table-cell>
          <table:table-cell office:value-type="string" calcext:value-type="string">
            <text:p>Binance.SKY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XEM</text:p>
          </table:table-cell>
          <table:table-cell/>
          <table:table-cell office:value-type="string" calcext:value-type="string">
            <text:p>\ \ \ </text:p>
          </table:table-cell>
          <table:table-cell table:number-columns-repeated="26"/>
          <table:table-cell office:value-type="string" calcext:value-type="string">
            <text:p>Binance.XEM-&gt;Binance.BTC</text:p>
          </table:table-cell>
          <table:table-cell table:number-columns-repeated="36"/>
          <table:table-cell office:value-type="string" calcext:value-type="string">
            <text:p>Binance.XEM-&gt;Binance.BNB</text:p>
          </table:table-cell>
          <table:table-cell office:value-type="string" calcext:value-type="string">
            <text:p>Binance.XEM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NAV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25"/>
          <table:table-cell office:value-type="string" calcext:value-type="string">
            <text:p>Binance.NAV-&gt;Binance.BTC</text:p>
          </table:table-cell>
          <table:table-cell table:number-columns-repeated="36"/>
          <table:table-cell office:value-type="string" calcext:value-type="string">
            <text:p>Binance.NAV-&gt;Binance.BNB</text:p>
          </table:table-cell>
          <table:table-cell office:value-type="string" calcext:value-type="string">
            <text:p>Binance.NAV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GTO</text:p>
          </table:table-cell>
          <table:table-cell table:number-columns-repeated="3"/>
          <table:table-cell office:value-type="string" calcext:value-type="string">
            <text:p>\ \ \ </text:p>
          </table:table-cell>
          <table:table-cell table:number-columns-repeated="24"/>
          <table:table-cell office:value-type="string" calcext:value-type="string">
            <text:p>Binance.GTO-&gt;Binance.BTC</text:p>
          </table:table-cell>
          <table:table-cell table:number-columns-repeated="36"/>
          <table:table-cell office:value-type="string" calcext:value-type="string">
            <text:p>Binance.GTO-&gt;Binance.BNB</text:p>
          </table:table-cell>
          <table:table-cell office:value-type="string" calcext:value-type="string">
            <text:p>Binance.GTO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WTC</text:p>
          </table:table-cell>
          <table:table-cell table:number-columns-repeated="4"/>
          <table:table-cell office:value-type="string" calcext:value-type="string">
            <text:p>\ \ \ </text:p>
          </table:table-cell>
          <table:table-cell table:number-columns-repeated="23"/>
          <table:table-cell office:value-type="string" calcext:value-type="string">
            <text:p>Binance.WTC-&gt;Binance.BTC</text:p>
          </table:table-cell>
          <table:table-cell table:number-columns-repeated="36"/>
          <table:table-cell office:value-type="string" calcext:value-type="string">
            <text:p>Binance.WTC-&gt;Binance.BNB</text:p>
          </table:table-cell>
          <table:table-cell office:value-type="string" calcext:value-type="string">
            <text:p>Binance.WTC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XVG</text:p>
          </table:table-cell>
          <table:table-cell table:number-columns-repeated="5"/>
          <table:table-cell office:value-type="string" calcext:value-type="string">
            <text:p>\ \ \ </text:p>
          </table:table-cell>
          <table:table-cell table:number-columns-repeated="22"/>
          <table:table-cell office:value-type="string" calcext:value-type="string">
            <text:p>Binance.XVG-&gt;Binance.BTC</text:p>
          </table:table-cell>
          <table:table-cell table:number-columns-repeated="37"/>
          <table:table-cell office:value-type="string" calcext:value-type="string">
            <text:p>Binance.XVG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IOTX</text:p>
          </table:table-cell>
          <table:table-cell table:number-columns-repeated="6"/>
          <table:table-cell office:value-type="string" calcext:value-type="string">
            <text:p>\ \ \ </text:p>
          </table:table-cell>
          <table:table-cell table:number-columns-repeated="21"/>
          <table:table-cell office:value-type="string" calcext:value-type="string">
            <text:p>Binance.IOTX-&gt;Binance.BTC</text:p>
          </table:table-cell>
          <table:table-cell table:number-columns-repeated="37"/>
          <table:table-cell office:value-type="string" calcext:value-type="string">
            <text:p>Binance.IOTX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TNB</text:p>
          </table:table-cell>
          <table:table-cell table:number-columns-repeated="7"/>
          <table:table-cell office:value-type="string" calcext:value-type="string">
            <text:p>\ \ \ </text:p>
          </table:table-cell>
          <table:table-cell table:number-columns-repeated="20"/>
          <table:table-cell office:value-type="string" calcext:value-type="string">
            <text:p>Binance.TNB-&gt;Binance.BTC</text:p>
          </table:table-cell>
          <table:table-cell table:number-columns-repeated="37"/>
          <table:table-cell office:value-type="string" calcext:value-type="string">
            <text:p>Binance.TNB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DNT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19"/>
          <table:table-cell office:value-type="string" calcext:value-type="string">
            <text:p>Binance.DNT-&gt;Binance.BTC</text:p>
          </table:table-cell>
          <table:table-cell table:number-columns-repeated="37"/>
          <table:table-cell office:value-type="string" calcext:value-type="string">
            <text:p>Binance.DNT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CDT</text:p>
          </table:table-cell>
          <table:table-cell table:number-columns-repeated="9"/>
          <table:table-cell office:value-type="string" calcext:value-type="string">
            <text:p>\ \ \ </text:p>
          </table:table-cell>
          <table:table-cell table:number-columns-repeated="18"/>
          <table:table-cell office:value-type="string" calcext:value-type="string">
            <text:p>Binance.CDT-&gt;Binance.BTC</text:p>
          </table:table-cell>
          <table:table-cell table:number-columns-repeated="37"/>
          <table:table-cell office:value-type="string" calcext:value-type="string">
            <text:p>Binance.CDT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STEEM</text:p>
          </table:table-cell>
          <table:table-cell table:number-columns-repeated="10"/>
          <table:table-cell office:value-type="string" calcext:value-type="string">
            <text:p>\ \ \ </text:p>
          </table:table-cell>
          <table:table-cell table:number-columns-repeated="17"/>
          <table:table-cell office:value-type="string" calcext:value-type="string">
            <text:p>Binance.STEEM-&gt;Binance.BTC</text:p>
          </table:table-cell>
          <table:table-cell table:number-columns-repeated="36"/>
          <table:table-cell office:value-type="string" calcext:value-type="string">
            <text:p>Binance.STEEM-&gt;Binance.BNB</text:p>
          </table:table-cell>
          <table:table-cell office:value-type="string" calcext:value-type="string">
            <text:p>Binance.STEEM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AION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16"/>
          <table:table-cell office:value-type="string" calcext:value-type="string">
            <text:p>Binance.AION-&gt;Binance.BTC</text:p>
          </table:table-cell>
          <table:table-cell table:number-columns-repeated="36"/>
          <table:table-cell office:value-type="string" calcext:value-type="string">
            <text:p>Binance.AION-&gt;Binance.BNB</text:p>
          </table:table-cell>
          <table:table-cell office:value-type="string" calcext:value-type="string">
            <text:p>Binance.AION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BCPT</text:p>
          </table:table-cell>
          <table:table-cell table:number-columns-repeated="12"/>
          <table:table-cell office:value-type="string" calcext:value-type="string">
            <text:p>\ \ \ </text:p>
          </table:table-cell>
          <table:table-cell table:number-columns-repeated="15"/>
          <table:table-cell office:value-type="string" calcext:value-type="string">
            <text:p>Binance.BCPT-&gt;Binance.BTC</text:p>
          </table:table-cell>
          <table:table-cell table:number-columns-repeated="36"/>
          <table:table-cell office:value-type="string" calcext:value-type="string">
            <text:p>Binance.BCPT-&gt;Binance.BNB</text:p>
          </table:table-cell>
          <table:table-cell office:value-type="string" calcext:value-type="string">
            <text:p>Binance.BCPT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TNT</text:p>
          </table:table-cell>
          <table:table-cell table:number-columns-repeated="13"/>
          <table:table-cell office:value-type="string" calcext:value-type="string">
            <text:p>\ \ \ </text:p>
          </table:table-cell>
          <table:table-cell table:number-columns-repeated="14"/>
          <table:table-cell office:value-type="string" calcext:value-type="string">
            <text:p>Binance.TNT-&gt;Binance.BTC</text:p>
          </table:table-cell>
          <table:table-cell table:number-columns-repeated="37"/>
          <table:table-cell office:value-type="string" calcext:value-type="string">
            <text:p>Binance.TNT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VIBE</text:p>
          </table:table-cell>
          <table:table-cell table:number-columns-repeated="14"/>
          <table:table-cell office:value-type="string" calcext:value-type="string">
            <text:p>\ \ \ </text:p>
          </table:table-cell>
          <table:table-cell table:number-columns-repeated="13"/>
          <table:table-cell office:value-type="string" calcext:value-type="string">
            <text:p>Binance.VIBE-&gt;Binance.BTC</text:p>
          </table:table-cell>
          <table:table-cell table:number-columns-repeated="37"/>
          <table:table-cell office:value-type="string" calcext:value-type="string">
            <text:p>Binance.VIBE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DGD</text:p>
          </table:table-cell>
          <table:table-cell table:number-columns-repeated="15"/>
          <table:table-cell office:value-type="string" calcext:value-type="string">
            <text:p>\ \ \ </text:p>
          </table:table-cell>
          <table:table-cell table:number-columns-repeated="12"/>
          <table:table-cell office:value-type="string" calcext:value-type="string">
            <text:p>Binance.DGD-&gt;Binance.BTC</text:p>
          </table:table-cell>
          <table:table-cell table:number-columns-repeated="37"/>
          <table:table-cell office:value-type="string" calcext:value-type="string">
            <text:p>Binance.DGD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ZRX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11"/>
          <table:table-cell office:value-type="string" calcext:value-type="string">
            <text:p>Binance.ZRX-&gt;Binance.BTC</text:p>
          </table:table-cell>
          <table:table-cell table:number-columns-repeated="37"/>
          <table:table-cell office:value-type="string" calcext:value-type="string">
            <text:p>Binance.ZRX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table:number-columns-repeated="17"/>
          <table:table-cell office:value-type="string" calcext:value-type="string">
            <text:p>\ \ \ </text:p>
          </table:table-cell>
          <table:table-cell table:number-columns-repeated="10"/>
          <table:table-cell office:value-type="string" calcext:value-type="string">
            <text:p>Binance.SUB-&gt;Binance.BTC</text:p>
          </table:table-cell>
          <table:table-cell table:number-columns-repeated="37"/>
          <table:table-cell office:value-type="string" calcext:value-type="string">
            <text:p>Binance.SUB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BCD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9"/>
          <table:table-cell office:value-type="string" calcext:value-type="string">
            <text:p>Binance.BCD-&gt;Binance.BTC</text:p>
          </table:table-cell>
          <table:table-cell table:number-columns-repeated="37"/>
          <table:table-cell office:value-type="string" calcext:value-type="string">
            <text:p>Binance.BCD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BCC</text:p>
          </table:table-cell>
          <table:table-cell table:number-columns-repeated="19"/>
          <table:table-cell office:value-type="string" calcext:value-type="string">
            <text:p>\ \ \ </text:p>
          </table:table-cell>
          <table:table-cell table:number-columns-repeated="8"/>
          <table:table-cell office:value-type="string" calcext:value-type="string">
            <text:p>Binance.BCC-&gt;Binance.BTC</text:p>
          </table:table-cell>
          <table:table-cell table:number-columns-repeated="36"/>
          <table:table-cell office:value-type="string" calcext:value-type="string">
            <text:p>Binance.BCC-&gt;Binance.BNB</text:p>
          </table:table-cell>
          <table:table-cell office:value-type="string" calcext:value-type="string">
            <text:p>Binance.BCC-&gt;Binance.ETH</text:p>
          </table:table-cell>
          <table:table-cell table:number-columns-repeated="20"/>
          <table:table-cell office:value-type="string" calcext:value-type="string">
            <text:p>Binance.BCC-&gt;Binance.USDT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KMD</text:p>
          </table:table-cell>
          <table:table-cell table:number-columns-repeated="20"/>
          <table:table-cell office:value-type="string" calcext:value-type="string">
            <text:p>\ \ \ </text:p>
          </table:table-cell>
          <table:table-cell table:number-columns-repeated="7"/>
          <table:table-cell office:value-type="string" calcext:value-type="string">
            <text:p>Binance.KMD-&gt;Binance.BTC</text:p>
          </table:table-cell>
          <table:table-cell table:number-columns-repeated="37"/>
          <table:table-cell office:value-type="string" calcext:value-type="string">
            <text:p>Binance.KMD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POA</text:p>
          </table:table-cell>
          <table:table-cell table:number-columns-repeated="21"/>
          <table:table-cell office:value-type="string" calcext:value-type="string">
            <text:p>\ \ \ </text:p>
          </table:table-cell>
          <table:table-cell table:number-columns-repeated="6"/>
          <table:table-cell office:value-type="string" calcext:value-type="string">
            <text:p>Binance.POA-&gt;Binance.BTC</text:p>
          </table:table-cell>
          <table:table-cell table:number-columns-repeated="36"/>
          <table:table-cell office:value-type="string" calcext:value-type="string">
            <text:p>Binance.POA-&gt;Binance.BNB</text:p>
          </table:table-cell>
          <table:table-cell office:value-type="string" calcext:value-type="string">
            <text:p>Binance.POA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AE</text:p>
          </table:table-cell>
          <table:table-cell table:number-columns-repeated="22"/>
          <table:table-cell office:value-type="string" calcext:value-type="string">
            <text:p>\ \ \ </text:p>
          </table:table-cell>
          <table:table-cell table:number-columns-repeated="5"/>
          <table:table-cell office:value-type="string" calcext:value-type="string">
            <text:p>Binance.AE-&gt;Binance.BTC</text:p>
          </table:table-cell>
          <table:table-cell table:number-columns-repeated="36"/>
          <table:table-cell office:value-type="string" calcext:value-type="string">
            <text:p>Binance.AE-&gt;Binance.BNB</text:p>
          </table:table-cell>
          <table:table-cell office:value-type="string" calcext:value-type="string">
            <text:p>Binance.AE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IOST</text:p>
          </table:table-cell>
          <table:table-cell table:number-columns-repeated="23"/>
          <table:table-cell office:value-type="string" calcext:value-type="string">
            <text:p>\ \ \ </text:p>
          </table:table-cell>
          <table:table-cell table:number-columns-repeated="4"/>
          <table:table-cell office:value-type="string" calcext:value-type="string">
            <text:p>Binance.IOST-&gt;Binance.BTC</text:p>
          </table:table-cell>
          <table:table-cell table:number-columns-repeated="37"/>
          <table:table-cell office:value-type="string" calcext:value-type="string">
            <text:p>Binance.IOST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POE</text:p>
          </table:table-cell>
          <table:table-cell table:number-columns-repeated="24"/>
          <table:table-cell office:value-type="string" calcext:value-type="string">
            <text:p>\ \ \ </text:p>
          </table:table-cell>
          <table:table-cell table:number-columns-repeated="3"/>
          <table:table-cell office:value-type="string" calcext:value-type="string">
            <text:p>Binance.POE-&gt;Binance.BTC</text:p>
          </table:table-cell>
          <table:table-cell table:number-columns-repeated="37"/>
          <table:table-cell office:value-type="string" calcext:value-type="string">
            <text:p>Binance.POE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OMG</text:p>
          </table:table-cell>
          <table:table-cell table:number-columns-repeated="25"/>
          <table:table-cell office:value-type="string" calcext:value-type="string">
            <text:p>\ \ \ </text:p>
          </table:table-cell>
          <table:table-cell table:number-columns-repeated="2"/>
          <table:table-cell office:value-type="string" calcext:value-type="string">
            <text:p>Binance.OMG-&gt;Binance.BTC</text:p>
          </table:table-cell>
          <table:table-cell table:number-columns-repeated="37"/>
          <table:table-cell office:value-type="string" calcext:value-type="string">
            <text:p>Binance.OMG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CMT</text:p>
          </table:table-cell>
          <table:table-cell table:number-columns-repeated="26"/>
          <table:table-cell office:value-type="string" calcext:value-type="string">
            <text:p>\ \ \ </text:p>
          </table:table-cell>
          <table:table-cell/>
          <table:table-cell office:value-type="string" calcext:value-type="string">
            <text:p>Binance.CMT-&gt;Binance.BTC</text:p>
          </table:table-cell>
          <table:table-cell table:number-columns-repeated="36"/>
          <table:table-cell office:value-type="string" calcext:value-type="string">
            <text:p>Binance.CMT-&gt;Binance.BNB</text:p>
          </table:table-cell>
          <table:table-cell office:value-type="string" calcext:value-type="string">
            <text:p>Binance.CMT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BCN</text:p>
          </table:table-cell>
          <table:table-cell table:number-columns-repeated="27"/>
          <table:table-cell office:value-type="string" calcext:value-type="string">
            <text:p>\ \ \ </text:p>
          </table:table-cell>
          <table:table-cell office:value-type="string" calcext:value-type="string">
            <text:p>Binance.BCN-&gt;Binance.BTC</text:p>
          </table:table-cell>
          <table:table-cell table:number-columns-repeated="36"/>
          <table:table-cell office:value-type="string" calcext:value-type="string">
            <text:p>Binance.BCN-&gt;Binance.BNB</text:p>
          </table:table-cell>
          <table:table-cell office:value-type="string" calcext:value-type="string">
            <text:p>Binance.BCN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BTC</text:p>
          </table:table-cell>
          <table:table-cell office:value-type="string" calcext:value-type="string">
            <text:p>Binance.BTC-&gt;Binance.SKY</text:p>
          </table:table-cell>
          <table:table-cell office:value-type="string" calcext:value-type="string">
            <text:p>Binance.BTC-&gt;Binance.XEM</text:p>
          </table:table-cell>
          <table:table-cell office:value-type="string" calcext:value-type="string">
            <text:p>Binance.BTC-&gt;Binance.NAV</text:p>
          </table:table-cell>
          <table:table-cell office:value-type="string" calcext:value-type="string">
            <text:p>Binance.BTC-&gt;Binance.GTO</text:p>
          </table:table-cell>
          <table:table-cell office:value-type="string" calcext:value-type="string">
            <text:p>Binance.BTC-&gt;Binance.WTC</text:p>
          </table:table-cell>
          <table:table-cell office:value-type="string" calcext:value-type="string">
            <text:p>Binance.BTC-&gt;Binance.XVG</text:p>
          </table:table-cell>
          <table:table-cell office:value-type="string" calcext:value-type="string">
            <text:p>Binance.BTC-&gt;Binance.IOTX</text:p>
          </table:table-cell>
          <table:table-cell office:value-type="string" calcext:value-type="string">
            <text:p>Binance.BTC-&gt;Binance.TNB</text:p>
          </table:table-cell>
          <table:table-cell office:value-type="string" calcext:value-type="string">
            <text:p>Binance.BTC-&gt;Binance.DNT</text:p>
          </table:table-cell>
          <table:table-cell office:value-type="string" calcext:value-type="string">
            <text:p>Binance.BTC-&gt;Binance.CDT</text:p>
          </table:table-cell>
          <table:table-cell office:value-type="string" calcext:value-type="string">
            <text:p>Binance.BTC-&gt;Binance.STEEM</text:p>
          </table:table-cell>
          <table:table-cell office:value-type="string" calcext:value-type="string">
            <text:p>Binance.BTC-&gt;Binance.AION</text:p>
          </table:table-cell>
          <table:table-cell office:value-type="string" calcext:value-type="string">
            <text:p>Binance.BTC-&gt;Binance.BCPT</text:p>
          </table:table-cell>
          <table:table-cell office:value-type="string" calcext:value-type="string">
            <text:p>Binance.BTC-&gt;Binance.TNT</text:p>
          </table:table-cell>
          <table:table-cell office:value-type="string" calcext:value-type="string">
            <text:p>Binance.BTC-&gt;Binance.VIBE</text:p>
          </table:table-cell>
          <table:table-cell office:value-type="string" calcext:value-type="string">
            <text:p>Binance.BTC-&gt;Binance.DGD</text:p>
          </table:table-cell>
          <table:table-cell office:value-type="string" calcext:value-type="string">
            <text:p>Binance.BTC-&gt;Binance.ZRX</text:p>
          </table:table-cell>
          <table:table-cell office:value-type="string" calcext:value-type="string">
            <text:p>Binance.BTC-&gt;Binance.SUB</text:p>
          </table:table-cell>
          <table:table-cell office:value-type="string" calcext:value-type="string">
            <text:p>Binance.BTC-&gt;Binance.BCD</text:p>
          </table:table-cell>
          <table:table-cell office:value-type="string" calcext:value-type="string">
            <text:p>Binance.BTC-&gt;Binance.BCC</text:p>
          </table:table-cell>
          <table:table-cell office:value-type="string" calcext:value-type="string">
            <text:p>Binance.BTC-&gt;Binance.KMD</text:p>
          </table:table-cell>
          <table:table-cell office:value-type="string" calcext:value-type="string">
            <text:p>Binance.BTC-&gt;Binance.POA</text:p>
          </table:table-cell>
          <table:table-cell office:value-type="string" calcext:value-type="string">
            <text:p>Binance.BTC-&gt;Binance.AE</text:p>
          </table:table-cell>
          <table:table-cell office:value-type="string" calcext:value-type="string">
            <text:p>Binance.BTC-&gt;Binance.IOST</text:p>
          </table:table-cell>
          <table:table-cell office:value-type="string" calcext:value-type="string">
            <text:p>Binance.BTC-&gt;Binance.POE</text:p>
          </table:table-cell>
          <table:table-cell office:value-type="string" calcext:value-type="string">
            <text:p>Binance.BTC-&gt;Binance.OMG</text:p>
          </table:table-cell>
          <table:table-cell office:value-type="string" calcext:value-type="string">
            <text:p>Binance.BTC-&gt;Binance.CMT</text:p>
          </table:table-cell>
          <table:table-cell office:value-type="string" calcext:value-type="string">
            <text:p>Binance.BTC-&gt;Binance.BCN</text:p>
          </table:table-cell>
          <table:table-cell office:value-type="string" calcext:value-type="string">
            <text:p>\ \ \ </text:p>
          </table:table-cell>
          <table:table-cell office:value-type="string" calcext:value-type="string">
            <text:p>Binance.BTC-&gt;Binance.IOTA</text:p>
          </table:table-cell>
          <table:table-cell office:value-type="string" calcext:value-type="string">
            <text:p>Binance.BTC-&gt;Binance.CVC</text:p>
          </table:table-cell>
          <table:table-cell office:value-type="string" calcext:value-type="string">
            <text:p>Binance.BTC-&gt;Binance.BTG</text:p>
          </table:table-cell>
          <table:table-cell office:value-type="string" calcext:value-type="string">
            <text:p>Binance.BTC-&gt;Binance.CND</text:p>
          </table:table-cell>
          <table:table-cell office:value-type="string" calcext:value-type="string">
            <text:p>Binance.BTC-&gt;Binance.ARK</text:p>
          </table:table-cell>
          <table:table-cell office:value-type="string" calcext:value-type="string">
            <text:p>Binance.BTC-&gt;Binance.TRIG</text:p>
          </table:table-cell>
          <table:table-cell office:value-type="string" calcext:value-type="string">
            <text:p>Binance.BTC-&gt;Binance.RCN</text:p>
          </table:table-cell>
          <table:table-cell office:value-type="string" calcext:value-type="string">
            <text:p>Binance.BTC-&gt;Binance.ARN</text:p>
          </table:table-cell>
          <table:table-cell office:value-type="string" calcext:value-type="string">
            <text:p>Binance.BTC-&gt;Binance.POWR</text:p>
          </table:table-cell>
          <table:table-cell office:value-type="string" calcext:value-type="string">
            <text:p>Binance.BTC-&gt;Binance.BTS</text:p>
          </table:table-cell>
          <table:table-cell office:value-type="string" calcext:value-type="string">
            <text:p>Binance.BTC-&gt;Binance.KNC</text:p>
          </table:table-cell>
          <table:table-cell office:value-type="string" calcext:value-type="string">
            <text:p>Binance.BTC-&gt;Binance.GVT</text:p>
          </table:table-cell>
          <table:table-cell office:value-type="string" calcext:value-type="string">
            <text:p>Binance.BTC-&gt;Binance.WINGS</text:p>
          </table:table-cell>
          <table:table-cell office:value-type="string" calcext:value-type="string">
            <text:p>Binance.BTC-&gt;Binance.CHAT</text:p>
          </table:table-cell>
          <table:table-cell office:value-type="string" calcext:value-type="string">
            <text:p>Binance.BTC-&gt;Binance.RLC</text:p>
          </table:table-cell>
          <table:table-cell office:value-type="string" calcext:value-type="string">
            <text:p>Binance.BTC-&gt;Binance.GNT</text:p>
          </table:table-cell>
          <table:table-cell office:value-type="string" calcext:value-type="string">
            <text:p>Binance.BTC-&gt;Binance.SC</text:p>
          </table:table-cell>
          <table:table-cell office:value-type="string" calcext:value-type="string">
            <text:p>Binance.BTC-&gt;Binance.BLZ</text:p>
          </table:table-cell>
          <table:table-cell office:value-type="string" calcext:value-type="string">
            <text:p>Binance.BTC-&gt;Binance.SNM</text:p>
          </table:table-cell>
          <table:table-cell office:value-type="string" calcext:value-type="string">
            <text:p>Binance.BTC-&gt;Binance.ONT</text:p>
          </table:table-cell>
          <table:table-cell office:value-type="string" calcext:value-type="string">
            <text:p>Binance.BTC-&gt;Binance.PPT</text:p>
          </table:table-cell>
          <table:table-cell office:value-type="string" calcext:value-type="string">
            <text:p>Binance.BTC-&gt;Binance.SNT</text:p>
          </table:table-cell>
          <table:table-cell office:value-type="string" calcext:value-type="string">
            <text:p>Binance.BTC-&gt;Binance.RDN</text:p>
          </table:table-cell>
          <table:table-cell office:value-type="string" calcext:value-type="string">
            <text:p>Binance.BTC-&gt;Binance.FUN</text:p>
          </table:table-cell>
          <table:table-cell office:value-type="string" calcext:value-type="string">
            <text:p>Binance.BTC-&gt;Binance.PIVX</text:p>
          </table:table-cell>
          <table:table-cell office:value-type="string" calcext:value-type="string">
            <text:p>Binance.BTC-&gt;Binance.AST</text:p>
          </table:table-cell>
          <table:table-cell office:value-type="string" calcext:value-type="string">
            <text:p>Binance.BTC-&gt;Binance.CLOAK</text:p>
          </table:table-cell>
          <table:table-cell office:value-type="string" calcext:value-type="string">
            <text:p>Binance.BTC-&gt;Binance.MANA</text:p>
          </table:table-cell>
          <table:table-cell office:value-type="string" calcext:value-type="string">
            <text:p>Binance.BTC-&gt;Binance.SNGLS</text:p>
          </table:table-cell>
          <table:table-cell office:value-type="string" calcext:value-type="string">
            <text:p>Binance.BTC-&gt;Binance.NEBL</text:p>
          </table:table-cell>
          <table:table-cell office:value-type="string" calcext:value-type="string">
            <text:p>Binance.BTC-&gt;Binance.QKC</text:p>
          </table:table-cell>
          <table:table-cell office:value-type="string" calcext:value-type="string">
            <text:p>Binance.BTC-&gt;Binance.QSP</text:p>
          </table:table-cell>
          <table:table-cell office:value-type="string" calcext:value-type="string">
            <text:p>Binance.BTC-&gt;Binance.SALT</text:p>
          </table:table-cell>
          <table:table-cell office:value-type="string" calcext:value-type="string">
            <text:p>Binance.BTC-&gt;Binance.STORM</text:p>
          </table:table-cell>
          <table:table-cell office:value-type="string" calcext:value-type="string">
            <text:p>Binance.BTC-&gt;Binance.ICN</text:p>
          </table:table-cell>
          <table:table-cell office:value-type="string" calcext:value-type="string">
            <text:p>Binance.BTC-&gt;Binance.ETC</text:p>
          </table:table-cell>
          <table:table-cell office:value-type="string" calcext:value-type="string">
            <text:p>Binance.BTC-&gt;Binance.BNB</text:p>
          </table:table-cell>
          <table:table-cell office:value-type="string" calcext:value-type="string">
            <text:p>Binance.BTC-&gt;Binance.ETH</text:p>
          </table:table-cell>
          <table:table-cell office:value-type="string" calcext:value-type="string">
            <text:p>Binance.BTC-&gt;Binance.MCO</text:p>
          </table:table-cell>
          <table:table-cell office:value-type="string" calcext:value-type="string">
            <text:p>Binance.BTC-&gt;Binance.NEO</text:p>
          </table:table-cell>
          <table:table-cell office:value-type="string" calcext:value-type="string">
            <text:p>Binance.BTC-&gt;Binance.ZEC</text:p>
          </table:table-cell>
          <table:table-cell office:value-type="string" calcext:value-type="string">
            <text:p>Binance.BTC-&gt;Binance.LRC</text:p>
          </table:table-cell>
          <table:table-cell office:value-type="string" calcext:value-type="string">
            <text:p>Binance.BTC-&gt;Binance.APPC</text:p>
          </table:table-cell>
          <table:table-cell office:value-type="string" calcext:value-type="string">
            <text:p>Binance.BTC-&gt;Binance.REP</text:p>
          </table:table-cell>
          <table:table-cell office:value-type="string" calcext:value-type="string">
            <text:p>Binance.BTC-&gt;Binance.VEN</text:p>
          </table:table-cell>
          <table:table-cell office:value-type="string" calcext:value-type="string">
            <text:p>Binance.BTC-&gt;Binance.ADA</text:p>
          </table:table-cell>
          <table:table-cell office:value-type="string" calcext:value-type="string">
            <text:p>Binance.BTC-&gt;Binance.ELF</text:p>
          </table:table-cell>
          <table:table-cell office:value-type="string" calcext:value-type="string">
            <text:p>Binance.BTC-&gt;Binance.REQ</text:p>
          </table:table-cell>
          <table:table-cell office:value-type="string" calcext:value-type="string">
            <text:p>Binance.BTC-&gt;Binance.STORJ</text:p>
          </table:table-cell>
          <table:table-cell office:value-type="string" calcext:value-type="string">
            <text:p>Binance.BTC-&gt;Binance.ICX</text:p>
          </table:table-cell>
          <table:table-cell office:value-type="string" calcext:value-type="string">
            <text:p>Binance.BTC-&gt;Binance.MTH</text:p>
          </table:table-cell>
          <table:table-cell office:value-type="string" calcext:value-type="string">
            <text:p>Binance.BTC-&gt;Binance.XZC</text:p>
          </table:table-cell>
          <table:table-cell office:value-type="string" calcext:value-type="string">
            <text:p>Binance.BTC-&gt;Binance.LOOM</text:p>
          </table:table-cell>
          <table:table-cell office:value-type="string" calcext:value-type="string">
            <text:p>Binance.BTC-&gt;Binance.ZEN</text:p>
          </table:table-cell>
          <table:table-cell office:value-type="string" calcext:value-type="string">
            <text:p>Binance.BTC-&gt;Binance.GXS</text:p>
          </table:table-cell>
          <table:table-cell office:value-type="string" calcext:value-type="string">
            <text:p>Binance.BTC-&gt;Binance.MTL</text:p>
          </table:table-cell>
          <table:table-cell office:value-type="string" calcext:value-type="string">
            <text:p>Binance.BTC-&gt;Binance.YOYO</text:p>
          </table:table-cell>
          <table:table-cell office:value-type="string" calcext:value-type="string">
            <text:p>Binance.BTC-&gt;Binance.BNT</text:p>
          </table:table-cell>
          <table:table-cell office:value-type="string" calcext:value-type="string">
            <text:p>Binance.BTC-&gt;Binance.USDT</text:p>
          </table:table-cell>
          <table:table-cell office:value-type="string" calcext:value-type="string">
            <text:p>Binance.BTC-&gt;Binance.QLC</text:p>
          </table:table-cell>
          <table:table-cell office:value-type="string" calcext:value-type="string">
            <text:p>Binance.BTC-&gt;Binance.MDA</text:p>
          </table:table-cell>
          <table:table-cell office:value-type="string" calcext:value-type="string">
            <text:p>Binance.BTC-&gt;Binance.DASH</text:p>
          </table:table-cell>
          <table:table-cell office:value-type="string" calcext:value-type="string">
            <text:p>Binance.BTC-&gt;Binance.NANO</text:p>
          </table:table-cell>
          <table:table-cell office:value-type="string" calcext:value-type="string">
            <text:p>Binance.BTC-&gt;Binance.EDO</text:p>
          </table:table-cell>
          <table:table-cell office:value-type="string" calcext:value-type="string">
            <text:p>Binance.BTC-&gt;Binance.WAVES</text:p>
          </table:table-cell>
          <table:table-cell office:value-type="string" calcext:value-type="string">
            <text:p>Binance.BTC-&gt;Binance.ADX</text:p>
          </table:table-cell>
          <table:table-cell office:value-type="string" calcext:value-type="string">
            <text:p>Binance.BTC-&gt;Binance.AMB</text:p>
          </table:table-cell>
          <table:table-cell office:value-type="string" calcext:value-type="string">
            <text:p>Binance.BTC-&gt;Binance.XRP</text:p>
          </table:table-cell>
          <table:table-cell office:value-type="string" calcext:value-type="string">
            <text:p>Binance.BTC-&gt;Binance.FUEL</text:p>
          </table:table-cell>
          <table:table-cell office:value-type="string" calcext:value-type="string">
            <text:p>Binance.BTC-&gt;Binance.WPR</text:p>
          </table:table-cell>
          <table:table-cell office:value-type="string" calcext:value-type="string">
            <text:p>Binance.BTC-&gt;Binance.TRX</text:p>
          </table:table-cell>
          <table:table-cell office:value-type="string" calcext:value-type="string">
            <text:p>Binance.BTC-&gt;Binance.LSK</text:p>
          </table:table-cell>
          <table:table-cell office:value-type="string" calcext:value-type="string">
            <text:p>Binance.BTC-&gt;Binance.HSR</text:p>
          </table:table-cell>
          <table:table-cell office:value-type="string" calcext:value-type="string">
            <text:p>Binance.BTC-&gt;Binance.NULS</text:p>
          </table:table-cell>
          <table:table-cell office:value-type="string" calcext:value-type="string">
            <text:p>Binance.BTC-&gt;Binance.SYS</text:p>
          </table:table-cell>
          <table:table-cell office:value-type="string" calcext:value-type="string">
            <text:p>Binance.BTC-&gt;Binance.TUSD</text:p>
          </table:table-cell>
          <table:table-cell office:value-type="string" calcext:value-type="string">
            <text:p>Binance.BTC-&gt;Binance.DATA</text:p>
          </table:table-cell>
          <table:table-cell office:value-type="string" calcext:value-type="string">
            <text:p>Binance.BTC-&gt;Binance.GAS</text:p>
          </table:table-cell>
          <table:table-cell office:value-type="string" calcext:value-type="string">
            <text:p>Binance.BTC-&gt;Binance.WABI</text:p>
          </table:table-cell>
          <table:table-cell office:value-type="string" calcext:value-type="string">
            <text:p>Binance.BTC-&gt;Binance.LTC</text:p>
          </table:table-cell>
          <table:table-cell office:value-type="string" calcext:value-type="string">
            <text:p>Binance.BTC-&gt;Binance.STRAT</text:p>
          </table:table-cell>
          <table:table-cell office:value-type="string" calcext:value-type="string">
            <text:p>Binance.BTC-&gt;Binance.ENG</text:p>
          </table:table-cell>
          <table:table-cell office:value-type="string" calcext:value-type="string">
            <text:p>Binance.BTC-&gt;Binance.THETA</text:p>
          </table:table-cell>
          <table:table-cell office:value-type="string" calcext:value-type="string">
            <text:p>Binance.BTC-&gt;Binance.ENJ</text:p>
          </table:table-cell>
          <table:table-cell office:value-type="string" calcext:value-type="string">
            <text:p>Binance.BTC-&gt;Binance.WAN</text:p>
          </table:table-cell>
          <table:table-cell office:value-type="string" calcext:value-type="string">
            <text:p>Binance.BTC-&gt;Binance.EVX</text:p>
          </table:table-cell>
          <table:table-cell office:value-type="string" calcext:value-type="string">
            <text:p>Binance.BTC-&gt;Binance.OAX</text:p>
          </table:table-cell>
          <table:table-cell office:value-type="string" calcext:value-type="string">
            <text:p>Binance.BTC-&gt;Binance.NXS</text:p>
          </table:table-cell>
          <table:table-cell office:value-type="string" calcext:value-type="string">
            <text:p>Binance.BTC-&gt;Binance.GRS</text:p>
          </table:table-cell>
          <table:table-cell office:value-type="string" calcext:value-type="string">
            <text:p>Binance.BTC-&gt;Binance.LEND</text:p>
          </table:table-cell>
          <table:table-cell office:value-type="string" calcext:value-type="string">
            <text:p>Binance.BTC-&gt;Binance.DLT</text:p>
          </table:table-cell>
          <table:table-cell office:value-type="string" calcext:value-type="string">
            <text:p>Binance.BTC-&gt;Binance.INS</text:p>
          </table:table-cell>
          <table:table-cell office:value-type="string" calcext:value-type="string">
            <text:p>Binance.BTC-&gt;Binance.XLM</text:p>
          </table:table-cell>
          <table:table-cell office:value-type="string" calcext:value-type="string">
            <text:p>Binance.BTC-&gt;Binance.LINK</text:p>
          </table:table-cell>
          <table:table-cell office:value-type="string" calcext:value-type="string">
            <text:p>Binance.BTC-&gt;Binance.RPX</text:p>
          </table:table-cell>
          <table:table-cell office:value-type="string" calcext:value-type="string">
            <text:p>Binance.BTC-&gt;Binance.QTUM</text:p>
          </table:table-cell>
          <table:table-cell office:value-type="string" calcext:value-type="string">
            <text:p>Binance.BTC-&gt;Binance.MOD</text:p>
          </table:table-cell>
          <table:table-cell office:value-type="string" calcext:value-type="string">
            <text:p>Binance.BTC-&gt;Binance.AGI</text:p>
          </table:table-cell>
          <table:table-cell office:value-type="string" calcext:value-type="string">
            <text:p>Binance.BTC-&gt;Binance.LUN</text:p>
          </table:table-cell>
          <table:table-cell office:value-type="string" calcext:value-type="string">
            <text:p>Binance.BTC-&gt;Binance.EOS</text:p>
          </table:table-cell>
          <table:table-cell office:value-type="string" calcext:value-type="string">
            <text:p>Binance.BTC-&gt;Binance.BQX</text:p>
          </table:table-cell>
          <table:table-cell office:value-type="string" calcext:value-type="string">
            <text:p>Binance.BTC-&gt;Binance.NCASH</text:p>
          </table:table-cell>
          <table:table-cell office:value-type="string" calcext:value-type="string">
            <text:p>Binance.BTC-&gt;Binance.VIB</text:p>
          </table:table-cell>
          <table:table-cell office:value-type="string" calcext:value-type="string">
            <text:p>Binance.BTC-&gt;Binance.VIA</text:p>
          </table:table-cell>
          <table:table-cell office:value-type="string" calcext:value-type="string">
            <text:p>Binance.BTC-&gt;Binance.OST</text:p>
          </table:table-cell>
          <table:table-cell office:value-type="string" calcext:value-type="string">
            <text:p>Binance.BTC-&gt;Binance.BAT</text:p>
          </table:table-cell>
          <table:table-cell office:value-type="string" calcext:value-type="string">
            <text:p>Binance.BTC-&gt;Binance.BRD</text:p>
          </table:table-cell>
          <table:table-cell office:value-type="string" calcext:value-type="string">
            <text:p>Binance.BTC-&gt;Binance.XMR</text:p>
          </table:table-cell>
          <table:table-cell office:value-type="string" calcext:value-type="string">
            <text:p>Binance.BTC-&gt;Binance.ZIL</text:p>
          </table:table-cell>
          <table:table-cell office:value-type="string" calcext:value-type="string">
            <text:p>Binance.BTC-&gt;GDAX.BTC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OTA</text:p>
          </table:table-cell>
          <table:table-cell table:number-columns-repeated="28"/>
          <table:table-cell office:value-type="string" calcext:value-type="string">
            <text:p>Binance.IOTA-&gt;Binance.BTC</text:p>
          </table:table-cell>
          <table:table-cell office:value-type="string" calcext:value-type="string">
            <text:p>\ \ \ </text:p>
          </table:table-cell>
          <table:table-cell table:number-columns-repeated="35"/>
          <table:table-cell office:value-type="string" calcext:value-type="string">
            <text:p>Binance.IOTA-&gt;Binance.BNB</text:p>
          </table:table-cell>
          <table:table-cell office:value-type="string" calcext:value-type="string">
            <text:p>Binance.IOTA-&gt;Binance.ETH</text:p>
          </table:table-cell>
          <table:table-cell table:number-columns-repeated="20"/>
          <table:table-cell office:value-type="string" calcext:value-type="string">
            <text:p>Binance.IOTA-&gt;Binance.USDT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CVC</text:p>
          </table:table-cell>
          <table:table-cell table:number-columns-repeated="28"/>
          <table:table-cell office:value-type="string" calcext:value-type="string">
            <text:p>Binance.CVC-&gt;Binance.BTC</text:p>
          </table:table-cell>
          <table:table-cell/>
          <table:table-cell office:value-type="string" calcext:value-type="string">
            <text:p>\ \ \ </text:p>
          </table:table-cell>
          <table:table-cell table:number-columns-repeated="34"/>
          <table:table-cell office:value-type="string" calcext:value-type="string">
            <text:p>Binance.CVC-&gt;Binance.BNB</text:p>
          </table:table-cell>
          <table:table-cell office:value-type="string" calcext:value-type="string">
            <text:p>Binance.CVC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BTG</text:p>
          </table:table-cell>
          <table:table-cell table:number-columns-repeated="28"/>
          <table:table-cell office:value-type="string" calcext:value-type="string">
            <text:p>Binance.BTG-&gt;Binance.BTC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34"/>
          <table:table-cell office:value-type="string" calcext:value-type="string">
            <text:p>Binance.BTG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CND</text:p>
          </table:table-cell>
          <table:table-cell table:number-columns-repeated="28"/>
          <table:table-cell office:value-type="string" calcext:value-type="string">
            <text:p>Binance.CND-&gt;Binance.BTC</text:p>
          </table:table-cell>
          <table:table-cell table:number-columns-repeated="3"/>
          <table:table-cell office:value-type="string" calcext:value-type="string">
            <text:p>\ \ \ </text:p>
          </table:table-cell>
          <table:table-cell table:number-columns-repeated="32"/>
          <table:table-cell office:value-type="string" calcext:value-type="string">
            <text:p>Binance.CND-&gt;Binance.BNB</text:p>
          </table:table-cell>
          <table:table-cell office:value-type="string" calcext:value-type="string">
            <text:p>Binance.CND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ARK</text:p>
          </table:table-cell>
          <table:table-cell table:number-columns-repeated="28"/>
          <table:table-cell office:value-type="string" calcext:value-type="string">
            <text:p>Binance.ARK-&gt;Binance.BTC</text:p>
          </table:table-cell>
          <table:table-cell table:number-columns-repeated="4"/>
          <table:table-cell office:value-type="string" calcext:value-type="string">
            <text:p>\ \ \ </text:p>
          </table:table-cell>
          <table:table-cell table:number-columns-repeated="32"/>
          <table:table-cell office:value-type="string" calcext:value-type="string">
            <text:p>Binance.ARK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TRIG</text:p>
          </table:table-cell>
          <table:table-cell table:number-columns-repeated="28"/>
          <table:table-cell office:value-type="string" calcext:value-type="string">
            <text:p>Binance.TRIG-&gt;Binance.BTC</text:p>
          </table:table-cell>
          <table:table-cell table:number-columns-repeated="5"/>
          <table:table-cell office:value-type="string" calcext:value-type="string">
            <text:p>\ \ \ </text:p>
          </table:table-cell>
          <table:table-cell table:number-columns-repeated="30"/>
          <table:table-cell office:value-type="string" calcext:value-type="string">
            <text:p>Binance.TRIG-&gt;Binance.BNB</text:p>
          </table:table-cell>
          <table:table-cell office:value-type="string" calcext:value-type="string">
            <text:p>Binance.TRIG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RCN</text:p>
          </table:table-cell>
          <table:table-cell table:number-columns-repeated="28"/>
          <table:table-cell office:value-type="string" calcext:value-type="string">
            <text:p>Binance.RCN-&gt;Binance.BTC</text:p>
          </table:table-cell>
          <table:table-cell table:number-columns-repeated="6"/>
          <table:table-cell office:value-type="string" calcext:value-type="string">
            <text:p>\ \ \ </text:p>
          </table:table-cell>
          <table:table-cell table:number-columns-repeated="29"/>
          <table:table-cell office:value-type="string" calcext:value-type="string">
            <text:p>Binance.RCN-&gt;Binance.BNB</text:p>
          </table:table-cell>
          <table:table-cell office:value-type="string" calcext:value-type="string">
            <text:p>Binance.RCN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ARN</text:p>
          </table:table-cell>
          <table:table-cell table:number-columns-repeated="28"/>
          <table:table-cell office:value-type="string" calcext:value-type="string">
            <text:p>Binance.ARN-&gt;Binance.BTC</text:p>
          </table:table-cell>
          <table:table-cell table:number-columns-repeated="7"/>
          <table:table-cell office:value-type="string" calcext:value-type="string">
            <text:p>\ \ \ </text:p>
          </table:table-cell>
          <table:table-cell table:number-columns-repeated="29"/>
          <table:table-cell office:value-type="string" calcext:value-type="string">
            <text:p>Binance.ARN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POWR</text:p>
          </table:table-cell>
          <table:table-cell table:number-columns-repeated="28"/>
          <table:table-cell office:value-type="string" calcext:value-type="string">
            <text:p>Binance.POWR-&gt;Binance.BTC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27"/>
          <table:table-cell office:value-type="string" calcext:value-type="string">
            <text:p>Binance.POWR-&gt;Binance.BNB</text:p>
          </table:table-cell>
          <table:table-cell office:value-type="string" calcext:value-type="string">
            <text:p>Binance.POWR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BTS</text:p>
          </table:table-cell>
          <table:table-cell table:number-columns-repeated="28"/>
          <table:table-cell office:value-type="string" calcext:value-type="string">
            <text:p>Binance.BTS-&gt;Binance.BTC</text:p>
          </table:table-cell>
          <table:table-cell table:number-columns-repeated="9"/>
          <table:table-cell office:value-type="string" calcext:value-type="string">
            <text:p>\ \ \ </text:p>
          </table:table-cell>
          <table:table-cell table:number-columns-repeated="26"/>
          <table:table-cell office:value-type="string" calcext:value-type="string">
            <text:p>Binance.BTS-&gt;Binance.BNB</text:p>
          </table:table-cell>
          <table:table-cell office:value-type="string" calcext:value-type="string">
            <text:p>Binance.BTS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KNC</text:p>
          </table:table-cell>
          <table:table-cell table:number-columns-repeated="28"/>
          <table:table-cell office:value-type="string" calcext:value-type="string">
            <text:p>Binance.KNC-&gt;Binance.BTC</text:p>
          </table:table-cell>
          <table:table-cell table:number-columns-repeated="10"/>
          <table:table-cell office:value-type="string" calcext:value-type="string">
            <text:p>\ \ \ </text:p>
          </table:table-cell>
          <table:table-cell table:number-columns-repeated="26"/>
          <table:table-cell office:value-type="string" calcext:value-type="string">
            <text:p>Binance.KNC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GVT</text:p>
          </table:table-cell>
          <table:table-cell table:number-columns-repeated="28"/>
          <table:table-cell office:value-type="string" calcext:value-type="string">
            <text:p>Binance.GVT-&gt;Binance.BTC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25"/>
          <table:table-cell office:value-type="string" calcext:value-type="string">
            <text:p>Binance.GVT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WINGS</text:p>
          </table:table-cell>
          <table:table-cell table:number-columns-repeated="28"/>
          <table:table-cell office:value-type="string" calcext:value-type="string">
            <text:p>Binance.WINGS-&gt;Binance.BTC</text:p>
          </table:table-cell>
          <table:table-cell table:number-columns-repeated="12"/>
          <table:table-cell office:value-type="string" calcext:value-type="string">
            <text:p>\ \ \ </text:p>
          </table:table-cell>
          <table:table-cell table:number-columns-repeated="24"/>
          <table:table-cell office:value-type="string" calcext:value-type="string">
            <text:p>Binance.WINGS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CHAT</text:p>
          </table:table-cell>
          <table:table-cell table:number-columns-repeated="28"/>
          <table:table-cell office:value-type="string" calcext:value-type="string">
            <text:p>Binance.CHAT-&gt;Binance.BTC</text:p>
          </table:table-cell>
          <table:table-cell table:number-columns-repeated="13"/>
          <table:table-cell office:value-type="string" calcext:value-type="string">
            <text:p>\ \ \ </text:p>
          </table:table-cell>
          <table:table-cell table:number-columns-repeated="23"/>
          <table:table-cell office:value-type="string" calcext:value-type="string">
            <text:p>Binance.CHAT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RLC</text:p>
          </table:table-cell>
          <table:table-cell table:number-columns-repeated="28"/>
          <table:table-cell office:value-type="string" calcext:value-type="string">
            <text:p>Binance.RLC-&gt;Binance.BTC</text:p>
          </table:table-cell>
          <table:table-cell table:number-columns-repeated="14"/>
          <table:table-cell office:value-type="string" calcext:value-type="string">
            <text:p>\ \ \ </text:p>
          </table:table-cell>
          <table:table-cell table:number-columns-repeated="21"/>
          <table:table-cell office:value-type="string" calcext:value-type="string">
            <text:p>Binance.RLC-&gt;Binance.BNB</text:p>
          </table:table-cell>
          <table:table-cell office:value-type="string" calcext:value-type="string">
            <text:p>Binance.RLC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GNT</text:p>
          </table:table-cell>
          <table:table-cell table:number-columns-repeated="28"/>
          <table:table-cell office:value-type="string" calcext:value-type="string">
            <text:p>Binance.GNT-&gt;Binance.BTC</text:p>
          </table:table-cell>
          <table:table-cell table:number-columns-repeated="15"/>
          <table:table-cell office:value-type="string" calcext:value-type="string">
            <text:p>\ \ \ </text:p>
          </table:table-cell>
          <table:table-cell table:number-columns-repeated="20"/>
          <table:table-cell office:value-type="string" calcext:value-type="string">
            <text:p>Binance.GNT-&gt;Binance.BNB</text:p>
          </table:table-cell>
          <table:table-cell office:value-type="string" calcext:value-type="string">
            <text:p>Binance.GNT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table:number-columns-repeated="28"/>
          <table:table-cell office:value-type="string" calcext:value-type="string">
            <text:p>Binance.SC-&gt;Binance.BTC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19"/>
          <table:table-cell office:value-type="string" calcext:value-type="string">
            <text:p>Binance.SC-&gt;Binance.BNB</text:p>
          </table:table-cell>
          <table:table-cell office:value-type="string" calcext:value-type="string">
            <text:p>Binance.SC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BLZ</text:p>
          </table:table-cell>
          <table:table-cell table:number-columns-repeated="28"/>
          <table:table-cell office:value-type="string" calcext:value-type="string">
            <text:p>Binance.BLZ-&gt;Binance.BTC</text:p>
          </table:table-cell>
          <table:table-cell table:number-columns-repeated="17"/>
          <table:table-cell office:value-type="string" calcext:value-type="string">
            <text:p>\ \ \ </text:p>
          </table:table-cell>
          <table:table-cell table:number-columns-repeated="18"/>
          <table:table-cell office:value-type="string" calcext:value-type="string">
            <text:p>Binance.BLZ-&gt;Binance.BNB</text:p>
          </table:table-cell>
          <table:table-cell office:value-type="string" calcext:value-type="string">
            <text:p>Binance.BLZ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SNM</text:p>
          </table:table-cell>
          <table:table-cell table:number-columns-repeated="28"/>
          <table:table-cell office:value-type="string" calcext:value-type="string">
            <text:p>Binance.SNM-&gt;Binance.BTC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18"/>
          <table:table-cell office:value-type="string" calcext:value-type="string">
            <text:p>Binance.SNM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table:number-columns-repeated="28"/>
          <table:table-cell office:value-type="string" calcext:value-type="string">
            <text:p>Binance.ONT-&gt;Binance.BTC</text:p>
          </table:table-cell>
          <table:table-cell table:number-columns-repeated="19"/>
          <table:table-cell office:value-type="string" calcext:value-type="string">
            <text:p>\ \ \ </text:p>
          </table:table-cell>
          <table:table-cell table:number-columns-repeated="16"/>
          <table:table-cell office:value-type="string" calcext:value-type="string">
            <text:p>Binance.ONT-&gt;Binance.BNB</text:p>
          </table:table-cell>
          <table:table-cell office:value-type="string" calcext:value-type="string">
            <text:p>Binance.ONT-&gt;Binance.ETH</text:p>
          </table:table-cell>
          <table:table-cell table:number-columns-repeated="20"/>
          <table:table-cell office:value-type="string" calcext:value-type="string">
            <text:p>Binance.ONT-&gt;Binance.USDT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PPT</text:p>
          </table:table-cell>
          <table:table-cell table:number-columns-repeated="28"/>
          <table:table-cell office:value-type="string" calcext:value-type="string">
            <text:p>Binance.PPT-&gt;Binance.BTC</text:p>
          </table:table-cell>
          <table:table-cell table:number-columns-repeated="20"/>
          <table:table-cell office:value-type="string" calcext:value-type="string">
            <text:p>\ \ \ </text:p>
          </table:table-cell>
          <table:table-cell table:number-columns-repeated="16"/>
          <table:table-cell office:value-type="string" calcext:value-type="string">
            <text:p>Binance.PPT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SNT</text:p>
          </table:table-cell>
          <table:table-cell table:number-columns-repeated="28"/>
          <table:table-cell office:value-type="string" calcext:value-type="string">
            <text:p>Binance.SNT-&gt;Binance.BTC</text:p>
          </table:table-cell>
          <table:table-cell table:number-columns-repeated="21"/>
          <table:table-cell office:value-type="string" calcext:value-type="string">
            <text:p>\ \ \ </text:p>
          </table:table-cell>
          <table:table-cell table:number-columns-repeated="15"/>
          <table:table-cell office:value-type="string" calcext:value-type="string">
            <text:p>Binance.SNT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RDN</text:p>
          </table:table-cell>
          <table:table-cell table:number-columns-repeated="28"/>
          <table:table-cell office:value-type="string" calcext:value-type="string">
            <text:p>Binance.RDN-&gt;Binance.BTC</text:p>
          </table:table-cell>
          <table:table-cell table:number-columns-repeated="22"/>
          <table:table-cell office:value-type="string" calcext:value-type="string">
            <text:p>\ \ \ </text:p>
          </table:table-cell>
          <table:table-cell table:number-columns-repeated="13"/>
          <table:table-cell office:value-type="string" calcext:value-type="string">
            <text:p>Binance.RDN-&gt;Binance.BNB</text:p>
          </table:table-cell>
          <table:table-cell office:value-type="string" calcext:value-type="string">
            <text:p>Binance.RDN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FUN</text:p>
          </table:table-cell>
          <table:table-cell table:number-columns-repeated="28"/>
          <table:table-cell office:value-type="string" calcext:value-type="string">
            <text:p>Binance.FUN-&gt;Binance.BTC</text:p>
          </table:table-cell>
          <table:table-cell table:number-columns-repeated="23"/>
          <table:table-cell office:value-type="string" calcext:value-type="string">
            <text:p>\ \ \ </text:p>
          </table:table-cell>
          <table:table-cell table:number-columns-repeated="13"/>
          <table:table-cell office:value-type="string" calcext:value-type="string">
            <text:p>Binance.FUN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PIVX</text:p>
          </table:table-cell>
          <table:table-cell table:number-columns-repeated="28"/>
          <table:table-cell office:value-type="string" calcext:value-type="string">
            <text:p>Binance.PIVX-&gt;Binance.BTC</text:p>
          </table:table-cell>
          <table:table-cell table:number-columns-repeated="24"/>
          <table:table-cell office:value-type="string" calcext:value-type="string">
            <text:p>\ \ \ </text:p>
          </table:table-cell>
          <table:table-cell table:number-columns-repeated="11"/>
          <table:table-cell office:value-type="string" calcext:value-type="string">
            <text:p>Binance.PIVX-&gt;Binance.BNB</text:p>
          </table:table-cell>
          <table:table-cell office:value-type="string" calcext:value-type="string">
            <text:p>Binance.PIVX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AST</text:p>
          </table:table-cell>
          <table:table-cell table:number-columns-repeated="28"/>
          <table:table-cell office:value-type="string" calcext:value-type="string">
            <text:p>Binance.AST-&gt;Binance.BTC</text:p>
          </table:table-cell>
          <table:table-cell table:number-columns-repeated="25"/>
          <table:table-cell office:value-type="string" calcext:value-type="string">
            <text:p>\ \ \ </text:p>
          </table:table-cell>
          <table:table-cell table:number-columns-repeated="11"/>
          <table:table-cell office:value-type="string" calcext:value-type="string">
            <text:p>Binance.AST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CLOAK</text:p>
          </table:table-cell>
          <table:table-cell table:number-columns-repeated="28"/>
          <table:table-cell office:value-type="string" calcext:value-type="string">
            <text:p>Binance.CLOAK-&gt;Binance.BTC</text:p>
          </table:table-cell>
          <table:table-cell table:number-columns-repeated="26"/>
          <table:table-cell office:value-type="string" calcext:value-type="string">
            <text:p>\ \ \ </text:p>
          </table:table-cell>
          <table:table-cell table:number-columns-repeated="10"/>
          <table:table-cell office:value-type="string" calcext:value-type="string">
            <text:p>Binance.CLOAK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MANA</text:p>
          </table:table-cell>
          <table:table-cell table:number-columns-repeated="28"/>
          <table:table-cell office:value-type="string" calcext:value-type="string">
            <text:p>Binance.MANA-&gt;Binance.BTC</text:p>
          </table:table-cell>
          <table:table-cell table:number-columns-repeated="27"/>
          <table:table-cell office:value-type="string" calcext:value-type="string">
            <text:p>\ \ \ </text:p>
          </table:table-cell>
          <table:table-cell table:number-columns-repeated="9"/>
          <table:table-cell office:value-type="string" calcext:value-type="string">
            <text:p>Binance.MANA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SNGLS</text:p>
          </table:table-cell>
          <table:table-cell table:number-columns-repeated="28"/>
          <table:table-cell office:value-type="string" calcext:value-type="string">
            <text:p>Binance.SNGLS-&gt;Binance.BTC</text:p>
          </table:table-cell>
          <table:table-cell table:number-columns-repeated="28"/>
          <table:table-cell office:value-type="string" calcext:value-type="string">
            <text:p>\ \ \ </text:p>
          </table:table-cell>
          <table:table-cell table:number-columns-repeated="8"/>
          <table:table-cell office:value-type="string" calcext:value-type="string">
            <text:p>Binance.SNGLS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NEBL</text:p>
          </table:table-cell>
          <table:table-cell table:number-columns-repeated="28"/>
          <table:table-cell office:value-type="string" calcext:value-type="string">
            <text:p>Binance.NEBL-&gt;Binance.BTC</text:p>
          </table:table-cell>
          <table:table-cell table:number-columns-repeated="29"/>
          <table:table-cell office:value-type="string" calcext:value-type="string">
            <text:p>\ \ \ </text:p>
          </table:table-cell>
          <table:table-cell table:number-columns-repeated="6"/>
          <table:table-cell office:value-type="string" calcext:value-type="string">
            <text:p>Binance.NEBL-&gt;Binance.BNB</text:p>
          </table:table-cell>
          <table:table-cell office:value-type="string" calcext:value-type="string">
            <text:p>Binance.NEBL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QKC</text:p>
          </table:table-cell>
          <table:table-cell table:number-columns-repeated="28"/>
          <table:table-cell office:value-type="string" calcext:value-type="string">
            <text:p>Binance.QKC-&gt;Binance.BTC</text:p>
          </table:table-cell>
          <table:table-cell table:number-columns-repeated="30"/>
          <table:table-cell office:value-type="string" calcext:value-type="string">
            <text:p>\ \ \ </text:p>
          </table:table-cell>
          <table:table-cell table:number-columns-repeated="6"/>
          <table:table-cell office:value-type="string" calcext:value-type="string">
            <text:p>Binance.QKC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QSP</text:p>
          </table:table-cell>
          <table:table-cell table:number-columns-repeated="28"/>
          <table:table-cell office:value-type="string" calcext:value-type="string">
            <text:p>Binance.QSP-&gt;Binance.BTC</text:p>
          </table:table-cell>
          <table:table-cell table:number-columns-repeated="31"/>
          <table:table-cell office:value-type="string" calcext:value-type="string">
            <text:p>\ \ \ </text:p>
          </table:table-cell>
          <table:table-cell table:number-columns-repeated="4"/>
          <table:table-cell office:value-type="string" calcext:value-type="string">
            <text:p>Binance.QSP-&gt;Binance.BNB</text:p>
          </table:table-cell>
          <table:table-cell office:value-type="string" calcext:value-type="string">
            <text:p>Binance.QSP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SALT</text:p>
          </table:table-cell>
          <table:table-cell table:number-columns-repeated="28"/>
          <table:table-cell office:value-type="string" calcext:value-type="string">
            <text:p>Binance.SALT-&gt;Binance.BTC</text:p>
          </table:table-cell>
          <table:table-cell table:number-columns-repeated="32"/>
          <table:table-cell office:value-type="string" calcext:value-type="string">
            <text:p>\ \ \ </text:p>
          </table:table-cell>
          <table:table-cell table:number-columns-repeated="4"/>
          <table:table-cell office:value-type="string" calcext:value-type="string">
            <text:p>Binance.SALT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STORM</text:p>
          </table:table-cell>
          <table:table-cell table:number-columns-repeated="28"/>
          <table:table-cell office:value-type="string" calcext:value-type="string">
            <text:p>Binance.STORM-&gt;Binance.BTC</text:p>
          </table:table-cell>
          <table:table-cell table:number-columns-repeated="33"/>
          <table:table-cell office:value-type="string" calcext:value-type="string">
            <text:p>\ \ \ </text:p>
          </table:table-cell>
          <table:table-cell table:number-columns-repeated="2"/>
          <table:table-cell office:value-type="string" calcext:value-type="string">
            <text:p>Binance.STORM-&gt;Binance.BNB</text:p>
          </table:table-cell>
          <table:table-cell office:value-type="string" calcext:value-type="string">
            <text:p>Binance.STORM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ICN</text:p>
          </table:table-cell>
          <table:table-cell table:number-columns-repeated="28"/>
          <table:table-cell office:value-type="string" calcext:value-type="string">
            <text:p>Binance.ICN-&gt;Binance.BTC</text:p>
          </table:table-cell>
          <table:table-cell table:number-columns-repeated="34"/>
          <table:table-cell office:value-type="string" calcext:value-type="string">
            <text:p>\ \ \ </text:p>
          </table:table-cell>
          <table:table-cell table:number-columns-repeated="2"/>
          <table:table-cell office:value-type="string" calcext:value-type="string">
            <text:p>Binance.ICN-&gt;Binance.ETH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ETC</text:p>
          </table:table-cell>
          <table:table-cell table:number-columns-repeated="28"/>
          <table:table-cell office:value-type="string" calcext:value-type="string">
            <text:p>Binance.ETC-&gt;Binance.BTC</text:p>
          </table:table-cell>
          <table:table-cell table:number-columns-repeated="35"/>
          <table:table-cell office:value-type="string" calcext:value-type="string">
            <text:p>\ \ \ </text:p>
          </table:table-cell>
          <table:table-cell office:value-type="string" calcext:value-type="string">
            <text:p>Binance.ETC-&gt;Binance.BNB</text:p>
          </table:table-cell>
          <table:table-cell office:value-type="string" calcext:value-type="string">
            <text:p>Binance.ETC-&gt;Binance.ETH</text:p>
          </table:table-cell>
          <table:table-cell table:number-columns-repeated="20"/>
          <table:table-cell office:value-type="string" calcext:value-type="string">
            <text:p>Binance.ETC-&gt;Binance.USDT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NB</text:p>
          </table:table-cell>
          <table:table-cell office:value-type="string" calcext:value-type="string">
            <text:p>Binance.BNB-&gt;Binance.SKY</text:p>
          </table:table-cell>
          <table:table-cell office:value-type="string" calcext:value-type="string">
            <text:p>Binance.BNB-&gt;Binance.XEM</text:p>
          </table:table-cell>
          <table:table-cell office:value-type="string" calcext:value-type="string">
            <text:p>Binance.BNB-&gt;Binance.NAV</text:p>
          </table:table-cell>
          <table:table-cell office:value-type="string" calcext:value-type="string">
            <text:p>Binance.BNB-&gt;Binance.GTO</text:p>
          </table:table-cell>
          <table:table-cell office:value-type="string" calcext:value-type="string">
            <text:p>Binance.BNB-&gt;Binance.WTC</text:p>
          </table:table-cell>
          <table:table-cell table:number-columns-repeated="5"/>
          <table:table-cell office:value-type="string" calcext:value-type="string">
            <text:p>Binance.BNB-&gt;Binance.STEEM</text:p>
          </table:table-cell>
          <table:table-cell office:value-type="string" calcext:value-type="string">
            <text:p>Binance.BNB-&gt;Binance.AION</text:p>
          </table:table-cell>
          <table:table-cell office:value-type="string" calcext:value-type="string">
            <text:p>Binance.BNB-&gt;Binance.BCPT</text:p>
          </table:table-cell>
          <table:table-cell table:number-columns-repeated="6"/>
          <table:table-cell office:value-type="string" calcext:value-type="string">
            <text:p>Binance.BNB-&gt;Binance.BCC</text:p>
          </table:table-cell>
          <table:table-cell/>
          <table:table-cell office:value-type="string" calcext:value-type="string">
            <text:p>Binance.BNB-&gt;Binance.POA</text:p>
          </table:table-cell>
          <table:table-cell office:value-type="string" calcext:value-type="string">
            <text:p>Binance.BNB-&gt;Binance.AE</text:p>
          </table:table-cell>
          <table:table-cell table:number-columns-repeated="3"/>
          <table:table-cell office:value-type="string" calcext:value-type="string">
            <text:p>Binance.BNB-&gt;Binance.CMT</text:p>
          </table:table-cell>
          <table:table-cell office:value-type="string" calcext:value-type="string">
            <text:p>Binance.BNB-&gt;Binance.BCN</text:p>
          </table:table-cell>
          <table:table-cell office:value-type="string" calcext:value-type="string">
            <text:p>Binance.BNB-&gt;Binance.BTC</text:p>
          </table:table-cell>
          <table:table-cell office:value-type="string" calcext:value-type="string">
            <text:p>Binance.BNB-&gt;Binance.IOTA</text:p>
          </table:table-cell>
          <table:table-cell office:value-type="string" calcext:value-type="string">
            <text:p>Binance.BNB-&gt;Binance.CVC</text:p>
          </table:table-cell>
          <table:table-cell/>
          <table:table-cell office:value-type="string" calcext:value-type="string">
            <text:p>Binance.BNB-&gt;Binance.CND</text:p>
          </table:table-cell>
          <table:table-cell/>
          <table:table-cell office:value-type="string" calcext:value-type="string">
            <text:p>Binance.BNB-&gt;Binance.TRIG</text:p>
          </table:table-cell>
          <table:table-cell office:value-type="string" calcext:value-type="string">
            <text:p>Binance.BNB-&gt;Binance.RCN</text:p>
          </table:table-cell>
          <table:table-cell/>
          <table:table-cell office:value-type="string" calcext:value-type="string">
            <text:p>Binance.BNB-&gt;Binance.POWR</text:p>
          </table:table-cell>
          <table:table-cell office:value-type="string" calcext:value-type="string">
            <text:p>Binance.BNB-&gt;Binance.BTS</text:p>
          </table:table-cell>
          <table:table-cell table:number-columns-repeated="4"/>
          <table:table-cell office:value-type="string" calcext:value-type="string">
            <text:p>Binance.BNB-&gt;Binance.RLC</text:p>
          </table:table-cell>
          <table:table-cell office:value-type="string" calcext:value-type="string">
            <text:p>Binance.BNB-&gt;Binance.GNT</text:p>
          </table:table-cell>
          <table:table-cell office:value-type="string" calcext:value-type="string">
            <text:p>Binance.BNB-&gt;Binance.SC</text:p>
          </table:table-cell>
          <table:table-cell office:value-type="string" calcext:value-type="string">
            <text:p>Binance.BNB-&gt;Binance.BLZ</text:p>
          </table:table-cell>
          <table:table-cell/>
          <table:table-cell office:value-type="string" calcext:value-type="string">
            <text:p>Binance.BNB-&gt;Binance.ONT</text:p>
          </table:table-cell>
          <table:table-cell table:number-columns-repeated="2"/>
          <table:table-cell office:value-type="string" calcext:value-type="string">
            <text:p>Binance.BNB-&gt;Binance.RDN</text:p>
          </table:table-cell>
          <table:table-cell/>
          <table:table-cell office:value-type="string" calcext:value-type="string">
            <text:p>Binance.BNB-&gt;Binance.PIVX</text:p>
          </table:table-cell>
          <table:table-cell table:number-columns-repeated="4"/>
          <table:table-cell office:value-type="string" calcext:value-type="string">
            <text:p>Binance.BNB-&gt;Binance.NEBL</text:p>
          </table:table-cell>
          <table:table-cell/>
          <table:table-cell office:value-type="string" calcext:value-type="string">
            <text:p>Binance.BNB-&gt;Binance.QSP</text:p>
          </table:table-cell>
          <table:table-cell/>
          <table:table-cell office:value-type="string" calcext:value-type="string">
            <text:p>Binance.BNB-&gt;Binance.STORM</text:p>
          </table:table-cell>
          <table:table-cell/>
          <table:table-cell office:value-type="string" calcext:value-type="string">
            <text:p>Binance.BNB-&gt;Binance.ETC</text:p>
          </table:table-cell>
          <table:table-cell office:value-type="string" calcext:value-type="string">
            <text:p>\ \ \ </text:p>
          </table:table-cell>
          <table:table-cell office:value-type="string" calcext:value-type="string">
            <text:p>Binance.BNB-&gt;Binance.ETH</text:p>
          </table:table-cell>
          <table:table-cell office:value-type="string" calcext:value-type="string">
            <text:p>Binance.BNB-&gt;Binance.MCO</text:p>
          </table:table-cell>
          <table:table-cell office:value-type="string" calcext:value-type="string">
            <text:p>Binance.BNB-&gt;Binance.NEO</text:p>
          </table:table-cell>
          <table:table-cell table:number-columns-repeated="2"/>
          <table:table-cell office:value-type="string" calcext:value-type="string">
            <text:p>Binance.BNB-&gt;Binance.APPC</text:p>
          </table:table-cell>
          <table:table-cell office:value-type="string" calcext:value-type="string">
            <text:p>Binance.BNB-&gt;Binance.REP</text:p>
          </table:table-cell>
          <table:table-cell office:value-type="string" calcext:value-type="string">
            <text:p>Binance.BNB-&gt;Binance.VEN</text:p>
          </table:table-cell>
          <table:table-cell office:value-type="string" calcext:value-type="string">
            <text:p>Binance.BNB-&gt;Binance.ADA</text:p>
          </table:table-cell>
          <table:table-cell table:number-columns-repeated="3"/>
          <table:table-cell office:value-type="string" calcext:value-type="string">
            <text:p>Binance.BNB-&gt;Binance.ICX</text:p>
          </table:table-cell>
          <table:table-cell/>
          <table:table-cell office:value-type="string" calcext:value-type="string">
            <text:p>Binance.BNB-&gt;Binance.XZC</text:p>
          </table:table-cell>
          <table:table-cell office:value-type="string" calcext:value-type="string">
            <text:p>Binance.BNB-&gt;Binance.LOOM</text:p>
          </table:table-cell>
          <table:table-cell office:value-type="string" calcext:value-type="string">
            <text:p>Binance.BNB-&gt;Binance.ZEN</text:p>
          </table:table-cell>
          <table:table-cell table:number-columns-repeated="2"/>
          <table:table-cell office:value-type="string" calcext:value-type="string">
            <text:p>Binance.BNB-&gt;Binance.YOYO</text:p>
          </table:table-cell>
          <table:table-cell/>
          <table:table-cell office:value-type="string" calcext:value-type="string">
            <text:p>Binance.BNB-&gt;Binance.USDT</text:p>
          </table:table-cell>
          <table:table-cell office:value-type="string" calcext:value-type="string">
            <text:p>Binance.BNB-&gt;Binance.QLC</text:p>
          </table:table-cell>
          <table:table-cell table:number-columns-repeated="2"/>
          <table:table-cell office:value-type="string" calcext:value-type="string">
            <text:p>Binance.BNB-&gt;Binance.NANO</text:p>
          </table:table-cell>
          <table:table-cell/>
          <table:table-cell office:value-type="string" calcext:value-type="string">
            <text:p>Binance.BNB-&gt;Binance.WAVES</text:p>
          </table:table-cell>
          <table:table-cell office:value-type="string" calcext:value-type="string">
            <text:p>Binance.BNB-&gt;Binance.ADX</text:p>
          </table:table-cell>
          <table:table-cell office:value-type="string" calcext:value-type="string">
            <text:p>Binance.BNB-&gt;Binance.AMB</text:p>
          </table:table-cell>
          <table:table-cell office:value-type="string" calcext:value-type="string">
            <text:p>Binance.BNB-&gt;Binance.XRP</text:p>
          </table:table-cell>
          <table:table-cell table:number-columns-repeated="3"/>
          <table:table-cell office:value-type="string" calcext:value-type="string">
            <text:p>Binance.BNB-&gt;Binance.LSK</text:p>
          </table:table-cell>
          <table:table-cell/>
          <table:table-cell office:value-type="string" calcext:value-type="string">
            <text:p>Binance.BNB-&gt;Binance.NULS</text:p>
          </table:table-cell>
          <table:table-cell office:value-type="string" calcext:value-type="string">
            <text:p>Binance.BNB-&gt;Binance.SYS</text:p>
          </table:table-cell>
          <table:table-cell office:value-type="string" calcext:value-type="string">
            <text:p>Binance.BNB-&gt;Binance.TUSD</text:p>
          </table:table-cell>
          <table:table-cell table:number-columns-repeated="2"/>
          <table:table-cell office:value-type="string" calcext:value-type="string">
            <text:p>Binance.BNB-&gt;Binance.WABI</text:p>
          </table:table-cell>
          <table:table-cell office:value-type="string" calcext:value-type="string">
            <text:p>Binance.BNB-&gt;Binance.LTC</text:p>
          </table:table-cell>
          <table:table-cell table:number-columns-repeated="2"/>
          <table:table-cell office:value-type="string" calcext:value-type="string">
            <text:p>Binance.BNB-&gt;Binance.THETA</text:p>
          </table:table-cell>
          <table:table-cell office:value-type="string" calcext:value-type="string">
            <text:p>Binance.BNB-&gt;Binance.ENJ</text:p>
          </table:table-cell>
          <table:table-cell office:value-type="string" calcext:value-type="string">
            <text:p>Binance.BNB-&gt;Binance.WAN</text:p>
          </table:table-cell>
          <table:table-cell table:number-columns-repeated="2"/>
          <table:table-cell office:value-type="string" calcext:value-type="string">
            <text:p>Binance.BNB-&gt;Binance.NXS</text:p>
          </table:table-cell>
          <table:table-cell table:number-columns-repeated="2"/>
          <table:table-cell office:value-type="string" calcext:value-type="string">
            <text:p>Binance.BNB-&gt;Binance.DLT</text:p>
          </table:table-cell>
          <table:table-cell/>
          <table:table-cell office:value-type="string" calcext:value-type="string">
            <text:p>Binance.BNB-&gt;Binance.XLM</text:p>
          </table:table-cell>
          <table:table-cell/>
          <table:table-cell office:value-type="string" calcext:value-type="string">
            <text:p>Binance.BNB-&gt;Binance.RPX</text:p>
          </table:table-cell>
          <table:table-cell office:value-type="string" calcext:value-type="string">
            <text:p>Binance.BNB-&gt;Binance.QTUM</text:p>
          </table:table-cell>
          <table:table-cell/>
          <table:table-cell office:value-type="string" calcext:value-type="string">
            <text:p>Binance.BNB-&gt;Binance.AGI</text:p>
          </table:table-cell>
          <table:table-cell/>
          <table:table-cell office:value-type="string" calcext:value-type="string">
            <text:p>Binance.BNB-&gt;Binance.EOS</text:p>
          </table:table-cell>
          <table:table-cell/>
          <table:table-cell office:value-type="string" calcext:value-type="string">
            <text:p>Binance.BNB-&gt;Binance.NCASH</text:p>
          </table:table-cell>
          <table:table-cell/>
          <table:table-cell office:value-type="string" calcext:value-type="string">
            <text:p>Binance.BNB-&gt;Binance.VIA</text:p>
          </table:table-cell>
          <table:table-cell office:value-type="string" calcext:value-type="string">
            <text:p>Binance.BNB-&gt;Binance.OST</text:p>
          </table:table-cell>
          <table:table-cell office:value-type="string" calcext:value-type="string">
            <text:p>Binance.BNB-&gt;Binance.BAT</text:p>
          </table:table-cell>
          <table:table-cell office:value-type="string" calcext:value-type="string">
            <text:p>Binance.BNB-&gt;Binance.BRD</text:p>
          </table:table-cell>
          <table:table-cell/>
          <table:table-cell office:value-type="string" calcext:value-type="string">
            <text:p>Binance.BNB-&gt;Binance.Z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H</text:p>
          </table:table-cell>
          <table:table-cell office:value-type="string" calcext:value-type="string">
            <text:p>Binance.ETH-&gt;Binance.SKY</text:p>
          </table:table-cell>
          <table:table-cell office:value-type="string" calcext:value-type="string">
            <text:p>Binance.ETH-&gt;Binance.XEM</text:p>
          </table:table-cell>
          <table:table-cell office:value-type="string" calcext:value-type="string">
            <text:p>Binance.ETH-&gt;Binance.NAV</text:p>
          </table:table-cell>
          <table:table-cell office:value-type="string" calcext:value-type="string">
            <text:p>Binance.ETH-&gt;Binance.GTO</text:p>
          </table:table-cell>
          <table:table-cell office:value-type="string" calcext:value-type="string">
            <text:p>Binance.ETH-&gt;Binance.WTC</text:p>
          </table:table-cell>
          <table:table-cell office:value-type="string" calcext:value-type="string">
            <text:p>Binance.ETH-&gt;Binance.XVG</text:p>
          </table:table-cell>
          <table:table-cell office:value-type="string" calcext:value-type="string">
            <text:p>Binance.ETH-&gt;Binance.IOTX</text:p>
          </table:table-cell>
          <table:table-cell office:value-type="string" calcext:value-type="string">
            <text:p>Binance.ETH-&gt;Binance.TNB</text:p>
          </table:table-cell>
          <table:table-cell office:value-type="string" calcext:value-type="string">
            <text:p>Binance.ETH-&gt;Binance.DNT</text:p>
          </table:table-cell>
          <table:table-cell office:value-type="string" calcext:value-type="string">
            <text:p>Binance.ETH-&gt;Binance.CDT</text:p>
          </table:table-cell>
          <table:table-cell office:value-type="string" calcext:value-type="string">
            <text:p>Binance.ETH-&gt;Binance.STEEM</text:p>
          </table:table-cell>
          <table:table-cell office:value-type="string" calcext:value-type="string">
            <text:p>Binance.ETH-&gt;Binance.AION</text:p>
          </table:table-cell>
          <table:table-cell office:value-type="string" calcext:value-type="string">
            <text:p>Binance.ETH-&gt;Binance.BCPT</text:p>
          </table:table-cell>
          <table:table-cell office:value-type="string" calcext:value-type="string">
            <text:p>Binance.ETH-&gt;Binance.TNT</text:p>
          </table:table-cell>
          <table:table-cell office:value-type="string" calcext:value-type="string">
            <text:p>Binance.ETH-&gt;Binance.VIBE</text:p>
          </table:table-cell>
          <table:table-cell office:value-type="string" calcext:value-type="string">
            <text:p>Binance.ETH-&gt;Binance.DGD</text:p>
          </table:table-cell>
          <table:table-cell office:value-type="string" calcext:value-type="string">
            <text:p>Binance.ETH-&gt;Binance.ZRX</text:p>
          </table:table-cell>
          <table:table-cell office:value-type="string" calcext:value-type="string">
            <text:p>Binance.ETH-&gt;Binance.SUB</text:p>
          </table:table-cell>
          <table:table-cell office:value-type="string" calcext:value-type="string">
            <text:p>Binance.ETH-&gt;Binance.BCD</text:p>
          </table:table-cell>
          <table:table-cell office:value-type="string" calcext:value-type="string">
            <text:p>Binance.ETH-&gt;Binance.BCC</text:p>
          </table:table-cell>
          <table:table-cell office:value-type="string" calcext:value-type="string">
            <text:p>Binance.ETH-&gt;Binance.KMD</text:p>
          </table:table-cell>
          <table:table-cell office:value-type="string" calcext:value-type="string">
            <text:p>Binance.ETH-&gt;Binance.POA</text:p>
          </table:table-cell>
          <table:table-cell office:value-type="string" calcext:value-type="string">
            <text:p>Binance.ETH-&gt;Binance.AE</text:p>
          </table:table-cell>
          <table:table-cell office:value-type="string" calcext:value-type="string">
            <text:p>Binance.ETH-&gt;Binance.IOST</text:p>
          </table:table-cell>
          <table:table-cell office:value-type="string" calcext:value-type="string">
            <text:p>Binance.ETH-&gt;Binance.POE</text:p>
          </table:table-cell>
          <table:table-cell office:value-type="string" calcext:value-type="string">
            <text:p>Binance.ETH-&gt;Binance.OMG</text:p>
          </table:table-cell>
          <table:table-cell office:value-type="string" calcext:value-type="string">
            <text:p>Binance.ETH-&gt;Binance.CMT</text:p>
          </table:table-cell>
          <table:table-cell office:value-type="string" calcext:value-type="string">
            <text:p>Binance.ETH-&gt;Binance.BCN</text:p>
          </table:table-cell>
          <table:table-cell office:value-type="string" calcext:value-type="string">
            <text:p>Binance.ETH-&gt;Binance.BTC</text:p>
          </table:table-cell>
          <table:table-cell office:value-type="string" calcext:value-type="string">
            <text:p>Binance.ETH-&gt;Binance.IOTA</text:p>
          </table:table-cell>
          <table:table-cell office:value-type="string" calcext:value-type="string">
            <text:p>Binance.ETH-&gt;Binance.CVC</text:p>
          </table:table-cell>
          <table:table-cell office:value-type="string" calcext:value-type="string">
            <text:p>Binance.ETH-&gt;Binance.BTG</text:p>
          </table:table-cell>
          <table:table-cell office:value-type="string" calcext:value-type="string">
            <text:p>Binance.ETH-&gt;Binance.CND</text:p>
          </table:table-cell>
          <table:table-cell office:value-type="string" calcext:value-type="string">
            <text:p>Binance.ETH-&gt;Binance.ARK</text:p>
          </table:table-cell>
          <table:table-cell office:value-type="string" calcext:value-type="string">
            <text:p>Binance.ETH-&gt;Binance.TRIG</text:p>
          </table:table-cell>
          <table:table-cell office:value-type="string" calcext:value-type="string">
            <text:p>Binance.ETH-&gt;Binance.RCN</text:p>
          </table:table-cell>
          <table:table-cell office:value-type="string" calcext:value-type="string">
            <text:p>Binance.ETH-&gt;Binance.ARN</text:p>
          </table:table-cell>
          <table:table-cell office:value-type="string" calcext:value-type="string">
            <text:p>Binance.ETH-&gt;Binance.POWR</text:p>
          </table:table-cell>
          <table:table-cell office:value-type="string" calcext:value-type="string">
            <text:p>Binance.ETH-&gt;Binance.BTS</text:p>
          </table:table-cell>
          <table:table-cell office:value-type="string" calcext:value-type="string">
            <text:p>Binance.ETH-&gt;Binance.KNC</text:p>
          </table:table-cell>
          <table:table-cell office:value-type="string" calcext:value-type="string">
            <text:p>Binance.ETH-&gt;Binance.GVT</text:p>
          </table:table-cell>
          <table:table-cell office:value-type="string" calcext:value-type="string">
            <text:p>Binance.ETH-&gt;Binance.WINGS</text:p>
          </table:table-cell>
          <table:table-cell office:value-type="string" calcext:value-type="string">
            <text:p>Binance.ETH-&gt;Binance.CHAT</text:p>
          </table:table-cell>
          <table:table-cell office:value-type="string" calcext:value-type="string">
            <text:p>Binance.ETH-&gt;Binance.RLC</text:p>
          </table:table-cell>
          <table:table-cell office:value-type="string" calcext:value-type="string">
            <text:p>Binance.ETH-&gt;Binance.GNT</text:p>
          </table:table-cell>
          <table:table-cell office:value-type="string" calcext:value-type="string">
            <text:p>Binance.ETH-&gt;Binance.SC</text:p>
          </table:table-cell>
          <table:table-cell office:value-type="string" calcext:value-type="string">
            <text:p>Binance.ETH-&gt;Binance.BLZ</text:p>
          </table:table-cell>
          <table:table-cell office:value-type="string" calcext:value-type="string">
            <text:p>Binance.ETH-&gt;Binance.SNM</text:p>
          </table:table-cell>
          <table:table-cell office:value-type="string" calcext:value-type="string">
            <text:p>Binance.ETH-&gt;Binance.ONT</text:p>
          </table:table-cell>
          <table:table-cell office:value-type="string" calcext:value-type="string">
            <text:p>Binance.ETH-&gt;Binance.PPT</text:p>
          </table:table-cell>
          <table:table-cell office:value-type="string" calcext:value-type="string">
            <text:p>Binance.ETH-&gt;Binance.SNT</text:p>
          </table:table-cell>
          <table:table-cell office:value-type="string" calcext:value-type="string">
            <text:p>Binance.ETH-&gt;Binance.RDN</text:p>
          </table:table-cell>
          <table:table-cell office:value-type="string" calcext:value-type="string">
            <text:p>Binance.ETH-&gt;Binance.FUN</text:p>
          </table:table-cell>
          <table:table-cell office:value-type="string" calcext:value-type="string">
            <text:p>Binance.ETH-&gt;Binance.PIVX</text:p>
          </table:table-cell>
          <table:table-cell office:value-type="string" calcext:value-type="string">
            <text:p>Binance.ETH-&gt;Binance.AST</text:p>
          </table:table-cell>
          <table:table-cell office:value-type="string" calcext:value-type="string">
            <text:p>Binance.ETH-&gt;Binance.CLOAK</text:p>
          </table:table-cell>
          <table:table-cell office:value-type="string" calcext:value-type="string">
            <text:p>Binance.ETH-&gt;Binance.MANA</text:p>
          </table:table-cell>
          <table:table-cell office:value-type="string" calcext:value-type="string">
            <text:p>Binance.ETH-&gt;Binance.SNGLS</text:p>
          </table:table-cell>
          <table:table-cell office:value-type="string" calcext:value-type="string">
            <text:p>Binance.ETH-&gt;Binance.NEBL</text:p>
          </table:table-cell>
          <table:table-cell office:value-type="string" calcext:value-type="string">
            <text:p>Binance.ETH-&gt;Binance.QKC</text:p>
          </table:table-cell>
          <table:table-cell office:value-type="string" calcext:value-type="string">
            <text:p>Binance.ETH-&gt;Binance.QSP</text:p>
          </table:table-cell>
          <table:table-cell office:value-type="string" calcext:value-type="string">
            <text:p>Binance.ETH-&gt;Binance.SALT</text:p>
          </table:table-cell>
          <table:table-cell office:value-type="string" calcext:value-type="string">
            <text:p>Binance.ETH-&gt;Binance.STORM</text:p>
          </table:table-cell>
          <table:table-cell office:value-type="string" calcext:value-type="string">
            <text:p>Binance.ETH-&gt;Binance.ICN</text:p>
          </table:table-cell>
          <table:table-cell office:value-type="string" calcext:value-type="string">
            <text:p>Binance.ETH-&gt;Binance.ETC</text:p>
          </table:table-cell>
          <table:table-cell office:value-type="string" calcext:value-type="string">
            <text:p>Binance.ETH-&gt;Binance.BNB</text:p>
          </table:table-cell>
          <table:table-cell office:value-type="string" calcext:value-type="string">
            <text:p>\ \ \ </text:p>
          </table:table-cell>
          <table:table-cell office:value-type="string" calcext:value-type="string">
            <text:p>Binance.ETH-&gt;Binance.MCO</text:p>
          </table:table-cell>
          <table:table-cell office:value-type="string" calcext:value-type="string">
            <text:p>Binance.ETH-&gt;Binance.NEO</text:p>
          </table:table-cell>
          <table:table-cell office:value-type="string" calcext:value-type="string">
            <text:p>Binance.ETH-&gt;Binance.ZEC</text:p>
          </table:table-cell>
          <table:table-cell office:value-type="string" calcext:value-type="string">
            <text:p>Binance.ETH-&gt;Binance.LRC</text:p>
          </table:table-cell>
          <table:table-cell office:value-type="string" calcext:value-type="string">
            <text:p>Binance.ETH-&gt;Binance.APPC</text:p>
          </table:table-cell>
          <table:table-cell office:value-type="string" calcext:value-type="string">
            <text:p>Binance.ETH-&gt;Binance.REP</text:p>
          </table:table-cell>
          <table:table-cell office:value-type="string" calcext:value-type="string">
            <text:p>Binance.ETH-&gt;Binance.VEN</text:p>
          </table:table-cell>
          <table:table-cell office:value-type="string" calcext:value-type="string">
            <text:p>Binance.ETH-&gt;Binance.ADA</text:p>
          </table:table-cell>
          <table:table-cell office:value-type="string" calcext:value-type="string">
            <text:p>Binance.ETH-&gt;Binance.ELF</text:p>
          </table:table-cell>
          <table:table-cell office:value-type="string" calcext:value-type="string">
            <text:p>Binance.ETH-&gt;Binance.REQ</text:p>
          </table:table-cell>
          <table:table-cell office:value-type="string" calcext:value-type="string">
            <text:p>Binance.ETH-&gt;Binance.STORJ</text:p>
          </table:table-cell>
          <table:table-cell office:value-type="string" calcext:value-type="string">
            <text:p>Binance.ETH-&gt;Binance.ICX</text:p>
          </table:table-cell>
          <table:table-cell office:value-type="string" calcext:value-type="string">
            <text:p>Binance.ETH-&gt;Binance.MTH</text:p>
          </table:table-cell>
          <table:table-cell office:value-type="string" calcext:value-type="string">
            <text:p>Binance.ETH-&gt;Binance.XZC</text:p>
          </table:table-cell>
          <table:table-cell office:value-type="string" calcext:value-type="string">
            <text:p>Binance.ETH-&gt;Binance.LOOM</text:p>
          </table:table-cell>
          <table:table-cell office:value-type="string" calcext:value-type="string">
            <text:p>Binance.ETH-&gt;Binance.ZEN</text:p>
          </table:table-cell>
          <table:table-cell office:value-type="string" calcext:value-type="string">
            <text:p>Binance.ETH-&gt;Binance.GXS</text:p>
          </table:table-cell>
          <table:table-cell office:value-type="string" calcext:value-type="string">
            <text:p>Binance.ETH-&gt;Binance.MTL</text:p>
          </table:table-cell>
          <table:table-cell office:value-type="string" calcext:value-type="string">
            <text:p>Binance.ETH-&gt;Binance.YOYO</text:p>
          </table:table-cell>
          <table:table-cell office:value-type="string" calcext:value-type="string">
            <text:p>Binance.ETH-&gt;Binance.BNT</text:p>
          </table:table-cell>
          <table:table-cell office:value-type="string" calcext:value-type="string">
            <text:p>Binance.ETH-&gt;Binance.USDT</text:p>
          </table:table-cell>
          <table:table-cell office:value-type="string" calcext:value-type="string">
            <text:p>Binance.ETH-&gt;Binance.QLC</text:p>
          </table:table-cell>
          <table:table-cell office:value-type="string" calcext:value-type="string">
            <text:p>Binance.ETH-&gt;Binance.MDA</text:p>
          </table:table-cell>
          <table:table-cell office:value-type="string" calcext:value-type="string">
            <text:p>Binance.ETH-&gt;Binance.DASH</text:p>
          </table:table-cell>
          <table:table-cell office:value-type="string" calcext:value-type="string">
            <text:p>Binance.ETH-&gt;Binance.NANO</text:p>
          </table:table-cell>
          <table:table-cell office:value-type="string" calcext:value-type="string">
            <text:p>Binance.ETH-&gt;Binance.EDO</text:p>
          </table:table-cell>
          <table:table-cell office:value-type="string" calcext:value-type="string">
            <text:p>Binance.ETH-&gt;Binance.WAVES</text:p>
          </table:table-cell>
          <table:table-cell office:value-type="string" calcext:value-type="string">
            <text:p>Binance.ETH-&gt;Binance.ADX</text:p>
          </table:table-cell>
          <table:table-cell office:value-type="string" calcext:value-type="string">
            <text:p>Binance.ETH-&gt;Binance.AMB</text:p>
          </table:table-cell>
          <table:table-cell office:value-type="string" calcext:value-type="string">
            <text:p>Binance.ETH-&gt;Binance.XRP</text:p>
          </table:table-cell>
          <table:table-cell office:value-type="string" calcext:value-type="string">
            <text:p>Binance.ETH-&gt;Binance.FUEL</text:p>
          </table:table-cell>
          <table:table-cell office:value-type="string" calcext:value-type="string">
            <text:p>Binance.ETH-&gt;Binance.WPR</text:p>
          </table:table-cell>
          <table:table-cell office:value-type="string" calcext:value-type="string">
            <text:p>Binance.ETH-&gt;Binance.TRX</text:p>
          </table:table-cell>
          <table:table-cell office:value-type="string" calcext:value-type="string">
            <text:p>Binance.ETH-&gt;Binance.LSK</text:p>
          </table:table-cell>
          <table:table-cell office:value-type="string" calcext:value-type="string">
            <text:p>Binance.ETH-&gt;Binance.HSR</text:p>
          </table:table-cell>
          <table:table-cell office:value-type="string" calcext:value-type="string">
            <text:p>Binance.ETH-&gt;Binance.NULS</text:p>
          </table:table-cell>
          <table:table-cell office:value-type="string" calcext:value-type="string">
            <text:p>Binance.ETH-&gt;Binance.SYS</text:p>
          </table:table-cell>
          <table:table-cell office:value-type="string" calcext:value-type="string">
            <text:p>Binance.ETH-&gt;Binance.TUSD</text:p>
          </table:table-cell>
          <table:table-cell office:value-type="string" calcext:value-type="string">
            <text:p>Binance.ETH-&gt;Binance.DATA</text:p>
          </table:table-cell>
          <table:table-cell/>
          <table:table-cell office:value-type="string" calcext:value-type="string">
            <text:p>Binance.ETH-&gt;Binance.WABI</text:p>
          </table:table-cell>
          <table:table-cell office:value-type="string" calcext:value-type="string">
            <text:p>Binance.ETH-&gt;Binance.LTC</text:p>
          </table:table-cell>
          <table:table-cell office:value-type="string" calcext:value-type="string">
            <text:p>Binance.ETH-&gt;Binance.STRAT</text:p>
          </table:table-cell>
          <table:table-cell office:value-type="string" calcext:value-type="string">
            <text:p>Binance.ETH-&gt;Binance.ENG</text:p>
          </table:table-cell>
          <table:table-cell office:value-type="string" calcext:value-type="string">
            <text:p>Binance.ETH-&gt;Binance.THETA</text:p>
          </table:table-cell>
          <table:table-cell office:value-type="string" calcext:value-type="string">
            <text:p>Binance.ETH-&gt;Binance.ENJ</text:p>
          </table:table-cell>
          <table:table-cell office:value-type="string" calcext:value-type="string">
            <text:p>Binance.ETH-&gt;Binance.WAN</text:p>
          </table:table-cell>
          <table:table-cell office:value-type="string" calcext:value-type="string">
            <text:p>Binance.ETH-&gt;Binance.EVX</text:p>
          </table:table-cell>
          <table:table-cell office:value-type="string" calcext:value-type="string">
            <text:p>Binance.ETH-&gt;Binance.OAX</text:p>
          </table:table-cell>
          <table:table-cell office:value-type="string" calcext:value-type="string">
            <text:p>Binance.ETH-&gt;Binance.NXS</text:p>
          </table:table-cell>
          <table:table-cell office:value-type="string" calcext:value-type="string">
            <text:p>Binance.ETH-&gt;Binance.GRS</text:p>
          </table:table-cell>
          <table:table-cell office:value-type="string" calcext:value-type="string">
            <text:p>Binance.ETH-&gt;Binance.LEND</text:p>
          </table:table-cell>
          <table:table-cell office:value-type="string" calcext:value-type="string">
            <text:p>Binance.ETH-&gt;Binance.DLT</text:p>
          </table:table-cell>
          <table:table-cell office:value-type="string" calcext:value-type="string">
            <text:p>Binance.ETH-&gt;Binance.INS</text:p>
          </table:table-cell>
          <table:table-cell office:value-type="string" calcext:value-type="string">
            <text:p>Binance.ETH-&gt;Binance.XLM</text:p>
          </table:table-cell>
          <table:table-cell office:value-type="string" calcext:value-type="string">
            <text:p>Binance.ETH-&gt;Binance.LINK</text:p>
          </table:table-cell>
          <table:table-cell office:value-type="string" calcext:value-type="string">
            <text:p>Binance.ETH-&gt;Binance.RPX</text:p>
          </table:table-cell>
          <table:table-cell office:value-type="string" calcext:value-type="string">
            <text:p>Binance.ETH-&gt;Binance.QTUM</text:p>
          </table:table-cell>
          <table:table-cell office:value-type="string" calcext:value-type="string">
            <text:p>Binance.ETH-&gt;Binance.MOD</text:p>
          </table:table-cell>
          <table:table-cell office:value-type="string" calcext:value-type="string">
            <text:p>Binance.ETH-&gt;Binance.AGI</text:p>
          </table:table-cell>
          <table:table-cell office:value-type="string" calcext:value-type="string">
            <text:p>Binance.ETH-&gt;Binance.LUN</text:p>
          </table:table-cell>
          <table:table-cell office:value-type="string" calcext:value-type="string">
            <text:p>Binance.ETH-&gt;Binance.EOS</text:p>
          </table:table-cell>
          <table:table-cell office:value-type="string" calcext:value-type="string">
            <text:p>Binance.ETH-&gt;Binance.BQX</text:p>
          </table:table-cell>
          <table:table-cell office:value-type="string" calcext:value-type="string">
            <text:p>Binance.ETH-&gt;Binance.NCASH</text:p>
          </table:table-cell>
          <table:table-cell office:value-type="string" calcext:value-type="string">
            <text:p>Binance.ETH-&gt;Binance.VIB</text:p>
          </table:table-cell>
          <table:table-cell office:value-type="string" calcext:value-type="string">
            <text:p>Binance.ETH-&gt;Binance.VIA</text:p>
          </table:table-cell>
          <table:table-cell office:value-type="string" calcext:value-type="string">
            <text:p>Binance.ETH-&gt;Binance.OST</text:p>
          </table:table-cell>
          <table:table-cell office:value-type="string" calcext:value-type="string">
            <text:p>Binance.ETH-&gt;Binance.BAT</text:p>
          </table:table-cell>
          <table:table-cell office:value-type="string" calcext:value-type="string">
            <text:p>Binance.ETH-&gt;Binance.BRD</text:p>
          </table:table-cell>
          <table:table-cell office:value-type="string" calcext:value-type="string">
            <text:p>Binance.ETH-&gt;Binance.XMR</text:p>
          </table:table-cell>
          <table:table-cell office:value-type="string" calcext:value-type="string">
            <text:p>Binance.ETH-&gt;Binance.ZIL</text:p>
          </table:table-cell>
          <table:table-cell table:number-columns-repeated="5"/>
          <table:table-cell office:value-type="string" calcext:value-type="string">
            <text:p>Binance.ETH-&gt;GDAX.E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CO</text:p>
          </table:table-cell>
          <table:table-cell table:number-columns-repeated="28"/>
          <table:table-cell office:value-type="string" calcext:value-type="string">
            <text:p>Binance.MCO-&gt;Binance.BTC</text:p>
          </table:table-cell>
          <table:table-cell table:number-columns-repeated="36"/>
          <table:table-cell office:value-type="string" calcext:value-type="string">
            <text:p>Binance.MCO-&gt;Binance.BNB</text:p>
          </table:table-cell>
          <table:table-cell office:value-type="string" calcext:value-type="string">
            <text:p>Binance.MCO-&gt;Binance.ETH</text:p>
          </table:table-cell>
          <table:table-cell office:value-type="string" calcext:value-type="string">
            <text:p>\ \ \ </text:p>
          </table:table-cell>
          <table:table-cell table:number-columns-repeated="77"/>
        </table:table-row>
        <table:table-row table:style-name="ro1">
          <table:table-cell/>
          <table:table-cell office:value-type="string" calcext:value-type="string">
            <text:p>NEO</text:p>
          </table:table-cell>
          <table:table-cell table:number-columns-repeated="28"/>
          <table:table-cell office:value-type="string" calcext:value-type="string">
            <text:p>Binance.NEO-&gt;Binance.BTC</text:p>
          </table:table-cell>
          <table:table-cell table:number-columns-repeated="36"/>
          <table:table-cell office:value-type="string" calcext:value-type="string">
            <text:p>Binance.NEO-&gt;Binance.BNB</text:p>
          </table:table-cell>
          <table:table-cell office:value-type="string" calcext:value-type="string">
            <text:p>Binance.NEO-&gt;Binance.ETH</text:p>
          </table:table-cell>
          <table:table-cell/>
          <table:table-cell office:value-type="string" calcext:value-type="string">
            <text:p>\ \ \ </text:p>
          </table:table-cell>
          <table:table-cell table:number-columns-repeated="18"/>
          <table:table-cell office:value-type="string" calcext:value-type="string">
            <text:p>Binance.NEO-&gt;Binance.USDT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ZEC</text:p>
          </table:table-cell>
          <table:table-cell table:number-columns-repeated="28"/>
          <table:table-cell office:value-type="string" calcext:value-type="string">
            <text:p>Binance.ZEC-&gt;Binance.BTC</text:p>
          </table:table-cell>
          <table:table-cell table:number-columns-repeated="37"/>
          <table:table-cell office:value-type="string" calcext:value-type="string">
            <text:p>Binance.ZEC-&gt;Binance.ETH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75"/>
        </table:table-row>
        <table:table-row table:style-name="ro1">
          <table:table-cell/>
          <table:table-cell office:value-type="string" calcext:value-type="string">
            <text:p>LRC</text:p>
          </table:table-cell>
          <table:table-cell table:number-columns-repeated="28"/>
          <table:table-cell office:value-type="string" calcext:value-type="string">
            <text:p>Binance.LRC-&gt;Binance.BTC</text:p>
          </table:table-cell>
          <table:table-cell table:number-columns-repeated="37"/>
          <table:table-cell office:value-type="string" calcext:value-type="string">
            <text:p>Binance.LRC-&gt;Binance.ETH</text:p>
          </table:table-cell>
          <table:table-cell table:number-columns-repeated="3"/>
          <table:table-cell office:value-type="string" calcext:value-type="string">
            <text:p>\ \ \ </text:p>
          </table:table-cell>
          <table:table-cell table:number-columns-repeated="74"/>
        </table:table-row>
        <table:table-row table:style-name="ro1">
          <table:table-cell/>
          <table:table-cell office:value-type="string" calcext:value-type="string">
            <text:p>APPC</text:p>
          </table:table-cell>
          <table:table-cell table:number-columns-repeated="28"/>
          <table:table-cell office:value-type="string" calcext:value-type="string">
            <text:p>Binance.APPC-&gt;Binance.BTC</text:p>
          </table:table-cell>
          <table:table-cell table:number-columns-repeated="36"/>
          <table:table-cell office:value-type="string" calcext:value-type="string">
            <text:p>Binance.APPC-&gt;Binance.BNB</text:p>
          </table:table-cell>
          <table:table-cell office:value-type="string" calcext:value-type="string">
            <text:p>Binance.APPC-&gt;Binance.ETH</text:p>
          </table:table-cell>
          <table:table-cell table:number-columns-repeated="4"/>
          <table:table-cell office:value-type="string" calcext:value-type="string">
            <text:p>\ \ \ </text:p>
          </table:table-cell>
          <table:table-cell table:number-columns-repeated="73"/>
        </table:table-row>
        <table:table-row table:style-name="ro1">
          <table:table-cell/>
          <table:table-cell office:value-type="string" calcext:value-type="string">
            <text:p>REP</text:p>
          </table:table-cell>
          <table:table-cell table:number-columns-repeated="28"/>
          <table:table-cell office:value-type="string" calcext:value-type="string">
            <text:p>Binance.REP-&gt;Binance.BTC</text:p>
          </table:table-cell>
          <table:table-cell table:number-columns-repeated="36"/>
          <table:table-cell office:value-type="string" calcext:value-type="string">
            <text:p>Binance.REP-&gt;Binance.BNB</text:p>
          </table:table-cell>
          <table:table-cell office:value-type="string" calcext:value-type="string">
            <text:p>Binance.REP-&gt;Binance.ETH</text:p>
          </table:table-cell>
          <table:table-cell table:number-columns-repeated="5"/>
          <table:table-cell office:value-type="string" calcext:value-type="string">
            <text:p>\ \ \ 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VEN</text:p>
          </table:table-cell>
          <table:table-cell table:number-columns-repeated="28"/>
          <table:table-cell office:value-type="string" calcext:value-type="string">
            <text:p>Binance.VEN-&gt;Binance.BTC</text:p>
          </table:table-cell>
          <table:table-cell table:number-columns-repeated="36"/>
          <table:table-cell office:value-type="string" calcext:value-type="string">
            <text:p>Binance.VEN-&gt;Binance.BNB</text:p>
          </table:table-cell>
          <table:table-cell office:value-type="string" calcext:value-type="string">
            <text:p>Binance.VEN-&gt;Binance.ETH</text:p>
          </table:table-cell>
          <table:table-cell table:number-columns-repeated="6"/>
          <table:table-cell office:value-type="string" calcext:value-type="string">
            <text:p>\ \ \ </text:p>
          </table:table-cell>
          <table:table-cell table:number-columns-repeated="71"/>
        </table:table-row>
        <table:table-row table:style-name="ro1">
          <table:table-cell/>
          <table:table-cell office:value-type="string" calcext:value-type="string">
            <text:p>ADA</text:p>
          </table:table-cell>
          <table:table-cell table:number-columns-repeated="28"/>
          <table:table-cell office:value-type="string" calcext:value-type="string">
            <text:p>Binance.ADA-&gt;Binance.BTC</text:p>
          </table:table-cell>
          <table:table-cell table:number-columns-repeated="36"/>
          <table:table-cell office:value-type="string" calcext:value-type="string">
            <text:p>Binance.ADA-&gt;Binance.BNB</text:p>
          </table:table-cell>
          <table:table-cell office:value-type="string" calcext:value-type="string">
            <text:p>Binance.ADA-&gt;Binance.ETH</text:p>
          </table:table-cell>
          <table:table-cell table:number-columns-repeated="7"/>
          <table:table-cell office:value-type="string" calcext:value-type="string">
            <text:p>\ \ \ </text:p>
          </table:table-cell>
          <table:table-cell table:number-columns-repeated="12"/>
          <table:table-cell office:value-type="string" calcext:value-type="string">
            <text:p>Binance.ADA-&gt;Binance.USDT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ELF</text:p>
          </table:table-cell>
          <table:table-cell table:number-columns-repeated="28"/>
          <table:table-cell office:value-type="string" calcext:value-type="string">
            <text:p>Binance.ELF-&gt;Binance.BTC</text:p>
          </table:table-cell>
          <table:table-cell table:number-columns-repeated="37"/>
          <table:table-cell office:value-type="string" calcext:value-type="string">
            <text:p>Binance.ELF-&gt;Binance.ETH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69"/>
        </table:table-row>
        <table:table-row table:style-name="ro1">
          <table:table-cell/>
          <table:table-cell office:value-type="string" calcext:value-type="string">
            <text:p>REQ</text:p>
          </table:table-cell>
          <table:table-cell table:number-columns-repeated="28"/>
          <table:table-cell office:value-type="string" calcext:value-type="string">
            <text:p>Binance.REQ-&gt;Binance.BTC</text:p>
          </table:table-cell>
          <table:table-cell table:number-columns-repeated="37"/>
          <table:table-cell office:value-type="string" calcext:value-type="string">
            <text:p>Binance.REQ-&gt;Binance.ETH</text:p>
          </table:table-cell>
          <table:table-cell table:number-columns-repeated="9"/>
          <table:table-cell office:value-type="string" calcext:value-type="string">
            <text:p>\ \ \ </text:p>
          </table:table-cell>
          <table:table-cell table:number-columns-repeated="68"/>
        </table:table-row>
        <table:table-row table:style-name="ro1">
          <table:table-cell/>
          <table:table-cell office:value-type="string" calcext:value-type="string">
            <text:p>STORJ</text:p>
          </table:table-cell>
          <table:table-cell table:number-columns-repeated="28"/>
          <table:table-cell office:value-type="string" calcext:value-type="string">
            <text:p>Binance.STORJ-&gt;Binance.BTC</text:p>
          </table:table-cell>
          <table:table-cell table:number-columns-repeated="37"/>
          <table:table-cell office:value-type="string" calcext:value-type="string">
            <text:p>Binance.STORJ-&gt;Binance.ETH</text:p>
          </table:table-cell>
          <table:table-cell table:number-columns-repeated="10"/>
          <table:table-cell office:value-type="string" calcext:value-type="string">
            <text:p>\ \ \ </text:p>
          </table:table-cell>
          <table:table-cell table:number-columns-repeated="67"/>
        </table:table-row>
        <table:table-row table:style-name="ro1">
          <table:table-cell/>
          <table:table-cell office:value-type="string" calcext:value-type="string">
            <text:p>ICX</text:p>
          </table:table-cell>
          <table:table-cell table:number-columns-repeated="28"/>
          <table:table-cell office:value-type="string" calcext:value-type="string">
            <text:p>Binance.ICX-&gt;Binance.BTC</text:p>
          </table:table-cell>
          <table:table-cell table:number-columns-repeated="36"/>
          <table:table-cell office:value-type="string" calcext:value-type="string">
            <text:p>Binance.ICX-&gt;Binance.BNB</text:p>
          </table:table-cell>
          <table:table-cell office:value-type="string" calcext:value-type="string">
            <text:p>Binance.ICX-&gt;Binance.ETH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8"/>
          <table:table-cell office:value-type="string" calcext:value-type="string">
            <text:p>Binance.ICX-&gt;Binance.USDT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MTH</text:p>
          </table:table-cell>
          <table:table-cell table:number-columns-repeated="28"/>
          <table:table-cell office:value-type="string" calcext:value-type="string">
            <text:p>Binance.MTH-&gt;Binance.BTC</text:p>
          </table:table-cell>
          <table:table-cell table:number-columns-repeated="37"/>
          <table:table-cell office:value-type="string" calcext:value-type="string">
            <text:p>Binance.MTH-&gt;Binance.ETH</text:p>
          </table:table-cell>
          <table:table-cell table:number-columns-repeated="12"/>
          <table:table-cell office:value-type="string" calcext:value-type="string">
            <text:p>\ \ \ </text:p>
          </table:table-cell>
          <table:table-cell table:number-columns-repeated="65"/>
        </table:table-row>
        <table:table-row table:style-name="ro1">
          <table:table-cell/>
          <table:table-cell office:value-type="string" calcext:value-type="string">
            <text:p>XZC</text:p>
          </table:table-cell>
          <table:table-cell table:number-columns-repeated="28"/>
          <table:table-cell office:value-type="string" calcext:value-type="string">
            <text:p>Binance.XZC-&gt;Binance.BTC</text:p>
          </table:table-cell>
          <table:table-cell table:number-columns-repeated="36"/>
          <table:table-cell office:value-type="string" calcext:value-type="string">
            <text:p>Binance.XZC-&gt;Binance.BNB</text:p>
          </table:table-cell>
          <table:table-cell office:value-type="string" calcext:value-type="string">
            <text:p>Binance.XZC-&gt;Binance.ETH</text:p>
          </table:table-cell>
          <table:table-cell table:number-columns-repeated="13"/>
          <table:table-cell office:value-type="string" calcext:value-type="string">
            <text:p>\ \ \ </text:p>
          </table:table-cell>
          <table:table-cell table:number-columns-repeated="64"/>
        </table:table-row>
        <table:table-row table:style-name="ro1">
          <table:table-cell/>
          <table:table-cell office:value-type="string" calcext:value-type="string">
            <text:p>LOOM</text:p>
          </table:table-cell>
          <table:table-cell table:number-columns-repeated="28"/>
          <table:table-cell office:value-type="string" calcext:value-type="string">
            <text:p>Binance.LOOM-&gt;Binance.BTC</text:p>
          </table:table-cell>
          <table:table-cell table:number-columns-repeated="36"/>
          <table:table-cell office:value-type="string" calcext:value-type="string">
            <text:p>Binance.LOOM-&gt;Binance.BNB</text:p>
          </table:table-cell>
          <table:table-cell office:value-type="string" calcext:value-type="string">
            <text:p>Binance.LOOM-&gt;Binance.ETH</text:p>
          </table:table-cell>
          <table:table-cell table:number-columns-repeated="14"/>
          <table:table-cell office:value-type="string" calcext:value-type="string">
            <text:p>\ \ \ </text:p>
          </table:table-cell>
          <table:table-cell table:number-columns-repeated="63"/>
        </table:table-row>
        <table:table-row table:style-name="ro1">
          <table:table-cell/>
          <table:table-cell office:value-type="string" calcext:value-type="string">
            <text:p>ZEN</text:p>
          </table:table-cell>
          <table:table-cell table:number-columns-repeated="28"/>
          <table:table-cell office:value-type="string" calcext:value-type="string">
            <text:p>Binance.ZEN-&gt;Binance.BTC</text:p>
          </table:table-cell>
          <table:table-cell table:number-columns-repeated="36"/>
          <table:table-cell office:value-type="string" calcext:value-type="string">
            <text:p>Binance.ZEN-&gt;Binance.BNB</text:p>
          </table:table-cell>
          <table:table-cell office:value-type="string" calcext:value-type="string">
            <text:p>Binance.ZEN-&gt;Binance.ETH</text:p>
          </table:table-cell>
          <table:table-cell table:number-columns-repeated="15"/>
          <table:table-cell office:value-type="string" calcext:value-type="string">
            <text:p>\ \ \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XS</text:p>
          </table:table-cell>
          <table:table-cell table:number-columns-repeated="28"/>
          <table:table-cell office:value-type="string" calcext:value-type="string">
            <text:p>Binance.GXS-&gt;Binance.BTC</text:p>
          </table:table-cell>
          <table:table-cell table:number-columns-repeated="37"/>
          <table:table-cell office:value-type="string" calcext:value-type="string">
            <text:p>Binance.GXS-&gt;Binance.ETH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MTL</text:p>
          </table:table-cell>
          <table:table-cell table:number-columns-repeated="28"/>
          <table:table-cell office:value-type="string" calcext:value-type="string">
            <text:p>Binance.MTL-&gt;Binance.BTC</text:p>
          </table:table-cell>
          <table:table-cell table:number-columns-repeated="37"/>
          <table:table-cell office:value-type="string" calcext:value-type="string">
            <text:p>Binance.MTL-&gt;Binance.ETH</text:p>
          </table:table-cell>
          <table:table-cell table:number-columns-repeated="17"/>
          <table:table-cell office:value-type="string" calcext:value-type="string">
            <text:p>\ \ \ 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YOYO</text:p>
          </table:table-cell>
          <table:table-cell table:number-columns-repeated="28"/>
          <table:table-cell office:value-type="string" calcext:value-type="string">
            <text:p>Binance.YOYO-&gt;Binance.BTC</text:p>
          </table:table-cell>
          <table:table-cell table:number-columns-repeated="36"/>
          <table:table-cell office:value-type="string" calcext:value-type="string">
            <text:p>Binance.YOYO-&gt;Binance.BNB</text:p>
          </table:table-cell>
          <table:table-cell office:value-type="string" calcext:value-type="string">
            <text:p>Binance.YOYO-&gt;Binance.ETH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BNT</text:p>
          </table:table-cell>
          <table:table-cell table:number-columns-repeated="28"/>
          <table:table-cell office:value-type="string" calcext:value-type="string">
            <text:p>Binance.BNT-&gt;Binance.BTC</text:p>
          </table:table-cell>
          <table:table-cell table:number-columns-repeated="37"/>
          <table:table-cell office:value-type="string" calcext:value-type="string">
            <text:p>Binance.BNT-&gt;Binance.ETH</text:p>
          </table:table-cell>
          <table:table-cell table:number-columns-repeated="19"/>
          <table:table-cell office:value-type="string" calcext:value-type="string">
            <text:p>\ \ \ 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USDT</text:p>
          </table:table-cell>
          <table:table-cell table:number-columns-repeated="19"/>
          <table:table-cell office:value-type="string" calcext:value-type="string">
            <text:p>Binance.USDT-&gt;Binance.BCC</text:p>
          </table:table-cell>
          <table:table-cell table:number-columns-repeated="8"/>
          <table:table-cell office:value-type="string" calcext:value-type="string">
            <text:p>Binance.USDT-&gt;Binance.BTC</text:p>
          </table:table-cell>
          <table:table-cell office:value-type="string" calcext:value-type="string">
            <text:p>Binance.USDT-&gt;Binance.IOTA</text:p>
          </table:table-cell>
          <table:table-cell table:number-columns-repeated="18"/>
          <table:table-cell office:value-type="string" calcext:value-type="string">
            <text:p>Binance.USDT-&gt;Binance.ONT</text:p>
          </table:table-cell>
          <table:table-cell table:number-columns-repeated="15"/>
          <table:table-cell office:value-type="string" calcext:value-type="string">
            <text:p>Binance.USDT-&gt;Binance.ETC</text:p>
          </table:table-cell>
          <table:table-cell office:value-type="string" calcext:value-type="string">
            <text:p>Binance.USDT-&gt;Binance.BNB</text:p>
          </table:table-cell>
          <table:table-cell office:value-type="string" calcext:value-type="string">
            <text:p>Binance.USDT-&gt;Binance.ETH</text:p>
          </table:table-cell>
          <table:table-cell/>
          <table:table-cell office:value-type="string" calcext:value-type="string">
            <text:p>Binance.USDT-&gt;Binance.NEO</text:p>
          </table:table-cell>
          <table:table-cell table:number-columns-repeated="5"/>
          <table:table-cell office:value-type="string" calcext:value-type="string">
            <text:p>Binance.USDT-&gt;Binance.ADA</text:p>
          </table:table-cell>
          <table:table-cell table:number-columns-repeated="3"/>
          <table:table-cell office:value-type="string" calcext:value-type="string">
            <text:p>Binance.USDT-&gt;Binance.ICX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8"/>
          <table:table-cell office:value-type="string" calcext:value-type="string">
            <text:p>Binance.USDT-&gt;Binance.XRP</text:p>
          </table:table-cell>
          <table:table-cell table:number-columns-repeated="2"/>
          <table:table-cell office:value-type="string" calcext:value-type="string">
            <text:p>Binance.USDT-&gt;Binance.TRX</text:p>
          </table:table-cell>
          <table:table-cell table:number-columns-repeated="4"/>
          <table:table-cell office:value-type="string" calcext:value-type="string">
            <text:p>Binance.USDT-&gt;Binance.TUSD</text:p>
          </table:table-cell>
          <table:table-cell table:number-columns-repeated="3"/>
          <table:table-cell office:value-type="string" calcext:value-type="string">
            <text:p>Binance.USDT-&gt;Binance.LTC</text:p>
          </table:table-cell>
          <table:table-cell table:number-columns-repeated="12"/>
          <table:table-cell office:value-type="string" calcext:value-type="string">
            <text:p>Binance.USDT-&gt;Binance.XLM</text:p>
          </table:table-cell>
          <table:table-cell table:number-columns-repeated="2"/>
          <table:table-cell office:value-type="string" calcext:value-type="string">
            <text:p>Binance.USDT-&gt;Binance.QTUM</text:p>
          </table:table-cell>
          <table:table-cell table:number-columns-repeated="3"/>
          <table:table-cell office:value-type="string" calcext:value-type="string">
            <text:p>Binance.USDT-&gt;Binance.EO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QLC</text:p>
          </table:table-cell>
          <table:table-cell table:number-columns-repeated="28"/>
          <table:table-cell office:value-type="string" calcext:value-type="string">
            <text:p>Binance.QLC-&gt;Binance.BTC</text:p>
          </table:table-cell>
          <table:table-cell table:number-columns-repeated="36"/>
          <table:table-cell office:value-type="string" calcext:value-type="string">
            <text:p>Binance.QLC-&gt;Binance.BNB</text:p>
          </table:table-cell>
          <table:table-cell office:value-type="string" calcext:value-type="string">
            <text:p>Binance.QLC-&gt;Binance.ETH</text:p>
          </table:table-cell>
          <table:table-cell table:number-columns-repeated="21"/>
          <table:table-cell office:value-type="string" calcext:value-type="string">
            <text:p>\ \ \ 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MDA</text:p>
          </table:table-cell>
          <table:table-cell table:number-columns-repeated="28"/>
          <table:table-cell office:value-type="string" calcext:value-type="string">
            <text:p>Binance.MDA-&gt;Binance.BTC</text:p>
          </table:table-cell>
          <table:table-cell table:number-columns-repeated="37"/>
          <table:table-cell office:value-type="string" calcext:value-type="string">
            <text:p>Binance.MDA-&gt;Binance.ETH</text:p>
          </table:table-cell>
          <table:table-cell table:number-columns-repeated="22"/>
          <table:table-cell office:value-type="string" calcext:value-type="string">
            <text:p>\ \ \ 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DASH</text:p>
          </table:table-cell>
          <table:table-cell table:number-columns-repeated="28"/>
          <table:table-cell office:value-type="string" calcext:value-type="string">
            <text:p>Binance.DASH-&gt;Binance.BTC</text:p>
          </table:table-cell>
          <table:table-cell table:number-columns-repeated="37"/>
          <table:table-cell office:value-type="string" calcext:value-type="string">
            <text:p>Binance.DASH-&gt;Binance.ETH</text:p>
          </table:table-cell>
          <table:table-cell table:number-columns-repeated="23"/>
          <table:table-cell office:value-type="string" calcext:value-type="string">
            <text:p>\ \ \ 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NANO</text:p>
          </table:table-cell>
          <table:table-cell table:number-columns-repeated="28"/>
          <table:table-cell office:value-type="string" calcext:value-type="string">
            <text:p>Binance.NANO-&gt;Binance.BTC</text:p>
          </table:table-cell>
          <table:table-cell table:number-columns-repeated="36"/>
          <table:table-cell office:value-type="string" calcext:value-type="string">
            <text:p>Binance.NANO-&gt;Binance.BNB</text:p>
          </table:table-cell>
          <table:table-cell office:value-type="string" calcext:value-type="string">
            <text:p>Binance.NANO-&gt;Binance.ETH</text:p>
          </table:table-cell>
          <table:table-cell table:number-columns-repeated="24"/>
          <table:table-cell office:value-type="string" calcext:value-type="string">
            <text:p>\ \ \ 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EDO</text:p>
          </table:table-cell>
          <table:table-cell table:number-columns-repeated="28"/>
          <table:table-cell office:value-type="string" calcext:value-type="string">
            <text:p>Binance.EDO-&gt;Binance.BTC</text:p>
          </table:table-cell>
          <table:table-cell table:number-columns-repeated="37"/>
          <table:table-cell office:value-type="string" calcext:value-type="string">
            <text:p>Binance.EDO-&gt;Binance.ETH</text:p>
          </table:table-cell>
          <table:table-cell table:number-columns-repeated="25"/>
          <table:table-cell office:value-type="string" calcext:value-type="string">
            <text:p>\ \ \ 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WAVES</text:p>
          </table:table-cell>
          <table:table-cell table:number-columns-repeated="28"/>
          <table:table-cell office:value-type="string" calcext:value-type="string">
            <text:p>Binance.WAVES-&gt;Binance.BTC</text:p>
          </table:table-cell>
          <table:table-cell table:number-columns-repeated="36"/>
          <table:table-cell office:value-type="string" calcext:value-type="string">
            <text:p>Binance.WAVES-&gt;Binance.BNB</text:p>
          </table:table-cell>
          <table:table-cell office:value-type="string" calcext:value-type="string">
            <text:p>Binance.WAVES-&gt;Binance.ETH</text:p>
          </table:table-cell>
          <table:table-cell table:number-columns-repeated="26"/>
          <table:table-cell office:value-type="string" calcext:value-type="string">
            <text:p>\ \ \ 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ADX</text:p>
          </table:table-cell>
          <table:table-cell table:number-columns-repeated="28"/>
          <table:table-cell office:value-type="string" calcext:value-type="string">
            <text:p>Binance.ADX-&gt;Binance.BTC</text:p>
          </table:table-cell>
          <table:table-cell table:number-columns-repeated="36"/>
          <table:table-cell office:value-type="string" calcext:value-type="string">
            <text:p>Binance.ADX-&gt;Binance.BNB</text:p>
          </table:table-cell>
          <table:table-cell office:value-type="string" calcext:value-type="string">
            <text:p>Binance.ADX-&gt;Binance.ETH</text:p>
          </table:table-cell>
          <table:table-cell table:number-columns-repeated="27"/>
          <table:table-cell office:value-type="string" calcext:value-type="string">
            <text:p>\ \ \ 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AMB</text:p>
          </table:table-cell>
          <table:table-cell table:number-columns-repeated="28"/>
          <table:table-cell office:value-type="string" calcext:value-type="string">
            <text:p>Binance.AMB-&gt;Binance.BTC</text:p>
          </table:table-cell>
          <table:table-cell table:number-columns-repeated="36"/>
          <table:table-cell office:value-type="string" calcext:value-type="string">
            <text:p>Binance.AMB-&gt;Binance.BNB</text:p>
          </table:table-cell>
          <table:table-cell office:value-type="string" calcext:value-type="string">
            <text:p>Binance.AMB-&gt;Binance.ETH</text:p>
          </table:table-cell>
          <table:table-cell table:number-columns-repeated="28"/>
          <table:table-cell office:value-type="string" calcext:value-type="string">
            <text:p>\ \ \ 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XRP</text:p>
          </table:table-cell>
          <table:table-cell table:number-columns-repeated="28"/>
          <table:table-cell office:value-type="string" calcext:value-type="string">
            <text:p>Binance.XRP-&gt;Binance.BTC</text:p>
          </table:table-cell>
          <table:table-cell table:number-columns-repeated="36"/>
          <table:table-cell office:value-type="string" calcext:value-type="string">
            <text:p>Binance.XRP-&gt;Binance.BNB</text:p>
          </table:table-cell>
          <table:table-cell office:value-type="string" calcext:value-type="string">
            <text:p>Binance.XRP-&gt;Binance.ETH</text:p>
          </table:table-cell>
          <table:table-cell table:number-columns-repeated="20"/>
          <table:table-cell office:value-type="string" calcext:value-type="string">
            <text:p>Binance.XRP-&gt;Binance.USDT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FUEL</text:p>
          </table:table-cell>
          <table:table-cell table:number-columns-repeated="28"/>
          <table:table-cell office:value-type="string" calcext:value-type="string">
            <text:p>Binance.FUEL-&gt;Binance.BTC</text:p>
          </table:table-cell>
          <table:table-cell table:number-columns-repeated="37"/>
          <table:table-cell office:value-type="string" calcext:value-type="string">
            <text:p>Binance.FUEL-&gt;Binance.ETH</text:p>
          </table:table-cell>
          <table:table-cell table:number-columns-repeated="30"/>
          <table:table-cell office:value-type="string" calcext:value-type="string">
            <text:p>\ \ \ 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WPR</text:p>
          </table:table-cell>
          <table:table-cell table:number-columns-repeated="28"/>
          <table:table-cell office:value-type="string" calcext:value-type="string">
            <text:p>Binance.WPR-&gt;Binance.BTC</text:p>
          </table:table-cell>
          <table:table-cell table:number-columns-repeated="37"/>
          <table:table-cell office:value-type="string" calcext:value-type="string">
            <text:p>Binance.WPR-&gt;Binance.ETH</text:p>
          </table:table-cell>
          <table:table-cell table:number-columns-repeated="31"/>
          <table:table-cell office:value-type="string" calcext:value-type="string">
            <text:p>\ \ \ 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TRX</text:p>
          </table:table-cell>
          <table:table-cell table:number-columns-repeated="28"/>
          <table:table-cell office:value-type="string" calcext:value-type="string">
            <text:p>Binance.TRX-&gt;Binance.BTC</text:p>
          </table:table-cell>
          <table:table-cell table:number-columns-repeated="37"/>
          <table:table-cell office:value-type="string" calcext:value-type="string">
            <text:p>Binance.TRX-&gt;Binance.ETH</text:p>
          </table:table-cell>
          <table:table-cell table:number-columns-repeated="20"/>
          <table:table-cell office:value-type="string" calcext:value-type="string">
            <text:p>Binance.TRX-&gt;Binance.USDT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LSK</text:p>
          </table:table-cell>
          <table:table-cell table:number-columns-repeated="28"/>
          <table:table-cell office:value-type="string" calcext:value-type="string">
            <text:p>Binance.LSK-&gt;Binance.BTC</text:p>
          </table:table-cell>
          <table:table-cell table:number-columns-repeated="36"/>
          <table:table-cell office:value-type="string" calcext:value-type="string">
            <text:p>Binance.LSK-&gt;Binance.BNB</text:p>
          </table:table-cell>
          <table:table-cell office:value-type="string" calcext:value-type="string">
            <text:p>Binance.LSK-&gt;Binance.ETH</text:p>
          </table:table-cell>
          <table:table-cell table:number-columns-repeated="33"/>
          <table:table-cell office:value-type="string" calcext:value-type="string">
            <text:p>\ \ \ 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HSR</text:p>
          </table:table-cell>
          <table:table-cell table:number-columns-repeated="28"/>
          <table:table-cell office:value-type="string" calcext:value-type="string">
            <text:p>Binance.HSR-&gt;Binance.BTC</text:p>
          </table:table-cell>
          <table:table-cell table:number-columns-repeated="37"/>
          <table:table-cell office:value-type="string" calcext:value-type="string">
            <text:p>Binance.HSR-&gt;Binance.ETH</text:p>
          </table:table-cell>
          <table:table-cell table:number-columns-repeated="34"/>
          <table:table-cell office:value-type="string" calcext:value-type="string">
            <text:p>\ \ \ 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NULS</text:p>
          </table:table-cell>
          <table:table-cell table:number-columns-repeated="28"/>
          <table:table-cell office:value-type="string" calcext:value-type="string">
            <text:p>Binance.NULS-&gt;Binance.BTC</text:p>
          </table:table-cell>
          <table:table-cell table:number-columns-repeated="36"/>
          <table:table-cell office:value-type="string" calcext:value-type="string">
            <text:p>Binance.NULS-&gt;Binance.BNB</text:p>
          </table:table-cell>
          <table:table-cell office:value-type="string" calcext:value-type="string">
            <text:p>Binance.NULS-&gt;Binance.ETH</text:p>
          </table:table-cell>
          <table:table-cell table:number-columns-repeated="35"/>
          <table:table-cell office:value-type="string" calcext:value-type="string">
            <text:p>\ \ \ 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SYS</text:p>
          </table:table-cell>
          <table:table-cell table:number-columns-repeated="28"/>
          <table:table-cell office:value-type="string" calcext:value-type="string">
            <text:p>Binance.SYS-&gt;Binance.BTC</text:p>
          </table:table-cell>
          <table:table-cell table:number-columns-repeated="36"/>
          <table:table-cell office:value-type="string" calcext:value-type="string">
            <text:p>Binance.SYS-&gt;Binance.BNB</text:p>
          </table:table-cell>
          <table:table-cell office:value-type="string" calcext:value-type="string">
            <text:p>Binance.SYS-&gt;Binance.ETH</text:p>
          </table:table-cell>
          <table:table-cell table:number-columns-repeated="36"/>
          <table:table-cell office:value-type="string" calcext:value-type="string">
            <text:p>\ \ \ 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TUSD</text:p>
          </table:table-cell>
          <table:table-cell table:number-columns-repeated="28"/>
          <table:table-cell office:value-type="string" calcext:value-type="string">
            <text:p>Binance.TUSD-&gt;Binance.BTC</text:p>
          </table:table-cell>
          <table:table-cell table:number-columns-repeated="36"/>
          <table:table-cell office:value-type="string" calcext:value-type="string">
            <text:p>Binance.TUSD-&gt;Binance.BNB</text:p>
          </table:table-cell>
          <table:table-cell office:value-type="string" calcext:value-type="string">
            <text:p>Binance.TUSD-&gt;Binance.ETH</text:p>
          </table:table-cell>
          <table:table-cell table:number-columns-repeated="20"/>
          <table:table-cell office:value-type="string" calcext:value-type="string">
            <text:p>Binance.TUSD-&gt;Binance.USDT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table:number-columns-repeated="28"/>
          <table:table-cell office:value-type="string" calcext:value-type="string">
            <text:p>Binance.DATA-&gt;Binance.BTC</text:p>
          </table:table-cell>
          <table:table-cell table:number-columns-repeated="37"/>
          <table:table-cell office:value-type="string" calcext:value-type="string">
            <text:p>Binance.DATA-&gt;Binance.ETH</text:p>
          </table:table-cell>
          <table:table-cell table:number-columns-repeated="38"/>
          <table:table-cell office:value-type="string" calcext:value-type="string">
            <text:p>\ \ \ 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GAS</text:p>
          </table:table-cell>
          <table:table-cell table:number-columns-repeated="28"/>
          <table:table-cell office:value-type="string" calcext:value-type="string">
            <text:p>Binance.GAS-&gt;Binance.BTC</text:p>
          </table:table-cell>
          <table:table-cell table:number-columns-repeated="77"/>
          <table:table-cell office:value-type="string" calcext:value-type="string">
            <text:p>\ \ \ 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WABI</text:p>
          </table:table-cell>
          <table:table-cell table:number-columns-repeated="28"/>
          <table:table-cell office:value-type="string" calcext:value-type="string">
            <text:p>Binance.WABI-&gt;Binance.BTC</text:p>
          </table:table-cell>
          <table:table-cell table:number-columns-repeated="36"/>
          <table:table-cell office:value-type="string" calcext:value-type="string">
            <text:p>Binance.WABI-&gt;Binance.BNB</text:p>
          </table:table-cell>
          <table:table-cell office:value-type="string" calcext:value-type="string">
            <text:p>Binance.WABI-&gt;Binance.ETH</text:p>
          </table:table-cell>
          <table:table-cell table:number-columns-repeated="40"/>
          <table:table-cell office:value-type="string" calcext:value-type="string">
            <text:p>\ \ \ 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LTC</text:p>
          </table:table-cell>
          <table:table-cell table:number-columns-repeated="28"/>
          <table:table-cell office:value-type="string" calcext:value-type="string">
            <text:p>Binance.LTC-&gt;Binance.BTC</text:p>
          </table:table-cell>
          <table:table-cell table:number-columns-repeated="36"/>
          <table:table-cell office:value-type="string" calcext:value-type="string">
            <text:p>Binance.LTC-&gt;Binance.BNB</text:p>
          </table:table-cell>
          <table:table-cell office:value-type="string" calcext:value-type="string">
            <text:p>Binance.LTC-&gt;Binance.ETH</text:p>
          </table:table-cell>
          <table:table-cell table:number-columns-repeated="20"/>
          <table:table-cell office:value-type="string" calcext:value-type="string">
            <text:p>Binance.LTC-&gt;Binance.USDT</text:p>
          </table:table-cell>
          <table:table-cell table:number-columns-repeated="20"/>
          <table:table-cell office:value-type="string" calcext:value-type="string">
            <text:p>\ \ \ </text:p>
          </table:table-cell>
          <table:table-cell table:number-columns-repeated="35"/>
          <table:table-cell office:value-type="string" calcext:value-type="string">
            <text:p>Binance.LTC-&gt;GDAX.LTC</text:p>
          </table:table-cell>
        </table:table-row>
        <table:table-row table:style-name="ro1">
          <table:table-cell/>
          <table:table-cell office:value-type="string" calcext:value-type="string">
            <text:p>STRAT</text:p>
          </table:table-cell>
          <table:table-cell table:number-columns-repeated="28"/>
          <table:table-cell office:value-type="string" calcext:value-type="string">
            <text:p>Binance.STRAT-&gt;Binance.BTC</text:p>
          </table:table-cell>
          <table:table-cell table:number-columns-repeated="37"/>
          <table:table-cell office:value-type="string" calcext:value-type="string">
            <text:p>Binance.STRAT-&gt;Binance.ETH</text:p>
          </table:table-cell>
          <table:table-cell table:number-columns-repeated="42"/>
          <table:table-cell office:value-type="string" calcext:value-type="string">
            <text:p>\ \ \ 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8"/>
          <table:table-cell office:value-type="string" calcext:value-type="string">
            <text:p>Binance.ENG-&gt;Binance.BTC</text:p>
          </table:table-cell>
          <table:table-cell table:number-columns-repeated="37"/>
          <table:table-cell office:value-type="string" calcext:value-type="string">
            <text:p>Binance.ENG-&gt;Binance.ETH</text:p>
          </table:table-cell>
          <table:table-cell table:number-columns-repeated="43"/>
          <table:table-cell office:value-type="string" calcext:value-type="string">
            <text:p>\ \ \ 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THETA</text:p>
          </table:table-cell>
          <table:table-cell table:number-columns-repeated="28"/>
          <table:table-cell office:value-type="string" calcext:value-type="string">
            <text:p>Binance.THETA-&gt;Binance.BTC</text:p>
          </table:table-cell>
          <table:table-cell table:number-columns-repeated="36"/>
          <table:table-cell office:value-type="string" calcext:value-type="string">
            <text:p>Binance.THETA-&gt;Binance.BNB</text:p>
          </table:table-cell>
          <table:table-cell office:value-type="string" calcext:value-type="string">
            <text:p>Binance.THETA-&gt;Binance.ETH</text:p>
          </table:table-cell>
          <table:table-cell table:number-columns-repeated="44"/>
          <table:table-cell office:value-type="string" calcext:value-type="string">
            <text:p>\ \ \ 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ENJ</text:p>
          </table:table-cell>
          <table:table-cell table:number-columns-repeated="28"/>
          <table:table-cell office:value-type="string" calcext:value-type="string">
            <text:p>Binance.ENJ-&gt;Binance.BTC</text:p>
          </table:table-cell>
          <table:table-cell table:number-columns-repeated="36"/>
          <table:table-cell office:value-type="string" calcext:value-type="string">
            <text:p>Binance.ENJ-&gt;Binance.BNB</text:p>
          </table:table-cell>
          <table:table-cell office:value-type="string" calcext:value-type="string">
            <text:p>Binance.ENJ-&gt;Binance.ETH</text:p>
          </table:table-cell>
          <table:table-cell table:number-columns-repeated="45"/>
          <table:table-cell office:value-type="string" calcext:value-type="string">
            <text:p>\ \ \ 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WAN</text:p>
          </table:table-cell>
          <table:table-cell table:number-columns-repeated="28"/>
          <table:table-cell office:value-type="string" calcext:value-type="string">
            <text:p>Binance.WAN-&gt;Binance.BTC</text:p>
          </table:table-cell>
          <table:table-cell table:number-columns-repeated="36"/>
          <table:table-cell office:value-type="string" calcext:value-type="string">
            <text:p>Binance.WAN-&gt;Binance.BNB</text:p>
          </table:table-cell>
          <table:table-cell office:value-type="string" calcext:value-type="string">
            <text:p>Binance.WAN-&gt;Binance.ETH</text:p>
          </table:table-cell>
          <table:table-cell table:number-columns-repeated="46"/>
          <table:table-cell office:value-type="string" calcext:value-type="string">
            <text:p>\ \ \ 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EVX</text:p>
          </table:table-cell>
          <table:table-cell table:number-columns-repeated="28"/>
          <table:table-cell office:value-type="string" calcext:value-type="string">
            <text:p>Binance.EVX-&gt;Binance.BTC</text:p>
          </table:table-cell>
          <table:table-cell table:number-columns-repeated="37"/>
          <table:table-cell office:value-type="string" calcext:value-type="string">
            <text:p>Binance.EVX-&gt;Binance.ETH</text:p>
          </table:table-cell>
          <table:table-cell table:number-columns-repeated="47"/>
          <table:table-cell office:value-type="string" calcext:value-type="string">
            <text:p>\ \ \ 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OAX</text:p>
          </table:table-cell>
          <table:table-cell table:number-columns-repeated="28"/>
          <table:table-cell office:value-type="string" calcext:value-type="string">
            <text:p>Binance.OAX-&gt;Binance.BTC</text:p>
          </table:table-cell>
          <table:table-cell table:number-columns-repeated="37"/>
          <table:table-cell office:value-type="string" calcext:value-type="string">
            <text:p>Binance.OAX-&gt;Binance.ETH</text:p>
          </table:table-cell>
          <table:table-cell table:number-columns-repeated="48"/>
          <table:table-cell office:value-type="string" calcext:value-type="string">
            <text:p>\ \ \ 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NXS</text:p>
          </table:table-cell>
          <table:table-cell table:number-columns-repeated="28"/>
          <table:table-cell office:value-type="string" calcext:value-type="string">
            <text:p>Binance.NXS-&gt;Binance.BTC</text:p>
          </table:table-cell>
          <table:table-cell table:number-columns-repeated="36"/>
          <table:table-cell office:value-type="string" calcext:value-type="string">
            <text:p>Binance.NXS-&gt;Binance.BNB</text:p>
          </table:table-cell>
          <table:table-cell office:value-type="string" calcext:value-type="string">
            <text:p>Binance.NXS-&gt;Binance.ETH</text:p>
          </table:table-cell>
          <table:table-cell table:number-columns-repeated="49"/>
          <table:table-cell office:value-type="string" calcext:value-type="string">
            <text:p>\ \ \ 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GRS</text:p>
          </table:table-cell>
          <table:table-cell table:number-columns-repeated="28"/>
          <table:table-cell office:value-type="string" calcext:value-type="string">
            <text:p>Binance.GRS-&gt;Binance.BTC</text:p>
          </table:table-cell>
          <table:table-cell table:number-columns-repeated="37"/>
          <table:table-cell office:value-type="string" calcext:value-type="string">
            <text:p>Binance.GRS-&gt;Binance.ETH</text:p>
          </table:table-cell>
          <table:table-cell table:number-columns-repeated="50"/>
          <table:table-cell office:value-type="string" calcext:value-type="string">
            <text:p>\ \ \ 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LEND</text:p>
          </table:table-cell>
          <table:table-cell table:number-columns-repeated="28"/>
          <table:table-cell office:value-type="string" calcext:value-type="string">
            <text:p>Binance.LEND-&gt;Binance.BTC</text:p>
          </table:table-cell>
          <table:table-cell table:number-columns-repeated="37"/>
          <table:table-cell office:value-type="string" calcext:value-type="string">
            <text:p>Binance.LEND-&gt;Binance.ETH</text:p>
          </table:table-cell>
          <table:table-cell table:number-columns-repeated="51"/>
          <table:table-cell office:value-type="string" calcext:value-type="string">
            <text:p>\ \ \ 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LT</text:p>
          </table:table-cell>
          <table:table-cell table:number-columns-repeated="28"/>
          <table:table-cell office:value-type="string" calcext:value-type="string">
            <text:p>Binance.DLT-&gt;Binance.BTC</text:p>
          </table:table-cell>
          <table:table-cell table:number-columns-repeated="36"/>
          <table:table-cell office:value-type="string" calcext:value-type="string">
            <text:p>Binance.DLT-&gt;Binance.BNB</text:p>
          </table:table-cell>
          <table:table-cell office:value-type="string" calcext:value-type="string">
            <text:p>Binance.DLT-&gt;Binance.ETH</text:p>
          </table:table-cell>
          <table:table-cell table:number-columns-repeated="52"/>
          <table:table-cell office:value-type="string" calcext:value-type="string">
            <text:p>\ \ \ 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INS</text:p>
          </table:table-cell>
          <table:table-cell table:number-columns-repeated="28"/>
          <table:table-cell office:value-type="string" calcext:value-type="string">
            <text:p>Binance.INS-&gt;Binance.BTC</text:p>
          </table:table-cell>
          <table:table-cell table:number-columns-repeated="37"/>
          <table:table-cell office:value-type="string" calcext:value-type="string">
            <text:p>Binance.INS-&gt;Binance.ETH</text:p>
          </table:table-cell>
          <table:table-cell table:number-columns-repeated="53"/>
          <table:table-cell office:value-type="string" calcext:value-type="string">
            <text:p>\ \ \ 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XLM</text:p>
          </table:table-cell>
          <table:table-cell table:number-columns-repeated="28"/>
          <table:table-cell office:value-type="string" calcext:value-type="string">
            <text:p>Binance.XLM-&gt;Binance.BTC</text:p>
          </table:table-cell>
          <table:table-cell table:number-columns-repeated="36"/>
          <table:table-cell office:value-type="string" calcext:value-type="string">
            <text:p>Binance.XLM-&gt;Binance.BNB</text:p>
          </table:table-cell>
          <table:table-cell office:value-type="string" calcext:value-type="string">
            <text:p>Binance.XLM-&gt;Binance.ETH</text:p>
          </table:table-cell>
          <table:table-cell table:number-columns-repeated="20"/>
          <table:table-cell office:value-type="string" calcext:value-type="string">
            <text:p>Binance.XLM-&gt;Binance.USDT</text:p>
          </table:table-cell>
          <table:table-cell table:number-columns-repeated="33"/>
          <table:table-cell office:value-type="string" calcext:value-type="string">
            <text:p>\ \ \ 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LINK</text:p>
          </table:table-cell>
          <table:table-cell table:number-columns-repeated="28"/>
          <table:table-cell office:value-type="string" calcext:value-type="string">
            <text:p>Binance.LINK-&gt;Binance.BTC</text:p>
          </table:table-cell>
          <table:table-cell table:number-columns-repeated="37"/>
          <table:table-cell office:value-type="string" calcext:value-type="string">
            <text:p>Binance.LINK-&gt;Binance.ETH</text:p>
          </table:table-cell>
          <table:table-cell table:number-columns-repeated="55"/>
          <table:table-cell office:value-type="string" calcext:value-type="string">
            <text:p>\ \ \ 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RPX</text:p>
          </table:table-cell>
          <table:table-cell table:number-columns-repeated="28"/>
          <table:table-cell office:value-type="string" calcext:value-type="string">
            <text:p>Binance.RPX-&gt;Binance.BTC</text:p>
          </table:table-cell>
          <table:table-cell table:number-columns-repeated="36"/>
          <table:table-cell office:value-type="string" calcext:value-type="string">
            <text:p>Binance.RPX-&gt;Binance.BNB</text:p>
          </table:table-cell>
          <table:table-cell office:value-type="string" calcext:value-type="string">
            <text:p>Binance.RPX-&gt;Binance.ETH</text:p>
          </table:table-cell>
          <table:table-cell table:number-columns-repeated="56"/>
          <table:table-cell office:value-type="string" calcext:value-type="string">
            <text:p>\ \ \ 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QTUM</text:p>
          </table:table-cell>
          <table:table-cell table:number-columns-repeated="28"/>
          <table:table-cell office:value-type="string" calcext:value-type="string">
            <text:p>Binance.QTUM-&gt;Binance.BTC</text:p>
          </table:table-cell>
          <table:table-cell table:number-columns-repeated="36"/>
          <table:table-cell office:value-type="string" calcext:value-type="string">
            <text:p>Binance.QTUM-&gt;Binance.BNB</text:p>
          </table:table-cell>
          <table:table-cell office:value-type="string" calcext:value-type="string">
            <text:p>Binance.QTUM-&gt;Binance.ETH</text:p>
          </table:table-cell>
          <table:table-cell table:number-columns-repeated="20"/>
          <table:table-cell office:value-type="string" calcext:value-type="string">
            <text:p>Binance.QTUM-&gt;Binance.USDT</text:p>
          </table:table-cell>
          <table:table-cell table:number-columns-repeated="36"/>
          <table:table-cell office:value-type="string" calcext:value-type="string">
            <text:p>\ \ \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OD</text:p>
          </table:table-cell>
          <table:table-cell table:number-columns-repeated="28"/>
          <table:table-cell office:value-type="string" calcext:value-type="string">
            <text:p>Binance.MOD-&gt;Binance.BTC</text:p>
          </table:table-cell>
          <table:table-cell table:number-columns-repeated="37"/>
          <table:table-cell office:value-type="string" calcext:value-type="string">
            <text:p>Binance.MOD-&gt;Binance.ETH</text:p>
          </table:table-cell>
          <table:table-cell table:number-columns-repeated="58"/>
          <table:table-cell office:value-type="string" calcext:value-type="string">
            <text:p>\ \ \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GI</text:p>
          </table:table-cell>
          <table:table-cell table:number-columns-repeated="28"/>
          <table:table-cell office:value-type="string" calcext:value-type="string">
            <text:p>Binance.AGI-&gt;Binance.BTC</text:p>
          </table:table-cell>
          <table:table-cell table:number-columns-repeated="36"/>
          <table:table-cell office:value-type="string" calcext:value-type="string">
            <text:p>Binance.AGI-&gt;Binance.BNB</text:p>
          </table:table-cell>
          <table:table-cell office:value-type="string" calcext:value-type="string">
            <text:p>Binance.AGI-&gt;Binance.ETH</text:p>
          </table:table-cell>
          <table:table-cell table:number-columns-repeated="59"/>
          <table:table-cell office:value-type="string" calcext:value-type="string">
            <text:p>\ \ \ 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UN</text:p>
          </table:table-cell>
          <table:table-cell table:number-columns-repeated="28"/>
          <table:table-cell office:value-type="string" calcext:value-type="string">
            <text:p>Binance.LUN-&gt;Binance.BTC</text:p>
          </table:table-cell>
          <table:table-cell table:number-columns-repeated="37"/>
          <table:table-cell office:value-type="string" calcext:value-type="string">
            <text:p>Binance.LUN-&gt;Binance.ETH</text:p>
          </table:table-cell>
          <table:table-cell table:number-columns-repeated="60"/>
          <table:table-cell office:value-type="string" calcext:value-type="string">
            <text:p>\ \ \ 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EOS</text:p>
          </table:table-cell>
          <table:table-cell table:number-columns-repeated="28"/>
          <table:table-cell office:value-type="string" calcext:value-type="string">
            <text:p>Binance.EOS-&gt;Binance.BTC</text:p>
          </table:table-cell>
          <table:table-cell table:number-columns-repeated="36"/>
          <table:table-cell office:value-type="string" calcext:value-type="string">
            <text:p>Binance.EOS-&gt;Binance.BNB</text:p>
          </table:table-cell>
          <table:table-cell office:value-type="string" calcext:value-type="string">
            <text:p>Binance.EOS-&gt;Binance.ETH</text:p>
          </table:table-cell>
          <table:table-cell table:number-columns-repeated="20"/>
          <table:table-cell office:value-type="string" calcext:value-type="string">
            <text:p>Binance.EOS-&gt;Binance.USDT</text:p>
          </table:table-cell>
          <table:table-cell table:number-columns-repeated="40"/>
          <table:table-cell office:value-type="string" calcext:value-type="string">
            <text:p>\ \ \ 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BQX</text:p>
          </table:table-cell>
          <table:table-cell table:number-columns-repeated="28"/>
          <table:table-cell office:value-type="string" calcext:value-type="string">
            <text:p>Binance.BQX-&gt;Binance.BTC</text:p>
          </table:table-cell>
          <table:table-cell table:number-columns-repeated="37"/>
          <table:table-cell office:value-type="string" calcext:value-type="string">
            <text:p>Binance.BQX-&gt;Binance.ETH</text:p>
          </table:table-cell>
          <table:table-cell table:number-columns-repeated="62"/>
          <table:table-cell office:value-type="string" calcext:value-type="string">
            <text:p>\ \ \ 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NCASH</text:p>
          </table:table-cell>
          <table:table-cell table:number-columns-repeated="28"/>
          <table:table-cell office:value-type="string" calcext:value-type="string">
            <text:p>Binance.NCASH-&gt;Binance.BTC</text:p>
          </table:table-cell>
          <table:table-cell table:number-columns-repeated="36"/>
          <table:table-cell office:value-type="string" calcext:value-type="string">
            <text:p>Binance.NCASH-&gt;Binance.BNB</text:p>
          </table:table-cell>
          <table:table-cell office:value-type="string" calcext:value-type="string">
            <text:p>Binance.NCASH-&gt;Binance.ETH</text:p>
          </table:table-cell>
          <table:table-cell table:number-columns-repeated="63"/>
          <table:table-cell office:value-type="string" calcext:value-type="string">
            <text:p>\ \ \ 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VIB</text:p>
          </table:table-cell>
          <table:table-cell table:number-columns-repeated="28"/>
          <table:table-cell office:value-type="string" calcext:value-type="string">
            <text:p>Binance.VIB-&gt;Binance.BTC</text:p>
          </table:table-cell>
          <table:table-cell table:number-columns-repeated="37"/>
          <table:table-cell office:value-type="string" calcext:value-type="string">
            <text:p>Binance.VIB-&gt;Binance.ETH</text:p>
          </table:table-cell>
          <table:table-cell table:number-columns-repeated="64"/>
          <table:table-cell office:value-type="string" calcext:value-type="string">
            <text:p>\ \ \ 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IA</text:p>
          </table:table-cell>
          <table:table-cell table:number-columns-repeated="28"/>
          <table:table-cell office:value-type="string" calcext:value-type="string">
            <text:p>Binance.VIA-&gt;Binance.BTC</text:p>
          </table:table-cell>
          <table:table-cell table:number-columns-repeated="36"/>
          <table:table-cell office:value-type="string" calcext:value-type="string">
            <text:p>Binance.VIA-&gt;Binance.BNB</text:p>
          </table:table-cell>
          <table:table-cell office:value-type="string" calcext:value-type="string">
            <text:p>Binance.VIA-&gt;Binance.ETH</text:p>
          </table:table-cell>
          <table:table-cell table:number-columns-repeated="65"/>
          <table:table-cell office:value-type="string" calcext:value-type="string">
            <text:p>\ \ \ 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OST</text:p>
          </table:table-cell>
          <table:table-cell table:number-columns-repeated="28"/>
          <table:table-cell office:value-type="string" calcext:value-type="string">
            <text:p>Binance.OST-&gt;Binance.BTC</text:p>
          </table:table-cell>
          <table:table-cell table:number-columns-repeated="36"/>
          <table:table-cell office:value-type="string" calcext:value-type="string">
            <text:p>Binance.OST-&gt;Binance.BNB</text:p>
          </table:table-cell>
          <table:table-cell office:value-type="string" calcext:value-type="string">
            <text:p>Binance.OST-&gt;Binance.ETH</text:p>
          </table:table-cell>
          <table:table-cell table:number-columns-repeated="66"/>
          <table:table-cell office:value-type="string" calcext:value-type="string">
            <text:p>\ \ \ 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AT</text:p>
          </table:table-cell>
          <table:table-cell table:number-columns-repeated="28"/>
          <table:table-cell office:value-type="string" calcext:value-type="string">
            <text:p>Binance.BAT-&gt;Binance.BTC</text:p>
          </table:table-cell>
          <table:table-cell table:number-columns-repeated="36"/>
          <table:table-cell office:value-type="string" calcext:value-type="string">
            <text:p>Binance.BAT-&gt;Binance.BNB</text:p>
          </table:table-cell>
          <table:table-cell office:value-type="string" calcext:value-type="string">
            <text:p>Binance.BAT-&gt;Binance.ETH</text:p>
          </table:table-cell>
          <table:table-cell table:number-columns-repeated="67"/>
          <table:table-cell office:value-type="string" calcext:value-type="string">
            <text:p>\ \ \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RD</text:p>
          </table:table-cell>
          <table:table-cell table:number-columns-repeated="28"/>
          <table:table-cell office:value-type="string" calcext:value-type="string">
            <text:p>Binance.BRD-&gt;Binance.BTC</text:p>
          </table:table-cell>
          <table:table-cell table:number-columns-repeated="36"/>
          <table:table-cell office:value-type="string" calcext:value-type="string">
            <text:p>Binance.BRD-&gt;Binance.BNB</text:p>
          </table:table-cell>
          <table:table-cell office:value-type="string" calcext:value-type="string">
            <text:p>Binance.BRD-&gt;Binance.ETH</text:p>
          </table:table-cell>
          <table:table-cell table:number-columns-repeated="68"/>
          <table:table-cell office:value-type="string" calcext:value-type="string">
            <text:p>\ \ \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XMR</text:p>
          </table:table-cell>
          <table:table-cell table:number-columns-repeated="28"/>
          <table:table-cell office:value-type="string" calcext:value-type="string">
            <text:p>Binance.XMR-&gt;Binance.BTC</text:p>
          </table:table-cell>
          <table:table-cell table:number-columns-repeated="37"/>
          <table:table-cell office:value-type="string" calcext:value-type="string">
            <text:p>Binance.XMR-&gt;Binance.ETH</text:p>
          </table:table-cell>
          <table:table-cell table:number-columns-repeated="69"/>
          <table:table-cell office:value-type="string" calcext:value-type="string">
            <text:p>\ \ \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IL</text:p>
          </table:table-cell>
          <table:table-cell table:number-columns-repeated="28"/>
          <table:table-cell office:value-type="string" calcext:value-type="string">
            <text:p>Binance.ZIL-&gt;Binance.BTC</text:p>
          </table:table-cell>
          <table:table-cell table:number-columns-repeated="36"/>
          <table:table-cell office:value-type="string" calcext:value-type="string">
            <text:p>Binance.ZIL-&gt;Binance.BNB</text:p>
          </table:table-cell>
          <table:table-cell office:value-type="string" calcext:value-type="string">
            <text:p>Binance.ZIL-&gt;Binance.ETH</text:p>
          </table:table-cell>
          <table:table-cell table:number-columns-repeated="70"/>
          <table:table-cell office:value-type="string" calcext:value-type="string">
            <text:p>\ \ \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DAX</text:p>
          </table:table-cell>
          <table:table-cell office:value-type="string" calcext:value-type="string">
            <text:p>BTC</text:p>
          </table:table-cell>
          <table:table-cell table:number-columns-repeated="28"/>
          <table:table-cell office:value-type="string" calcext:value-type="string">
            <text:p>GDAX.BTC-&gt;Binance.BTC</text:p>
          </table:table-cell>
          <table:table-cell table:number-columns-repeated="109"/>
          <table:table-cell office:value-type="string" calcext:value-type="string">
            <text:p>\ \ \ </text:p>
          </table:table-cell>
          <table:table-cell office:value-type="string" calcext:value-type="string">
            <text:p>GDAX.BTC-&gt;GDAX.EUR</text:p>
          </table:table-cell>
          <table:table-cell office:value-type="string" calcext:value-type="string">
            <text:p>GDAX.BTC-&gt;GDAX.GBP</text:p>
          </table:table-cell>
          <table:table-cell office:value-type="string" calcext:value-type="string">
            <text:p>GDAX.BTC-&gt;GDAX.BCH</text:p>
          </table:table-cell>
          <table:table-cell office:value-type="string" calcext:value-type="string">
            <text:p>GDAX.BTC-&gt;GDAX.USD</text:p>
          </table:table-cell>
          <table:table-cell office:value-type="string" calcext:value-type="string">
            <text:p>GDAX.BTC-&gt;GDAX.ETH</text:p>
          </table:table-cell>
          <table:table-cell office:value-type="string" calcext:value-type="string">
            <text:p>GDAX.BTC-&gt;GDAX.LTC</text:p>
          </table:table-cell>
        </table:table-row>
        <table:table-row table:style-name="ro1">
          <table:table-cell/>
          <table:table-cell office:value-type="string" calcext:value-type="string">
            <text:p>EUR</text:p>
          </table:table-cell>
          <table:table-cell table:number-columns-repeated="138"/>
          <table:table-cell office:value-type="string" calcext:value-type="string">
            <text:p>GDAX.EUR-&gt;GDAX.BTC</text:p>
          </table:table-cell>
          <table:table-cell office:value-type="string" calcext:value-type="string">
            <text:p>\ \ \ </text:p>
          </table:table-cell>
          <table:table-cell/>
          <table:table-cell office:value-type="string" calcext:value-type="string">
            <text:p>GDAX.EUR-&gt;GDAX.BCH</text:p>
          </table:table-cell>
          <table:table-cell/>
          <table:table-cell office:value-type="string" calcext:value-type="string">
            <text:p>GDAX.EUR-&gt;GDAX.ETH</text:p>
          </table:table-cell>
          <table:table-cell office:value-type="string" calcext:value-type="string">
            <text:p>GDAX.EUR-&gt;GDAX.LTC</text:p>
          </table:table-cell>
        </table:table-row>
        <table:table-row table:style-name="ro1">
          <table:table-cell/>
          <table:table-cell office:value-type="string" calcext:value-type="string">
            <text:p>GBP</text:p>
          </table:table-cell>
          <table:table-cell table:number-columns-repeated="138"/>
          <table:table-cell office:value-type="string" calcext:value-type="string">
            <text:p>GDAX.GBP-&gt;GDAX.BTC</text:p>
          </table:table-cell>
          <table:table-cell/>
          <table:table-cell office:value-type="string" calcext:value-type="string">
            <text:p>\ \ \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H</text:p>
          </table:table-cell>
          <table:table-cell table:number-columns-repeated="138"/>
          <table:table-cell office:value-type="string" calcext:value-type="string">
            <text:p>GDAX.BCH-&gt;GDAX.BTC</text:p>
          </table:table-cell>
          <table:table-cell office:value-type="string" calcext:value-type="string">
            <text:p>GDAX.BCH-&gt;GDAX.EUR</text:p>
          </table:table-cell>
          <table:table-cell/>
          <table:table-cell office:value-type="string" calcext:value-type="string">
            <text:p>\ \ \ </text:p>
          </table:table-cell>
          <table:table-cell office:value-type="string" calcext:value-type="string">
            <text:p>GDAX.BCH-&gt;GDAX.US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D</text:p>
          </table:table-cell>
          <table:table-cell table:number-columns-repeated="138"/>
          <table:table-cell office:value-type="string" calcext:value-type="string">
            <text:p>GDAX.USD-&gt;GDAX.BTC</text:p>
          </table:table-cell>
          <table:table-cell table:number-columns-repeated="2"/>
          <table:table-cell office:value-type="string" calcext:value-type="string">
            <text:p>GDAX.USD-&gt;GDAX.BCH</text:p>
          </table:table-cell>
          <table:table-cell office:value-type="string" calcext:value-type="string">
            <text:p>\ \ \ </text:p>
          </table:table-cell>
          <table:table-cell office:value-type="string" calcext:value-type="string">
            <text:p>GDAX.USD-&gt;GDAX.ETH</text:p>
          </table:table-cell>
          <table:table-cell office:value-type="string" calcext:value-type="string">
            <text:p>GDAX.USD-&gt;GDAX.LTC</text:p>
          </table:table-cell>
        </table:table-row>
        <table:table-row table:style-name="ro1">
          <table:table-cell/>
          <table:table-cell office:value-type="string" calcext:value-type="string">
            <text:p>ETH</text:p>
          </table:table-cell>
          <table:table-cell table:number-columns-repeated="66"/>
          <table:table-cell office:value-type="string" calcext:value-type="string">
            <text:p>GDAX.ETH-&gt;Binance.ETH</text:p>
          </table:table-cell>
          <table:table-cell table:number-columns-repeated="71"/>
          <table:table-cell office:value-type="string" calcext:value-type="string">
            <text:p>GDAX.ETH-&gt;GDAX.BTC</text:p>
          </table:table-cell>
          <table:table-cell office:value-type="string" calcext:value-type="string">
            <text:p>GDAX.ETH-&gt;GDAX.EUR</text:p>
          </table:table-cell>
          <table:table-cell table:number-columns-repeated="2"/>
          <table:table-cell office:value-type="string" calcext:value-type="string">
            <text:p>GDAX.ETH-&gt;GDAX.US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TC</text:p>
          </table:table-cell>
          <table:table-cell table:number-columns-repeated="108"/>
          <table:table-cell office:value-type="string" calcext:value-type="string">
            <text:p>GDAX.LTC-&gt;Binance.LTC</text:p>
          </table:table-cell>
          <table:table-cell table:number-columns-repeated="29"/>
          <table:table-cell office:value-type="string" calcext:value-type="string">
            <text:p>GDAX.LTC-&gt;GDAX.BTC</text:p>
          </table:table-cell>
          <table:table-cell office:value-type="string" calcext:value-type="string">
            <text:p>GDAX.LTC-&gt;GDAX.EUR</text:p>
          </table:table-cell>
          <table:table-cell table:number-columns-repeated="2"/>
          <table:table-cell office:value-type="string" calcext:value-type="string">
            <text:p>GDAX.LTC-&gt;GDAX.USD</text:p>
          </table:table-cell>
          <table:table-cell table:number-columns-repeated="2"/>
        </table:table-row>
      </table:table>
      <table:table table:name="table_tradeFees" table:style-name="ta1">
        <table:table-source xlink:type="simple" xlink:href="../../../../logs/table_tradeFees.txt" table:table-name="table_tradeFees" table:filter-name="Text - txt - csv (StarCalc)" table:filter-options="44,34,76,1,,0,false,false"/>
        <table:table-column table:style-name="co1" table:default-cell-style-name="Default"/>
        <table:table-column table:style-name="co2" table:default-cell-style-name="Default"/>
        <table:table-column table:style-name="co51" table:default-cell-style-name="Default"/>
        <table:table-column table:style-name="co14" table:number-columns-repeated="142" table:default-cell-style-name="Default"/>
        <table:table-column table:style-name="co20" table:number-columns-repeated="2" table:default-cell-style-name="Default"/>
        <table:table-row table:style-name="ro1">
          <table:table-cell office:value-type="string" calcext:value-type="string">
            <text:p>TradeFee</text:p>
          </table:table-cell>
          <table:table-cell/>
          <table:table-cell office:value-type="string" calcext:value-type="string">
            <text:p>Binance</text:p>
          </table:table-cell>
          <table:table-cell table:number-columns-repeated="137"/>
          <table:table-cell office:value-type="string" calcext:value-type="string">
            <text:p>GDAX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18-06-15T02:14:40.920</text:p>
          </table:table-cell>
          <table:table-cell/>
          <table:table-cell office:value-type="string" calcext:value-type="string">
            <text:p>SKY</text:p>
          </table:table-cell>
          <table:table-cell office:value-type="string" calcext:value-type="string">
            <text:p>XEM</text:p>
          </table:table-cell>
          <table:table-cell office:value-type="string" calcext:value-type="string">
            <text:p>NA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XVG</text:p>
          </table:table-cell>
          <table:table-cell office:value-type="string" calcext:value-type="string">
            <text:p>IOTX</text:p>
          </table:table-cell>
          <table:table-cell office:value-type="string" calcext:value-type="string">
            <text:p>TNB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STEEM</text:p>
          </table:table-cell>
          <table:table-cell office:value-type="string" calcext:value-type="string">
            <text:p>AION</text:p>
          </table:table-cell>
          <table:table-cell office:value-type="string" calcext:value-type="string">
            <text:p>BCPT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VIBE</text:p>
          </table:table-cell>
          <table:table-cell office:value-type="string" calcext:value-type="string">
            <text:p>DGD</text:p>
          </table:table-cell>
          <table:table-cell office:value-type="string" calcext:value-type="string">
            <text:p>ZRX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KMD</text:p>
          </table:table-cell>
          <table:table-cell office:value-type="string" calcext:value-type="string">
            <text:p>PO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IOS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OMG</text:p>
          </table:table-cell>
          <table:table-cell office:value-type="string" calcext:value-type="string">
            <text:p>CMT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CVC</text:p>
          </table:table-cell>
          <table:table-cell office:value-type="string" calcext:value-type="string">
            <text:p>BTG</text:p>
          </table:table-cell>
          <table:table-cell office:value-type="string" calcext:value-type="string">
            <text:p>CND</text:p>
          </table:table-cell>
          <table:table-cell office:value-type="string" calcext:value-type="string">
            <text:p>ARK</text:p>
          </table:table-cell>
          <table:table-cell office:value-type="string" calcext:value-type="string">
            <text:p>TRIG</text:p>
          </table:table-cell>
          <table:table-cell office:value-type="string" calcext:value-type="string">
            <text:p>RCN</text:p>
          </table:table-cell>
          <table:table-cell office:value-type="string" calcext:value-type="string">
            <text:p>ARN</text:p>
          </table:table-cell>
          <table:table-cell office:value-type="string" calcext:value-type="string">
            <text:p>POWR</text:p>
          </table:table-cell>
          <table:table-cell office:value-type="string" calcext:value-type="string">
            <text:p>BTS</text:p>
          </table:table-cell>
          <table:table-cell office:value-type="string" calcext:value-type="string">
            <text:p>KNC</text:p>
          </table:table-cell>
          <table:table-cell office:value-type="string" calcext:value-type="string">
            <text:p>GVT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GNT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SNM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PPT</text:p>
          </table:table-cell>
          <table:table-cell office:value-type="string" calcext:value-type="string">
            <text:p>SNT</text:p>
          </table:table-cell>
          <table:table-cell office:value-type="string" calcext:value-type="string">
            <text:p>RDN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PIVX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SNGLS</text:p>
          </table:table-cell>
          <table:table-cell office:value-type="string" calcext:value-type="string">
            <text:p>NEBL</text:p>
          </table:table-cell>
          <table:table-cell office:value-type="string" calcext:value-type="string">
            <text:p>QKC</text:p>
          </table:table-cell>
          <table:table-cell office:value-type="string" calcext:value-type="string">
            <text:p>QSP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ICN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BNB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ZEC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APPC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STORJ</text:p>
          </table:table-cell>
          <table:table-cell office:value-type="string" calcext:value-type="string">
            <text:p>ICX</text:p>
          </table:table-cell>
          <table:table-cell office:value-type="string" calcext:value-type="string">
            <text:p>MTH</text:p>
          </table:table-cell>
          <table:table-cell office:value-type="string" calcext:value-type="string">
            <text:p>XZC</text:p>
          </table:table-cell>
          <table:table-cell office:value-type="string" calcext:value-type="string">
            <text:p>LOOM</text:p>
          </table:table-cell>
          <table:table-cell office:value-type="string" calcext:value-type="string">
            <text:p>ZEN</text:p>
          </table:table-cell>
          <table:table-cell office:value-type="string" calcext:value-type="string">
            <text:p>GXS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YOYO</text:p>
          </table:table-cell>
          <table:table-cell office:value-type="string" calcext:value-type="string">
            <text:p>BNT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QLC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EDO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ADX</text:p>
          </table:table-cell>
          <table:table-cell office:value-type="string" calcext:value-type="string">
            <text:p>AMB</text:p>
          </table:table-cell>
          <table:table-cell office:value-type="string" calcext:value-type="string">
            <text:p>XRP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PR</text:p>
          </table:table-cell>
          <table:table-cell office:value-type="string" calcext:value-type="string">
            <text:p>TRX</text:p>
          </table:table-cell>
          <table:table-cell office:value-type="string" calcext:value-type="string">
            <text:p>LSK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NUL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TUS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WABI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ENJ</text:p>
          </table:table-cell>
          <table:table-cell office:value-type="string" calcext:value-type="string">
            <text:p>WAN</text:p>
          </table:table-cell>
          <table:table-cell office:value-type="string" calcext:value-type="string">
            <text:p>EVX</text:p>
          </table:table-cell>
          <table:table-cell office:value-type="string" calcext:value-type="string">
            <text:p>OAX</text:p>
          </table:table-cell>
          <table:table-cell office:value-type="string" calcext:value-type="string">
            <text:p>NXS</text:p>
          </table:table-cell>
          <table:table-cell office:value-type="string" calcext:value-type="string">
            <text:p>GRS</text:p>
          </table:table-cell>
          <table:table-cell office:value-type="string" calcext:value-type="string">
            <text:p>LEND</text:p>
          </table:table-cell>
          <table:table-cell office:value-type="string" calcext:value-type="string">
            <text:p>DLT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PX</text:p>
          </table:table-cell>
          <table:table-cell office:value-type="string" calcext:value-type="string">
            <text:p>QTUM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BQX</text:p>
          </table:table-cell>
          <table:table-cell office:value-type="string" calcext:value-type="string">
            <text:p>NCASH</text:p>
          </table:table-cell>
          <table:table-cell office:value-type="string" calcext:value-type="string">
            <text:p>VIB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BRD</text:p>
          </table:table-cell>
          <table:table-cell office:value-type="string" calcext:value-type="string">
            <text:p>XMR</text:p>
          </table:table-cell>
          <table:table-cell office:value-type="string" calcext:value-type="string">
            <text:p>ZIL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BCH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LTC</text:p>
          </table:table-cell>
        </table:table-row>
        <table:table-row table:style-name="ro1">
          <table:table-cell office:value-type="string" calcext:value-type="string">
            <text:p>Binance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\ \ \ </text:p>
          </table:table-cell>
          <table:table-cell table:number-columns-repeated="27"/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XEM</text:p>
          </table:table-cell>
          <table:table-cell/>
          <table:table-cell office:value-type="string" calcext:value-type="string">
            <text:p>\ \ \ </text:p>
          </table:table-cell>
          <table:table-cell table:number-columns-repeated="26"/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NAV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25"/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GTO</text:p>
          </table:table-cell>
          <table:table-cell table:number-columns-repeated="3"/>
          <table:table-cell office:value-type="string" calcext:value-type="string">
            <text:p>\ \ \ </text:p>
          </table:table-cell>
          <table:table-cell table:number-columns-repeated="24"/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WTC</text:p>
          </table:table-cell>
          <table:table-cell table:number-columns-repeated="4"/>
          <table:table-cell office:value-type="string" calcext:value-type="string">
            <text:p>\ \ \ </text:p>
          </table:table-cell>
          <table:table-cell table:number-columns-repeated="23"/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XVG</text:p>
          </table:table-cell>
          <table:table-cell table:number-columns-repeated="5"/>
          <table:table-cell office:value-type="string" calcext:value-type="string">
            <text:p>\ \ \ </text:p>
          </table:table-cell>
          <table:table-cell table:number-columns-repeated="22"/>
          <table:table-cell office:value-type="float" office:value="0.001" calcext:value-type="float">
            <text:p>0.001</text:p>
          </table:table-cell>
          <table:table-cell table:number-columns-repeated="37"/>
          <table:table-cell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IOTX</text:p>
          </table:table-cell>
          <table:table-cell table:number-columns-repeated="6"/>
          <table:table-cell office:value-type="string" calcext:value-type="string">
            <text:p>\ \ \ </text:p>
          </table:table-cell>
          <table:table-cell table:number-columns-repeated="21"/>
          <table:table-cell office:value-type="float" office:value="0.001" calcext:value-type="float">
            <text:p>0.001</text:p>
          </table:table-cell>
          <table:table-cell table:number-columns-repeated="37"/>
          <table:table-cell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TNB</text:p>
          </table:table-cell>
          <table:table-cell table:number-columns-repeated="7"/>
          <table:table-cell office:value-type="string" calcext:value-type="string">
            <text:p>\ \ \ </text:p>
          </table:table-cell>
          <table:table-cell table:number-columns-repeated="20"/>
          <table:table-cell office:value-type="float" office:value="0.001" calcext:value-type="float">
            <text:p>0.001</text:p>
          </table:table-cell>
          <table:table-cell table:number-columns-repeated="37"/>
          <table:table-cell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DNT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19"/>
          <table:table-cell office:value-type="float" office:value="0.001" calcext:value-type="float">
            <text:p>0.001</text:p>
          </table:table-cell>
          <table:table-cell table:number-columns-repeated="37"/>
          <table:table-cell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CDT</text:p>
          </table:table-cell>
          <table:table-cell table:number-columns-repeated="9"/>
          <table:table-cell office:value-type="string" calcext:value-type="string">
            <text:p>\ \ \ </text:p>
          </table:table-cell>
          <table:table-cell table:number-columns-repeated="18"/>
          <table:table-cell office:value-type="float" office:value="0.001" calcext:value-type="float">
            <text:p>0.001</text:p>
          </table:table-cell>
          <table:table-cell table:number-columns-repeated="37"/>
          <table:table-cell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STEEM</text:p>
          </table:table-cell>
          <table:table-cell table:number-columns-repeated="10"/>
          <table:table-cell office:value-type="string" calcext:value-type="string">
            <text:p>\ \ \ </text:p>
          </table:table-cell>
          <table:table-cell table:number-columns-repeated="17"/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AION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16"/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BCPT</text:p>
          </table:table-cell>
          <table:table-cell table:number-columns-repeated="12"/>
          <table:table-cell office:value-type="string" calcext:value-type="string">
            <text:p>\ \ \ </text:p>
          </table:table-cell>
          <table:table-cell table:number-columns-repeated="15"/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TNT</text:p>
          </table:table-cell>
          <table:table-cell table:number-columns-repeated="13"/>
          <table:table-cell office:value-type="string" calcext:value-type="string">
            <text:p>\ \ \ </text:p>
          </table:table-cell>
          <table:table-cell table:number-columns-repeated="14"/>
          <table:table-cell office:value-type="float" office:value="0.001" calcext:value-type="float">
            <text:p>0.001</text:p>
          </table:table-cell>
          <table:table-cell table:number-columns-repeated="37"/>
          <table:table-cell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VIBE</text:p>
          </table:table-cell>
          <table:table-cell table:number-columns-repeated="14"/>
          <table:table-cell office:value-type="string" calcext:value-type="string">
            <text:p>\ \ \ </text:p>
          </table:table-cell>
          <table:table-cell table:number-columns-repeated="13"/>
          <table:table-cell office:value-type="float" office:value="0.001" calcext:value-type="float">
            <text:p>0.001</text:p>
          </table:table-cell>
          <table:table-cell table:number-columns-repeated="37"/>
          <table:table-cell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DGD</text:p>
          </table:table-cell>
          <table:table-cell table:number-columns-repeated="15"/>
          <table:table-cell office:value-type="string" calcext:value-type="string">
            <text:p>\ \ \ </text:p>
          </table:table-cell>
          <table:table-cell table:number-columns-repeated="12"/>
          <table:table-cell office:value-type="float" office:value="0.001" calcext:value-type="float">
            <text:p>0.001</text:p>
          </table:table-cell>
          <table:table-cell table:number-columns-repeated="37"/>
          <table:table-cell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ZRX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11"/>
          <table:table-cell office:value-type="float" office:value="0.001" calcext:value-type="float">
            <text:p>0.001</text:p>
          </table:table-cell>
          <table:table-cell table:number-columns-repeated="37"/>
          <table:table-cell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table:number-columns-repeated="17"/>
          <table:table-cell office:value-type="string" calcext:value-type="string">
            <text:p>\ \ \ </text:p>
          </table:table-cell>
          <table:table-cell table:number-columns-repeated="10"/>
          <table:table-cell office:value-type="float" office:value="0.001" calcext:value-type="float">
            <text:p>0.001</text:p>
          </table:table-cell>
          <table:table-cell table:number-columns-repeated="37"/>
          <table:table-cell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BCD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9"/>
          <table:table-cell office:value-type="float" office:value="0.001" calcext:value-type="float">
            <text:p>0.001</text:p>
          </table:table-cell>
          <table:table-cell table:number-columns-repeated="37"/>
          <table:table-cell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BCC</text:p>
          </table:table-cell>
          <table:table-cell table:number-columns-repeated="19"/>
          <table:table-cell office:value-type="string" calcext:value-type="string">
            <text:p>\ \ \ </text:p>
          </table:table-cell>
          <table:table-cell table:number-columns-repeated="8"/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 table:number-columns-repeated="20"/>
          <table:table-cell office:value-type="float" office:value="0.001" calcext:value-type="float">
            <text:p>0.001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KMD</text:p>
          </table:table-cell>
          <table:table-cell table:number-columns-repeated="20"/>
          <table:table-cell office:value-type="string" calcext:value-type="string">
            <text:p>\ \ \ </text:p>
          </table:table-cell>
          <table:table-cell table:number-columns-repeated="7"/>
          <table:table-cell office:value-type="float" office:value="0.001" calcext:value-type="float">
            <text:p>0.001</text:p>
          </table:table-cell>
          <table:table-cell table:number-columns-repeated="37"/>
          <table:table-cell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POA</text:p>
          </table:table-cell>
          <table:table-cell table:number-columns-repeated="21"/>
          <table:table-cell office:value-type="string" calcext:value-type="string">
            <text:p>\ \ \ </text:p>
          </table:table-cell>
          <table:table-cell table:number-columns-repeated="6"/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AE</text:p>
          </table:table-cell>
          <table:table-cell table:number-columns-repeated="22"/>
          <table:table-cell office:value-type="string" calcext:value-type="string">
            <text:p>\ \ \ </text:p>
          </table:table-cell>
          <table:table-cell table:number-columns-repeated="5"/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IOST</text:p>
          </table:table-cell>
          <table:table-cell table:number-columns-repeated="23"/>
          <table:table-cell office:value-type="string" calcext:value-type="string">
            <text:p>\ \ \ </text:p>
          </table:table-cell>
          <table:table-cell table:number-columns-repeated="4"/>
          <table:table-cell office:value-type="float" office:value="0.001" calcext:value-type="float">
            <text:p>0.001</text:p>
          </table:table-cell>
          <table:table-cell table:number-columns-repeated="37"/>
          <table:table-cell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POE</text:p>
          </table:table-cell>
          <table:table-cell table:number-columns-repeated="24"/>
          <table:table-cell office:value-type="string" calcext:value-type="string">
            <text:p>\ \ \ </text:p>
          </table:table-cell>
          <table:table-cell table:number-columns-repeated="3"/>
          <table:table-cell office:value-type="float" office:value="0.001" calcext:value-type="float">
            <text:p>0.001</text:p>
          </table:table-cell>
          <table:table-cell table:number-columns-repeated="37"/>
          <table:table-cell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OMG</text:p>
          </table:table-cell>
          <table:table-cell table:number-columns-repeated="25"/>
          <table:table-cell office:value-type="string" calcext:value-type="string">
            <text:p>\ \ \ 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number-columns-repeated="37"/>
          <table:table-cell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CMT</text:p>
          </table:table-cell>
          <table:table-cell table:number-columns-repeated="26"/>
          <table:table-cell office:value-type="string" calcext:value-type="string">
            <text:p>\ \ \ </text:p>
          </table:table-cell>
          <table:table-cell/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BCN</text:p>
          </table:table-cell>
          <table:table-cell table:number-columns-repeated="27"/>
          <table:table-cell office:value-type="string" calcext:value-type="string">
            <text:p>\ \ \ </text:p>
          </table:table-cell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BTC</text:p>
          </table:table-cell>
          <table:table-cell table:number-columns-repeated="28" office:value-type="float" office:value="0.001" calcext:value-type="float">
            <text:p>0.001</text:p>
          </table:table-cell>
          <table:table-cell office:value-type="string" calcext:value-type="string">
            <text:p>\ \ \ </text:p>
          </table:table-cell>
          <table:table-cell table:number-columns-repeated="109" office:value-type="float" office:value="0.001" calcext:value-type="float">
            <text:p>0.00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OTA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office:value-type="string" calcext:value-type="string">
            <text:p>\ \ \ </text:p>
          </table:table-cell>
          <table:table-cell table:number-columns-repeated="35"/>
          <table:table-cell table:number-columns-repeated="2" office:value-type="float" office:value="0.001" calcext:value-type="float">
            <text:p>0.001</text:p>
          </table:table-cell>
          <table:table-cell table:number-columns-repeated="20"/>
          <table:table-cell office:value-type="float" office:value="0.001" calcext:value-type="float">
            <text:p>0.001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CVC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/>
          <table:table-cell office:value-type="string" calcext:value-type="string">
            <text:p>\ \ \ </text:p>
          </table:table-cell>
          <table:table-cell table:number-columns-repeated="34"/>
          <table:table-cell table:number-columns-repeated="2"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BTG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34"/>
          <table:table-cell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CND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string" calcext:value-type="string">
            <text:p>\ \ \ </text:p>
          </table:table-cell>
          <table:table-cell table:number-columns-repeated="32"/>
          <table:table-cell table:number-columns-repeated="2"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ARK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4"/>
          <table:table-cell office:value-type="string" calcext:value-type="string">
            <text:p>\ \ \ </text:p>
          </table:table-cell>
          <table:table-cell table:number-columns-repeated="32"/>
          <table:table-cell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TRIG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5"/>
          <table:table-cell office:value-type="string" calcext:value-type="string">
            <text:p>\ \ \ </text:p>
          </table:table-cell>
          <table:table-cell table:number-columns-repeated="30"/>
          <table:table-cell table:number-columns-repeated="2"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RCN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6"/>
          <table:table-cell office:value-type="string" calcext:value-type="string">
            <text:p>\ \ \ </text:p>
          </table:table-cell>
          <table:table-cell table:number-columns-repeated="29"/>
          <table:table-cell table:number-columns-repeated="2"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ARN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7"/>
          <table:table-cell office:value-type="string" calcext:value-type="string">
            <text:p>\ \ \ </text:p>
          </table:table-cell>
          <table:table-cell table:number-columns-repeated="29"/>
          <table:table-cell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POWR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27"/>
          <table:table-cell table:number-columns-repeated="2"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BTS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9"/>
          <table:table-cell office:value-type="string" calcext:value-type="string">
            <text:p>\ \ \ </text:p>
          </table:table-cell>
          <table:table-cell table:number-columns-repeated="26"/>
          <table:table-cell table:number-columns-repeated="2"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KNC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10"/>
          <table:table-cell office:value-type="string" calcext:value-type="string">
            <text:p>\ \ \ </text:p>
          </table:table-cell>
          <table:table-cell table:number-columns-repeated="26"/>
          <table:table-cell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GVT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25"/>
          <table:table-cell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WINGS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12"/>
          <table:table-cell office:value-type="string" calcext:value-type="string">
            <text:p>\ \ \ </text:p>
          </table:table-cell>
          <table:table-cell table:number-columns-repeated="24"/>
          <table:table-cell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CHAT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13"/>
          <table:table-cell office:value-type="string" calcext:value-type="string">
            <text:p>\ \ \ </text:p>
          </table:table-cell>
          <table:table-cell table:number-columns-repeated="23"/>
          <table:table-cell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RLC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14"/>
          <table:table-cell office:value-type="string" calcext:value-type="string">
            <text:p>\ \ \ </text:p>
          </table:table-cell>
          <table:table-cell table:number-columns-repeated="21"/>
          <table:table-cell table:number-columns-repeated="2"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GNT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15"/>
          <table:table-cell office:value-type="string" calcext:value-type="string">
            <text:p>\ \ \ </text:p>
          </table:table-cell>
          <table:table-cell table:number-columns-repeated="20"/>
          <table:table-cell table:number-columns-repeated="2"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19"/>
          <table:table-cell table:number-columns-repeated="2"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BLZ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17"/>
          <table:table-cell office:value-type="string" calcext:value-type="string">
            <text:p>\ \ \ </text:p>
          </table:table-cell>
          <table:table-cell table:number-columns-repeated="18"/>
          <table:table-cell table:number-columns-repeated="2"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SNM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18"/>
          <table:table-cell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19"/>
          <table:table-cell office:value-type="string" calcext:value-type="string">
            <text:p>\ \ \ </text:p>
          </table:table-cell>
          <table:table-cell table:number-columns-repeated="16"/>
          <table:table-cell table:number-columns-repeated="2" office:value-type="float" office:value="0.001" calcext:value-type="float">
            <text:p>0.001</text:p>
          </table:table-cell>
          <table:table-cell table:number-columns-repeated="20"/>
          <table:table-cell office:value-type="float" office:value="0.001" calcext:value-type="float">
            <text:p>0.001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PPT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20"/>
          <table:table-cell office:value-type="string" calcext:value-type="string">
            <text:p>\ \ \ </text:p>
          </table:table-cell>
          <table:table-cell table:number-columns-repeated="16"/>
          <table:table-cell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SNT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21"/>
          <table:table-cell office:value-type="string" calcext:value-type="string">
            <text:p>\ \ \ </text:p>
          </table:table-cell>
          <table:table-cell table:number-columns-repeated="15"/>
          <table:table-cell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RDN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22"/>
          <table:table-cell office:value-type="string" calcext:value-type="string">
            <text:p>\ \ \ </text:p>
          </table:table-cell>
          <table:table-cell table:number-columns-repeated="13"/>
          <table:table-cell table:number-columns-repeated="2"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FUN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23"/>
          <table:table-cell office:value-type="string" calcext:value-type="string">
            <text:p>\ \ \ </text:p>
          </table:table-cell>
          <table:table-cell table:number-columns-repeated="13"/>
          <table:table-cell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PIVX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24"/>
          <table:table-cell office:value-type="string" calcext:value-type="string">
            <text:p>\ \ \ </text:p>
          </table:table-cell>
          <table:table-cell table:number-columns-repeated="11"/>
          <table:table-cell table:number-columns-repeated="2"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AST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25"/>
          <table:table-cell office:value-type="string" calcext:value-type="string">
            <text:p>\ \ \ </text:p>
          </table:table-cell>
          <table:table-cell table:number-columns-repeated="11"/>
          <table:table-cell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CLOAK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26"/>
          <table:table-cell office:value-type="string" calcext:value-type="string">
            <text:p>\ \ \ </text:p>
          </table:table-cell>
          <table:table-cell table:number-columns-repeated="10"/>
          <table:table-cell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MANA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27"/>
          <table:table-cell office:value-type="string" calcext:value-type="string">
            <text:p>\ \ \ </text:p>
          </table:table-cell>
          <table:table-cell table:number-columns-repeated="9"/>
          <table:table-cell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SNGLS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28"/>
          <table:table-cell office:value-type="string" calcext:value-type="string">
            <text:p>\ \ \ </text:p>
          </table:table-cell>
          <table:table-cell table:number-columns-repeated="8"/>
          <table:table-cell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NEBL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29"/>
          <table:table-cell office:value-type="string" calcext:value-type="string">
            <text:p>\ \ \ </text:p>
          </table:table-cell>
          <table:table-cell table:number-columns-repeated="6"/>
          <table:table-cell table:number-columns-repeated="2"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QKC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0"/>
          <table:table-cell office:value-type="string" calcext:value-type="string">
            <text:p>\ \ \ </text:p>
          </table:table-cell>
          <table:table-cell table:number-columns-repeated="6"/>
          <table:table-cell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QSP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1"/>
          <table:table-cell office:value-type="string" calcext:value-type="string">
            <text:p>\ \ \ </text:p>
          </table:table-cell>
          <table:table-cell table:number-columns-repeated="4"/>
          <table:table-cell table:number-columns-repeated="2"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SALT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2"/>
          <table:table-cell office:value-type="string" calcext:value-type="string">
            <text:p>\ \ \ </text:p>
          </table:table-cell>
          <table:table-cell table:number-columns-repeated="4"/>
          <table:table-cell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STORM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3"/>
          <table:table-cell office:value-type="string" calcext:value-type="string">
            <text:p>\ \ \ </text:p>
          </table:table-cell>
          <table:table-cell table:number-columns-repeated="2"/>
          <table:table-cell table:number-columns-repeated="2"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ICN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4"/>
          <table:table-cell office:value-type="string" calcext:value-type="string">
            <text:p>\ \ \ 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ETC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5"/>
          <table:table-cell office:value-type="string" calcext:value-type="string">
            <text:p>\ \ \ 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0"/>
          <table:table-cell office:value-type="float" office:value="0.001" calcext:value-type="float">
            <text:p>0.001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NB</text:p>
          </table:table-cell>
          <table:table-cell table:number-columns-repeated="5" office:value-type="float" office:value="0.001" calcext:value-type="float">
            <text:p>0.001</text:p>
          </table:table-cell>
          <table:table-cell table:number-columns-repeated="5"/>
          <table:table-cell table:number-columns-repeated="3" office:value-type="float" office:value="0.001" calcext:value-type="float">
            <text:p>0.001</text:p>
          </table:table-cell>
          <table:table-cell table:number-columns-repeated="6"/>
          <table:table-cell office:value-type="float" office:value="0.001" calcext:value-type="float">
            <text:p>0.001</text:p>
          </table:table-cell>
          <table:table-cell/>
          <table:table-cell table:number-columns-repeated="2" office:value-type="float" office:value="0.001" calcext:value-type="float">
            <text:p>0.001</text:p>
          </table:table-cell>
          <table:table-cell table:number-columns-repeated="3"/>
          <table:table-cell table:number-columns-repeated="5" office:value-type="float" office:value="0.001" calcext:value-type="float">
            <text:p>0.001</text:p>
          </table:table-cell>
          <table:table-cell/>
          <table:table-cell office:value-type="float" office:value="0.001" calcext:value-type="float">
            <text:p>0.001</text:p>
          </table:table-cell>
          <table:table-cell/>
          <table:table-cell table:number-columns-repeated="2" office:value-type="float" office:value="0.001" calcext:value-type="float">
            <text:p>0.001</text:p>
          </table:table-cell>
          <table:table-cell/>
          <table:table-cell table:number-columns-repeated="2" office:value-type="float" office:value="0.001" calcext:value-type="float">
            <text:p>0.001</text:p>
          </table:table-cell>
          <table:table-cell table:number-columns-repeated="4"/>
          <table:table-cell table:number-columns-repeated="4" office:value-type="float" office:value="0.001" calcext:value-type="float">
            <text:p>0.001</text:p>
          </table:table-cell>
          <table:table-cell/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/>
          <table:table-cell office:value-type="float" office:value="0.001" calcext:value-type="float">
            <text:p>0.001</text:p>
          </table:table-cell>
          <table:table-cell table:number-columns-repeated="4"/>
          <table:table-cell office:value-type="float" office:value="0.001" calcext:value-type="float">
            <text:p>0.001</text:p>
          </table:table-cell>
          <table:table-cell/>
          <table:table-cell office:value-type="float" office:value="0.001" calcext:value-type="float">
            <text:p>0.001</text:p>
          </table:table-cell>
          <table:table-cell/>
          <table:table-cell office:value-type="float" office:value="0.001" calcext:value-type="float">
            <text:p>0.001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string" calcext:value-type="string">
            <text:p>\ \ \ </text:p>
          </table:table-cell>
          <table:table-cell table:number-columns-repeated="3" office:value-type="float" office:value="0.001" calcext:value-type="float">
            <text:p>0.001</text:p>
          </table:table-cell>
          <table:table-cell table:number-columns-repeated="2"/>
          <table:table-cell table:number-columns-repeated="4" office:value-type="float" office:value="0.001" calcext:value-type="float">
            <text:p>0.001</text:p>
          </table:table-cell>
          <table:table-cell table:number-columns-repeated="3"/>
          <table:table-cell office:value-type="float" office:value="0.001" calcext:value-type="float">
            <text:p>0.001</text:p>
          </table:table-cell>
          <table:table-cell/>
          <table:table-cell table:number-columns-repeated="3" office:value-type="float" office:value="0.001" calcext:value-type="float">
            <text:p>0.001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/>
          <table:table-cell table:number-columns-repeated="2" office:value-type="float" office:value="0.001" calcext:value-type="float">
            <text:p>0.001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/>
          <table:table-cell table:number-columns-repeated="4" office:value-type="float" office:value="0.001" calcext:value-type="float">
            <text:p>0.001</text:p>
          </table:table-cell>
          <table:table-cell table:number-columns-repeated="3"/>
          <table:table-cell office:value-type="float" office:value="0.001" calcext:value-type="float">
            <text:p>0.001</text:p>
          </table:table-cell>
          <table:table-cell/>
          <table:table-cell table:number-columns-repeated="3" office:value-type="float" office:value="0.001" calcext:value-type="float">
            <text:p>0.001</text:p>
          </table:table-cell>
          <table:table-cell table:number-columns-repeated="2"/>
          <table:table-cell table:number-columns-repeated="2" office:value-type="float" office:value="0.001" calcext:value-type="float">
            <text:p>0.001</text:p>
          </table:table-cell>
          <table:table-cell table:number-columns-repeated="2"/>
          <table:table-cell table:number-columns-repeated="3" office:value-type="float" office:value="0.001" calcext:value-type="float">
            <text:p>0.001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/>
          <table:table-cell office:value-type="float" office:value="0.001" calcext:value-type="float">
            <text:p>0.001</text:p>
          </table:table-cell>
          <table:table-cell/>
          <table:table-cell table:number-columns-repeated="2" office:value-type="float" office:value="0.001" calcext:value-type="float">
            <text:p>0.001</text:p>
          </table:table-cell>
          <table:table-cell/>
          <table:table-cell office:value-type="float" office:value="0.001" calcext:value-type="float">
            <text:p>0.001</text:p>
          </table:table-cell>
          <table:table-cell/>
          <table:table-cell office:value-type="float" office:value="0.001" calcext:value-type="float">
            <text:p>0.001</text:p>
          </table:table-cell>
          <table:table-cell/>
          <table:table-cell office:value-type="float" office:value="0.001" calcext:value-type="float">
            <text:p>0.001</text:p>
          </table:table-cell>
          <table:table-cell/>
          <table:table-cell table:number-columns-repeated="4" office:value-type="float" office:value="0.001" calcext:value-type="float">
            <text:p>0.001</text:p>
          </table:table-cell>
          <table:table-cell/>
          <table:table-cell office:value-type="float" office:value="0.001" calcext:value-type="float">
            <text:p>0.00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H</text:p>
          </table:table-cell>
          <table:table-cell table:number-columns-repeated="66" office:value-type="float" office:value="0.001" calcext:value-type="float">
            <text:p>0.001</text:p>
          </table:table-cell>
          <table:table-cell office:value-type="string" calcext:value-type="string">
            <text:p>\ \ \ </text:p>
          </table:table-cell>
          <table:table-cell table:number-columns-repeated="39" office:value-type="float" office:value="0.001" calcext:value-type="float">
            <text:p>0.001</text:p>
          </table:table-cell>
          <table:table-cell/>
          <table:table-cell table:number-columns-repeated="31" office:value-type="float" office:value="0.001" calcext:value-type="float">
            <text:p>0.00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CO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\ \ \ </text:p>
          </table:table-cell>
          <table:table-cell table:number-columns-repeated="77"/>
        </table:table-row>
        <table:table-row table:style-name="ro1">
          <table:table-cell/>
          <table:table-cell office:value-type="string" calcext:value-type="string">
            <text:p>NEO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/>
          <table:table-cell office:value-type="string" calcext:value-type="string">
            <text:p>\ \ \ </text:p>
          </table:table-cell>
          <table:table-cell table:number-columns-repeated="18"/>
          <table:table-cell office:value-type="float" office:value="0.001" calcext:value-type="float">
            <text:p>0.001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ZEC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7"/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75"/>
        </table:table-row>
        <table:table-row table:style-name="ro1">
          <table:table-cell/>
          <table:table-cell office:value-type="string" calcext:value-type="string">
            <text:p>LRC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7"/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string" calcext:value-type="string">
            <text:p>\ \ \ </text:p>
          </table:table-cell>
          <table:table-cell table:number-columns-repeated="74"/>
        </table:table-row>
        <table:table-row table:style-name="ro1">
          <table:table-cell/>
          <table:table-cell office:value-type="string" calcext:value-type="string">
            <text:p>APPC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 table:number-columns-repeated="4"/>
          <table:table-cell office:value-type="string" calcext:value-type="string">
            <text:p>\ \ \ </text:p>
          </table:table-cell>
          <table:table-cell table:number-columns-repeated="73"/>
        </table:table-row>
        <table:table-row table:style-name="ro1">
          <table:table-cell/>
          <table:table-cell office:value-type="string" calcext:value-type="string">
            <text:p>REP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 table:number-columns-repeated="5"/>
          <table:table-cell office:value-type="string" calcext:value-type="string">
            <text:p>\ \ \ 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VEN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 table:number-columns-repeated="6"/>
          <table:table-cell office:value-type="string" calcext:value-type="string">
            <text:p>\ \ \ </text:p>
          </table:table-cell>
          <table:table-cell table:number-columns-repeated="71"/>
        </table:table-row>
        <table:table-row table:style-name="ro1">
          <table:table-cell/>
          <table:table-cell office:value-type="string" calcext:value-type="string">
            <text:p>ADA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 table:number-columns-repeated="7"/>
          <table:table-cell office:value-type="string" calcext:value-type="string">
            <text:p>\ \ \ </text:p>
          </table:table-cell>
          <table:table-cell table:number-columns-repeated="12"/>
          <table:table-cell office:value-type="float" office:value="0.001" calcext:value-type="float">
            <text:p>0.001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ELF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7"/>
          <table:table-cell office:value-type="float" office:value="0.001" calcext:value-type="float">
            <text:p>0.001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69"/>
        </table:table-row>
        <table:table-row table:style-name="ro1">
          <table:table-cell/>
          <table:table-cell office:value-type="string" calcext:value-type="string">
            <text:p>REQ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7"/>
          <table:table-cell office:value-type="float" office:value="0.001" calcext:value-type="float">
            <text:p>0.001</text:p>
          </table:table-cell>
          <table:table-cell table:number-columns-repeated="9"/>
          <table:table-cell office:value-type="string" calcext:value-type="string">
            <text:p>\ \ \ </text:p>
          </table:table-cell>
          <table:table-cell table:number-columns-repeated="68"/>
        </table:table-row>
        <table:table-row table:style-name="ro1">
          <table:table-cell/>
          <table:table-cell office:value-type="string" calcext:value-type="string">
            <text:p>STORJ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7"/>
          <table:table-cell office:value-type="float" office:value="0.001" calcext:value-type="float">
            <text:p>0.001</text:p>
          </table:table-cell>
          <table:table-cell table:number-columns-repeated="10"/>
          <table:table-cell office:value-type="string" calcext:value-type="string">
            <text:p>\ \ \ </text:p>
          </table:table-cell>
          <table:table-cell table:number-columns-repeated="67"/>
        </table:table-row>
        <table:table-row table:style-name="ro1">
          <table:table-cell/>
          <table:table-cell office:value-type="string" calcext:value-type="string">
            <text:p>ICX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8"/>
          <table:table-cell office:value-type="float" office:value="0.001" calcext:value-type="float">
            <text:p>0.001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MTH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7"/>
          <table:table-cell office:value-type="float" office:value="0.001" calcext:value-type="float">
            <text:p>0.001</text:p>
          </table:table-cell>
          <table:table-cell table:number-columns-repeated="12"/>
          <table:table-cell office:value-type="string" calcext:value-type="string">
            <text:p>\ \ \ </text:p>
          </table:table-cell>
          <table:table-cell table:number-columns-repeated="65"/>
        </table:table-row>
        <table:table-row table:style-name="ro1">
          <table:table-cell/>
          <table:table-cell office:value-type="string" calcext:value-type="string">
            <text:p>XZC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 table:number-columns-repeated="13"/>
          <table:table-cell office:value-type="string" calcext:value-type="string">
            <text:p>\ \ \ </text:p>
          </table:table-cell>
          <table:table-cell table:number-columns-repeated="64"/>
        </table:table-row>
        <table:table-row table:style-name="ro1">
          <table:table-cell/>
          <table:table-cell office:value-type="string" calcext:value-type="string">
            <text:p>LOOM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 table:number-columns-repeated="14"/>
          <table:table-cell office:value-type="string" calcext:value-type="string">
            <text:p>\ \ \ </text:p>
          </table:table-cell>
          <table:table-cell table:number-columns-repeated="63"/>
        </table:table-row>
        <table:table-row table:style-name="ro1">
          <table:table-cell/>
          <table:table-cell office:value-type="string" calcext:value-type="string">
            <text:p>ZEN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 table:number-columns-repeated="15"/>
          <table:table-cell office:value-type="string" calcext:value-type="string">
            <text:p>\ \ \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XS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7"/>
          <table:table-cell office:value-type="float" office:value="0.001" calcext:value-type="float">
            <text:p>0.001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MTL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7"/>
          <table:table-cell office:value-type="float" office:value="0.001" calcext:value-type="float">
            <text:p>0.001</text:p>
          </table:table-cell>
          <table:table-cell table:number-columns-repeated="17"/>
          <table:table-cell office:value-type="string" calcext:value-type="string">
            <text:p>\ \ \ 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YOYO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BNT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7"/>
          <table:table-cell office:value-type="float" office:value="0.001" calcext:value-type="float">
            <text:p>0.001</text:p>
          </table:table-cell>
          <table:table-cell table:number-columns-repeated="19"/>
          <table:table-cell office:value-type="string" calcext:value-type="string">
            <text:p>\ \ \ 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USDT</text:p>
          </table:table-cell>
          <table:table-cell table:number-columns-repeated="19"/>
          <table:table-cell office:value-type="float" office:value="0.001" calcext:value-type="float">
            <text:p>0.001</text:p>
          </table:table-cell>
          <table:table-cell table:number-columns-repeated="8"/>
          <table:table-cell table:number-columns-repeated="2" office:value-type="float" office:value="0.001" calcext:value-type="float">
            <text:p>0.001</text:p>
          </table:table-cell>
          <table:table-cell table:number-columns-repeated="18"/>
          <table:table-cell office:value-type="float" office:value="0.001" calcext:value-type="float">
            <text:p>0.001</text:p>
          </table:table-cell>
          <table:table-cell table:number-columns-repeated="15"/>
          <table:table-cell table:number-columns-repeated="3" office:value-type="float" office:value="0.001" calcext:value-type="float">
            <text:p>0.001</text:p>
          </table:table-cell>
          <table:table-cell/>
          <table:table-cell office:value-type="float" office:value="0.001" calcext:value-type="float">
            <text:p>0.001</text:p>
          </table:table-cell>
          <table:table-cell table:number-columns-repeated="5"/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float" office:value="0.001" calcext:value-type="float">
            <text:p>0.001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8"/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number-columns-repeated="4"/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float" office:value="0.001" calcext:value-type="float">
            <text:p>0.001</text:p>
          </table:table-cell>
          <table:table-cell table:number-columns-repeated="12"/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float" office:value="0.001" calcext:value-type="float">
            <text:p>0.00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QLC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 table:number-columns-repeated="21"/>
          <table:table-cell office:value-type="string" calcext:value-type="string">
            <text:p>\ \ \ 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MDA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7"/>
          <table:table-cell office:value-type="float" office:value="0.001" calcext:value-type="float">
            <text:p>0.001</text:p>
          </table:table-cell>
          <table:table-cell table:number-columns-repeated="22"/>
          <table:table-cell office:value-type="string" calcext:value-type="string">
            <text:p>\ \ \ 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DASH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7"/>
          <table:table-cell office:value-type="float" office:value="0.001" calcext:value-type="float">
            <text:p>0.001</text:p>
          </table:table-cell>
          <table:table-cell table:number-columns-repeated="23"/>
          <table:table-cell office:value-type="string" calcext:value-type="string">
            <text:p>\ \ \ 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NANO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 table:number-columns-repeated="24"/>
          <table:table-cell office:value-type="string" calcext:value-type="string">
            <text:p>\ \ \ 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EDO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7"/>
          <table:table-cell office:value-type="float" office:value="0.001" calcext:value-type="float">
            <text:p>0.001</text:p>
          </table:table-cell>
          <table:table-cell table:number-columns-repeated="25"/>
          <table:table-cell office:value-type="string" calcext:value-type="string">
            <text:p>\ \ \ 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WAVES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 table:number-columns-repeated="26"/>
          <table:table-cell office:value-type="string" calcext:value-type="string">
            <text:p>\ \ \ 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ADX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 table:number-columns-repeated="27"/>
          <table:table-cell office:value-type="string" calcext:value-type="string">
            <text:p>\ \ \ 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AMB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 table:number-columns-repeated="28"/>
          <table:table-cell office:value-type="string" calcext:value-type="string">
            <text:p>\ \ \ 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XRP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 table:number-columns-repeated="20"/>
          <table:table-cell office:value-type="float" office:value="0.001" calcext:value-type="float">
            <text:p>0.001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FUEL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7"/>
          <table:table-cell office:value-type="float" office:value="0.001" calcext:value-type="float">
            <text:p>0.001</text:p>
          </table:table-cell>
          <table:table-cell table:number-columns-repeated="30"/>
          <table:table-cell office:value-type="string" calcext:value-type="string">
            <text:p>\ \ \ 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WPR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7"/>
          <table:table-cell office:value-type="float" office:value="0.001" calcext:value-type="float">
            <text:p>0.001</text:p>
          </table:table-cell>
          <table:table-cell table:number-columns-repeated="31"/>
          <table:table-cell office:value-type="string" calcext:value-type="string">
            <text:p>\ \ \ 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TRX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7"/>
          <table:table-cell office:value-type="float" office:value="0.001" calcext:value-type="float">
            <text:p>0.001</text:p>
          </table:table-cell>
          <table:table-cell table:number-columns-repeated="20"/>
          <table:table-cell office:value-type="float" office:value="0.001" calcext:value-type="float">
            <text:p>0.001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LSK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 table:number-columns-repeated="33"/>
          <table:table-cell office:value-type="string" calcext:value-type="string">
            <text:p>\ \ \ 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HSR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7"/>
          <table:table-cell office:value-type="float" office:value="0.001" calcext:value-type="float">
            <text:p>0.001</text:p>
          </table:table-cell>
          <table:table-cell table:number-columns-repeated="34"/>
          <table:table-cell office:value-type="string" calcext:value-type="string">
            <text:p>\ \ \ 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NULS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 table:number-columns-repeated="35"/>
          <table:table-cell office:value-type="string" calcext:value-type="string">
            <text:p>\ \ \ 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SYS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 table:number-columns-repeated="36"/>
          <table:table-cell office:value-type="string" calcext:value-type="string">
            <text:p>\ \ \ 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TUSD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 table:number-columns-repeated="20"/>
          <table:table-cell office:value-type="float" office:value="0.001" calcext:value-type="float">
            <text:p>0.001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7"/>
          <table:table-cell office:value-type="float" office:value="0.001" calcext:value-type="float">
            <text:p>0.001</text:p>
          </table:table-cell>
          <table:table-cell table:number-columns-repeated="38"/>
          <table:table-cell office:value-type="string" calcext:value-type="string">
            <text:p>\ \ \ 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GAS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77"/>
          <table:table-cell office:value-type="string" calcext:value-type="string">
            <text:p>\ \ \ 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WABI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 table:number-columns-repeated="40"/>
          <table:table-cell office:value-type="string" calcext:value-type="string">
            <text:p>\ \ \ 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LTC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 table:number-columns-repeated="20"/>
          <table:table-cell office:value-type="float" office:value="0.001" calcext:value-type="float">
            <text:p>0.001</text:p>
          </table:table-cell>
          <table:table-cell table:number-columns-repeated="20"/>
          <table:table-cell office:value-type="string" calcext:value-type="string">
            <text:p>\ \ \ 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STRAT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7"/>
          <table:table-cell office:value-type="float" office:value="0.001" calcext:value-type="float">
            <text:p>0.001</text:p>
          </table:table-cell>
          <table:table-cell table:number-columns-repeated="42"/>
          <table:table-cell office:value-type="string" calcext:value-type="string">
            <text:p>\ \ \ 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7"/>
          <table:table-cell office:value-type="float" office:value="0.001" calcext:value-type="float">
            <text:p>0.001</text:p>
          </table:table-cell>
          <table:table-cell table:number-columns-repeated="43"/>
          <table:table-cell office:value-type="string" calcext:value-type="string">
            <text:p>\ \ \ 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THETA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 table:number-columns-repeated="44"/>
          <table:table-cell office:value-type="string" calcext:value-type="string">
            <text:p>\ \ \ 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ENJ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 table:number-columns-repeated="45"/>
          <table:table-cell office:value-type="string" calcext:value-type="string">
            <text:p>\ \ \ 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WAN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 table:number-columns-repeated="46"/>
          <table:table-cell office:value-type="string" calcext:value-type="string">
            <text:p>\ \ \ 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EVX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7"/>
          <table:table-cell office:value-type="float" office:value="0.001" calcext:value-type="float">
            <text:p>0.001</text:p>
          </table:table-cell>
          <table:table-cell table:number-columns-repeated="47"/>
          <table:table-cell office:value-type="string" calcext:value-type="string">
            <text:p>\ \ \ 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OAX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7"/>
          <table:table-cell office:value-type="float" office:value="0.001" calcext:value-type="float">
            <text:p>0.001</text:p>
          </table:table-cell>
          <table:table-cell table:number-columns-repeated="48"/>
          <table:table-cell office:value-type="string" calcext:value-type="string">
            <text:p>\ \ \ 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NXS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 table:number-columns-repeated="49"/>
          <table:table-cell office:value-type="string" calcext:value-type="string">
            <text:p>\ \ \ 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GRS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7"/>
          <table:table-cell office:value-type="float" office:value="0.001" calcext:value-type="float">
            <text:p>0.001</text:p>
          </table:table-cell>
          <table:table-cell table:number-columns-repeated="50"/>
          <table:table-cell office:value-type="string" calcext:value-type="string">
            <text:p>\ \ \ 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LEND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7"/>
          <table:table-cell office:value-type="float" office:value="0.001" calcext:value-type="float">
            <text:p>0.001</text:p>
          </table:table-cell>
          <table:table-cell table:number-columns-repeated="51"/>
          <table:table-cell office:value-type="string" calcext:value-type="string">
            <text:p>\ \ \ 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LT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 table:number-columns-repeated="52"/>
          <table:table-cell office:value-type="string" calcext:value-type="string">
            <text:p>\ \ \ 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INS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7"/>
          <table:table-cell office:value-type="float" office:value="0.001" calcext:value-type="float">
            <text:p>0.001</text:p>
          </table:table-cell>
          <table:table-cell table:number-columns-repeated="53"/>
          <table:table-cell office:value-type="string" calcext:value-type="string">
            <text:p>\ \ \ 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XLM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 table:number-columns-repeated="20"/>
          <table:table-cell office:value-type="float" office:value="0.001" calcext:value-type="float">
            <text:p>0.001</text:p>
          </table:table-cell>
          <table:table-cell table:number-columns-repeated="33"/>
          <table:table-cell office:value-type="string" calcext:value-type="string">
            <text:p>\ \ \ 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LINK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7"/>
          <table:table-cell office:value-type="float" office:value="0.001" calcext:value-type="float">
            <text:p>0.001</text:p>
          </table:table-cell>
          <table:table-cell table:number-columns-repeated="55"/>
          <table:table-cell office:value-type="string" calcext:value-type="string">
            <text:p>\ \ \ 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RPX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 table:number-columns-repeated="56"/>
          <table:table-cell office:value-type="string" calcext:value-type="string">
            <text:p>\ \ \ 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QTUM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 table:number-columns-repeated="20"/>
          <table:table-cell office:value-type="float" office:value="0.001" calcext:value-type="float">
            <text:p>0.001</text:p>
          </table:table-cell>
          <table:table-cell table:number-columns-repeated="36"/>
          <table:table-cell office:value-type="string" calcext:value-type="string">
            <text:p>\ \ \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OD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7"/>
          <table:table-cell office:value-type="float" office:value="0.001" calcext:value-type="float">
            <text:p>0.001</text:p>
          </table:table-cell>
          <table:table-cell table:number-columns-repeated="58"/>
          <table:table-cell office:value-type="string" calcext:value-type="string">
            <text:p>\ \ \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GI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 table:number-columns-repeated="59"/>
          <table:table-cell office:value-type="string" calcext:value-type="string">
            <text:p>\ \ \ 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UN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7"/>
          <table:table-cell office:value-type="float" office:value="0.001" calcext:value-type="float">
            <text:p>0.001</text:p>
          </table:table-cell>
          <table:table-cell table:number-columns-repeated="60"/>
          <table:table-cell office:value-type="string" calcext:value-type="string">
            <text:p>\ \ \ 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EOS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 table:number-columns-repeated="20"/>
          <table:table-cell office:value-type="float" office:value="0.001" calcext:value-type="float">
            <text:p>0.001</text:p>
          </table:table-cell>
          <table:table-cell table:number-columns-repeated="40"/>
          <table:table-cell office:value-type="string" calcext:value-type="string">
            <text:p>\ \ \ 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BQX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7"/>
          <table:table-cell office:value-type="float" office:value="0.001" calcext:value-type="float">
            <text:p>0.001</text:p>
          </table:table-cell>
          <table:table-cell table:number-columns-repeated="62"/>
          <table:table-cell office:value-type="string" calcext:value-type="string">
            <text:p>\ \ \ 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NCASH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 table:number-columns-repeated="63"/>
          <table:table-cell office:value-type="string" calcext:value-type="string">
            <text:p>\ \ \ 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VIB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7"/>
          <table:table-cell office:value-type="float" office:value="0.001" calcext:value-type="float">
            <text:p>0.001</text:p>
          </table:table-cell>
          <table:table-cell table:number-columns-repeated="64"/>
          <table:table-cell office:value-type="string" calcext:value-type="string">
            <text:p>\ \ \ 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IA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 table:number-columns-repeated="65"/>
          <table:table-cell office:value-type="string" calcext:value-type="string">
            <text:p>\ \ \ 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OST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 table:number-columns-repeated="66"/>
          <table:table-cell office:value-type="string" calcext:value-type="string">
            <text:p>\ \ \ 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AT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 table:number-columns-repeated="67"/>
          <table:table-cell office:value-type="string" calcext:value-type="string">
            <text:p>\ \ \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RD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 table:number-columns-repeated="68"/>
          <table:table-cell office:value-type="string" calcext:value-type="string">
            <text:p>\ \ \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XMR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7"/>
          <table:table-cell office:value-type="float" office:value="0.001" calcext:value-type="float">
            <text:p>0.001</text:p>
          </table:table-cell>
          <table:table-cell table:number-columns-repeated="69"/>
          <table:table-cell office:value-type="string" calcext:value-type="string">
            <text:p>\ \ \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IL</text:p>
          </table:table-cell>
          <table:table-cell table:number-columns-repeated="28"/>
          <table:table-cell office:value-type="float" office:value="0.001" calcext:value-type="float">
            <text:p>0.001</text:p>
          </table:table-cell>
          <table:table-cell table:number-columns-repeated="36"/>
          <table:table-cell table:number-columns-repeated="2" office:value-type="float" office:value="0.001" calcext:value-type="float">
            <text:p>0.001</text:p>
          </table:table-cell>
          <table:table-cell table:number-columns-repeated="70"/>
          <table:table-cell office:value-type="string" calcext:value-type="string">
            <text:p>\ \ \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DAX</text:p>
          </table:table-cell>
          <table:table-cell office:value-type="string" calcext:value-type="string">
            <text:p>BTC</text:p>
          </table:table-cell>
          <table:table-cell table:number-columns-repeated="138"/>
          <table:table-cell office:value-type="string" calcext:value-type="string">
            <text:p>\ \ \ </text:p>
          </table:table-cell>
          <table:table-cell table:number-columns-repeated="6" office:value-type="float" office:value="0.003" calcext:value-type="float">
            <text:p>0.003</text:p>
          </table:table-cell>
        </table:table-row>
        <table:table-row table:style-name="ro1">
          <table:table-cell/>
          <table:table-cell office:value-type="string" calcext:value-type="string">
            <text:p>EUR</text:p>
          </table:table-cell>
          <table:table-cell table:number-columns-repeated="138"/>
          <table:table-cell office:value-type="float" office:value="0.003" calcext:value-type="float">
            <text:p>0.003</text:p>
          </table:table-cell>
          <table:table-cell office:value-type="string" calcext:value-type="string">
            <text:p>\ \ \ 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table:number-columns-repeated="2" office:value-type="float" office:value="0.003" calcext:value-type="float">
            <text:p>0.003</text:p>
          </table:table-cell>
        </table:table-row>
        <table:table-row table:style-name="ro1">
          <table:table-cell/>
          <table:table-cell office:value-type="string" calcext:value-type="string">
            <text:p>GBP</text:p>
          </table:table-cell>
          <table:table-cell table:number-columns-repeated="138"/>
          <table:table-cell office:value-type="float" office:value="0.003" calcext:value-type="float">
            <text:p>0.003</text:p>
          </table:table-cell>
          <table:table-cell/>
          <table:table-cell office:value-type="string" calcext:value-type="string">
            <text:p>\ \ \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H</text:p>
          </table:table-cell>
          <table:table-cell table:number-columns-repeated="138"/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string" calcext:value-type="string">
            <text:p>\ \ \ 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D</text:p>
          </table:table-cell>
          <table:table-cell table:number-columns-repeated="138"/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string" calcext:value-type="string">
            <text:p>\ \ \ </text:p>
          </table:table-cell>
          <table:table-cell table:number-columns-repeated="2" office:value-type="float" office:value="0.003" calcext:value-type="float">
            <text:p>0.003</text:p>
          </table:table-cell>
        </table:table-row>
        <table:table-row table:style-name="ro1">
          <table:table-cell/>
          <table:table-cell office:value-type="string" calcext:value-type="string">
            <text:p>ETH</text:p>
          </table:table-cell>
          <table:table-cell table:number-columns-repeated="138"/>
          <table:table-cell table:number-columns-repeated="2" office:value-type="float" office:value="0.003" calcext:value-type="float">
            <text:p>0.003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TC</text:p>
          </table:table-cell>
          <table:table-cell table:number-columns-repeated="138"/>
          <table:table-cell table:number-columns-repeated="2" office:value-type="float" office:value="0.003" calcext:value-type="float">
            <text:p>0.003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number-columns-repeated="2"/>
        </table:table-row>
      </table:table>
      <table:table table:name="table_withdrawFees" table:style-name="ta1">
        <table:table-source xlink:type="simple" xlink:href="../../../../logs/table_withdrawFees.txt" table:table-name="table_withdrawFees" table:filter-name="Text - txt - csv (StarCalc)" table:filter-options="44,34,76,1,,0,false,false"/>
        <table:table-column table:style-name="co1" table:default-cell-style-name="Default"/>
        <table:table-column table:style-name="co2" table:default-cell-style-name="Default"/>
        <table:table-column table:style-name="co51" table:default-cell-style-name="Default"/>
        <table:table-column table:style-name="co14" table:number-columns-repeated="137" table:default-cell-style-name="Default"/>
        <table:table-column table:style-name="co19" table:default-cell-style-name="Default"/>
        <table:table-column table:style-name="co14" table:number-columns-repeated="4" table:default-cell-style-name="Default"/>
        <table:table-column table:style-name="co52" table:number-columns-repeated="2" table:default-cell-style-name="Default"/>
        <table:table-row table:style-name="ro1">
          <table:table-cell office:value-type="string" calcext:value-type="string">
            <text:p>WithdrawFee</text:p>
          </table:table-cell>
          <table:table-cell/>
          <table:table-cell office:value-type="string" calcext:value-type="string">
            <text:p>Binance</text:p>
          </table:table-cell>
          <table:table-cell table:number-columns-repeated="137"/>
          <table:table-cell office:value-type="string" calcext:value-type="string">
            <text:p>GDAX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18-06-15T02:14:40.920</text:p>
          </table:table-cell>
          <table:table-cell/>
          <table:table-cell office:value-type="string" calcext:value-type="string">
            <text:p>SKY</text:p>
          </table:table-cell>
          <table:table-cell office:value-type="string" calcext:value-type="string">
            <text:p>XEM</text:p>
          </table:table-cell>
          <table:table-cell office:value-type="string" calcext:value-type="string">
            <text:p>NA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XVG</text:p>
          </table:table-cell>
          <table:table-cell office:value-type="string" calcext:value-type="string">
            <text:p>IOTX</text:p>
          </table:table-cell>
          <table:table-cell office:value-type="string" calcext:value-type="string">
            <text:p>TNB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STEEM</text:p>
          </table:table-cell>
          <table:table-cell office:value-type="string" calcext:value-type="string">
            <text:p>AION</text:p>
          </table:table-cell>
          <table:table-cell office:value-type="string" calcext:value-type="string">
            <text:p>BCPT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VIBE</text:p>
          </table:table-cell>
          <table:table-cell office:value-type="string" calcext:value-type="string">
            <text:p>DGD</text:p>
          </table:table-cell>
          <table:table-cell office:value-type="string" calcext:value-type="string">
            <text:p>ZRX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KMD</text:p>
          </table:table-cell>
          <table:table-cell office:value-type="string" calcext:value-type="string">
            <text:p>PO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IOS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OMG</text:p>
          </table:table-cell>
          <table:table-cell office:value-type="string" calcext:value-type="string">
            <text:p>CMT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CVC</text:p>
          </table:table-cell>
          <table:table-cell office:value-type="string" calcext:value-type="string">
            <text:p>BTG</text:p>
          </table:table-cell>
          <table:table-cell office:value-type="string" calcext:value-type="string">
            <text:p>CND</text:p>
          </table:table-cell>
          <table:table-cell office:value-type="string" calcext:value-type="string">
            <text:p>ARK</text:p>
          </table:table-cell>
          <table:table-cell office:value-type="string" calcext:value-type="string">
            <text:p>TRIG</text:p>
          </table:table-cell>
          <table:table-cell office:value-type="string" calcext:value-type="string">
            <text:p>RCN</text:p>
          </table:table-cell>
          <table:table-cell office:value-type="string" calcext:value-type="string">
            <text:p>ARN</text:p>
          </table:table-cell>
          <table:table-cell office:value-type="string" calcext:value-type="string">
            <text:p>POWR</text:p>
          </table:table-cell>
          <table:table-cell office:value-type="string" calcext:value-type="string">
            <text:p>BTS</text:p>
          </table:table-cell>
          <table:table-cell office:value-type="string" calcext:value-type="string">
            <text:p>KNC</text:p>
          </table:table-cell>
          <table:table-cell office:value-type="string" calcext:value-type="string">
            <text:p>GVT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GNT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SNM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PPT</text:p>
          </table:table-cell>
          <table:table-cell office:value-type="string" calcext:value-type="string">
            <text:p>SNT</text:p>
          </table:table-cell>
          <table:table-cell office:value-type="string" calcext:value-type="string">
            <text:p>RDN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PIVX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SNGLS</text:p>
          </table:table-cell>
          <table:table-cell office:value-type="string" calcext:value-type="string">
            <text:p>NEBL</text:p>
          </table:table-cell>
          <table:table-cell office:value-type="string" calcext:value-type="string">
            <text:p>QKC</text:p>
          </table:table-cell>
          <table:table-cell office:value-type="string" calcext:value-type="string">
            <text:p>QSP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ICN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BNB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ZEC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APPC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STORJ</text:p>
          </table:table-cell>
          <table:table-cell office:value-type="string" calcext:value-type="string">
            <text:p>ICX</text:p>
          </table:table-cell>
          <table:table-cell office:value-type="string" calcext:value-type="string">
            <text:p>MTH</text:p>
          </table:table-cell>
          <table:table-cell office:value-type="string" calcext:value-type="string">
            <text:p>XZC</text:p>
          </table:table-cell>
          <table:table-cell office:value-type="string" calcext:value-type="string">
            <text:p>LOOM</text:p>
          </table:table-cell>
          <table:table-cell office:value-type="string" calcext:value-type="string">
            <text:p>ZEN</text:p>
          </table:table-cell>
          <table:table-cell office:value-type="string" calcext:value-type="string">
            <text:p>GXS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YOYO</text:p>
          </table:table-cell>
          <table:table-cell office:value-type="string" calcext:value-type="string">
            <text:p>BNT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QLC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EDO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ADX</text:p>
          </table:table-cell>
          <table:table-cell office:value-type="string" calcext:value-type="string">
            <text:p>AMB</text:p>
          </table:table-cell>
          <table:table-cell office:value-type="string" calcext:value-type="string">
            <text:p>XRP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PR</text:p>
          </table:table-cell>
          <table:table-cell office:value-type="string" calcext:value-type="string">
            <text:p>TRX</text:p>
          </table:table-cell>
          <table:table-cell office:value-type="string" calcext:value-type="string">
            <text:p>LSK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NUL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TUS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WABI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ENJ</text:p>
          </table:table-cell>
          <table:table-cell office:value-type="string" calcext:value-type="string">
            <text:p>WAN</text:p>
          </table:table-cell>
          <table:table-cell office:value-type="string" calcext:value-type="string">
            <text:p>EVX</text:p>
          </table:table-cell>
          <table:table-cell office:value-type="string" calcext:value-type="string">
            <text:p>OAX</text:p>
          </table:table-cell>
          <table:table-cell office:value-type="string" calcext:value-type="string">
            <text:p>NXS</text:p>
          </table:table-cell>
          <table:table-cell office:value-type="string" calcext:value-type="string">
            <text:p>GRS</text:p>
          </table:table-cell>
          <table:table-cell office:value-type="string" calcext:value-type="string">
            <text:p>LEND</text:p>
          </table:table-cell>
          <table:table-cell office:value-type="string" calcext:value-type="string">
            <text:p>DLT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PX</text:p>
          </table:table-cell>
          <table:table-cell office:value-type="string" calcext:value-type="string">
            <text:p>QTUM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BQX</text:p>
          </table:table-cell>
          <table:table-cell office:value-type="string" calcext:value-type="string">
            <text:p>NCASH</text:p>
          </table:table-cell>
          <table:table-cell office:value-type="string" calcext:value-type="string">
            <text:p>VIB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BRD</text:p>
          </table:table-cell>
          <table:table-cell office:value-type="string" calcext:value-type="string">
            <text:p>XMR</text:p>
          </table:table-cell>
          <table:table-cell office:value-type="string" calcext:value-type="string">
            <text:p>ZIL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BCH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LTC</text:p>
          </table:table-cell>
        </table:table-row>
        <table:table-row table:style-name="ro1">
          <table:table-cell office:value-type="string" calcext:value-type="string">
            <text:p>Binance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\ \ \ </text:p>
          </table:table-cell>
          <table:table-cell table:number-columns-repeated="144"/>
        </table:table-row>
        <table:table-row table:style-name="ro1">
          <table:table-cell/>
          <table:table-cell office:value-type="string" calcext:value-type="string">
            <text:p>XEM</text:p>
          </table:table-cell>
          <table:table-cell/>
          <table:table-cell office:value-type="string" calcext:value-type="string">
            <text:p>\ \ \ </text:p>
          </table:table-cell>
          <table:table-cell table:number-columns-repeated="143"/>
        </table:table-row>
        <table:table-row table:style-name="ro1">
          <table:table-cell/>
          <table:table-cell office:value-type="string" calcext:value-type="string">
            <text:p>NAV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142"/>
        </table:table-row>
        <table:table-row table:style-name="ro1">
          <table:table-cell/>
          <table:table-cell office:value-type="string" calcext:value-type="string">
            <text:p>GTO</text:p>
          </table:table-cell>
          <table:table-cell table:number-columns-repeated="3"/>
          <table:table-cell office:value-type="string" calcext:value-type="string">
            <text:p>\ \ \ </text:p>
          </table:table-cell>
          <table:table-cell table:number-columns-repeated="141"/>
        </table:table-row>
        <table:table-row table:style-name="ro1">
          <table:table-cell/>
          <table:table-cell office:value-type="string" calcext:value-type="string">
            <text:p>WTC</text:p>
          </table:table-cell>
          <table:table-cell table:number-columns-repeated="4"/>
          <table:table-cell office:value-type="string" calcext:value-type="string">
            <text:p>\ \ \ </text:p>
          </table:table-cell>
          <table:table-cell table:number-columns-repeated="140"/>
        </table:table-row>
        <table:table-row table:style-name="ro1">
          <table:table-cell/>
          <table:table-cell office:value-type="string" calcext:value-type="string">
            <text:p>XVG</text:p>
          </table:table-cell>
          <table:table-cell table:number-columns-repeated="5"/>
          <table:table-cell office:value-type="string" calcext:value-type="string">
            <text:p>\ \ \ </text:p>
          </table:table-cell>
          <table:table-cell table:number-columns-repeated="139"/>
        </table:table-row>
        <table:table-row table:style-name="ro1">
          <table:table-cell/>
          <table:table-cell office:value-type="string" calcext:value-type="string">
            <text:p>IOTX</text:p>
          </table:table-cell>
          <table:table-cell table:number-columns-repeated="6"/>
          <table:table-cell office:value-type="string" calcext:value-type="string">
            <text:p>\ \ \ </text:p>
          </table:table-cell>
          <table:table-cell table:number-columns-repeated="138"/>
        </table:table-row>
        <table:table-row table:style-name="ro1">
          <table:table-cell/>
          <table:table-cell office:value-type="string" calcext:value-type="string">
            <text:p>TNB</text:p>
          </table:table-cell>
          <table:table-cell table:number-columns-repeated="7"/>
          <table:table-cell office:value-type="string" calcext:value-type="string">
            <text:p>\ \ \ </text:p>
          </table:table-cell>
          <table:table-cell table:number-columns-repeated="137"/>
        </table:table-row>
        <table:table-row table:style-name="ro1">
          <table:table-cell/>
          <table:table-cell office:value-type="string" calcext:value-type="string">
            <text:p>DNT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136"/>
        </table:table-row>
        <table:table-row table:style-name="ro1">
          <table:table-cell/>
          <table:table-cell office:value-type="string" calcext:value-type="string">
            <text:p>CDT</text:p>
          </table:table-cell>
          <table:table-cell table:number-columns-repeated="9"/>
          <table:table-cell office:value-type="string" calcext:value-type="string">
            <text:p>\ \ \ </text:p>
          </table:table-cell>
          <table:table-cell table:number-columns-repeated="135"/>
        </table:table-row>
        <table:table-row table:style-name="ro1">
          <table:table-cell/>
          <table:table-cell office:value-type="string" calcext:value-type="string">
            <text:p>STEEM</text:p>
          </table:table-cell>
          <table:table-cell table:number-columns-repeated="10"/>
          <table:table-cell office:value-type="string" calcext:value-type="string">
            <text:p>\ \ \ </text:p>
          </table:table-cell>
          <table:table-cell table:number-columns-repeated="134"/>
        </table:table-row>
        <table:table-row table:style-name="ro1">
          <table:table-cell/>
          <table:table-cell office:value-type="string" calcext:value-type="string">
            <text:p>AION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133"/>
        </table:table-row>
        <table:table-row table:style-name="ro1">
          <table:table-cell/>
          <table:table-cell office:value-type="string" calcext:value-type="string">
            <text:p>BCPT</text:p>
          </table:table-cell>
          <table:table-cell table:number-columns-repeated="12"/>
          <table:table-cell office:value-type="string" calcext:value-type="string">
            <text:p>\ \ \ </text:p>
          </table:table-cell>
          <table:table-cell table:number-columns-repeated="132"/>
        </table:table-row>
        <table:table-row table:style-name="ro1">
          <table:table-cell/>
          <table:table-cell office:value-type="string" calcext:value-type="string">
            <text:p>TNT</text:p>
          </table:table-cell>
          <table:table-cell table:number-columns-repeated="13"/>
          <table:table-cell office:value-type="string" calcext:value-type="string">
            <text:p>\ \ \ </text:p>
          </table:table-cell>
          <table:table-cell table:number-columns-repeated="131"/>
        </table:table-row>
        <table:table-row table:style-name="ro1">
          <table:table-cell/>
          <table:table-cell office:value-type="string" calcext:value-type="string">
            <text:p>VIBE</text:p>
          </table:table-cell>
          <table:table-cell table:number-columns-repeated="14"/>
          <table:table-cell office:value-type="string" calcext:value-type="string">
            <text:p>\ \ \ </text:p>
          </table:table-cell>
          <table:table-cell table:number-columns-repeated="130"/>
        </table:table-row>
        <table:table-row table:style-name="ro1">
          <table:table-cell/>
          <table:table-cell office:value-type="string" calcext:value-type="string">
            <text:p>DGD</text:p>
          </table:table-cell>
          <table:table-cell table:number-columns-repeated="15"/>
          <table:table-cell office:value-type="string" calcext:value-type="string">
            <text:p>\ \ \ </text:p>
          </table:table-cell>
          <table:table-cell table:number-columns-repeated="129"/>
        </table:table-row>
        <table:table-row table:style-name="ro1">
          <table:table-cell/>
          <table:table-cell office:value-type="string" calcext:value-type="string">
            <text:p>ZRX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128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table:number-columns-repeated="17"/>
          <table:table-cell office:value-type="string" calcext:value-type="string">
            <text:p>\ \ \ </text:p>
          </table:table-cell>
          <table:table-cell table:number-columns-repeated="127"/>
        </table:table-row>
        <table:table-row table:style-name="ro1">
          <table:table-cell/>
          <table:table-cell office:value-type="string" calcext:value-type="string">
            <text:p>BCD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126"/>
        </table:table-row>
        <table:table-row table:style-name="ro1">
          <table:table-cell/>
          <table:table-cell office:value-type="string" calcext:value-type="string">
            <text:p>BCC</text:p>
          </table:table-cell>
          <table:table-cell table:number-columns-repeated="19"/>
          <table:table-cell office:value-type="string" calcext:value-type="string">
            <text:p>\ \ \ </text:p>
          </table:table-cell>
          <table:table-cell table:number-columns-repeated="125"/>
        </table:table-row>
        <table:table-row table:style-name="ro1">
          <table:table-cell/>
          <table:table-cell office:value-type="string" calcext:value-type="string">
            <text:p>KMD</text:p>
          </table:table-cell>
          <table:table-cell table:number-columns-repeated="20"/>
          <table:table-cell office:value-type="string" calcext:value-type="string">
            <text:p>\ \ \ </text:p>
          </table:table-cell>
          <table:table-cell table:number-columns-repeated="124"/>
        </table:table-row>
        <table:table-row table:style-name="ro1">
          <table:table-cell/>
          <table:table-cell office:value-type="string" calcext:value-type="string">
            <text:p>POA</text:p>
          </table:table-cell>
          <table:table-cell table:number-columns-repeated="21"/>
          <table:table-cell office:value-type="string" calcext:value-type="string">
            <text:p>\ \ \ </text:p>
          </table:table-cell>
          <table:table-cell table:number-columns-repeated="123"/>
        </table:table-row>
        <table:table-row table:style-name="ro1">
          <table:table-cell/>
          <table:table-cell office:value-type="string" calcext:value-type="string">
            <text:p>AE</text:p>
          </table:table-cell>
          <table:table-cell table:number-columns-repeated="22"/>
          <table:table-cell office:value-type="string" calcext:value-type="string">
            <text:p>\ \ \ </text:p>
          </table:table-cell>
          <table:table-cell table:number-columns-repeated="122"/>
        </table:table-row>
        <table:table-row table:style-name="ro1">
          <table:table-cell/>
          <table:table-cell office:value-type="string" calcext:value-type="string">
            <text:p>IOST</text:p>
          </table:table-cell>
          <table:table-cell table:number-columns-repeated="23"/>
          <table:table-cell office:value-type="string" calcext:value-type="string">
            <text:p>\ \ \ </text:p>
          </table:table-cell>
          <table:table-cell table:number-columns-repeated="121"/>
        </table:table-row>
        <table:table-row table:style-name="ro1">
          <table:table-cell/>
          <table:table-cell office:value-type="string" calcext:value-type="string">
            <text:p>POE</text:p>
          </table:table-cell>
          <table:table-cell table:number-columns-repeated="24"/>
          <table:table-cell office:value-type="string" calcext:value-type="string">
            <text:p>\ \ \ </text:p>
          </table:table-cell>
          <table:table-cell table:number-columns-repeated="120"/>
        </table:table-row>
        <table:table-row table:style-name="ro1">
          <table:table-cell/>
          <table:table-cell office:value-type="string" calcext:value-type="string">
            <text:p>OMG</text:p>
          </table:table-cell>
          <table:table-cell table:number-columns-repeated="25"/>
          <table:table-cell office:value-type="string" calcext:value-type="string">
            <text:p>\ \ \ </text:p>
          </table:table-cell>
          <table:table-cell table:number-columns-repeated="119"/>
        </table:table-row>
        <table:table-row table:style-name="ro1">
          <table:table-cell/>
          <table:table-cell office:value-type="string" calcext:value-type="string">
            <text:p>CMT</text:p>
          </table:table-cell>
          <table:table-cell table:number-columns-repeated="26"/>
          <table:table-cell office:value-type="string" calcext:value-type="string">
            <text:p>\ \ \ </text:p>
          </table:table-cell>
          <table:table-cell table:number-columns-repeated="118"/>
        </table:table-row>
        <table:table-row table:style-name="ro1">
          <table:table-cell/>
          <table:table-cell office:value-type="string" calcext:value-type="string">
            <text:p>BCN</text:p>
          </table:table-cell>
          <table:table-cell table:number-columns-repeated="27"/>
          <table:table-cell office:value-type="string" calcext:value-type="string">
            <text:p>\ \ \ </text:p>
          </table:table-cell>
          <table:table-cell table:number-columns-repeated="117"/>
        </table:table-row>
        <table:table-row table:style-name="ro1">
          <table:table-cell/>
          <table:table-cell office:value-type="string" calcext:value-type="string">
            <text:p>BTC</text:p>
          </table:table-cell>
          <table:table-cell table:number-columns-repeated="28"/>
          <table:table-cell office:value-type="string" calcext:value-type="string">
            <text:p>\ \ \ </text:p>
          </table:table-cell>
          <table:table-cell table:number-columns-repeated="109"/>
          <table:table-cell office:value-type="float" office:value="0.0005" calcext:value-type="float">
            <text:p>0.000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OTA</text:p>
          </table:table-cell>
          <table:table-cell table:number-columns-repeated="29"/>
          <table:table-cell office:value-type="string" calcext:value-type="string">
            <text:p>\ \ \ </text:p>
          </table:table-cell>
          <table:table-cell table:number-columns-repeated="115"/>
        </table:table-row>
        <table:table-row table:style-name="ro1">
          <table:table-cell/>
          <table:table-cell office:value-type="string" calcext:value-type="string">
            <text:p>CVC</text:p>
          </table:table-cell>
          <table:table-cell table:number-columns-repeated="30"/>
          <table:table-cell office:value-type="string" calcext:value-type="string">
            <text:p>\ \ \ </text:p>
          </table:table-cell>
          <table:table-cell table:number-columns-repeated="114"/>
        </table:table-row>
        <table:table-row table:style-name="ro1">
          <table:table-cell/>
          <table:table-cell office:value-type="string" calcext:value-type="string">
            <text:p>BTG</text:p>
          </table:table-cell>
          <table:table-cell table:number-columns-repeated="31"/>
          <table:table-cell office:value-type="string" calcext:value-type="string">
            <text:p>\ \ \ </text:p>
          </table:table-cell>
          <table:table-cell table:number-columns-repeated="113"/>
        </table:table-row>
        <table:table-row table:style-name="ro1">
          <table:table-cell/>
          <table:table-cell office:value-type="string" calcext:value-type="string">
            <text:p>CND</text:p>
          </table:table-cell>
          <table:table-cell table:number-columns-repeated="32"/>
          <table:table-cell office:value-type="string" calcext:value-type="string">
            <text:p>\ \ \ </text:p>
          </table:table-cell>
          <table:table-cell table:number-columns-repeated="112"/>
        </table:table-row>
        <table:table-row table:style-name="ro1">
          <table:table-cell/>
          <table:table-cell office:value-type="string" calcext:value-type="string">
            <text:p>ARK</text:p>
          </table:table-cell>
          <table:table-cell table:number-columns-repeated="33"/>
          <table:table-cell office:value-type="string" calcext:value-type="string">
            <text:p>\ \ \ </text:p>
          </table:table-cell>
          <table:table-cell table:number-columns-repeated="111"/>
        </table:table-row>
        <table:table-row table:style-name="ro1">
          <table:table-cell/>
          <table:table-cell office:value-type="string" calcext:value-type="string">
            <text:p>TRIG</text:p>
          </table:table-cell>
          <table:table-cell table:number-columns-repeated="34"/>
          <table:table-cell office:value-type="string" calcext:value-type="string">
            <text:p>\ \ \ </text:p>
          </table:table-cell>
          <table:table-cell table:number-columns-repeated="110"/>
        </table:table-row>
        <table:table-row table:style-name="ro1">
          <table:table-cell/>
          <table:table-cell office:value-type="string" calcext:value-type="string">
            <text:p>RCN</text:p>
          </table:table-cell>
          <table:table-cell table:number-columns-repeated="35"/>
          <table:table-cell office:value-type="string" calcext:value-type="string">
            <text:p>\ \ \ </text:p>
          </table:table-cell>
          <table:table-cell table:number-columns-repeated="109"/>
        </table:table-row>
        <table:table-row table:style-name="ro1">
          <table:table-cell/>
          <table:table-cell office:value-type="string" calcext:value-type="string">
            <text:p>ARN</text:p>
          </table:table-cell>
          <table:table-cell table:number-columns-repeated="36"/>
          <table:table-cell office:value-type="string" calcext:value-type="string">
            <text:p>\ \ \ </text:p>
          </table:table-cell>
          <table:table-cell table:number-columns-repeated="108"/>
        </table:table-row>
        <table:table-row table:style-name="ro1">
          <table:table-cell/>
          <table:table-cell office:value-type="string" calcext:value-type="string">
            <text:p>POWR</text:p>
          </table:table-cell>
          <table:table-cell table:number-columns-repeated="37"/>
          <table:table-cell office:value-type="string" calcext:value-type="string">
            <text:p>\ \ \ </text:p>
          </table:table-cell>
          <table:table-cell table:number-columns-repeated="107"/>
        </table:table-row>
        <table:table-row table:style-name="ro1">
          <table:table-cell/>
          <table:table-cell office:value-type="string" calcext:value-type="string">
            <text:p>BTS</text:p>
          </table:table-cell>
          <table:table-cell table:number-columns-repeated="38"/>
          <table:table-cell office:value-type="string" calcext:value-type="string">
            <text:p>\ \ \ </text:p>
          </table:table-cell>
          <table:table-cell table:number-columns-repeated="106"/>
        </table:table-row>
        <table:table-row table:style-name="ro1">
          <table:table-cell/>
          <table:table-cell office:value-type="string" calcext:value-type="string">
            <text:p>KNC</text:p>
          </table:table-cell>
          <table:table-cell table:number-columns-repeated="39"/>
          <table:table-cell office:value-type="string" calcext:value-type="string">
            <text:p>\ \ \ </text:p>
          </table:table-cell>
          <table:table-cell table:number-columns-repeated="105"/>
        </table:table-row>
        <table:table-row table:style-name="ro1">
          <table:table-cell/>
          <table:table-cell office:value-type="string" calcext:value-type="string">
            <text:p>GVT</text:p>
          </table:table-cell>
          <table:table-cell table:number-columns-repeated="40"/>
          <table:table-cell office:value-type="string" calcext:value-type="string">
            <text:p>\ \ \ </text:p>
          </table:table-cell>
          <table:table-cell table:number-columns-repeated="104"/>
        </table:table-row>
        <table:table-row table:style-name="ro1">
          <table:table-cell/>
          <table:table-cell office:value-type="string" calcext:value-type="string">
            <text:p>WINGS</text:p>
          </table:table-cell>
          <table:table-cell table:number-columns-repeated="41"/>
          <table:table-cell office:value-type="string" calcext:value-type="string">
            <text:p>\ \ \ </text:p>
          </table:table-cell>
          <table:table-cell table:number-columns-repeated="103"/>
        </table:table-row>
        <table:table-row table:style-name="ro1">
          <table:table-cell/>
          <table:table-cell office:value-type="string" calcext:value-type="string">
            <text:p>CHAT</text:p>
          </table:table-cell>
          <table:table-cell table:number-columns-repeated="42"/>
          <table:table-cell office:value-type="string" calcext:value-type="string">
            <text:p>\ \ \ </text:p>
          </table:table-cell>
          <table:table-cell table:number-columns-repeated="102"/>
        </table:table-row>
        <table:table-row table:style-name="ro1">
          <table:table-cell/>
          <table:table-cell office:value-type="string" calcext:value-type="string">
            <text:p>RLC</text:p>
          </table:table-cell>
          <table:table-cell table:number-columns-repeated="43"/>
          <table:table-cell office:value-type="string" calcext:value-type="string">
            <text:p>\ \ \ </text:p>
          </table:table-cell>
          <table:table-cell table:number-columns-repeated="101"/>
        </table:table-row>
        <table:table-row table:style-name="ro1">
          <table:table-cell/>
          <table:table-cell office:value-type="string" calcext:value-type="string">
            <text:p>GNT</text:p>
          </table:table-cell>
          <table:table-cell table:number-columns-repeated="44"/>
          <table:table-cell office:value-type="string" calcext:value-type="string">
            <text:p>\ \ \ </text:p>
          </table:table-cell>
          <table:table-cell table:number-columns-repeated="100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table:number-columns-repeated="45"/>
          <table:table-cell office:value-type="string" calcext:value-type="string">
            <text:p>\ \ \ </text:p>
          </table:table-cell>
          <table:table-cell table:number-columns-repeated="99"/>
        </table:table-row>
        <table:table-row table:style-name="ro1">
          <table:table-cell/>
          <table:table-cell office:value-type="string" calcext:value-type="string">
            <text:p>BLZ</text:p>
          </table:table-cell>
          <table:table-cell table:number-columns-repeated="46"/>
          <table:table-cell office:value-type="string" calcext:value-type="string">
            <text:p>\ \ \ </text:p>
          </table:table-cell>
          <table:table-cell table:number-columns-repeated="98"/>
        </table:table-row>
        <table:table-row table:style-name="ro1">
          <table:table-cell/>
          <table:table-cell office:value-type="string" calcext:value-type="string">
            <text:p>SNM</text:p>
          </table:table-cell>
          <table:table-cell table:number-columns-repeated="47"/>
          <table:table-cell office:value-type="string" calcext:value-type="string">
            <text:p>\ \ \ </text:p>
          </table:table-cell>
          <table:table-cell table:number-columns-repeated="97"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table:number-columns-repeated="48"/>
          <table:table-cell office:value-type="string" calcext:value-type="string">
            <text:p>\ \ \ </text:p>
          </table:table-cell>
          <table:table-cell table:number-columns-repeated="96"/>
        </table:table-row>
        <table:table-row table:style-name="ro1">
          <table:table-cell/>
          <table:table-cell office:value-type="string" calcext:value-type="string">
            <text:p>PPT</text:p>
          </table:table-cell>
          <table:table-cell table:number-columns-repeated="49"/>
          <table:table-cell office:value-type="string" calcext:value-type="string">
            <text:p>\ \ \ </text:p>
          </table:table-cell>
          <table:table-cell table:number-columns-repeated="95"/>
        </table:table-row>
        <table:table-row table:style-name="ro1">
          <table:table-cell/>
          <table:table-cell office:value-type="string" calcext:value-type="string">
            <text:p>SNT</text:p>
          </table:table-cell>
          <table:table-cell table:number-columns-repeated="50"/>
          <table:table-cell office:value-type="string" calcext:value-type="string">
            <text:p>\ \ \ </text:p>
          </table:table-cell>
          <table:table-cell table:number-columns-repeated="94"/>
        </table:table-row>
        <table:table-row table:style-name="ro1">
          <table:table-cell/>
          <table:table-cell office:value-type="string" calcext:value-type="string">
            <text:p>RDN</text:p>
          </table:table-cell>
          <table:table-cell table:number-columns-repeated="51"/>
          <table:table-cell office:value-type="string" calcext:value-type="string">
            <text:p>\ \ \ </text:p>
          </table:table-cell>
          <table:table-cell table:number-columns-repeated="93"/>
        </table:table-row>
        <table:table-row table:style-name="ro1">
          <table:table-cell/>
          <table:table-cell office:value-type="string" calcext:value-type="string">
            <text:p>FUN</text:p>
          </table:table-cell>
          <table:table-cell table:number-columns-repeated="52"/>
          <table:table-cell office:value-type="string" calcext:value-type="string">
            <text:p>\ \ \ 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PIVX</text:p>
          </table:table-cell>
          <table:table-cell table:number-columns-repeated="53"/>
          <table:table-cell office:value-type="string" calcext:value-type="string">
            <text:p>\ \ \ </text:p>
          </table:table-cell>
          <table:table-cell table:number-columns-repeated="91"/>
        </table:table-row>
        <table:table-row table:style-name="ro1">
          <table:table-cell/>
          <table:table-cell office:value-type="string" calcext:value-type="string">
            <text:p>AST</text:p>
          </table:table-cell>
          <table:table-cell table:number-columns-repeated="54"/>
          <table:table-cell office:value-type="string" calcext:value-type="string">
            <text:p>\ \ \ </text:p>
          </table:table-cell>
          <table:table-cell table:number-columns-repeated="90"/>
        </table:table-row>
        <table:table-row table:style-name="ro1">
          <table:table-cell/>
          <table:table-cell office:value-type="string" calcext:value-type="string">
            <text:p>CLOAK</text:p>
          </table:table-cell>
          <table:table-cell table:number-columns-repeated="55"/>
          <table:table-cell office:value-type="string" calcext:value-type="string">
            <text:p>\ \ \ </text:p>
          </table:table-cell>
          <table:table-cell table:number-columns-repeated="89"/>
        </table:table-row>
        <table:table-row table:style-name="ro1">
          <table:table-cell/>
          <table:table-cell office:value-type="string" calcext:value-type="string">
            <text:p>MANA</text:p>
          </table:table-cell>
          <table:table-cell table:number-columns-repeated="56"/>
          <table:table-cell office:value-type="string" calcext:value-type="string">
            <text:p>\ \ \ </text:p>
          </table:table-cell>
          <table:table-cell table:number-columns-repeated="88"/>
        </table:table-row>
        <table:table-row table:style-name="ro1">
          <table:table-cell/>
          <table:table-cell office:value-type="string" calcext:value-type="string">
            <text:p>SNGLS</text:p>
          </table:table-cell>
          <table:table-cell table:number-columns-repeated="57"/>
          <table:table-cell office:value-type="string" calcext:value-type="string">
            <text:p>\ \ \ </text:p>
          </table:table-cell>
          <table:table-cell table:number-columns-repeated="87"/>
        </table:table-row>
        <table:table-row table:style-name="ro1">
          <table:table-cell/>
          <table:table-cell office:value-type="string" calcext:value-type="string">
            <text:p>NEBL</text:p>
          </table:table-cell>
          <table:table-cell table:number-columns-repeated="58"/>
          <table:table-cell office:value-type="string" calcext:value-type="string">
            <text:p>\ \ \ </text:p>
          </table:table-cell>
          <table:table-cell table:number-columns-repeated="86"/>
        </table:table-row>
        <table:table-row table:style-name="ro1">
          <table:table-cell/>
          <table:table-cell office:value-type="string" calcext:value-type="string">
            <text:p>QKC</text:p>
          </table:table-cell>
          <table:table-cell table:number-columns-repeated="59"/>
          <table:table-cell office:value-type="string" calcext:value-type="string">
            <text:p>\ \ \ </text:p>
          </table:table-cell>
          <table:table-cell table:number-columns-repeated="85"/>
        </table:table-row>
        <table:table-row table:style-name="ro1">
          <table:table-cell/>
          <table:table-cell office:value-type="string" calcext:value-type="string">
            <text:p>QSP</text:p>
          </table:table-cell>
          <table:table-cell table:number-columns-repeated="60"/>
          <table:table-cell office:value-type="string" calcext:value-type="string">
            <text:p>\ \ \ </text:p>
          </table:table-cell>
          <table:table-cell table:number-columns-repeated="84"/>
        </table:table-row>
        <table:table-row table:style-name="ro1">
          <table:table-cell/>
          <table:table-cell office:value-type="string" calcext:value-type="string">
            <text:p>SALT</text:p>
          </table:table-cell>
          <table:table-cell table:number-columns-repeated="61"/>
          <table:table-cell office:value-type="string" calcext:value-type="string">
            <text:p>\ \ \ </text:p>
          </table:table-cell>
          <table:table-cell table:number-columns-repeated="83"/>
        </table:table-row>
        <table:table-row table:style-name="ro1">
          <table:table-cell/>
          <table:table-cell office:value-type="string" calcext:value-type="string">
            <text:p>STORM</text:p>
          </table:table-cell>
          <table:table-cell table:number-columns-repeated="62"/>
          <table:table-cell office:value-type="string" calcext:value-type="string">
            <text:p>\ \ \ </text:p>
          </table:table-cell>
          <table:table-cell table:number-columns-repeated="82"/>
        </table:table-row>
        <table:table-row table:style-name="ro1">
          <table:table-cell/>
          <table:table-cell office:value-type="string" calcext:value-type="string">
            <text:p>ICN</text:p>
          </table:table-cell>
          <table:table-cell table:number-columns-repeated="63"/>
          <table:table-cell office:value-type="string" calcext:value-type="string">
            <text:p>\ \ \ </text:p>
          </table:table-cell>
          <table:table-cell table:number-columns-repeated="81"/>
        </table:table-row>
        <table:table-row table:style-name="ro1">
          <table:table-cell/>
          <table:table-cell office:value-type="string" calcext:value-type="string">
            <text:p>ETC</text:p>
          </table:table-cell>
          <table:table-cell table:number-columns-repeated="64"/>
          <table:table-cell office:value-type="string" calcext:value-type="string">
            <text:p>\ \ \ </text:p>
          </table:table-cell>
          <table:table-cell table:number-columns-repeated="80"/>
        </table:table-row>
        <table:table-row table:style-name="ro1">
          <table:table-cell/>
          <table:table-cell office:value-type="string" calcext:value-type="string">
            <text:p>BNB</text:p>
          </table:table-cell>
          <table:table-cell table:number-columns-repeated="65"/>
          <table:table-cell office:value-type="string" calcext:value-type="string">
            <text:p>\ \ \ </text:p>
          </table:table-cell>
          <table:table-cell table:number-columns-repeated="79"/>
        </table:table-row>
        <table:table-row table:style-name="ro1">
          <table:table-cell/>
          <table:table-cell office:value-type="string" calcext:value-type="string">
            <text:p>ETH</text:p>
          </table:table-cell>
          <table:table-cell table:number-columns-repeated="66"/>
          <table:table-cell office:value-type="string" calcext:value-type="string">
            <text:p>\ \ \ </text:p>
          </table:table-cell>
          <table:table-cell table:number-columns-repeated="76"/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CO</text:p>
          </table:table-cell>
          <table:table-cell table:number-columns-repeated="67"/>
          <table:table-cell office:value-type="string" calcext:value-type="string">
            <text:p>\ \ \ </text:p>
          </table:table-cell>
          <table:table-cell table:number-columns-repeated="77"/>
        </table:table-row>
        <table:table-row table:style-name="ro1">
          <table:table-cell/>
          <table:table-cell office:value-type="string" calcext:value-type="string">
            <text:p>NEO</text:p>
          </table:table-cell>
          <table:table-cell table:number-columns-repeated="68"/>
          <table:table-cell office:value-type="string" calcext:value-type="string">
            <text:p>\ \ \ 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ZEC</text:p>
          </table:table-cell>
          <table:table-cell table:number-columns-repeated="69"/>
          <table:table-cell office:value-type="string" calcext:value-type="string">
            <text:p>\ \ \ </text:p>
          </table:table-cell>
          <table:table-cell table:number-columns-repeated="75"/>
        </table:table-row>
        <table:table-row table:style-name="ro1">
          <table:table-cell/>
          <table:table-cell office:value-type="string" calcext:value-type="string">
            <text:p>LRC</text:p>
          </table:table-cell>
          <table:table-cell table:number-columns-repeated="70"/>
          <table:table-cell office:value-type="string" calcext:value-type="string">
            <text:p>\ \ \ </text:p>
          </table:table-cell>
          <table:table-cell table:number-columns-repeated="74"/>
        </table:table-row>
        <table:table-row table:style-name="ro1">
          <table:table-cell/>
          <table:table-cell office:value-type="string" calcext:value-type="string">
            <text:p>APPC</text:p>
          </table:table-cell>
          <table:table-cell table:number-columns-repeated="71"/>
          <table:table-cell office:value-type="string" calcext:value-type="string">
            <text:p>\ \ \ </text:p>
          </table:table-cell>
          <table:table-cell table:number-columns-repeated="73"/>
        </table:table-row>
        <table:table-row table:style-name="ro1">
          <table:table-cell/>
          <table:table-cell office:value-type="string" calcext:value-type="string">
            <text:p>REP</text:p>
          </table:table-cell>
          <table:table-cell table:number-columns-repeated="72"/>
          <table:table-cell office:value-type="string" calcext:value-type="string">
            <text:p>\ \ \ 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VEN</text:p>
          </table:table-cell>
          <table:table-cell table:number-columns-repeated="73"/>
          <table:table-cell office:value-type="string" calcext:value-type="string">
            <text:p>\ \ \ </text:p>
          </table:table-cell>
          <table:table-cell table:number-columns-repeated="71"/>
        </table:table-row>
        <table:table-row table:style-name="ro1">
          <table:table-cell/>
          <table:table-cell office:value-type="string" calcext:value-type="string">
            <text:p>ADA</text:p>
          </table:table-cell>
          <table:table-cell table:number-columns-repeated="74"/>
          <table:table-cell office:value-type="string" calcext:value-type="string">
            <text:p>\ \ \ </text:p>
          </table:table-cell>
          <table:table-cell table:number-columns-repeated="70"/>
        </table:table-row>
        <table:table-row table:style-name="ro1">
          <table:table-cell/>
          <table:table-cell office:value-type="string" calcext:value-type="string">
            <text:p>ELF</text:p>
          </table:table-cell>
          <table:table-cell table:number-columns-repeated="75"/>
          <table:table-cell office:value-type="string" calcext:value-type="string">
            <text:p>\ \ \ </text:p>
          </table:table-cell>
          <table:table-cell table:number-columns-repeated="69"/>
        </table:table-row>
        <table:table-row table:style-name="ro1">
          <table:table-cell/>
          <table:table-cell office:value-type="string" calcext:value-type="string">
            <text:p>REQ</text:p>
          </table:table-cell>
          <table:table-cell table:number-columns-repeated="76"/>
          <table:table-cell office:value-type="string" calcext:value-type="string">
            <text:p>\ \ \ </text:p>
          </table:table-cell>
          <table:table-cell table:number-columns-repeated="68"/>
        </table:table-row>
        <table:table-row table:style-name="ro1">
          <table:table-cell/>
          <table:table-cell office:value-type="string" calcext:value-type="string">
            <text:p>STORJ</text:p>
          </table:table-cell>
          <table:table-cell table:number-columns-repeated="77"/>
          <table:table-cell office:value-type="string" calcext:value-type="string">
            <text:p>\ \ \ </text:p>
          </table:table-cell>
          <table:table-cell table:number-columns-repeated="67"/>
        </table:table-row>
        <table:table-row table:style-name="ro1">
          <table:table-cell/>
          <table:table-cell office:value-type="string" calcext:value-type="string">
            <text:p>ICX</text:p>
          </table:table-cell>
          <table:table-cell table:number-columns-repeated="78"/>
          <table:table-cell office:value-type="string" calcext:value-type="string">
            <text:p>\ \ \ </text:p>
          </table:table-cell>
          <table:table-cell table:number-columns-repeated="66"/>
        </table:table-row>
        <table:table-row table:style-name="ro1">
          <table:table-cell/>
          <table:table-cell office:value-type="string" calcext:value-type="string">
            <text:p>MTH</text:p>
          </table:table-cell>
          <table:table-cell table:number-columns-repeated="79"/>
          <table:table-cell office:value-type="string" calcext:value-type="string">
            <text:p>\ \ \ </text:p>
          </table:table-cell>
          <table:table-cell table:number-columns-repeated="65"/>
        </table:table-row>
        <table:table-row table:style-name="ro1">
          <table:table-cell/>
          <table:table-cell office:value-type="string" calcext:value-type="string">
            <text:p>XZC</text:p>
          </table:table-cell>
          <table:table-cell table:number-columns-repeated="80"/>
          <table:table-cell office:value-type="string" calcext:value-type="string">
            <text:p>\ \ \ </text:p>
          </table:table-cell>
          <table:table-cell table:number-columns-repeated="64"/>
        </table:table-row>
        <table:table-row table:style-name="ro1">
          <table:table-cell/>
          <table:table-cell office:value-type="string" calcext:value-type="string">
            <text:p>LOOM</text:p>
          </table:table-cell>
          <table:table-cell table:number-columns-repeated="81"/>
          <table:table-cell office:value-type="string" calcext:value-type="string">
            <text:p>\ \ \ </text:p>
          </table:table-cell>
          <table:table-cell table:number-columns-repeated="63"/>
        </table:table-row>
        <table:table-row table:style-name="ro1">
          <table:table-cell/>
          <table:table-cell office:value-type="string" calcext:value-type="string">
            <text:p>ZEN</text:p>
          </table:table-cell>
          <table:table-cell table:number-columns-repeated="82"/>
          <table:table-cell office:value-type="string" calcext:value-type="string">
            <text:p>\ \ \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XS</text:p>
          </table:table-cell>
          <table:table-cell table:number-columns-repeated="83"/>
          <table:table-cell office:value-type="string" calcext:value-type="string">
            <text:p>\ \ \ 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MTL</text:p>
          </table:table-cell>
          <table:table-cell table:number-columns-repeated="84"/>
          <table:table-cell office:value-type="string" calcext:value-type="string">
            <text:p>\ \ \ 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YOYO</text:p>
          </table:table-cell>
          <table:table-cell table:number-columns-repeated="85"/>
          <table:table-cell office:value-type="string" calcext:value-type="string">
            <text:p>\ \ \ 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BNT</text:p>
          </table:table-cell>
          <table:table-cell table:number-columns-repeated="86"/>
          <table:table-cell office:value-type="string" calcext:value-type="string">
            <text:p>\ \ \ 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USDT</text:p>
          </table:table-cell>
          <table:table-cell table:number-columns-repeated="87"/>
          <table:table-cell office:value-type="string" calcext:value-type="string">
            <text:p>\ \ \ 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QLC</text:p>
          </table:table-cell>
          <table:table-cell table:number-columns-repeated="88"/>
          <table:table-cell office:value-type="string" calcext:value-type="string">
            <text:p>\ \ \ 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MDA</text:p>
          </table:table-cell>
          <table:table-cell table:number-columns-repeated="89"/>
          <table:table-cell office:value-type="string" calcext:value-type="string">
            <text:p>\ \ \ 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DASH</text:p>
          </table:table-cell>
          <table:table-cell table:number-columns-repeated="90"/>
          <table:table-cell office:value-type="string" calcext:value-type="string">
            <text:p>\ \ \ 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NANO</text:p>
          </table:table-cell>
          <table:table-cell table:number-columns-repeated="91"/>
          <table:table-cell office:value-type="string" calcext:value-type="string">
            <text:p>\ \ \ 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EDO</text:p>
          </table:table-cell>
          <table:table-cell table:number-columns-repeated="92"/>
          <table:table-cell office:value-type="string" calcext:value-type="string">
            <text:p>\ \ \ 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WAVES</text:p>
          </table:table-cell>
          <table:table-cell table:number-columns-repeated="93"/>
          <table:table-cell office:value-type="string" calcext:value-type="string">
            <text:p>\ \ \ 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ADX</text:p>
          </table:table-cell>
          <table:table-cell table:number-columns-repeated="94"/>
          <table:table-cell office:value-type="string" calcext:value-type="string">
            <text:p>\ \ \ 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AMB</text:p>
          </table:table-cell>
          <table:table-cell table:number-columns-repeated="95"/>
          <table:table-cell office:value-type="string" calcext:value-type="string">
            <text:p>\ \ \ 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XRP</text:p>
          </table:table-cell>
          <table:table-cell table:number-columns-repeated="96"/>
          <table:table-cell office:value-type="string" calcext:value-type="string">
            <text:p>\ \ \ 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FUEL</text:p>
          </table:table-cell>
          <table:table-cell table:number-columns-repeated="97"/>
          <table:table-cell office:value-type="string" calcext:value-type="string">
            <text:p>\ \ \ 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WPR</text:p>
          </table:table-cell>
          <table:table-cell table:number-columns-repeated="98"/>
          <table:table-cell office:value-type="string" calcext:value-type="string">
            <text:p>\ \ \ 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TRX</text:p>
          </table:table-cell>
          <table:table-cell table:number-columns-repeated="99"/>
          <table:table-cell office:value-type="string" calcext:value-type="string">
            <text:p>\ \ \ 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LSK</text:p>
          </table:table-cell>
          <table:table-cell table:number-columns-repeated="100"/>
          <table:table-cell office:value-type="string" calcext:value-type="string">
            <text:p>\ \ \ 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HSR</text:p>
          </table:table-cell>
          <table:table-cell table:number-columns-repeated="101"/>
          <table:table-cell office:value-type="string" calcext:value-type="string">
            <text:p>\ \ \ 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NULS</text:p>
          </table:table-cell>
          <table:table-cell table:number-columns-repeated="102"/>
          <table:table-cell office:value-type="string" calcext:value-type="string">
            <text:p>\ \ \ 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SYS</text:p>
          </table:table-cell>
          <table:table-cell table:number-columns-repeated="103"/>
          <table:table-cell office:value-type="string" calcext:value-type="string">
            <text:p>\ \ \ 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TUSD</text:p>
          </table:table-cell>
          <table:table-cell table:number-columns-repeated="104"/>
          <table:table-cell office:value-type="string" calcext:value-type="string">
            <text:p>\ \ \ 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table:number-columns-repeated="105"/>
          <table:table-cell office:value-type="string" calcext:value-type="string">
            <text:p>\ \ \ 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GAS</text:p>
          </table:table-cell>
          <table:table-cell table:number-columns-repeated="106"/>
          <table:table-cell office:value-type="string" calcext:value-type="string">
            <text:p>\ \ \ 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WABI</text:p>
          </table:table-cell>
          <table:table-cell table:number-columns-repeated="107"/>
          <table:table-cell office:value-type="string" calcext:value-type="string">
            <text:p>\ \ \ 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LTC</text:p>
          </table:table-cell>
          <table:table-cell table:number-columns-repeated="108"/>
          <table:table-cell office:value-type="string" calcext:value-type="string">
            <text:p>\ \ \ </text:p>
          </table:table-cell>
          <table:table-cell table:number-columns-repeated="35"/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STRAT</text:p>
          </table:table-cell>
          <table:table-cell table:number-columns-repeated="109"/>
          <table:table-cell office:value-type="string" calcext:value-type="string">
            <text:p>\ \ \ 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110"/>
          <table:table-cell office:value-type="string" calcext:value-type="string">
            <text:p>\ \ \ 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THETA</text:p>
          </table:table-cell>
          <table:table-cell table:number-columns-repeated="111"/>
          <table:table-cell office:value-type="string" calcext:value-type="string">
            <text:p>\ \ \ 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ENJ</text:p>
          </table:table-cell>
          <table:table-cell table:number-columns-repeated="112"/>
          <table:table-cell office:value-type="string" calcext:value-type="string">
            <text:p>\ \ \ 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WAN</text:p>
          </table:table-cell>
          <table:table-cell table:number-columns-repeated="113"/>
          <table:table-cell office:value-type="string" calcext:value-type="string">
            <text:p>\ \ \ 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EVX</text:p>
          </table:table-cell>
          <table:table-cell table:number-columns-repeated="114"/>
          <table:table-cell office:value-type="string" calcext:value-type="string">
            <text:p>\ \ \ 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OAX</text:p>
          </table:table-cell>
          <table:table-cell table:number-columns-repeated="115"/>
          <table:table-cell office:value-type="string" calcext:value-type="string">
            <text:p>\ \ \ 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NXS</text:p>
          </table:table-cell>
          <table:table-cell table:number-columns-repeated="116"/>
          <table:table-cell office:value-type="string" calcext:value-type="string">
            <text:p>\ \ \ 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GRS</text:p>
          </table:table-cell>
          <table:table-cell table:number-columns-repeated="117"/>
          <table:table-cell office:value-type="string" calcext:value-type="string">
            <text:p>\ \ \ 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LEND</text:p>
          </table:table-cell>
          <table:table-cell table:number-columns-repeated="118"/>
          <table:table-cell office:value-type="string" calcext:value-type="string">
            <text:p>\ \ \ 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LT</text:p>
          </table:table-cell>
          <table:table-cell table:number-columns-repeated="119"/>
          <table:table-cell office:value-type="string" calcext:value-type="string">
            <text:p>\ \ \ 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INS</text:p>
          </table:table-cell>
          <table:table-cell table:number-columns-repeated="120"/>
          <table:table-cell office:value-type="string" calcext:value-type="string">
            <text:p>\ \ \ 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XLM</text:p>
          </table:table-cell>
          <table:table-cell table:number-columns-repeated="121"/>
          <table:table-cell office:value-type="string" calcext:value-type="string">
            <text:p>\ \ \ 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LINK</text:p>
          </table:table-cell>
          <table:table-cell table:number-columns-repeated="122"/>
          <table:table-cell office:value-type="string" calcext:value-type="string">
            <text:p>\ \ \ 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RPX</text:p>
          </table:table-cell>
          <table:table-cell table:number-columns-repeated="123"/>
          <table:table-cell office:value-type="string" calcext:value-type="string">
            <text:p>\ \ \ 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QTUM</text:p>
          </table:table-cell>
          <table:table-cell table:number-columns-repeated="124"/>
          <table:table-cell office:value-type="string" calcext:value-type="string">
            <text:p>\ \ \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OD</text:p>
          </table:table-cell>
          <table:table-cell table:number-columns-repeated="125"/>
          <table:table-cell office:value-type="string" calcext:value-type="string">
            <text:p>\ \ \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GI</text:p>
          </table:table-cell>
          <table:table-cell table:number-columns-repeated="126"/>
          <table:table-cell office:value-type="string" calcext:value-type="string">
            <text:p>\ \ \ 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UN</text:p>
          </table:table-cell>
          <table:table-cell table:number-columns-repeated="127"/>
          <table:table-cell office:value-type="string" calcext:value-type="string">
            <text:p>\ \ \ 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EOS</text:p>
          </table:table-cell>
          <table:table-cell table:number-columns-repeated="128"/>
          <table:table-cell office:value-type="string" calcext:value-type="string">
            <text:p>\ \ \ 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BQX</text:p>
          </table:table-cell>
          <table:table-cell table:number-columns-repeated="129"/>
          <table:table-cell office:value-type="string" calcext:value-type="string">
            <text:p>\ \ \ 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NCASH</text:p>
          </table:table-cell>
          <table:table-cell table:number-columns-repeated="130"/>
          <table:table-cell office:value-type="string" calcext:value-type="string">
            <text:p>\ \ \ 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VIB</text:p>
          </table:table-cell>
          <table:table-cell table:number-columns-repeated="131"/>
          <table:table-cell office:value-type="string" calcext:value-type="string">
            <text:p>\ \ \ 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IA</text:p>
          </table:table-cell>
          <table:table-cell table:number-columns-repeated="132"/>
          <table:table-cell office:value-type="string" calcext:value-type="string">
            <text:p>\ \ \ 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OST</text:p>
          </table:table-cell>
          <table:table-cell table:number-columns-repeated="133"/>
          <table:table-cell office:value-type="string" calcext:value-type="string">
            <text:p>\ \ \ 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AT</text:p>
          </table:table-cell>
          <table:table-cell table:number-columns-repeated="134"/>
          <table:table-cell office:value-type="string" calcext:value-type="string">
            <text:p>\ \ \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RD</text:p>
          </table:table-cell>
          <table:table-cell table:number-columns-repeated="135"/>
          <table:table-cell office:value-type="string" calcext:value-type="string">
            <text:p>\ \ \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XMR</text:p>
          </table:table-cell>
          <table:table-cell table:number-columns-repeated="136"/>
          <table:table-cell office:value-type="string" calcext:value-type="string">
            <text:p>\ \ \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IL</text:p>
          </table:table-cell>
          <table:table-cell table:number-columns-repeated="137"/>
          <table:table-cell office:value-type="string" calcext:value-type="string">
            <text:p>\ \ \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DAX</text:p>
          </table:table-cell>
          <table:table-cell office:value-type="string" calcext:value-type="string">
            <text:p>BTC</text:p>
          </table:table-cell>
          <table:table-cell table:number-columns-repeated="28"/>
          <table:table-cell office:value-type="float" office:value="0" calcext:value-type="float">
            <text:p>0</text:p>
          </table:table-cell>
          <table:table-cell table:number-columns-repeated="109"/>
          <table:table-cell office:value-type="string" calcext:value-type="string">
            <text:p>\ \ \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UR</text:p>
          </table:table-cell>
          <table:table-cell table:number-columns-repeated="139"/>
          <table:table-cell office:value-type="string" calcext:value-type="string">
            <text:p>\ \ \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BP</text:p>
          </table:table-cell>
          <table:table-cell table:number-columns-repeated="140"/>
          <table:table-cell office:value-type="string" calcext:value-type="string">
            <text:p>\ \ \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H</text:p>
          </table:table-cell>
          <table:table-cell table:number-columns-repeated="141"/>
          <table:table-cell office:value-type="string" calcext:value-type="string">
            <text:p>\ \ \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SD</text:p>
          </table:table-cell>
          <table:table-cell table:number-columns-repeated="142"/>
          <table:table-cell office:value-type="string" calcext:value-type="string">
            <text:p>\ \ \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TH</text:p>
          </table:table-cell>
          <table:table-cell table:number-columns-repeated="66"/>
          <table:table-cell office:value-type="float" office:value="0" calcext:value-type="float">
            <text:p>0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LTC</text:p>
          </table:table-cell>
          <table:table-cell table:number-columns-repeated="108"/>
          <table:table-cell office:value-type="float" office:value="0" calcext:value-type="float">
            <text:p>0</text:p>
          </table:table-cell>
          <table:table-cell table:number-columns-repeated="36"/>
        </table:table-row>
      </table:table>
      <table:table table:name="table_costs" table:style-name="ta1">
        <table:table-column table:style-name="co1" table:default-cell-style-name="Default"/>
        <table:table-column table:style-name="co2" table:default-cell-style-name="Default"/>
        <table:table-column table:style-name="co15" table:number-columns-repeated="19" table:default-cell-style-name="Default"/>
        <table:table-column table:style-name="co53" table:default-cell-style-name="Default"/>
        <table:table-column table:style-name="co15" table:number-columns-repeated="8" table:default-cell-style-name="Default"/>
        <table:table-column table:style-name="co53" table:number-columns-repeated="2" table:default-cell-style-name="Default"/>
        <table:table-column table:style-name="co15" table:number-columns-repeated="18" table:default-cell-style-name="Default"/>
        <table:table-column table:style-name="co53" table:default-cell-style-name="Default"/>
        <table:table-column table:style-name="co15" table:number-columns-repeated="15" table:default-cell-style-name="Default"/>
        <table:table-column table:style-name="co53" table:number-columns-repeated="3" table:default-cell-style-name="Default"/>
        <table:table-column table:style-name="co15" table:default-cell-style-name="Default"/>
        <table:table-column table:style-name="co53" table:default-cell-style-name="Default"/>
        <table:table-column table:style-name="co15" table:number-columns-repeated="5" table:default-cell-style-name="Default"/>
        <table:table-column table:style-name="co53" table:default-cell-style-name="Default"/>
        <table:table-column table:style-name="co15" table:number-columns-repeated="3" table:default-cell-style-name="Default"/>
        <table:table-column table:style-name="co53" table:default-cell-style-name="Default"/>
        <table:table-column table:style-name="co15" table:number-columns-repeated="8" table:default-cell-style-name="Default"/>
        <table:table-column table:style-name="co53" table:default-cell-style-name="Default"/>
        <table:table-column table:style-name="co15" table:number-columns-repeated="8" table:default-cell-style-name="Default"/>
        <table:table-column table:style-name="co53" table:default-cell-style-name="Default"/>
        <table:table-column table:style-name="co15" table:number-columns-repeated="2" table:default-cell-style-name="Default"/>
        <table:table-column table:style-name="co53" table:default-cell-style-name="Default"/>
        <table:table-column table:style-name="co15" table:number-columns-repeated="4" table:default-cell-style-name="Default"/>
        <table:table-column table:style-name="co53" table:default-cell-style-name="Default"/>
        <table:table-column table:style-name="co15" table:number-columns-repeated="3" table:default-cell-style-name="Default"/>
        <table:table-column table:style-name="co53" table:default-cell-style-name="Default"/>
        <table:table-column table:style-name="co15" table:number-columns-repeated="12" table:default-cell-style-name="Default"/>
        <table:table-column table:style-name="co53" table:default-cell-style-name="Default"/>
        <table:table-column table:style-name="co15" table:number-columns-repeated="2" table:default-cell-style-name="Default"/>
        <table:table-column table:style-name="co53" table:default-cell-style-name="Default"/>
        <table:table-column table:style-name="co15" table:number-columns-repeated="3" table:default-cell-style-name="Default"/>
        <table:table-column table:style-name="co53" table:default-cell-style-name="Default"/>
        <table:table-column table:style-name="co15" table:number-columns-repeated="9" table:default-cell-style-name="Default"/>
        <table:table-column table:style-name="co12" table:default-cell-style-name="Default"/>
        <table:table-column table:style-name="co17" table:number-columns-repeated="6" table:default-cell-style-name="Default"/>
        <table:table-row table:style-name="ro1"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Binance</text:p>
          </table:table-cell>
          <table:table-cell table:number-columns-repeated="137"/>
          <table:table-cell office:value-type="string" calcext:value-type="string">
            <text:p>GDAX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18-06-15T02:14:40.920</text:p>
          </table:table-cell>
          <table:table-cell/>
          <table:table-cell office:value-type="string" calcext:value-type="string">
            <text:p>SKY</text:p>
          </table:table-cell>
          <table:table-cell office:value-type="string" calcext:value-type="string">
            <text:p>XEM</text:p>
          </table:table-cell>
          <table:table-cell office:value-type="string" calcext:value-type="string">
            <text:p>NA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XVG</text:p>
          </table:table-cell>
          <table:table-cell office:value-type="string" calcext:value-type="string">
            <text:p>IOTX</text:p>
          </table:table-cell>
          <table:table-cell office:value-type="string" calcext:value-type="string">
            <text:p>TNB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STEEM</text:p>
          </table:table-cell>
          <table:table-cell office:value-type="string" calcext:value-type="string">
            <text:p>AION</text:p>
          </table:table-cell>
          <table:table-cell office:value-type="string" calcext:value-type="string">
            <text:p>BCPT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VIBE</text:p>
          </table:table-cell>
          <table:table-cell office:value-type="string" calcext:value-type="string">
            <text:p>DGD</text:p>
          </table:table-cell>
          <table:table-cell office:value-type="string" calcext:value-type="string">
            <text:p>ZRX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KMD</text:p>
          </table:table-cell>
          <table:table-cell office:value-type="string" calcext:value-type="string">
            <text:p>PO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IOS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OMG</text:p>
          </table:table-cell>
          <table:table-cell office:value-type="string" calcext:value-type="string">
            <text:p>CMT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CVC</text:p>
          </table:table-cell>
          <table:table-cell office:value-type="string" calcext:value-type="string">
            <text:p>BTG</text:p>
          </table:table-cell>
          <table:table-cell office:value-type="string" calcext:value-type="string">
            <text:p>CND</text:p>
          </table:table-cell>
          <table:table-cell office:value-type="string" calcext:value-type="string">
            <text:p>ARK</text:p>
          </table:table-cell>
          <table:table-cell office:value-type="string" calcext:value-type="string">
            <text:p>TRIG</text:p>
          </table:table-cell>
          <table:table-cell office:value-type="string" calcext:value-type="string">
            <text:p>RCN</text:p>
          </table:table-cell>
          <table:table-cell office:value-type="string" calcext:value-type="string">
            <text:p>ARN</text:p>
          </table:table-cell>
          <table:table-cell office:value-type="string" calcext:value-type="string">
            <text:p>POWR</text:p>
          </table:table-cell>
          <table:table-cell office:value-type="string" calcext:value-type="string">
            <text:p>BTS</text:p>
          </table:table-cell>
          <table:table-cell office:value-type="string" calcext:value-type="string">
            <text:p>KNC</text:p>
          </table:table-cell>
          <table:table-cell office:value-type="string" calcext:value-type="string">
            <text:p>GVT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GNT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SNM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PPT</text:p>
          </table:table-cell>
          <table:table-cell office:value-type="string" calcext:value-type="string">
            <text:p>SNT</text:p>
          </table:table-cell>
          <table:table-cell office:value-type="string" calcext:value-type="string">
            <text:p>RDN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PIVX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SNGLS</text:p>
          </table:table-cell>
          <table:table-cell office:value-type="string" calcext:value-type="string">
            <text:p>NEBL</text:p>
          </table:table-cell>
          <table:table-cell office:value-type="string" calcext:value-type="string">
            <text:p>QKC</text:p>
          </table:table-cell>
          <table:table-cell office:value-type="string" calcext:value-type="string">
            <text:p>QSP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ICN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BNB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ZEC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APPC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STORJ</text:p>
          </table:table-cell>
          <table:table-cell office:value-type="string" calcext:value-type="string">
            <text:p>ICX</text:p>
          </table:table-cell>
          <table:table-cell office:value-type="string" calcext:value-type="string">
            <text:p>MTH</text:p>
          </table:table-cell>
          <table:table-cell office:value-type="string" calcext:value-type="string">
            <text:p>XZC</text:p>
          </table:table-cell>
          <table:table-cell office:value-type="string" calcext:value-type="string">
            <text:p>LOOM</text:p>
          </table:table-cell>
          <table:table-cell office:value-type="string" calcext:value-type="string">
            <text:p>ZEN</text:p>
          </table:table-cell>
          <table:table-cell office:value-type="string" calcext:value-type="string">
            <text:p>GXS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YOYO</text:p>
          </table:table-cell>
          <table:table-cell office:value-type="string" calcext:value-type="string">
            <text:p>BNT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QLC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EDO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ADX</text:p>
          </table:table-cell>
          <table:table-cell office:value-type="string" calcext:value-type="string">
            <text:p>AMB</text:p>
          </table:table-cell>
          <table:table-cell office:value-type="string" calcext:value-type="string">
            <text:p>XRP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PR</text:p>
          </table:table-cell>
          <table:table-cell office:value-type="string" calcext:value-type="string">
            <text:p>TRX</text:p>
          </table:table-cell>
          <table:table-cell office:value-type="string" calcext:value-type="string">
            <text:p>LSK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NUL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TUS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WABI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ENJ</text:p>
          </table:table-cell>
          <table:table-cell office:value-type="string" calcext:value-type="string">
            <text:p>WAN</text:p>
          </table:table-cell>
          <table:table-cell office:value-type="string" calcext:value-type="string">
            <text:p>EVX</text:p>
          </table:table-cell>
          <table:table-cell office:value-type="string" calcext:value-type="string">
            <text:p>OAX</text:p>
          </table:table-cell>
          <table:table-cell office:value-type="string" calcext:value-type="string">
            <text:p>NXS</text:p>
          </table:table-cell>
          <table:table-cell office:value-type="string" calcext:value-type="string">
            <text:p>GRS</text:p>
          </table:table-cell>
          <table:table-cell office:value-type="string" calcext:value-type="string">
            <text:p>LEND</text:p>
          </table:table-cell>
          <table:table-cell office:value-type="string" calcext:value-type="string">
            <text:p>DLT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PX</text:p>
          </table:table-cell>
          <table:table-cell office:value-type="string" calcext:value-type="string">
            <text:p>QTUM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BQX</text:p>
          </table:table-cell>
          <table:table-cell office:value-type="string" calcext:value-type="string">
            <text:p>NCASH</text:p>
          </table:table-cell>
          <table:table-cell office:value-type="string" calcext:value-type="string">
            <text:p>VIB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BRD</text:p>
          </table:table-cell>
          <table:table-cell office:value-type="string" calcext:value-type="string">
            <text:p>XMR</text:p>
          </table:table-cell>
          <table:table-cell office:value-type="string" calcext:value-type="string">
            <text:p>ZIL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BCH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LTC</text:p>
          </table:table-cell>
        </table:table-row>
        <table:table-row table:style-name="ro1">
          <table:table-cell office:value-type="string" calcext:value-type="string">
            <text:p>Binance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\ \ \ </text:p>
          </table:table-cell>
          <table:table-cell table:number-columns-repeated="27"/>
          <table:table-cell office:value-type="float" office:value="0.548082" calcext:value-type="float">
            <text:p>0.548082</text:p>
          </table:table-cell>
          <table:table-cell table:number-columns-repeated="36"/>
          <table:table-cell table:number-columns-repeated="2" office:value-type="float" office:value="0.548082" calcext:value-type="float">
            <text:p>0.54808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XEM</text:p>
          </table:table-cell>
          <table:table-cell/>
          <table:table-cell office:value-type="string" calcext:value-type="string">
            <text:p>\ \ \ </text:p>
          </table:table-cell>
          <table:table-cell table:number-columns-repeated="26"/>
          <table:table-cell office:value-type="float" office:value="33.26" calcext:value-type="float">
            <text:p>33.26</text:p>
          </table:table-cell>
          <table:table-cell table:number-columns-repeated="36"/>
          <table:table-cell table:number-columns-repeated="2" office:value-type="float" office:value="33.26" calcext:value-type="float">
            <text:p>33.26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NAV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25"/>
          <table:table-cell office:value-type="float" office:value="10.336127" calcext:value-type="float">
            <text:p>10.336127</text:p>
          </table:table-cell>
          <table:table-cell table:number-columns-repeated="36"/>
          <table:table-cell table:number-columns-repeated="2" office:value-type="float" office:value="10.336127" calcext:value-type="float">
            <text:p>10.336127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GTO</text:p>
          </table:table-cell>
          <table:table-cell table:number-columns-repeated="3"/>
          <table:table-cell office:value-type="string" calcext:value-type="string">
            <text:p>\ \ \ </text:p>
          </table:table-cell>
          <table:table-cell table:number-columns-repeated="24"/>
          <table:table-cell office:value-type="float" office:value="43.23" calcext:value-type="float">
            <text:p>43.23</text:p>
          </table:table-cell>
          <table:table-cell table:number-columns-repeated="36"/>
          <table:table-cell table:number-columns-repeated="2" office:value-type="float" office:value="43.23" calcext:value-type="float">
            <text:p>43.23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WTC</text:p>
          </table:table-cell>
          <table:table-cell table:number-columns-repeated="4"/>
          <table:table-cell office:value-type="string" calcext:value-type="string">
            <text:p>\ \ \ </text:p>
          </table:table-cell>
          <table:table-cell table:number-columns-repeated="23"/>
          <table:table-cell office:value-type="float" office:value="0.75456912" calcext:value-type="float">
            <text:p>0.75456912</text:p>
          </table:table-cell>
          <table:table-cell table:number-columns-repeated="36"/>
          <table:table-cell table:number-columns-repeated="2" office:value-type="float" office:value="0.75456912" calcext:value-type="float">
            <text:p>0.7545691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XVG</text:p>
          </table:table-cell>
          <table:table-cell table:number-columns-repeated="5"/>
          <table:table-cell office:value-type="string" calcext:value-type="string">
            <text:p>\ \ \ </text:p>
          </table:table-cell>
          <table:table-cell table:number-columns-repeated="22"/>
          <table:table-cell office:value-type="float" office:value="223.27" calcext:value-type="float">
            <text:p>223.27</text:p>
          </table:table-cell>
          <table:table-cell table:number-columns-repeated="37"/>
          <table:table-cell office:value-type="float" office:value="223.27" calcext:value-type="float">
            <text:p>223.27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IOTX</text:p>
          </table:table-cell>
          <table:table-cell table:number-columns-repeated="6"/>
          <table:table-cell office:value-type="string" calcext:value-type="string">
            <text:p>\ \ \ </text:p>
          </table:table-cell>
          <table:table-cell table:number-columns-repeated="21"/>
          <table:table-cell office:value-type="float" office:value="183" calcext:value-type="float">
            <text:p>183</text:p>
          </table:table-cell>
          <table:table-cell table:number-columns-repeated="37"/>
          <table:table-cell office:value-type="float" office:value="183" calcext:value-type="float">
            <text:p>183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TNB</text:p>
          </table:table-cell>
          <table:table-cell table:number-columns-repeated="7"/>
          <table:table-cell office:value-type="string" calcext:value-type="string">
            <text:p>\ \ \ </text:p>
          </table:table-cell>
          <table:table-cell table:number-columns-repeated="20"/>
          <table:table-cell office:value-type="float" office:value="249" calcext:value-type="float">
            <text:p>249</text:p>
          </table:table-cell>
          <table:table-cell table:number-columns-repeated="37"/>
          <table:table-cell office:value-type="float" office:value="249" calcext:value-type="float">
            <text:p>249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DNT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19"/>
          <table:table-cell office:value-type="float" office:value="161.51" calcext:value-type="float">
            <text:p>161.51</text:p>
          </table:table-cell>
          <table:table-cell table:number-columns-repeated="37"/>
          <table:table-cell office:value-type="float" office:value="161.51" calcext:value-type="float">
            <text:p>161.5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CDT</text:p>
          </table:table-cell>
          <table:table-cell table:number-columns-repeated="9"/>
          <table:table-cell office:value-type="string" calcext:value-type="string">
            <text:p>\ \ \ </text:p>
          </table:table-cell>
          <table:table-cell table:number-columns-repeated="18"/>
          <table:table-cell office:value-type="float" office:value="223" calcext:value-type="float">
            <text:p>223</text:p>
          </table:table-cell>
          <table:table-cell table:number-columns-repeated="37"/>
          <table:table-cell office:value-type="float" office:value="223" calcext:value-type="float">
            <text:p>223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STEEM</text:p>
          </table:table-cell>
          <table:table-cell table:number-columns-repeated="10"/>
          <table:table-cell office:value-type="string" calcext:value-type="string">
            <text:p>\ \ \ </text:p>
          </table:table-cell>
          <table:table-cell table:number-columns-repeated="17"/>
          <table:table-cell office:value-type="float" office:value="3.8355" calcext:value-type="float">
            <text:p>3.8355</text:p>
          </table:table-cell>
          <table:table-cell table:number-columns-repeated="36"/>
          <table:table-cell table:number-columns-repeated="2" office:value-type="float" office:value="3.8355" calcext:value-type="float">
            <text:p>3.8355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AION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16"/>
          <table:table-cell office:value-type="float" office:value="4.290022" calcext:value-type="float">
            <text:p>4.290022</text:p>
          </table:table-cell>
          <table:table-cell table:number-columns-repeated="36"/>
          <table:table-cell table:number-columns-repeated="2" office:value-type="float" office:value="4.290022" calcext:value-type="float">
            <text:p>4.2900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BCPT</text:p>
          </table:table-cell>
          <table:table-cell table:number-columns-repeated="12"/>
          <table:table-cell office:value-type="string" calcext:value-type="string">
            <text:p>\ \ \ </text:p>
          </table:table-cell>
          <table:table-cell table:number-columns-repeated="15"/>
          <table:table-cell office:value-type="float" office:value="33.6" calcext:value-type="float">
            <text:p>33.6</text:p>
          </table:table-cell>
          <table:table-cell table:number-columns-repeated="36"/>
          <table:table-cell table:number-columns-repeated="2" office:value-type="float" office:value="33.6" calcext:value-type="float">
            <text:p>33.6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TNT</text:p>
          </table:table-cell>
          <table:table-cell table:number-columns-repeated="13"/>
          <table:table-cell office:value-type="string" calcext:value-type="string">
            <text:p>\ \ \ </text:p>
          </table:table-cell>
          <table:table-cell table:number-columns-repeated="14"/>
          <table:table-cell office:value-type="float" office:value="131" calcext:value-type="float">
            <text:p>131</text:p>
          </table:table-cell>
          <table:table-cell table:number-columns-repeated="37"/>
          <table:table-cell office:value-type="float" office:value="131" calcext:value-type="float">
            <text:p>13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VIBE</text:p>
          </table:table-cell>
          <table:table-cell table:number-columns-repeated="14"/>
          <table:table-cell office:value-type="string" calcext:value-type="string">
            <text:p>\ \ \ </text:p>
          </table:table-cell>
          <table:table-cell table:number-columns-repeated="13"/>
          <table:table-cell office:value-type="float" office:value="57.35" calcext:value-type="float">
            <text:p>57.35</text:p>
          </table:table-cell>
          <table:table-cell table:number-columns-repeated="37"/>
          <table:table-cell office:value-type="float" office:value="57.35" calcext:value-type="float">
            <text:p>57.35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DGD</text:p>
          </table:table-cell>
          <table:table-cell table:number-columns-repeated="15"/>
          <table:table-cell office:value-type="string" calcext:value-type="string">
            <text:p>\ \ \ </text:p>
          </table:table-cell>
          <table:table-cell table:number-columns-repeated="12"/>
          <table:table-cell office:value-type="float" office:value="0.05685568" calcext:value-type="float">
            <text:p>0.05685568</text:p>
          </table:table-cell>
          <table:table-cell table:number-columns-repeated="37"/>
          <table:table-cell office:value-type="float" office:value="0.05685568" calcext:value-type="float">
            <text:p>0.05685568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ZRX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11"/>
          <table:table-cell office:value-type="float" office:value="7.0247" calcext:value-type="float">
            <text:p>7.0247</text:p>
          </table:table-cell>
          <table:table-cell table:number-columns-repeated="37"/>
          <table:table-cell office:value-type="float" office:value="7.0247" calcext:value-type="float">
            <text:p>7.0247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table:number-columns-repeated="17"/>
          <table:table-cell office:value-type="string" calcext:value-type="string">
            <text:p>\ \ \ </text:p>
          </table:table-cell>
          <table:table-cell table:number-columns-repeated="10"/>
          <table:table-cell office:value-type="float" office:value="23.85" calcext:value-type="float">
            <text:p>23.85</text:p>
          </table:table-cell>
          <table:table-cell table:number-columns-repeated="37"/>
          <table:table-cell office:value-type="float" office:value="23.85" calcext:value-type="float">
            <text:p>23.85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BCD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9"/>
          <table:table-cell office:value-type="float" office:value="0.454665" calcext:value-type="float">
            <text:p>0.454665</text:p>
          </table:table-cell>
          <table:table-cell table:number-columns-repeated="37"/>
          <table:table-cell office:value-type="float" office:value="0.454665" calcext:value-type="float">
            <text:p>0.454665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BCC</text:p>
          </table:table-cell>
          <table:table-cell table:number-columns-repeated="19"/>
          <table:table-cell office:value-type="string" calcext:value-type="string">
            <text:p>\ \ \ </text:p>
          </table:table-cell>
          <table:table-cell table:number-columns-repeated="8"/>
          <table:table-cell office:value-type="float" office:value="0.0076395661" calcext:value-type="float">
            <text:p>0.0076395661</text:p>
          </table:table-cell>
          <table:table-cell table:number-columns-repeated="36"/>
          <table:table-cell table:number-columns-repeated="2" office:value-type="float" office:value="0.0076395661" calcext:value-type="float">
            <text:p>0.0076395661</text:p>
          </table:table-cell>
          <table:table-cell table:number-columns-repeated="20"/>
          <table:table-cell office:value-type="float" office:value="0.0076395661" calcext:value-type="float">
            <text:p>0.0076395661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KMD</text:p>
          </table:table-cell>
          <table:table-cell table:number-columns-repeated="20"/>
          <table:table-cell office:value-type="string" calcext:value-type="string">
            <text:p>\ \ \ </text:p>
          </table:table-cell>
          <table:table-cell table:number-columns-repeated="7"/>
          <table:table-cell office:value-type="float" office:value="3.319658" calcext:value-type="float">
            <text:p>3.319658</text:p>
          </table:table-cell>
          <table:table-cell table:number-columns-repeated="37"/>
          <table:table-cell office:value-type="float" office:value="3.319658" calcext:value-type="float">
            <text:p>3.319658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POA</text:p>
          </table:table-cell>
          <table:table-cell table:number-columns-repeated="21"/>
          <table:table-cell office:value-type="string" calcext:value-type="string">
            <text:p>\ \ \ </text:p>
          </table:table-cell>
          <table:table-cell table:number-columns-repeated="6"/>
          <table:table-cell office:value-type="float" office:value="26.78" calcext:value-type="float">
            <text:p>26.78</text:p>
          </table:table-cell>
          <table:table-cell table:number-columns-repeated="36"/>
          <table:table-cell table:number-columns-repeated="2" office:value-type="float" office:value="26.78" calcext:value-type="float">
            <text:p>26.78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AE</text:p>
          </table:table-cell>
          <table:table-cell table:number-columns-repeated="22"/>
          <table:table-cell office:value-type="string" calcext:value-type="string">
            <text:p>\ \ \ </text:p>
          </table:table-cell>
          <table:table-cell table:number-columns-repeated="5"/>
          <table:table-cell office:value-type="float" office:value="2.5169" calcext:value-type="float">
            <text:p>2.5169</text:p>
          </table:table-cell>
          <table:table-cell table:number-columns-repeated="36"/>
          <table:table-cell table:number-columns-repeated="2" office:value-type="float" office:value="2.5169" calcext:value-type="float">
            <text:p>2.5169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IOST</text:p>
          </table:table-cell>
          <table:table-cell table:number-columns-repeated="23"/>
          <table:table-cell office:value-type="string" calcext:value-type="string">
            <text:p>\ \ \ </text:p>
          </table:table-cell>
          <table:table-cell table:number-columns-repeated="4"/>
          <table:table-cell office:value-type="float" office:value="242" calcext:value-type="float">
            <text:p>242</text:p>
          </table:table-cell>
          <table:table-cell table:number-columns-repeated="37"/>
          <table:table-cell office:value-type="float" office:value="242" calcext:value-type="float">
            <text:p>24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POE</text:p>
          </table:table-cell>
          <table:table-cell table:number-columns-repeated="24"/>
          <table:table-cell office:value-type="string" calcext:value-type="string">
            <text:p>\ \ \ 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table:number-columns-repeated="37"/>
          <table:table-cell office:value-type="float" office:value="359" calcext:value-type="float">
            <text:p>359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OMG</text:p>
          </table:table-cell>
          <table:table-cell table:number-columns-repeated="25"/>
          <table:table-cell office:value-type="string" calcext:value-type="string">
            <text:p>\ \ \ </text:p>
          </table:table-cell>
          <table:table-cell table:number-columns-repeated="2"/>
          <table:table-cell office:value-type="float" office:value="0.70683" calcext:value-type="float">
            <text:p>0.70683</text:p>
          </table:table-cell>
          <table:table-cell table:number-columns-repeated="37"/>
          <table:table-cell office:value-type="float" office:value="0.70683" calcext:value-type="float">
            <text:p>0.70683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CMT</text:p>
          </table:table-cell>
          <table:table-cell table:number-columns-repeated="26"/>
          <table:table-cell office:value-type="string" calcext:value-type="string">
            <text:p>\ \ \ </text:p>
          </table:table-cell>
          <table:table-cell/>
          <table:table-cell office:value-type="float" office:value="30.9163" calcext:value-type="float">
            <text:p>30.9163</text:p>
          </table:table-cell>
          <table:table-cell table:number-columns-repeated="36"/>
          <table:table-cell table:number-columns-repeated="2" office:value-type="float" office:value="30.9163" calcext:value-type="float">
            <text:p>30.9163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BCN</text:p>
          </table:table-cell>
          <table:table-cell table:number-columns-repeated="27"/>
          <table:table-cell office:value-type="string" calcext:value-type="string">
            <text:p>\ \ \ </text:p>
          </table:table-cell>
          <table:table-cell office:value-type="float" office:value="1500" calcext:value-type="float">
            <text:p>1500</text:p>
          </table:table-cell>
          <table:table-cell table:number-columns-repeated="36"/>
          <table:table-cell table:number-columns-repeated="2" office:value-type="float" office:value="1500" calcext:value-type="float">
            <text:p>1500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BTC</text:p>
          </table:table-cell>
          <table:table-cell table:number-columns-repeated="28" office:value-type="float" office:value="0.001003995" calcext:value-type="float">
            <text:p>0.001003995</text:p>
          </table:table-cell>
          <table:table-cell office:value-type="string" calcext:value-type="string">
            <text:p>\ \ \ </text:p>
          </table:table-cell>
          <table:table-cell table:number-columns-repeated="109" office:value-type="float" office:value="0.001003995" calcext:value-type="float">
            <text:p>0.001003995</text:p>
          </table:table-cell>
          <table:table-cell office:value-type="float" office:value="0.0005" calcext:value-type="float">
            <text:p>0.000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OTA</text:p>
          </table:table-cell>
          <table:table-cell table:number-columns-repeated="28"/>
          <table:table-cell office:value-type="float" office:value="5.1489" calcext:value-type="float">
            <text:p>5.1489</text:p>
          </table:table-cell>
          <table:table-cell office:value-type="string" calcext:value-type="string">
            <text:p>\ \ \ </text:p>
          </table:table-cell>
          <table:table-cell table:number-columns-repeated="35"/>
          <table:table-cell table:number-columns-repeated="2" office:value-type="float" office:value="5.1489" calcext:value-type="float">
            <text:p>5.1489</text:p>
          </table:table-cell>
          <table:table-cell table:number-columns-repeated="20"/>
          <table:table-cell office:value-type="float" office:value="5.1489" calcext:value-type="float">
            <text:p>5.1489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CVC</text:p>
          </table:table-cell>
          <table:table-cell table:number-columns-repeated="28"/>
          <table:table-cell office:value-type="float" office:value="32.04" calcext:value-type="float">
            <text:p>32.04</text:p>
          </table:table-cell>
          <table:table-cell/>
          <table:table-cell office:value-type="string" calcext:value-type="string">
            <text:p>\ \ \ </text:p>
          </table:table-cell>
          <table:table-cell table:number-columns-repeated="34"/>
          <table:table-cell table:number-columns-repeated="2" office:value-type="float" office:value="32.04" calcext:value-type="float">
            <text:p>32.04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BTG</text:p>
          </table:table-cell>
          <table:table-cell table:number-columns-repeated="28"/>
          <table:table-cell office:value-type="float" office:value="0.196165" calcext:value-type="float">
            <text:p>0.196165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34"/>
          <table:table-cell office:value-type="float" office:value="0.196165" calcext:value-type="float">
            <text:p>0.196165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CND</text:p>
          </table:table-cell>
          <table:table-cell table:number-columns-repeated="28"/>
          <table:table-cell office:value-type="float" office:value="158" calcext:value-type="float">
            <text:p>158</text:p>
          </table:table-cell>
          <table:table-cell table:number-columns-repeated="3"/>
          <table:table-cell office:value-type="string" calcext:value-type="string">
            <text:p>\ \ \ </text:p>
          </table:table-cell>
          <table:table-cell table:number-columns-repeated="32"/>
          <table:table-cell table:number-columns-repeated="2" office:value-type="float" office:value="158" calcext:value-type="float">
            <text:p>158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ARK</text:p>
          </table:table-cell>
          <table:table-cell table:number-columns-repeated="28"/>
          <table:table-cell office:value-type="float" office:value="3.9088" calcext:value-type="float">
            <text:p>3.9088</text:p>
          </table:table-cell>
          <table:table-cell table:number-columns-repeated="4"/>
          <table:table-cell office:value-type="string" calcext:value-type="string">
            <text:p>\ \ \ </text:p>
          </table:table-cell>
          <table:table-cell table:number-columns-repeated="32"/>
          <table:table-cell office:value-type="float" office:value="3.9088" calcext:value-type="float">
            <text:p>3.9088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TRIG</text:p>
          </table:table-cell>
          <table:table-cell table:number-columns-repeated="28"/>
          <table:table-cell office:value-type="float" office:value="14.26" calcext:value-type="float">
            <text:p>14.26</text:p>
          </table:table-cell>
          <table:table-cell table:number-columns-repeated="5"/>
          <table:table-cell office:value-type="string" calcext:value-type="string">
            <text:p>\ \ \ </text:p>
          </table:table-cell>
          <table:table-cell table:number-columns-repeated="30"/>
          <table:table-cell table:number-columns-repeated="2" office:value-type="float" office:value="14.26" calcext:value-type="float">
            <text:p>14.26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RCN</text:p>
          </table:table-cell>
          <table:table-cell table:number-columns-repeated="28"/>
          <table:table-cell office:value-type="float" office:value="110" calcext:value-type="float">
            <text:p>110</text:p>
          </table:table-cell>
          <table:table-cell table:number-columns-repeated="6"/>
          <table:table-cell office:value-type="string" calcext:value-type="string">
            <text:p>\ \ \ </text:p>
          </table:table-cell>
          <table:table-cell table:number-columns-repeated="29"/>
          <table:table-cell table:number-columns-repeated="2" office:value-type="float" office:value="110" calcext:value-type="float">
            <text:p>110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ARN</text:p>
          </table:table-cell>
          <table:table-cell table:number-columns-repeated="28"/>
          <table:table-cell office:value-type="float" office:value="7.8206" calcext:value-type="float">
            <text:p>7.8206</text:p>
          </table:table-cell>
          <table:table-cell table:number-columns-repeated="7"/>
          <table:table-cell office:value-type="string" calcext:value-type="string">
            <text:p>\ \ \ </text:p>
          </table:table-cell>
          <table:table-cell table:number-columns-repeated="29"/>
          <table:table-cell office:value-type="float" office:value="7.8206" calcext:value-type="float">
            <text:p>7.8206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POWR</text:p>
          </table:table-cell>
          <table:table-cell table:number-columns-repeated="28"/>
          <table:table-cell office:value-type="float" office:value="25.9914" calcext:value-type="float">
            <text:p>25.9914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27"/>
          <table:table-cell table:number-columns-repeated="2" office:value-type="float" office:value="25.9914" calcext:value-type="float">
            <text:p>25.9914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BTS</text:p>
          </table:table-cell>
          <table:table-cell table:number-columns-repeated="28"/>
          <table:table-cell office:value-type="float" office:value="40.8286" calcext:value-type="float">
            <text:p>40.8286</text:p>
          </table:table-cell>
          <table:table-cell table:number-columns-repeated="9"/>
          <table:table-cell office:value-type="string" calcext:value-type="string">
            <text:p>\ \ \ </text:p>
          </table:table-cell>
          <table:table-cell table:number-columns-repeated="26"/>
          <table:table-cell table:number-columns-repeated="2" office:value-type="float" office:value="40.8286" calcext:value-type="float">
            <text:p>40.8286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KNC</text:p>
          </table:table-cell>
          <table:table-cell table:number-columns-repeated="28"/>
          <table:table-cell office:value-type="float" office:value="6.4911" calcext:value-type="float">
            <text:p>6.4911</text:p>
          </table:table-cell>
          <table:table-cell table:number-columns-repeated="10"/>
          <table:table-cell office:value-type="string" calcext:value-type="string">
            <text:p>\ \ \ </text:p>
          </table:table-cell>
          <table:table-cell table:number-columns-repeated="26"/>
          <table:table-cell office:value-type="float" office:value="6.4911" calcext:value-type="float">
            <text:p>6.491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GVT</text:p>
          </table:table-cell>
          <table:table-cell table:number-columns-repeated="28"/>
          <table:table-cell office:value-type="float" office:value="0.575044" calcext:value-type="float">
            <text:p>0.575044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25"/>
          <table:table-cell office:value-type="float" office:value="0.575044" calcext:value-type="float">
            <text:p>0.575044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WINGS</text:p>
          </table:table-cell>
          <table:table-cell table:number-columns-repeated="28"/>
          <table:table-cell office:value-type="float" office:value="23.52" calcext:value-type="float">
            <text:p>23.52</text:p>
          </table:table-cell>
          <table:table-cell table:number-columns-repeated="12"/>
          <table:table-cell office:value-type="string" calcext:value-type="string">
            <text:p>\ \ \ </text:p>
          </table:table-cell>
          <table:table-cell table:number-columns-repeated="24"/>
          <table:table-cell office:value-type="float" office:value="23.52" calcext:value-type="float">
            <text:p>23.5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CHAT</text:p>
          </table:table-cell>
          <table:table-cell table:number-columns-repeated="28"/>
          <table:table-cell office:value-type="float" office:value="138.13" calcext:value-type="float">
            <text:p>138.13</text:p>
          </table:table-cell>
          <table:table-cell table:number-columns-repeated="13"/>
          <table:table-cell office:value-type="string" calcext:value-type="string">
            <text:p>\ \ \ </text:p>
          </table:table-cell>
          <table:table-cell table:number-columns-repeated="23"/>
          <table:table-cell office:value-type="float" office:value="138.13" calcext:value-type="float">
            <text:p>138.13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RLC</text:p>
          </table:table-cell>
          <table:table-cell table:number-columns-repeated="28"/>
          <table:table-cell office:value-type="float" office:value="6.279867" calcext:value-type="float">
            <text:p>6.279867</text:p>
          </table:table-cell>
          <table:table-cell table:number-columns-repeated="14"/>
          <table:table-cell office:value-type="string" calcext:value-type="string">
            <text:p>\ \ \ </text:p>
          </table:table-cell>
          <table:table-cell table:number-columns-repeated="21"/>
          <table:table-cell table:number-columns-repeated="2" office:value-type="float" office:value="6.279867" calcext:value-type="float">
            <text:p>6.279867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GNT</text:p>
          </table:table-cell>
          <table:table-cell table:number-columns-repeated="28"/>
          <table:table-cell office:value-type="float" office:value="17.32" calcext:value-type="float">
            <text:p>17.32</text:p>
          </table:table-cell>
          <table:table-cell table:number-columns-repeated="15"/>
          <table:table-cell office:value-type="string" calcext:value-type="string">
            <text:p>\ \ \ </text:p>
          </table:table-cell>
          <table:table-cell table:number-columns-repeated="20"/>
          <table:table-cell table:number-columns-repeated="2" office:value-type="float" office:value="17.32" calcext:value-type="float">
            <text:p>17.3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table:number-columns-repeated="28"/>
          <table:table-cell office:value-type="float" office:value="477.5178" calcext:value-type="float">
            <text:p>477.5178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19"/>
          <table:table-cell table:number-columns-repeated="2" office:value-type="float" office:value="477.5178" calcext:value-type="float">
            <text:p>477.5178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BLZ</text:p>
          </table:table-cell>
          <table:table-cell table:number-columns-repeated="28"/>
          <table:table-cell office:value-type="float" office:value="21.73" calcext:value-type="float">
            <text:p>21.73</text:p>
          </table:table-cell>
          <table:table-cell table:number-columns-repeated="17"/>
          <table:table-cell office:value-type="string" calcext:value-type="string">
            <text:p>\ \ \ </text:p>
          </table:table-cell>
          <table:table-cell table:number-columns-repeated="18"/>
          <table:table-cell table:number-columns-repeated="2" office:value-type="float" office:value="21.73" calcext:value-type="float">
            <text:p>21.73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SNM</text:p>
          </table:table-cell>
          <table:table-cell table:number-columns-repeated="28"/>
          <table:table-cell office:value-type="float" office:value="47.5719" calcext:value-type="float">
            <text:p>47.5719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18"/>
          <table:table-cell office:value-type="float" office:value="47.5719" calcext:value-type="float">
            <text:p>47.5719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table:number-columns-repeated="28"/>
          <table:table-cell office:value-type="float" office:value="1.0819" calcext:value-type="float">
            <text:p>1.0819</text:p>
          </table:table-cell>
          <table:table-cell table:number-columns-repeated="19"/>
          <table:table-cell office:value-type="string" calcext:value-type="string">
            <text:p>\ \ \ </text:p>
          </table:table-cell>
          <table:table-cell table:number-columns-repeated="16"/>
          <table:table-cell table:number-columns-repeated="2" office:value-type="float" office:value="1.0819" calcext:value-type="float">
            <text:p>1.0819</text:p>
          </table:table-cell>
          <table:table-cell table:number-columns-repeated="20"/>
          <table:table-cell office:value-type="float" office:value="1.0819" calcext:value-type="float">
            <text:p>1.0819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PPT</text:p>
          </table:table-cell>
          <table:table-cell table:number-columns-repeated="28"/>
          <table:table-cell office:value-type="float" office:value="0.749172" calcext:value-type="float">
            <text:p>0.749172</text:p>
          </table:table-cell>
          <table:table-cell table:number-columns-repeated="20"/>
          <table:table-cell office:value-type="string" calcext:value-type="string">
            <text:p>\ \ \ </text:p>
          </table:table-cell>
          <table:table-cell table:number-columns-repeated="16"/>
          <table:table-cell office:value-type="float" office:value="0.749172" calcext:value-type="float">
            <text:p>0.74917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SNT</text:p>
          </table:table-cell>
          <table:table-cell table:number-columns-repeated="28"/>
          <table:table-cell office:value-type="float" office:value="86.3803" calcext:value-type="float">
            <text:p>86.3803</text:p>
          </table:table-cell>
          <table:table-cell table:number-columns-repeated="21"/>
          <table:table-cell office:value-type="string" calcext:value-type="string">
            <text:p>\ \ \ </text:p>
          </table:table-cell>
          <table:table-cell table:number-columns-repeated="15"/>
          <table:table-cell office:value-type="float" office:value="86.3803" calcext:value-type="float">
            <text:p>86.3803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RDN</text:p>
          </table:table-cell>
          <table:table-cell table:number-columns-repeated="28"/>
          <table:table-cell office:value-type="float" office:value="6.7783" calcext:value-type="float">
            <text:p>6.7783</text:p>
          </table:table-cell>
          <table:table-cell table:number-columns-repeated="22"/>
          <table:table-cell office:value-type="string" calcext:value-type="string">
            <text:p>\ \ \ </text:p>
          </table:table-cell>
          <table:table-cell table:number-columns-repeated="13"/>
          <table:table-cell table:number-columns-repeated="2" office:value-type="float" office:value="6.7783" calcext:value-type="float">
            <text:p>6.7783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FUN</text:p>
          </table:table-cell>
          <table:table-cell table:number-columns-repeated="28"/>
          <table:table-cell office:value-type="float" office:value="256.08" calcext:value-type="float">
            <text:p>256.08</text:p>
          </table:table-cell>
          <table:table-cell table:number-columns-repeated="23"/>
          <table:table-cell office:value-type="string" calcext:value-type="string">
            <text:p>\ \ \ </text:p>
          </table:table-cell>
          <table:table-cell table:number-columns-repeated="13"/>
          <table:table-cell office:value-type="float" office:value="256.08" calcext:value-type="float">
            <text:p>256.08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PIVX</text:p>
          </table:table-cell>
          <table:table-cell table:number-columns-repeated="28"/>
          <table:table-cell office:value-type="float" office:value="2.4244" calcext:value-type="float">
            <text:p>2.4244</text:p>
          </table:table-cell>
          <table:table-cell table:number-columns-repeated="24"/>
          <table:table-cell office:value-type="string" calcext:value-type="string">
            <text:p>\ \ \ </text:p>
          </table:table-cell>
          <table:table-cell table:number-columns-repeated="11"/>
          <table:table-cell table:number-columns-repeated="2" office:value-type="float" office:value="2.4244" calcext:value-type="float">
            <text:p>2.4244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AST</text:p>
          </table:table-cell>
          <table:table-cell table:number-columns-repeated="28"/>
          <table:table-cell office:value-type="float" office:value="34.86" calcext:value-type="float">
            <text:p>34.86</text:p>
          </table:table-cell>
          <table:table-cell table:number-columns-repeated="25"/>
          <table:table-cell office:value-type="string" calcext:value-type="string">
            <text:p>\ \ \ </text:p>
          </table:table-cell>
          <table:table-cell table:number-columns-repeated="11"/>
          <table:table-cell office:value-type="float" office:value="34.86" calcext:value-type="float">
            <text:p>34.86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CLOAK</text:p>
          </table:table-cell>
          <table:table-cell table:number-columns-repeated="28"/>
          <table:table-cell office:value-type="float" office:value="1.1712" calcext:value-type="float">
            <text:p>1.1712</text:p>
          </table:table-cell>
          <table:table-cell table:number-columns-repeated="26"/>
          <table:table-cell office:value-type="string" calcext:value-type="string">
            <text:p>\ \ \ </text:p>
          </table:table-cell>
          <table:table-cell table:number-columns-repeated="10"/>
          <table:table-cell office:value-type="float" office:value="1.1712" calcext:value-type="float">
            <text:p>1.171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MANA</text:p>
          </table:table-cell>
          <table:table-cell table:number-columns-repeated="28"/>
          <table:table-cell office:value-type="float" office:value="67.68" calcext:value-type="float">
            <text:p>67.68</text:p>
          </table:table-cell>
          <table:table-cell table:number-columns-repeated="27"/>
          <table:table-cell office:value-type="string" calcext:value-type="string">
            <text:p>\ \ \ </text:p>
          </table:table-cell>
          <table:table-cell table:number-columns-repeated="9"/>
          <table:table-cell office:value-type="float" office:value="67.68" calcext:value-type="float">
            <text:p>67.68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SNGLS</text:p>
          </table:table-cell>
          <table:table-cell table:number-columns-repeated="28"/>
          <table:table-cell office:value-type="float" office:value="150.48" calcext:value-type="float">
            <text:p>150.48</text:p>
          </table:table-cell>
          <table:table-cell table:number-columns-repeated="28"/>
          <table:table-cell office:value-type="string" calcext:value-type="string">
            <text:p>\ \ \ </text:p>
          </table:table-cell>
          <table:table-cell table:number-columns-repeated="8"/>
          <table:table-cell office:value-type="float" office:value="150.48" calcext:value-type="float">
            <text:p>150.48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NEBL</text:p>
          </table:table-cell>
          <table:table-cell table:number-columns-repeated="28"/>
          <table:table-cell office:value-type="float" office:value="1.32713072" calcext:value-type="float">
            <text:p>1.32713072</text:p>
          </table:table-cell>
          <table:table-cell table:number-columns-repeated="29"/>
          <table:table-cell office:value-type="string" calcext:value-type="string">
            <text:p>\ \ \ </text:p>
          </table:table-cell>
          <table:table-cell table:number-columns-repeated="6"/>
          <table:table-cell table:number-columns-repeated="2" office:value-type="float" office:value="1.32713072" calcext:value-type="float">
            <text:p>1.3271307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QKC</text:p>
          </table:table-cell>
          <table:table-cell table:number-columns-repeated="28"/>
          <table:table-cell office:value-type="float" office:value="46.33" calcext:value-type="float">
            <text:p>46.33</text:p>
          </table:table-cell>
          <table:table-cell table:number-columns-repeated="30"/>
          <table:table-cell office:value-type="string" calcext:value-type="string">
            <text:p>\ \ \ </text:p>
          </table:table-cell>
          <table:table-cell table:number-columns-repeated="6"/>
          <table:table-cell office:value-type="float" office:value="46.33" calcext:value-type="float">
            <text:p>46.33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QSP</text:p>
          </table:table-cell>
          <table:table-cell table:number-columns-repeated="28"/>
          <table:table-cell office:value-type="float" office:value="68.23" calcext:value-type="float">
            <text:p>68.23</text:p>
          </table:table-cell>
          <table:table-cell table:number-columns-repeated="31"/>
          <table:table-cell office:value-type="string" calcext:value-type="string">
            <text:p>\ \ \ </text:p>
          </table:table-cell>
          <table:table-cell table:number-columns-repeated="4"/>
          <table:table-cell table:number-columns-repeated="2" office:value-type="float" office:value="68.23" calcext:value-type="float">
            <text:p>68.23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SALT</text:p>
          </table:table-cell>
          <table:table-cell table:number-columns-repeated="28"/>
          <table:table-cell office:value-type="float" office:value="5.264344" calcext:value-type="float">
            <text:p>5.264344</text:p>
          </table:table-cell>
          <table:table-cell table:number-columns-repeated="32"/>
          <table:table-cell office:value-type="string" calcext:value-type="string">
            <text:p>\ \ \ </text:p>
          </table:table-cell>
          <table:table-cell table:number-columns-repeated="4"/>
          <table:table-cell office:value-type="float" office:value="5.264344" calcext:value-type="float">
            <text:p>5.264344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STORM</text:p>
          </table:table-cell>
          <table:table-cell table:number-columns-repeated="28"/>
          <table:table-cell office:value-type="float" office:value="290" calcext:value-type="float">
            <text:p>290</text:p>
          </table:table-cell>
          <table:table-cell table:number-columns-repeated="33"/>
          <table:table-cell office:value-type="string" calcext:value-type="string">
            <text:p>\ \ \ </text:p>
          </table:table-cell>
          <table:table-cell table:number-columns-repeated="2"/>
          <table:table-cell table:number-columns-repeated="2" office:value-type="float" office:value="290" calcext:value-type="float">
            <text:p>290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ICN</text:p>
          </table:table-cell>
          <table:table-cell table:number-columns-repeated="28"/>
          <table:table-cell office:value-type="float" office:value="9.326541" calcext:value-type="float">
            <text:p>9.326541</text:p>
          </table:table-cell>
          <table:table-cell table:number-columns-repeated="34"/>
          <table:table-cell office:value-type="string" calcext:value-type="string">
            <text:p>\ \ \ </text:p>
          </table:table-cell>
          <table:table-cell table:number-columns-repeated="2"/>
          <table:table-cell office:value-type="float" office:value="9.326541" calcext:value-type="float">
            <text:p>9.326541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ETC</text:p>
          </table:table-cell>
          <table:table-cell table:number-columns-repeated="28"/>
          <table:table-cell office:value-type="float" office:value="0.478755" calcext:value-type="float">
            <text:p>0.478755</text:p>
          </table:table-cell>
          <table:table-cell table:number-columns-repeated="35"/>
          <table:table-cell office:value-type="string" calcext:value-type="string">
            <text:p>\ \ \ </text:p>
          </table:table-cell>
          <table:table-cell table:number-columns-repeated="2" office:value-type="float" office:value="0.478755" calcext:value-type="float">
            <text:p>0.478755</text:p>
          </table:table-cell>
          <table:table-cell table:number-columns-repeated="20"/>
          <table:table-cell office:value-type="float" office:value="0.478755" calcext:value-type="float">
            <text:p>0.478755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NB</text:p>
          </table:table-cell>
          <table:table-cell table:number-columns-repeated="5" office:value-type="float" office:value="0.445476" calcext:value-type="float">
            <text:p>0.445476</text:p>
          </table:table-cell>
          <table:table-cell table:number-columns-repeated="5"/>
          <table:table-cell table:number-columns-repeated="3" office:value-type="float" office:value="0.445476" calcext:value-type="float">
            <text:p>0.445476</text:p>
          </table:table-cell>
          <table:table-cell table:number-columns-repeated="6"/>
          <table:table-cell office:value-type="float" office:value="0.445476" calcext:value-type="float">
            <text:p>0.445476</text:p>
          </table:table-cell>
          <table:table-cell/>
          <table:table-cell table:number-columns-repeated="2" office:value-type="float" office:value="0.445476" calcext:value-type="float">
            <text:p>0.445476</text:p>
          </table:table-cell>
          <table:table-cell table:number-columns-repeated="3"/>
          <table:table-cell table:number-columns-repeated="5" office:value-type="float" office:value="0.445476" calcext:value-type="float">
            <text:p>0.445476</text:p>
          </table:table-cell>
          <table:table-cell/>
          <table:table-cell office:value-type="float" office:value="0.445476" calcext:value-type="float">
            <text:p>0.445476</text:p>
          </table:table-cell>
          <table:table-cell/>
          <table:table-cell table:number-columns-repeated="2" office:value-type="float" office:value="0.445476" calcext:value-type="float">
            <text:p>0.445476</text:p>
          </table:table-cell>
          <table:table-cell/>
          <table:table-cell table:number-columns-repeated="2" office:value-type="float" office:value="0.445476" calcext:value-type="float">
            <text:p>0.445476</text:p>
          </table:table-cell>
          <table:table-cell table:number-columns-repeated="4"/>
          <table:table-cell table:number-columns-repeated="4" office:value-type="float" office:value="0.445476" calcext:value-type="float">
            <text:p>0.445476</text:p>
          </table:table-cell>
          <table:table-cell/>
          <table:table-cell office:value-type="float" office:value="0.445476" calcext:value-type="float">
            <text:p>0.445476</text:p>
          </table:table-cell>
          <table:table-cell table:number-columns-repeated="2"/>
          <table:table-cell office:value-type="float" office:value="0.445476" calcext:value-type="float">
            <text:p>0.445476</text:p>
          </table:table-cell>
          <table:table-cell/>
          <table:table-cell office:value-type="float" office:value="0.445476" calcext:value-type="float">
            <text:p>0.445476</text:p>
          </table:table-cell>
          <table:table-cell table:number-columns-repeated="4"/>
          <table:table-cell office:value-type="float" office:value="0.445476" calcext:value-type="float">
            <text:p>0.445476</text:p>
          </table:table-cell>
          <table:table-cell/>
          <table:table-cell office:value-type="float" office:value="0.445476" calcext:value-type="float">
            <text:p>0.445476</text:p>
          </table:table-cell>
          <table:table-cell/>
          <table:table-cell office:value-type="float" office:value="0.445476" calcext:value-type="float">
            <text:p>0.445476</text:p>
          </table:table-cell>
          <table:table-cell/>
          <table:table-cell office:value-type="float" office:value="0.445476" calcext:value-type="float">
            <text:p>0.445476</text:p>
          </table:table-cell>
          <table:table-cell office:value-type="string" calcext:value-type="string">
            <text:p>\ \ \ </text:p>
          </table:table-cell>
          <table:table-cell table:number-columns-repeated="3" office:value-type="float" office:value="0.445476" calcext:value-type="float">
            <text:p>0.445476</text:p>
          </table:table-cell>
          <table:table-cell table:number-columns-repeated="2"/>
          <table:table-cell table:number-columns-repeated="4" office:value-type="float" office:value="0.445476" calcext:value-type="float">
            <text:p>0.445476</text:p>
          </table:table-cell>
          <table:table-cell table:number-columns-repeated="3"/>
          <table:table-cell office:value-type="float" office:value="0.445476" calcext:value-type="float">
            <text:p>0.445476</text:p>
          </table:table-cell>
          <table:table-cell/>
          <table:table-cell table:number-columns-repeated="3" office:value-type="float" office:value="0.445476" calcext:value-type="float">
            <text:p>0.445476</text:p>
          </table:table-cell>
          <table:table-cell table:number-columns-repeated="2"/>
          <table:table-cell office:value-type="float" office:value="0.445476" calcext:value-type="float">
            <text:p>0.445476</text:p>
          </table:table-cell>
          <table:table-cell/>
          <table:table-cell table:number-columns-repeated="2" office:value-type="float" office:value="0.445476" calcext:value-type="float">
            <text:p>0.445476</text:p>
          </table:table-cell>
          <table:table-cell table:number-columns-repeated="2"/>
          <table:table-cell office:value-type="float" office:value="0.445476" calcext:value-type="float">
            <text:p>0.445476</text:p>
          </table:table-cell>
          <table:table-cell/>
          <table:table-cell table:number-columns-repeated="4" office:value-type="float" office:value="0.445476" calcext:value-type="float">
            <text:p>0.445476</text:p>
          </table:table-cell>
          <table:table-cell table:number-columns-repeated="3"/>
          <table:table-cell office:value-type="float" office:value="0.445476" calcext:value-type="float">
            <text:p>0.445476</text:p>
          </table:table-cell>
          <table:table-cell/>
          <table:table-cell table:number-columns-repeated="3" office:value-type="float" office:value="0.445476" calcext:value-type="float">
            <text:p>0.445476</text:p>
          </table:table-cell>
          <table:table-cell table:number-columns-repeated="2"/>
          <table:table-cell table:number-columns-repeated="2" office:value-type="float" office:value="0.445476" calcext:value-type="float">
            <text:p>0.445476</text:p>
          </table:table-cell>
          <table:table-cell table:number-columns-repeated="2"/>
          <table:table-cell table:number-columns-repeated="3" office:value-type="float" office:value="0.445476" calcext:value-type="float">
            <text:p>0.445476</text:p>
          </table:table-cell>
          <table:table-cell table:number-columns-repeated="2"/>
          <table:table-cell office:value-type="float" office:value="0.445476" calcext:value-type="float">
            <text:p>0.445476</text:p>
          </table:table-cell>
          <table:table-cell table:number-columns-repeated="2"/>
          <table:table-cell office:value-type="float" office:value="0.445476" calcext:value-type="float">
            <text:p>0.445476</text:p>
          </table:table-cell>
          <table:table-cell/>
          <table:table-cell office:value-type="float" office:value="0.445476" calcext:value-type="float">
            <text:p>0.445476</text:p>
          </table:table-cell>
          <table:table-cell/>
          <table:table-cell table:number-columns-repeated="2" office:value-type="float" office:value="0.445476" calcext:value-type="float">
            <text:p>0.445476</text:p>
          </table:table-cell>
          <table:table-cell/>
          <table:table-cell office:value-type="float" office:value="0.445476" calcext:value-type="float">
            <text:p>0.445476</text:p>
          </table:table-cell>
          <table:table-cell/>
          <table:table-cell office:value-type="float" office:value="0.445476" calcext:value-type="float">
            <text:p>0.445476</text:p>
          </table:table-cell>
          <table:table-cell/>
          <table:table-cell office:value-type="float" office:value="0.445476" calcext:value-type="float">
            <text:p>0.445476</text:p>
          </table:table-cell>
          <table:table-cell/>
          <table:table-cell table:number-columns-repeated="4" office:value-type="float" office:value="0.445476" calcext:value-type="float">
            <text:p>0.445476</text:p>
          </table:table-cell>
          <table:table-cell/>
          <table:table-cell office:value-type="float" office:value="0.445476" calcext:value-type="float">
            <text:p>0.44547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H</text:p>
          </table:table-cell>
          <table:table-cell table:number-columns-repeated="66" office:value-type="float" office:value="0.01329522" calcext:value-type="float">
            <text:p>0.01329522</text:p>
          </table:table-cell>
          <table:table-cell office:value-type="string" calcext:value-type="string">
            <text:p>\ \ \ </text:p>
          </table:table-cell>
          <table:table-cell table:number-columns-repeated="39" office:value-type="float" office:value="0.01329522" calcext:value-type="float">
            <text:p>0.01329522</text:p>
          </table:table-cell>
          <table:table-cell/>
          <table:table-cell table:number-columns-repeated="31" office:value-type="float" office:value="0.01329522" calcext:value-type="float">
            <text:p>0.01329522</text:p>
          </table:table-cell>
          <table:table-cell table:number-columns-repeated="5"/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CO</text:p>
          </table:table-cell>
          <table:table-cell table:number-columns-repeated="28"/>
          <table:table-cell office:value-type="float" office:value="1.3043" calcext:value-type="float">
            <text:p>1.3043</text:p>
          </table:table-cell>
          <table:table-cell table:number-columns-repeated="36"/>
          <table:table-cell table:number-columns-repeated="2" office:value-type="float" office:value="1.3043" calcext:value-type="float">
            <text:p>1.3043</text:p>
          </table:table-cell>
          <table:table-cell office:value-type="string" calcext:value-type="string">
            <text:p>\ \ \ </text:p>
          </table:table-cell>
          <table:table-cell table:number-columns-repeated="77"/>
        </table:table-row>
        <table:table-row table:style-name="ro1">
          <table:table-cell/>
          <table:table-cell office:value-type="string" calcext:value-type="string">
            <text:p>NEO</text:p>
          </table:table-cell>
          <table:table-cell table:number-columns-repeated="28"/>
          <table:table-cell office:value-type="float" office:value="0.16661" calcext:value-type="float">
            <text:p>0.16661</text:p>
          </table:table-cell>
          <table:table-cell table:number-columns-repeated="36"/>
          <table:table-cell table:number-columns-repeated="2" office:value-type="float" office:value="0.16661" calcext:value-type="float">
            <text:p>0.16661</text:p>
          </table:table-cell>
          <table:table-cell/>
          <table:table-cell office:value-type="string" calcext:value-type="string">
            <text:p>\ \ \ </text:p>
          </table:table-cell>
          <table:table-cell table:number-columns-repeated="18"/>
          <table:table-cell office:value-type="float" office:value="0.16661" calcext:value-type="float">
            <text:p>0.16661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ZEC</text:p>
          </table:table-cell>
          <table:table-cell table:number-columns-repeated="28"/>
          <table:table-cell office:value-type="float" office:value="0.03362583" calcext:value-type="float">
            <text:p>0.03362583</text:p>
          </table:table-cell>
          <table:table-cell table:number-columns-repeated="37"/>
          <table:table-cell office:value-type="float" office:value="0.03362583" calcext:value-type="float">
            <text:p>0.03362583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75"/>
        </table:table-row>
        <table:table-row table:style-name="ro1">
          <table:table-cell/>
          <table:table-cell office:value-type="string" calcext:value-type="string">
            <text:p>LRC</text:p>
          </table:table-cell>
          <table:table-cell table:number-columns-repeated="28"/>
          <table:table-cell office:value-type="float" office:value="17.71" calcext:value-type="float">
            <text:p>17.71</text:p>
          </table:table-cell>
          <table:table-cell table:number-columns-repeated="37"/>
          <table:table-cell office:value-type="float" office:value="17.71" calcext:value-type="float">
            <text:p>17.71</text:p>
          </table:table-cell>
          <table:table-cell table:number-columns-repeated="3"/>
          <table:table-cell office:value-type="string" calcext:value-type="string">
            <text:p>\ \ \ </text:p>
          </table:table-cell>
          <table:table-cell table:number-columns-repeated="74"/>
        </table:table-row>
        <table:table-row table:style-name="ro1">
          <table:table-cell/>
          <table:table-cell office:value-type="string" calcext:value-type="string">
            <text:p>APPC</text:p>
          </table:table-cell>
          <table:table-cell table:number-columns-repeated="28"/>
          <table:table-cell office:value-type="float" office:value="28.41" calcext:value-type="float">
            <text:p>28.41</text:p>
          </table:table-cell>
          <table:table-cell table:number-columns-repeated="36"/>
          <table:table-cell table:number-columns-repeated="2" office:value-type="float" office:value="28.41" calcext:value-type="float">
            <text:p>28.41</text:p>
          </table:table-cell>
          <table:table-cell table:number-columns-repeated="4"/>
          <table:table-cell office:value-type="string" calcext:value-type="string">
            <text:p>\ \ \ </text:p>
          </table:table-cell>
          <table:table-cell table:number-columns-repeated="73"/>
        </table:table-row>
        <table:table-row table:style-name="ro1">
          <table:table-cell/>
          <table:table-cell office:value-type="string" calcext:value-type="string">
            <text:p>REP</text:p>
          </table:table-cell>
          <table:table-cell table:number-columns-repeated="28"/>
          <table:table-cell office:value-type="float" office:value="0.1987122" calcext:value-type="float">
            <text:p>0.1987122</text:p>
          </table:table-cell>
          <table:table-cell table:number-columns-repeated="36"/>
          <table:table-cell table:number-columns-repeated="2" office:value-type="float" office:value="0.1987122" calcext:value-type="float">
            <text:p>0.1987122</text:p>
          </table:table-cell>
          <table:table-cell table:number-columns-repeated="5"/>
          <table:table-cell office:value-type="string" calcext:value-type="string">
            <text:p>\ \ \ 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VEN</text:p>
          </table:table-cell>
          <table:table-cell table:number-columns-repeated="28"/>
          <table:table-cell office:value-type="float" office:value="2.2591" calcext:value-type="float">
            <text:p>2.2591</text:p>
          </table:table-cell>
          <table:table-cell table:number-columns-repeated="36"/>
          <table:table-cell table:number-columns-repeated="2" office:value-type="float" office:value="2.2591" calcext:value-type="float">
            <text:p>2.2591</text:p>
          </table:table-cell>
          <table:table-cell table:number-columns-repeated="6"/>
          <table:table-cell office:value-type="string" calcext:value-type="string">
            <text:p>\ \ \ </text:p>
          </table:table-cell>
          <table:table-cell table:number-columns-repeated="71"/>
        </table:table-row>
        <table:table-row table:style-name="ro1">
          <table:table-cell/>
          <table:table-cell office:value-type="string" calcext:value-type="string">
            <text:p>ADA</text:p>
          </table:table-cell>
          <table:table-cell table:number-columns-repeated="28"/>
          <table:table-cell office:value-type="float" office:value="39.74" calcext:value-type="float">
            <text:p>39.74</text:p>
          </table:table-cell>
          <table:table-cell table:number-columns-repeated="36"/>
          <table:table-cell table:number-columns-repeated="2" office:value-type="float" office:value="39.74" calcext:value-type="float">
            <text:p>39.74</text:p>
          </table:table-cell>
          <table:table-cell table:number-columns-repeated="7"/>
          <table:table-cell office:value-type="string" calcext:value-type="string">
            <text:p>\ \ \ </text:p>
          </table:table-cell>
          <table:table-cell table:number-columns-repeated="12"/>
          <table:table-cell office:value-type="float" office:value="39.74" calcext:value-type="float">
            <text:p>39.74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ELF</text:p>
          </table:table-cell>
          <table:table-cell table:number-columns-repeated="28"/>
          <table:table-cell office:value-type="float" office:value="9.7853" calcext:value-type="float">
            <text:p>9.7853</text:p>
          </table:table-cell>
          <table:table-cell table:number-columns-repeated="37"/>
          <table:table-cell office:value-type="float" office:value="9.7853" calcext:value-type="float">
            <text:p>9.7853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69"/>
        </table:table-row>
        <table:table-row table:style-name="ro1">
          <table:table-cell/>
          <table:table-cell office:value-type="string" calcext:value-type="string">
            <text:p>REQ</text:p>
          </table:table-cell>
          <table:table-cell table:number-columns-repeated="28"/>
          <table:table-cell office:value-type="float" office:value="70.73" calcext:value-type="float">
            <text:p>70.73</text:p>
          </table:table-cell>
          <table:table-cell table:number-columns-repeated="37"/>
          <table:table-cell office:value-type="float" office:value="70.73" calcext:value-type="float">
            <text:p>70.73</text:p>
          </table:table-cell>
          <table:table-cell table:number-columns-repeated="9"/>
          <table:table-cell office:value-type="string" calcext:value-type="string">
            <text:p>\ \ \ </text:p>
          </table:table-cell>
          <table:table-cell table:number-columns-repeated="68"/>
        </table:table-row>
        <table:table-row table:style-name="ro1">
          <table:table-cell/>
          <table:table-cell office:value-type="string" calcext:value-type="string">
            <text:p>STORJ</text:p>
          </table:table-cell>
          <table:table-cell table:number-columns-repeated="28"/>
          <table:table-cell office:value-type="float" office:value="11.28" calcext:value-type="float">
            <text:p>11.28</text:p>
          </table:table-cell>
          <table:table-cell table:number-columns-repeated="37"/>
          <table:table-cell office:value-type="float" office:value="11.28" calcext:value-type="float">
            <text:p>11.28</text:p>
          </table:table-cell>
          <table:table-cell table:number-columns-repeated="10"/>
          <table:table-cell office:value-type="string" calcext:value-type="string">
            <text:p>\ \ \ </text:p>
          </table:table-cell>
          <table:table-cell table:number-columns-repeated="67"/>
        </table:table-row>
        <table:table-row table:style-name="ro1">
          <table:table-cell/>
          <table:table-cell office:value-type="string" calcext:value-type="string">
            <text:p>ICX</text:p>
          </table:table-cell>
          <table:table-cell table:number-columns-repeated="28"/>
          <table:table-cell office:value-type="float" office:value="3.0292" calcext:value-type="float">
            <text:p>3.0292</text:p>
          </table:table-cell>
          <table:table-cell table:number-columns-repeated="36"/>
          <table:table-cell table:number-columns-repeated="2" office:value-type="float" office:value="3.0292" calcext:value-type="float">
            <text:p>3.0292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8"/>
          <table:table-cell office:value-type="float" office:value="3.0292" calcext:value-type="float">
            <text:p>3.0292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MTH</text:p>
          </table:table-cell>
          <table:table-cell table:number-columns-repeated="28"/>
          <table:table-cell office:value-type="float" office:value="132" calcext:value-type="float">
            <text:p>132</text:p>
          </table:table-cell>
          <table:table-cell table:number-columns-repeated="37"/>
          <table:table-cell office:value-type="float" office:value="132" calcext:value-type="float">
            <text:p>132</text:p>
          </table:table-cell>
          <table:table-cell table:number-columns-repeated="12"/>
          <table:table-cell office:value-type="string" calcext:value-type="string">
            <text:p>\ \ \ </text:p>
          </table:table-cell>
          <table:table-cell table:number-columns-repeated="65"/>
        </table:table-row>
        <table:table-row table:style-name="ro1">
          <table:table-cell/>
          <table:table-cell office:value-type="string" calcext:value-type="string">
            <text:p>XZC</text:p>
          </table:table-cell>
          <table:table-cell table:number-columns-repeated="28"/>
          <table:table-cell office:value-type="float" office:value="0.31783301" calcext:value-type="float">
            <text:p>0.31783301</text:p>
          </table:table-cell>
          <table:table-cell table:number-columns-repeated="36"/>
          <table:table-cell table:number-columns-repeated="2" office:value-type="float" office:value="0.31783301" calcext:value-type="float">
            <text:p>0.31783301</text:p>
          </table:table-cell>
          <table:table-cell table:number-columns-repeated="13"/>
          <table:table-cell office:value-type="string" calcext:value-type="string">
            <text:p>\ \ \ </text:p>
          </table:table-cell>
          <table:table-cell table:number-columns-repeated="64"/>
        </table:table-row>
        <table:table-row table:style-name="ro1">
          <table:table-cell/>
          <table:table-cell office:value-type="string" calcext:value-type="string">
            <text:p>LOOM</text:p>
          </table:table-cell>
          <table:table-cell table:number-columns-repeated="28"/>
          <table:table-cell office:value-type="float" office:value="28.99" calcext:value-type="float">
            <text:p>28.99</text:p>
          </table:table-cell>
          <table:table-cell table:number-columns-repeated="36"/>
          <table:table-cell table:number-columns-repeated="2" office:value-type="float" office:value="28.99" calcext:value-type="float">
            <text:p>28.99</text:p>
          </table:table-cell>
          <table:table-cell table:number-columns-repeated="14"/>
          <table:table-cell office:value-type="string" calcext:value-type="string">
            <text:p>\ \ \ </text:p>
          </table:table-cell>
          <table:table-cell table:number-columns-repeated="63"/>
        </table:table-row>
        <table:table-row table:style-name="ro1">
          <table:table-cell/>
          <table:table-cell office:value-type="string" calcext:value-type="string">
            <text:p>ZEN</text:p>
          </table:table-cell>
          <table:table-cell table:number-columns-repeated="28"/>
          <table:table-cell office:value-type="float" office:value="0.330257" calcext:value-type="float">
            <text:p>0.330257</text:p>
          </table:table-cell>
          <table:table-cell table:number-columns-repeated="36"/>
          <table:table-cell table:number-columns-repeated="2" office:value-type="float" office:value="0.330257" calcext:value-type="float">
            <text:p>0.330257</text:p>
          </table:table-cell>
          <table:table-cell table:number-columns-repeated="15"/>
          <table:table-cell office:value-type="string" calcext:value-type="string">
            <text:p>\ \ \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XS</text:p>
          </table:table-cell>
          <table:table-cell table:number-columns-repeated="28"/>
          <table:table-cell office:value-type="float" office:value="2.0565" calcext:value-type="float">
            <text:p>2.0565</text:p>
          </table:table-cell>
          <table:table-cell table:number-columns-repeated="37"/>
          <table:table-cell office:value-type="float" office:value="2.0565" calcext:value-type="float">
            <text:p>2.0565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MTL</text:p>
          </table:table-cell>
          <table:table-cell table:number-columns-repeated="28"/>
          <table:table-cell office:value-type="float" office:value="3.4243" calcext:value-type="float">
            <text:p>3.4243</text:p>
          </table:table-cell>
          <table:table-cell table:number-columns-repeated="37"/>
          <table:table-cell office:value-type="float" office:value="3.4243" calcext:value-type="float">
            <text:p>3.4243</text:p>
          </table:table-cell>
          <table:table-cell table:number-columns-repeated="17"/>
          <table:table-cell office:value-type="string" calcext:value-type="string">
            <text:p>\ \ \ 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YOYO</text:p>
          </table:table-cell>
          <table:table-cell table:number-columns-repeated="28"/>
          <table:table-cell office:value-type="float" office:value="86.6566" calcext:value-type="float">
            <text:p>86.6566</text:p>
          </table:table-cell>
          <table:table-cell table:number-columns-repeated="36"/>
          <table:table-cell table:number-columns-repeated="2" office:value-type="float" office:value="86.6566" calcext:value-type="float">
            <text:p>86.6566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BNT</text:p>
          </table:table-cell>
          <table:table-cell table:number-columns-repeated="28"/>
          <table:table-cell office:value-type="float" office:value="1.973535" calcext:value-type="float">
            <text:p>1.973535</text:p>
          </table:table-cell>
          <table:table-cell table:number-columns-repeated="37"/>
          <table:table-cell office:value-type="float" office:value="1.973535" calcext:value-type="float">
            <text:p>1.973535</text:p>
          </table:table-cell>
          <table:table-cell table:number-columns-repeated="19"/>
          <table:table-cell office:value-type="string" calcext:value-type="string">
            <text:p>\ \ \ 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USDT</text:p>
          </table:table-cell>
          <table:table-cell table:number-columns-repeated="19"/>
          <table:table-cell office:value-type="float" office:value="6.59767483089" calcext:value-type="float">
            <text:p>6.5976748309</text:p>
          </table:table-cell>
          <table:table-cell table:number-columns-repeated="8"/>
          <table:table-cell table:number-columns-repeated="2" office:value-type="float" office:value="6.59767483089" calcext:value-type="float">
            <text:p>6.5976748309</text:p>
          </table:table-cell>
          <table:table-cell table:number-columns-repeated="18"/>
          <table:table-cell office:value-type="float" office:value="6.59767483089" calcext:value-type="float">
            <text:p>6.5976748309</text:p>
          </table:table-cell>
          <table:table-cell table:number-columns-repeated="15"/>
          <table:table-cell table:number-columns-repeated="3" office:value-type="float" office:value="6.59767483089" calcext:value-type="float">
            <text:p>6.5976748309</text:p>
          </table:table-cell>
          <table:table-cell/>
          <table:table-cell office:value-type="float" office:value="6.59767483089" calcext:value-type="float">
            <text:p>6.5976748309</text:p>
          </table:table-cell>
          <table:table-cell table:number-columns-repeated="5"/>
          <table:table-cell office:value-type="float" office:value="6.59767483089" calcext:value-type="float">
            <text:p>6.5976748309</text:p>
          </table:table-cell>
          <table:table-cell table:number-columns-repeated="3"/>
          <table:table-cell office:value-type="float" office:value="6.59767483089" calcext:value-type="float">
            <text:p>6.5976748309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8"/>
          <table:table-cell office:value-type="float" office:value="6.59767483089" calcext:value-type="float">
            <text:p>6.5976748309</text:p>
          </table:table-cell>
          <table:table-cell table:number-columns-repeated="2"/>
          <table:table-cell office:value-type="float" office:value="6.59767483089" calcext:value-type="float">
            <text:p>6.5976748309</text:p>
          </table:table-cell>
          <table:table-cell table:number-columns-repeated="4"/>
          <table:table-cell office:value-type="float" office:value="6.59767483089" calcext:value-type="float">
            <text:p>6.5976748309</text:p>
          </table:table-cell>
          <table:table-cell table:number-columns-repeated="3"/>
          <table:table-cell office:value-type="float" office:value="6.59767483089" calcext:value-type="float">
            <text:p>6.5976748309</text:p>
          </table:table-cell>
          <table:table-cell table:number-columns-repeated="12"/>
          <table:table-cell office:value-type="float" office:value="6.59767483089" calcext:value-type="float">
            <text:p>6.5976748309</text:p>
          </table:table-cell>
          <table:table-cell table:number-columns-repeated="2"/>
          <table:table-cell office:value-type="float" office:value="6.59767483089" calcext:value-type="float">
            <text:p>6.5976748309</text:p>
          </table:table-cell>
          <table:table-cell table:number-columns-repeated="3"/>
          <table:table-cell office:value-type="float" office:value="6.59767483089" calcext:value-type="float">
            <text:p>6.59767483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QLC</text:p>
          </table:table-cell>
          <table:table-cell table:number-columns-repeated="28"/>
          <table:table-cell office:value-type="float" office:value="78.17" calcext:value-type="float">
            <text:p>78.17</text:p>
          </table:table-cell>
          <table:table-cell table:number-columns-repeated="36"/>
          <table:table-cell table:number-columns-repeated="2" office:value-type="float" office:value="78.17" calcext:value-type="float">
            <text:p>78.17</text:p>
          </table:table-cell>
          <table:table-cell table:number-columns-repeated="21"/>
          <table:table-cell office:value-type="string" calcext:value-type="string">
            <text:p>\ \ \ 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MDA</text:p>
          </table:table-cell>
          <table:table-cell table:number-columns-repeated="28"/>
          <table:table-cell office:value-type="float" office:value="11.8" calcext:value-type="float">
            <text:p>11.8</text:p>
          </table:table-cell>
          <table:table-cell table:number-columns-repeated="37"/>
          <table:table-cell office:value-type="float" office:value="11.8" calcext:value-type="float">
            <text:p>11.8</text:p>
          </table:table-cell>
          <table:table-cell table:number-columns-repeated="22"/>
          <table:table-cell office:value-type="string" calcext:value-type="string">
            <text:p>\ \ \ 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DASH</text:p>
          </table:table-cell>
          <table:table-cell table:number-columns-repeated="28"/>
          <table:table-cell office:value-type="float" office:value="0.02455723" calcext:value-type="float">
            <text:p>0.02455723</text:p>
          </table:table-cell>
          <table:table-cell table:number-columns-repeated="37"/>
          <table:table-cell office:value-type="float" office:value="0.02455723" calcext:value-type="float">
            <text:p>0.02455723</text:p>
          </table:table-cell>
          <table:table-cell table:number-columns-repeated="23"/>
          <table:table-cell office:value-type="string" calcext:value-type="string">
            <text:p>\ \ \ 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NANO</text:p>
          </table:table-cell>
          <table:table-cell table:number-columns-repeated="28"/>
          <table:table-cell office:value-type="float" office:value="2.3864" calcext:value-type="float">
            <text:p>2.3864</text:p>
          </table:table-cell>
          <table:table-cell table:number-columns-repeated="36"/>
          <table:table-cell table:number-columns-repeated="2" office:value-type="float" office:value="2.3864" calcext:value-type="float">
            <text:p>2.3864</text:p>
          </table:table-cell>
          <table:table-cell table:number-columns-repeated="24"/>
          <table:table-cell office:value-type="string" calcext:value-type="string">
            <text:p>\ \ \ 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EDO</text:p>
          </table:table-cell>
          <table:table-cell table:number-columns-repeated="28"/>
          <table:table-cell office:value-type="float" office:value="5.8043" calcext:value-type="float">
            <text:p>5.8043</text:p>
          </table:table-cell>
          <table:table-cell table:number-columns-repeated="37"/>
          <table:table-cell office:value-type="float" office:value="5.8043" calcext:value-type="float">
            <text:p>5.8043</text:p>
          </table:table-cell>
          <table:table-cell table:number-columns-repeated="25"/>
          <table:table-cell office:value-type="string" calcext:value-type="string">
            <text:p>\ \ \ 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WAVES</text:p>
          </table:table-cell>
          <table:table-cell table:number-columns-repeated="28"/>
          <table:table-cell office:value-type="float" office:value="1.8668" calcext:value-type="float">
            <text:p>1.8668</text:p>
          </table:table-cell>
          <table:table-cell table:number-columns-repeated="36"/>
          <table:table-cell table:number-columns-repeated="2" office:value-type="float" office:value="1.8668" calcext:value-type="float">
            <text:p>1.8668</text:p>
          </table:table-cell>
          <table:table-cell table:number-columns-repeated="26"/>
          <table:table-cell office:value-type="string" calcext:value-type="string">
            <text:p>\ \ \ 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ADX</text:p>
          </table:table-cell>
          <table:table-cell table:number-columns-repeated="28"/>
          <table:table-cell office:value-type="float" office:value="16.43" calcext:value-type="float">
            <text:p>16.43</text:p>
          </table:table-cell>
          <table:table-cell table:number-columns-repeated="36"/>
          <table:table-cell table:number-columns-repeated="2" office:value-type="float" office:value="16.43" calcext:value-type="float">
            <text:p>16.43</text:p>
          </table:table-cell>
          <table:table-cell table:number-columns-repeated="27"/>
          <table:table-cell office:value-type="string" calcext:value-type="string">
            <text:p>\ \ \ 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AMB</text:p>
          </table:table-cell>
          <table:table-cell table:number-columns-repeated="28"/>
          <table:table-cell office:value-type="float" office:value="21.2" calcext:value-type="float">
            <text:p>21.2</text:p>
          </table:table-cell>
          <table:table-cell table:number-columns-repeated="36"/>
          <table:table-cell table:number-columns-repeated="2" office:value-type="float" office:value="21.2" calcext:value-type="float">
            <text:p>21.2</text:p>
          </table:table-cell>
          <table:table-cell table:number-columns-repeated="28"/>
          <table:table-cell office:value-type="string" calcext:value-type="string">
            <text:p>\ \ \ 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XRP</text:p>
          </table:table-cell>
          <table:table-cell table:number-columns-repeated="28"/>
          <table:table-cell office:value-type="float" office:value="12.06" calcext:value-type="float">
            <text:p>12.06</text:p>
          </table:table-cell>
          <table:table-cell table:number-columns-repeated="36"/>
          <table:table-cell table:number-columns-repeated="2" office:value-type="float" office:value="12.06" calcext:value-type="float">
            <text:p>12.06</text:p>
          </table:table-cell>
          <table:table-cell table:number-columns-repeated="20"/>
          <table:table-cell office:value-type="float" office:value="12.06" calcext:value-type="float">
            <text:p>12.06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FUEL</text:p>
          </table:table-cell>
          <table:table-cell table:number-columns-repeated="28"/>
          <table:table-cell office:value-type="float" office:value="162" calcext:value-type="float">
            <text:p>162</text:p>
          </table:table-cell>
          <table:table-cell table:number-columns-repeated="37"/>
          <table:table-cell office:value-type="float" office:value="162" calcext:value-type="float">
            <text:p>162</text:p>
          </table:table-cell>
          <table:table-cell table:number-columns-repeated="30"/>
          <table:table-cell office:value-type="string" calcext:value-type="string">
            <text:p>\ \ \ 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WPR</text:p>
          </table:table-cell>
          <table:table-cell table:number-columns-repeated="28"/>
          <table:table-cell office:value-type="float" office:value="125.0294" calcext:value-type="float">
            <text:p>125.0294</text:p>
          </table:table-cell>
          <table:table-cell table:number-columns-repeated="37"/>
          <table:table-cell office:value-type="float" office:value="125.0294" calcext:value-type="float">
            <text:p>125.0294</text:p>
          </table:table-cell>
          <table:table-cell table:number-columns-repeated="31"/>
          <table:table-cell office:value-type="string" calcext:value-type="string">
            <text:p>\ \ \ 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TRX</text:p>
          </table:table-cell>
          <table:table-cell table:number-columns-repeated="28"/>
          <table:table-cell office:value-type="float" office:value="147.43" calcext:value-type="float">
            <text:p>147.43</text:p>
          </table:table-cell>
          <table:table-cell table:number-columns-repeated="37"/>
          <table:table-cell office:value-type="float" office:value="147.43" calcext:value-type="float">
            <text:p>147.43</text:p>
          </table:table-cell>
          <table:table-cell table:number-columns-repeated="20"/>
          <table:table-cell office:value-type="float" office:value="147.43" calcext:value-type="float">
            <text:p>147.43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LSK</text:p>
          </table:table-cell>
          <table:table-cell table:number-columns-repeated="28"/>
          <table:table-cell office:value-type="float" office:value="0.99118847" calcext:value-type="float">
            <text:p>0.99118847</text:p>
          </table:table-cell>
          <table:table-cell table:number-columns-repeated="36"/>
          <table:table-cell table:number-columns-repeated="2" office:value-type="float" office:value="0.99118847" calcext:value-type="float">
            <text:p>0.99118847</text:p>
          </table:table-cell>
          <table:table-cell table:number-columns-repeated="33"/>
          <table:table-cell office:value-type="string" calcext:value-type="string">
            <text:p>\ \ \ 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HSR</text:p>
          </table:table-cell>
          <table:table-cell table:number-columns-repeated="28"/>
          <table:table-cell office:value-type="float" office:value="1.1481609" calcext:value-type="float">
            <text:p>1.1481609</text:p>
          </table:table-cell>
          <table:table-cell table:number-columns-repeated="37"/>
          <table:table-cell office:value-type="float" office:value="1.1481609" calcext:value-type="float">
            <text:p>1.1481609</text:p>
          </table:table-cell>
          <table:table-cell table:number-columns-repeated="34"/>
          <table:table-cell office:value-type="string" calcext:value-type="string">
            <text:p>\ \ \ 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NULS</text:p>
          </table:table-cell>
          <table:table-cell table:number-columns-repeated="28"/>
          <table:table-cell office:value-type="float" office:value="2.535" calcext:value-type="float">
            <text:p>2.535</text:p>
          </table:table-cell>
          <table:table-cell table:number-columns-repeated="36"/>
          <table:table-cell table:number-columns-repeated="2" office:value-type="float" office:value="2.535" calcext:value-type="float">
            <text:p>2.535</text:p>
          </table:table-cell>
          <table:table-cell table:number-columns-repeated="35"/>
          <table:table-cell office:value-type="string" calcext:value-type="string">
            <text:p>\ \ \ 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SYS</text:p>
          </table:table-cell>
          <table:table-cell table:number-columns-repeated="28"/>
          <table:table-cell office:value-type="float" office:value="26.56" calcext:value-type="float">
            <text:p>26.56</text:p>
          </table:table-cell>
          <table:table-cell table:number-columns-repeated="36"/>
          <table:table-cell table:number-columns-repeated="2" office:value-type="float" office:value="26.56" calcext:value-type="float">
            <text:p>26.56</text:p>
          </table:table-cell>
          <table:table-cell table:number-columns-repeated="36"/>
          <table:table-cell office:value-type="string" calcext:value-type="string">
            <text:p>\ \ \ 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TUSD</text:p>
          </table:table-cell>
          <table:table-cell table:number-columns-repeated="28"/>
          <table:table-cell office:value-type="float" office:value="6.5667" calcext:value-type="float">
            <text:p>6.5667</text:p>
          </table:table-cell>
          <table:table-cell table:number-columns-repeated="36"/>
          <table:table-cell table:number-columns-repeated="2" office:value-type="float" office:value="6.5667" calcext:value-type="float">
            <text:p>6.5667</text:p>
          </table:table-cell>
          <table:table-cell table:number-columns-repeated="20"/>
          <table:table-cell office:value-type="float" office:value="6.5667" calcext:value-type="float">
            <text:p>6.5667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table:number-columns-repeated="28"/>
          <table:table-cell office:value-type="float" office:value="95.8" calcext:value-type="float">
            <text:p>95.8</text:p>
          </table:table-cell>
          <table:table-cell table:number-columns-repeated="37"/>
          <table:table-cell office:value-type="float" office:value="95.8" calcext:value-type="float">
            <text:p>95.8</text:p>
          </table:table-cell>
          <table:table-cell table:number-columns-repeated="38"/>
          <table:table-cell office:value-type="string" calcext:value-type="string">
            <text:p>\ \ \ 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GAS</text:p>
          </table:table-cell>
          <table:table-cell table:number-columns-repeated="28"/>
          <table:table-cell office:value-type="float" office:value="0.477388" calcext:value-type="float">
            <text:p>0.477388</text:p>
          </table:table-cell>
          <table:table-cell table:number-columns-repeated="77"/>
          <table:table-cell office:value-type="string" calcext:value-type="string">
            <text:p>\ \ \ 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WABI</text:p>
          </table:table-cell>
          <table:table-cell table:number-columns-repeated="28"/>
          <table:table-cell office:value-type="float" office:value="14" calcext:value-type="float">
            <text:p>14</text:p>
          </table:table-cell>
          <table:table-cell table:number-columns-repeated="36"/>
          <table:table-cell table:number-columns-repeated="2" office:value-type="float" office:value="14" calcext:value-type="float">
            <text:p>14</text:p>
          </table:table-cell>
          <table:table-cell table:number-columns-repeated="40"/>
          <table:table-cell office:value-type="string" calcext:value-type="string">
            <text:p>\ \ \ 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LTC</text:p>
          </table:table-cell>
          <table:table-cell table:number-columns-repeated="28"/>
          <table:table-cell office:value-type="float" office:value="0.068" calcext:value-type="float">
            <text:p>0.068</text:p>
          </table:table-cell>
          <table:table-cell table:number-columns-repeated="36"/>
          <table:table-cell table:number-columns-repeated="2" office:value-type="float" office:value="0.068" calcext:value-type="float">
            <text:p>0.068</text:p>
          </table:table-cell>
          <table:table-cell table:number-columns-repeated="20"/>
          <table:table-cell office:value-type="float" office:value="0.068" calcext:value-type="float">
            <text:p>0.068</text:p>
          </table:table-cell>
          <table:table-cell table:number-columns-repeated="20"/>
          <table:table-cell office:value-type="string" calcext:value-type="string">
            <text:p>\ \ \ </text:p>
          </table:table-cell>
          <table:table-cell table:number-columns-repeated="35"/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STRAT</text:p>
          </table:table-cell>
          <table:table-cell table:number-columns-repeated="28"/>
          <table:table-cell office:value-type="float" office:value="2.0757" calcext:value-type="float">
            <text:p>2.0757</text:p>
          </table:table-cell>
          <table:table-cell table:number-columns-repeated="37"/>
          <table:table-cell office:value-type="float" office:value="2.0757" calcext:value-type="float">
            <text:p>2.0757</text:p>
          </table:table-cell>
          <table:table-cell table:number-columns-repeated="42"/>
          <table:table-cell office:value-type="string" calcext:value-type="string">
            <text:p>\ \ \ 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8"/>
          <table:table-cell office:value-type="float" office:value="4.6558" calcext:value-type="float">
            <text:p>4.6558</text:p>
          </table:table-cell>
          <table:table-cell table:number-columns-repeated="37"/>
          <table:table-cell office:value-type="float" office:value="4.6558" calcext:value-type="float">
            <text:p>4.6558</text:p>
          </table:table-cell>
          <table:table-cell table:number-columns-repeated="43"/>
          <table:table-cell office:value-type="string" calcext:value-type="string">
            <text:p>\ \ \ 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THETA</text:p>
          </table:table-cell>
          <table:table-cell table:number-columns-repeated="28"/>
          <table:table-cell office:value-type="float" office:value="39.65" calcext:value-type="float">
            <text:p>39.65</text:p>
          </table:table-cell>
          <table:table-cell table:number-columns-repeated="36"/>
          <table:table-cell table:number-columns-repeated="2" office:value-type="float" office:value="39.65" calcext:value-type="float">
            <text:p>39.65</text:p>
          </table:table-cell>
          <table:table-cell table:number-columns-repeated="44"/>
          <table:table-cell office:value-type="string" calcext:value-type="string">
            <text:p>\ \ \ 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ENJ</text:p>
          </table:table-cell>
          <table:table-cell table:number-columns-repeated="28"/>
          <table:table-cell office:value-type="float" office:value="81.94" calcext:value-type="float">
            <text:p>81.94</text:p>
          </table:table-cell>
          <table:table-cell table:number-columns-repeated="36"/>
          <table:table-cell table:number-columns-repeated="2" office:value-type="float" office:value="81.94" calcext:value-type="float">
            <text:p>81.94</text:p>
          </table:table-cell>
          <table:table-cell table:number-columns-repeated="45"/>
          <table:table-cell office:value-type="string" calcext:value-type="string">
            <text:p>\ \ \ 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WAN</text:p>
          </table:table-cell>
          <table:table-cell table:number-columns-repeated="28"/>
          <table:table-cell office:value-type="float" office:value="2.188848" calcext:value-type="float">
            <text:p>2.188848</text:p>
          </table:table-cell>
          <table:table-cell table:number-columns-repeated="36"/>
          <table:table-cell table:number-columns-repeated="2" office:value-type="float" office:value="2.188848" calcext:value-type="float">
            <text:p>2.188848</text:p>
          </table:table-cell>
          <table:table-cell table:number-columns-repeated="46"/>
          <table:table-cell office:value-type="string" calcext:value-type="string">
            <text:p>\ \ \ 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EVX</text:p>
          </table:table-cell>
          <table:table-cell table:number-columns-repeated="28"/>
          <table:table-cell office:value-type="float" office:value="8.3785" calcext:value-type="float">
            <text:p>8.3785</text:p>
          </table:table-cell>
          <table:table-cell table:number-columns-repeated="37"/>
          <table:table-cell office:value-type="float" office:value="8.3785" calcext:value-type="float">
            <text:p>8.3785</text:p>
          </table:table-cell>
          <table:table-cell table:number-columns-repeated="47"/>
          <table:table-cell office:value-type="string" calcext:value-type="string">
            <text:p>\ \ \ 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OAX</text:p>
          </table:table-cell>
          <table:table-cell table:number-columns-repeated="28"/>
          <table:table-cell office:value-type="float" office:value="17.4631" calcext:value-type="float">
            <text:p>17.4631</text:p>
          </table:table-cell>
          <table:table-cell table:number-columns-repeated="37"/>
          <table:table-cell office:value-type="float" office:value="17.4631" calcext:value-type="float">
            <text:p>17.4631</text:p>
          </table:table-cell>
          <table:table-cell table:number-columns-repeated="48"/>
          <table:table-cell office:value-type="string" calcext:value-type="string">
            <text:p>\ \ \ 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NXS</text:p>
          </table:table-cell>
          <table:table-cell table:number-columns-repeated="28"/>
          <table:table-cell office:value-type="float" office:value="4.4857" calcext:value-type="float">
            <text:p>4.4857</text:p>
          </table:table-cell>
          <table:table-cell table:number-columns-repeated="36"/>
          <table:table-cell table:number-columns-repeated="2" office:value-type="float" office:value="4.4857" calcext:value-type="float">
            <text:p>4.4857</text:p>
          </table:table-cell>
          <table:table-cell table:number-columns-repeated="49"/>
          <table:table-cell office:value-type="string" calcext:value-type="string">
            <text:p>\ \ \ 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GRS</text:p>
          </table:table-cell>
          <table:table-cell table:number-columns-repeated="28"/>
          <table:table-cell office:value-type="float" office:value="8.5245" calcext:value-type="float">
            <text:p>8.5245</text:p>
          </table:table-cell>
          <table:table-cell table:number-columns-repeated="37"/>
          <table:table-cell office:value-type="float" office:value="8.5245" calcext:value-type="float">
            <text:p>8.5245</text:p>
          </table:table-cell>
          <table:table-cell table:number-columns-repeated="50"/>
          <table:table-cell office:value-type="string" calcext:value-type="string">
            <text:p>\ \ \ 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LEND</text:p>
          </table:table-cell>
          <table:table-cell table:number-columns-repeated="28"/>
          <table:table-cell office:value-type="float" office:value="197" calcext:value-type="float">
            <text:p>197</text:p>
          </table:table-cell>
          <table:table-cell table:number-columns-repeated="37"/>
          <table:table-cell office:value-type="float" office:value="197" calcext:value-type="float">
            <text:p>197</text:p>
          </table:table-cell>
          <table:table-cell table:number-columns-repeated="51"/>
          <table:table-cell office:value-type="string" calcext:value-type="string">
            <text:p>\ \ \ 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LT</text:p>
          </table:table-cell>
          <table:table-cell table:number-columns-repeated="28"/>
          <table:table-cell office:value-type="float" office:value="56.92" calcext:value-type="float">
            <text:p>56.92</text:p>
          </table:table-cell>
          <table:table-cell table:number-columns-repeated="36"/>
          <table:table-cell table:number-columns-repeated="2" office:value-type="float" office:value="56.92" calcext:value-type="float">
            <text:p>56.92</text:p>
          </table:table-cell>
          <table:table-cell table:number-columns-repeated="52"/>
          <table:table-cell office:value-type="string" calcext:value-type="string">
            <text:p>\ \ \ 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INS</text:p>
          </table:table-cell>
          <table:table-cell table:number-columns-repeated="28"/>
          <table:table-cell office:value-type="float" office:value="8.9874" calcext:value-type="float">
            <text:p>8.9874</text:p>
          </table:table-cell>
          <table:table-cell table:number-columns-repeated="37"/>
          <table:table-cell office:value-type="float" office:value="8.9874" calcext:value-type="float">
            <text:p>8.9874</text:p>
          </table:table-cell>
          <table:table-cell table:number-columns-repeated="53"/>
          <table:table-cell office:value-type="string" calcext:value-type="string">
            <text:p>\ \ \ 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XLM</text:p>
          </table:table-cell>
          <table:table-cell table:number-columns-repeated="28"/>
          <table:table-cell office:value-type="float" office:value="28.0156" calcext:value-type="float">
            <text:p>28.0156</text:p>
          </table:table-cell>
          <table:table-cell table:number-columns-repeated="36"/>
          <table:table-cell table:number-columns-repeated="2" office:value-type="float" office:value="28.0156" calcext:value-type="float">
            <text:p>28.0156</text:p>
          </table:table-cell>
          <table:table-cell table:number-columns-repeated="20"/>
          <table:table-cell office:value-type="float" office:value="28.0156" calcext:value-type="float">
            <text:p>28.0156</text:p>
          </table:table-cell>
          <table:table-cell table:number-columns-repeated="33"/>
          <table:table-cell office:value-type="string" calcext:value-type="string">
            <text:p>\ \ \ 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LINK</text:p>
          </table:table-cell>
          <table:table-cell table:number-columns-repeated="28"/>
          <table:table-cell office:value-type="float" office:value="28.69" calcext:value-type="float">
            <text:p>28.69</text:p>
          </table:table-cell>
          <table:table-cell table:number-columns-repeated="37"/>
          <table:table-cell office:value-type="float" office:value="28.69" calcext:value-type="float">
            <text:p>28.69</text:p>
          </table:table-cell>
          <table:table-cell table:number-columns-repeated="55"/>
          <table:table-cell office:value-type="string" calcext:value-type="string">
            <text:p>\ \ \ 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RPX</text:p>
          </table:table-cell>
          <table:table-cell table:number-columns-repeated="28"/>
          <table:table-cell office:value-type="float" office:value="165" calcext:value-type="float">
            <text:p>165</text:p>
          </table:table-cell>
          <table:table-cell table:number-columns-repeated="36"/>
          <table:table-cell table:number-columns-repeated="2" office:value-type="float" office:value="165" calcext:value-type="float">
            <text:p>165</text:p>
          </table:table-cell>
          <table:table-cell table:number-columns-repeated="56"/>
          <table:table-cell office:value-type="string" calcext:value-type="string">
            <text:p>\ \ \ 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QTUM</text:p>
          </table:table-cell>
          <table:table-cell table:number-columns-repeated="28"/>
          <table:table-cell office:value-type="float" office:value="0.610092" calcext:value-type="float">
            <text:p>0.610092</text:p>
          </table:table-cell>
          <table:table-cell table:number-columns-repeated="36"/>
          <table:table-cell table:number-columns-repeated="2" office:value-type="float" office:value="0.610092" calcext:value-type="float">
            <text:p>0.610092</text:p>
          </table:table-cell>
          <table:table-cell table:number-columns-repeated="20"/>
          <table:table-cell office:value-type="float" office:value="0.610092" calcext:value-type="float">
            <text:p>0.610092</text:p>
          </table:table-cell>
          <table:table-cell table:number-columns-repeated="36"/>
          <table:table-cell office:value-type="string" calcext:value-type="string">
            <text:p>\ \ \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OD</text:p>
          </table:table-cell>
          <table:table-cell table:number-columns-repeated="28"/>
          <table:table-cell office:value-type="float" office:value="5.611294" calcext:value-type="float">
            <text:p>5.611294</text:p>
          </table:table-cell>
          <table:table-cell table:number-columns-repeated="37"/>
          <table:table-cell office:value-type="float" office:value="5.611294" calcext:value-type="float">
            <text:p>5.611294</text:p>
          </table:table-cell>
          <table:table-cell table:number-columns-repeated="58"/>
          <table:table-cell office:value-type="string" calcext:value-type="string">
            <text:p>\ \ \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GI</text:p>
          </table:table-cell>
          <table:table-cell table:number-columns-repeated="28"/>
          <table:table-cell office:value-type="float" office:value="57.51" calcext:value-type="float">
            <text:p>57.51</text:p>
          </table:table-cell>
          <table:table-cell table:number-columns-repeated="36"/>
          <table:table-cell table:number-columns-repeated="2" office:value-type="float" office:value="57.51" calcext:value-type="float">
            <text:p>57.51</text:p>
          </table:table-cell>
          <table:table-cell table:number-columns-repeated="59"/>
          <table:table-cell office:value-type="string" calcext:value-type="string">
            <text:p>\ \ \ 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UN</text:p>
          </table:table-cell>
          <table:table-cell table:number-columns-repeated="28"/>
          <table:table-cell office:value-type="float" office:value="0.772899" calcext:value-type="float">
            <text:p>0.772899</text:p>
          </table:table-cell>
          <table:table-cell table:number-columns-repeated="37"/>
          <table:table-cell office:value-type="float" office:value="0.772899" calcext:value-type="float">
            <text:p>0.772899</text:p>
          </table:table-cell>
          <table:table-cell table:number-columns-repeated="60"/>
          <table:table-cell office:value-type="string" calcext:value-type="string">
            <text:p>\ \ \ 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EOS</text:p>
          </table:table-cell>
          <table:table-cell table:number-columns-repeated="28"/>
          <table:table-cell office:value-type="float" office:value="0.597766" calcext:value-type="float">
            <text:p>0.597766</text:p>
          </table:table-cell>
          <table:table-cell table:number-columns-repeated="36"/>
          <table:table-cell table:number-columns-repeated="2" office:value-type="float" office:value="0.597766" calcext:value-type="float">
            <text:p>0.597766</text:p>
          </table:table-cell>
          <table:table-cell table:number-columns-repeated="20"/>
          <table:table-cell office:value-type="float" office:value="0.597766" calcext:value-type="float">
            <text:p>0.597766</text:p>
          </table:table-cell>
          <table:table-cell table:number-columns-repeated="40"/>
          <table:table-cell office:value-type="string" calcext:value-type="string">
            <text:p>\ \ \ 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BQX</text:p>
          </table:table-cell>
          <table:table-cell table:number-columns-repeated="28"/>
          <table:table-cell office:value-type="float" office:value="3.575122" calcext:value-type="float">
            <text:p>3.575122</text:p>
          </table:table-cell>
          <table:table-cell table:number-columns-repeated="37"/>
          <table:table-cell office:value-type="float" office:value="3.575122" calcext:value-type="float">
            <text:p>3.575122</text:p>
          </table:table-cell>
          <table:table-cell table:number-columns-repeated="62"/>
          <table:table-cell office:value-type="string" calcext:value-type="string">
            <text:p>\ \ \ 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NCASH</text:p>
          </table:table-cell>
          <table:table-cell table:number-columns-repeated="28"/>
          <table:table-cell office:value-type="float" office:value="434.32" calcext:value-type="float">
            <text:p>434.32</text:p>
          </table:table-cell>
          <table:table-cell table:number-columns-repeated="36"/>
          <table:table-cell table:number-columns-repeated="2" office:value-type="float" office:value="434.32" calcext:value-type="float">
            <text:p>434.32</text:p>
          </table:table-cell>
          <table:table-cell table:number-columns-repeated="63"/>
          <table:table-cell office:value-type="string" calcext:value-type="string">
            <text:p>\ \ \ 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VIB</text:p>
          </table:table-cell>
          <table:table-cell table:number-columns-repeated="28"/>
          <table:table-cell office:value-type="float" office:value="69.7328" calcext:value-type="float">
            <text:p>69.7328</text:p>
          </table:table-cell>
          <table:table-cell table:number-columns-repeated="37"/>
          <table:table-cell office:value-type="float" office:value="69.7328" calcext:value-type="float">
            <text:p>69.7328</text:p>
          </table:table-cell>
          <table:table-cell table:number-columns-repeated="64"/>
          <table:table-cell office:value-type="string" calcext:value-type="string">
            <text:p>\ \ \ 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IA</text:p>
          </table:table-cell>
          <table:table-cell table:number-columns-repeated="28"/>
          <table:table-cell office:value-type="float" office:value="5.0811" calcext:value-type="float">
            <text:p>5.0811</text:p>
          </table:table-cell>
          <table:table-cell table:number-columns-repeated="36"/>
          <table:table-cell table:number-columns-repeated="2" office:value-type="float" office:value="5.0811" calcext:value-type="float">
            <text:p>5.0811</text:p>
          </table:table-cell>
          <table:table-cell table:number-columns-repeated="65"/>
          <table:table-cell office:value-type="string" calcext:value-type="string">
            <text:p>\ \ \ 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OST</text:p>
          </table:table-cell>
          <table:table-cell table:number-columns-repeated="28"/>
          <table:table-cell office:value-type="float" office:value="70.93" calcext:value-type="float">
            <text:p>70.93</text:p>
          </table:table-cell>
          <table:table-cell table:number-columns-repeated="36"/>
          <table:table-cell table:number-columns-repeated="2" office:value-type="float" office:value="70.93" calcext:value-type="float">
            <text:p>70.93</text:p>
          </table:table-cell>
          <table:table-cell table:number-columns-repeated="66"/>
          <table:table-cell office:value-type="string" calcext:value-type="string">
            <text:p>\ \ \ 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AT</text:p>
          </table:table-cell>
          <table:table-cell table:number-columns-repeated="28"/>
          <table:table-cell office:value-type="float" office:value="27.7765" calcext:value-type="float">
            <text:p>27.7765</text:p>
          </table:table-cell>
          <table:table-cell table:number-columns-repeated="36"/>
          <table:table-cell table:number-columns-repeated="2" office:value-type="float" office:value="27.7765" calcext:value-type="float">
            <text:p>27.7765</text:p>
          </table:table-cell>
          <table:table-cell table:number-columns-repeated="67"/>
          <table:table-cell office:value-type="string" calcext:value-type="string">
            <text:p>\ \ \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RD</text:p>
          </table:table-cell>
          <table:table-cell table:number-columns-repeated="28"/>
          <table:table-cell office:value-type="float" office:value="14.95" calcext:value-type="float">
            <text:p>14.95</text:p>
          </table:table-cell>
          <table:table-cell table:number-columns-repeated="36"/>
          <table:table-cell table:number-columns-repeated="2" office:value-type="float" office:value="14.95" calcext:value-type="float">
            <text:p>14.95</text:p>
          </table:table-cell>
          <table:table-cell table:number-columns-repeated="68"/>
          <table:table-cell office:value-type="string" calcext:value-type="string">
            <text:p>\ \ \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XMR</text:p>
          </table:table-cell>
          <table:table-cell table:number-columns-repeated="28"/>
          <table:table-cell office:value-type="float" office:value="0.05156501" calcext:value-type="float">
            <text:p>0.05156501</text:p>
          </table:table-cell>
          <table:table-cell table:number-columns-repeated="37"/>
          <table:table-cell office:value-type="float" office:value="0.05156501" calcext:value-type="float">
            <text:p>0.05156501</text:p>
          </table:table-cell>
          <table:table-cell table:number-columns-repeated="69"/>
          <table:table-cell office:value-type="string" calcext:value-type="string">
            <text:p>\ \ \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IL</text:p>
          </table:table-cell>
          <table:table-cell table:number-columns-repeated="28"/>
          <table:table-cell office:value-type="float" office:value="74.08" calcext:value-type="float">
            <text:p>74.08</text:p>
          </table:table-cell>
          <table:table-cell table:number-columns-repeated="36"/>
          <table:table-cell table:number-columns-repeated="2" office:value-type="float" office:value="74.08" calcext:value-type="float">
            <text:p>74.08</text:p>
          </table:table-cell>
          <table:table-cell table:number-columns-repeated="70"/>
          <table:table-cell office:value-type="string" calcext:value-type="string">
            <text:p>\ \ \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DAX</text:p>
          </table:table-cell>
          <table:table-cell office:value-type="string" calcext:value-type="string">
            <text:p>BTC</text:p>
          </table:table-cell>
          <table:table-cell table:number-columns-repeated="28"/>
          <table:table-cell office:value-type="float" office:value="0" calcext:value-type="float">
            <text:p>0</text:p>
          </table:table-cell>
          <table:table-cell table:number-columns-repeated="109"/>
          <table:table-cell office:value-type="string" calcext:value-type="string">
            <text:p>\ \ \ </text:p>
          </table:table-cell>
          <table:table-cell table:number-columns-repeated="6" office:value-type="float" office:value="0.00300405" calcext:value-type="float">
            <text:p>0.00300405</text:p>
          </table:table-cell>
        </table:table-row>
        <table:table-row table:style-name="ro1">
          <table:table-cell/>
          <table:table-cell office:value-type="string" calcext:value-type="string">
            <text:p>EUR</text:p>
          </table:table-cell>
          <table:table-cell table:number-columns-repeated="138"/>
          <table:table-cell office:value-type="float" office:value="17.1048" calcext:value-type="float">
            <text:p>17.1048</text:p>
          </table:table-cell>
          <table:table-cell office:value-type="string" calcext:value-type="string">
            <text:p>\ \ \ </text:p>
          </table:table-cell>
          <table:table-cell/>
          <table:table-cell office:value-type="float" office:value="17.1048" calcext:value-type="float">
            <text:p>17.1048</text:p>
          </table:table-cell>
          <table:table-cell/>
          <table:table-cell table:number-columns-repeated="2" office:value-type="float" office:value="17.1048" calcext:value-type="float">
            <text:p>17.1048</text:p>
          </table:table-cell>
        </table:table-row>
        <table:table-row table:style-name="ro1">
          <table:table-cell/>
          <table:table-cell office:value-type="string" calcext:value-type="string">
            <text:p>GBP</text:p>
          </table:table-cell>
          <table:table-cell table:number-columns-repeated="138"/>
          <table:table-cell office:value-type="float" office:value="14.88591" calcext:value-type="float">
            <text:p>14.88591</text:p>
          </table:table-cell>
          <table:table-cell/>
          <table:table-cell office:value-type="string" calcext:value-type="string">
            <text:p>\ \ \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H</text:p>
          </table:table-cell>
          <table:table-cell table:number-columns-repeated="138"/>
          <table:table-cell table:number-columns-repeated="2" office:value-type="float" office:value="0.0227862" calcext:value-type="float">
            <text:p>0.0227862</text:p>
          </table:table-cell>
          <table:table-cell/>
          <table:table-cell office:value-type="string" calcext:value-type="string">
            <text:p>\ \ \ </text:p>
          </table:table-cell>
          <table:table-cell office:value-type="float" office:value="0.0227862" calcext:value-type="float">
            <text:p>0.022786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D</text:p>
          </table:table-cell>
          <table:table-cell table:number-columns-repeated="138"/>
          <table:table-cell office:value-type="float" office:value="19.7694" calcext:value-type="float">
            <text:p>19.7694</text:p>
          </table:table-cell>
          <table:table-cell table:number-columns-repeated="2"/>
          <table:table-cell office:value-type="float" office:value="19.7694" calcext:value-type="float">
            <text:p>19.7694</text:p>
          </table:table-cell>
          <table:table-cell office:value-type="string" calcext:value-type="string">
            <text:p>\ \ \ </text:p>
          </table:table-cell>
          <table:table-cell table:number-columns-repeated="2" office:value-type="float" office:value="19.7694" calcext:value-type="float">
            <text:p>19.7694</text:p>
          </table:table-cell>
        </table:table-row>
        <table:table-row table:style-name="ro1">
          <table:table-cell/>
          <table:table-cell office:value-type="string" calcext:value-type="string">
            <text:p>ETH</text:p>
          </table:table-cell>
          <table:table-cell table:number-columns-repeated="66"/>
          <table:table-cell office:value-type="float" office:value="0" calcext:value-type="float">
            <text:p>0</text:p>
          </table:table-cell>
          <table:table-cell table:number-columns-repeated="71"/>
          <table:table-cell table:number-columns-repeated="2" office:value-type="float" office:value="0.03993" calcext:value-type="float">
            <text:p>0.03993</text:p>
          </table:table-cell>
          <table:table-cell table:number-columns-repeated="2"/>
          <table:table-cell office:value-type="float" office:value="0.03993" calcext:value-type="float">
            <text:p>0.0399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TC</text:p>
          </table:table-cell>
          <table:table-cell table:number-columns-repeated="108"/>
          <table:table-cell office:value-type="float" office:value="0" calcext:value-type="float">
            <text:p>0</text:p>
          </table:table-cell>
          <table:table-cell table:number-columns-repeated="29"/>
          <table:table-cell table:number-columns-repeated="2" office:value-type="float" office:value="0.204" calcext:value-type="float">
            <text:p>0.204</text:p>
          </table:table-cell>
          <table:table-cell table:number-columns-repeated="2"/>
          <table:table-cell office:value-type="float" office:value="0.204" calcext:value-type="float">
            <text:p>0.204</text:p>
          </table:table-cell>
          <table:table-cell table:number-columns-repeated="2"/>
        </table:table-row>
      </table:table>
      <table:table table:name="table_residuals" table:style-name="ta1">
        <table:table-column table:style-name="co1" table:default-cell-style-name="Default"/>
        <table:table-column table:style-name="co2" table:default-cell-style-name="Default"/>
        <table:table-column table:style-name="co51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4" table:number-columns-repeated="6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number-columns-repeated="2" table:default-cell-style-name="Default"/>
        <table:table-column table:style-name="co19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" table:number-columns-repeated="2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4" table:number-columns-repeated="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9" table:number-columns-repeated="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14" table:number-columns-repeated="2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9" table:number-columns-repeated="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number-columns-repeated="2" table:default-cell-style-name="Default"/>
        <table:table-column table:style-name="co13" table:default-cell-style-name="Default"/>
        <table:table-column table:style-name="co19" table:number-columns-repeated="3" table:default-cell-style-name="Default"/>
        <table:table-column table:style-name="co14" table:number-columns-repeated="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2" table:number-columns-repeated="2" table:default-cell-style-name="Default"/>
        <table:table-column table:style-name="co14" table:number-columns-repeated="2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4" table:number-columns-repeated="2" table:default-cell-style-name="Default"/>
        <table:table-column table:style-name="co19" table:number-columns-repeated="2" table:default-cell-style-name="Default"/>
        <table:table-column table:style-name="co14" table:number-columns-repeated="2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" table:default-cell-style-name="Default"/>
        <table:table-column table:style-name="co19" table:number-columns-repeated="2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54" table:default-cell-style-name="Default"/>
        <table:table-row table:style-name="ro1">
          <table:table-cell office:value-type="string" calcext:value-type="string">
            <text:p>Residual</text:p>
          </table:table-cell>
          <table:table-cell/>
          <table:table-cell office:value-type="string" calcext:value-type="string">
            <text:p>Binance</text:p>
          </table:table-cell>
          <table:table-cell table:number-columns-repeated="137"/>
          <table:table-cell office:value-type="string" calcext:value-type="string">
            <text:p>GDAX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18-06-15T02:14:40.920</text:p>
          </table:table-cell>
          <table:table-cell/>
          <table:table-cell office:value-type="string" calcext:value-type="string">
            <text:p>SKY</text:p>
          </table:table-cell>
          <table:table-cell office:value-type="string" calcext:value-type="string">
            <text:p>XEM</text:p>
          </table:table-cell>
          <table:table-cell office:value-type="string" calcext:value-type="string">
            <text:p>NA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XVG</text:p>
          </table:table-cell>
          <table:table-cell office:value-type="string" calcext:value-type="string">
            <text:p>IOTX</text:p>
          </table:table-cell>
          <table:table-cell office:value-type="string" calcext:value-type="string">
            <text:p>TNB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STEEM</text:p>
          </table:table-cell>
          <table:table-cell office:value-type="string" calcext:value-type="string">
            <text:p>AION</text:p>
          </table:table-cell>
          <table:table-cell office:value-type="string" calcext:value-type="string">
            <text:p>BCPT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VIBE</text:p>
          </table:table-cell>
          <table:table-cell office:value-type="string" calcext:value-type="string">
            <text:p>DGD</text:p>
          </table:table-cell>
          <table:table-cell office:value-type="string" calcext:value-type="string">
            <text:p>ZRX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KMD</text:p>
          </table:table-cell>
          <table:table-cell office:value-type="string" calcext:value-type="string">
            <text:p>PO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IOS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OMG</text:p>
          </table:table-cell>
          <table:table-cell office:value-type="string" calcext:value-type="string">
            <text:p>CMT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CVC</text:p>
          </table:table-cell>
          <table:table-cell office:value-type="string" calcext:value-type="string">
            <text:p>BTG</text:p>
          </table:table-cell>
          <table:table-cell office:value-type="string" calcext:value-type="string">
            <text:p>CND</text:p>
          </table:table-cell>
          <table:table-cell office:value-type="string" calcext:value-type="string">
            <text:p>ARK</text:p>
          </table:table-cell>
          <table:table-cell office:value-type="string" calcext:value-type="string">
            <text:p>TRIG</text:p>
          </table:table-cell>
          <table:table-cell office:value-type="string" calcext:value-type="string">
            <text:p>RCN</text:p>
          </table:table-cell>
          <table:table-cell office:value-type="string" calcext:value-type="string">
            <text:p>ARN</text:p>
          </table:table-cell>
          <table:table-cell office:value-type="string" calcext:value-type="string">
            <text:p>POWR</text:p>
          </table:table-cell>
          <table:table-cell office:value-type="string" calcext:value-type="string">
            <text:p>BTS</text:p>
          </table:table-cell>
          <table:table-cell office:value-type="string" calcext:value-type="string">
            <text:p>KNC</text:p>
          </table:table-cell>
          <table:table-cell office:value-type="string" calcext:value-type="string">
            <text:p>GVT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GNT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SNM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PPT</text:p>
          </table:table-cell>
          <table:table-cell office:value-type="string" calcext:value-type="string">
            <text:p>SNT</text:p>
          </table:table-cell>
          <table:table-cell office:value-type="string" calcext:value-type="string">
            <text:p>RDN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PIVX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SNGLS</text:p>
          </table:table-cell>
          <table:table-cell office:value-type="string" calcext:value-type="string">
            <text:p>NEBL</text:p>
          </table:table-cell>
          <table:table-cell office:value-type="string" calcext:value-type="string">
            <text:p>QKC</text:p>
          </table:table-cell>
          <table:table-cell office:value-type="string" calcext:value-type="string">
            <text:p>QSP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ICN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BNB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ZEC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APPC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STORJ</text:p>
          </table:table-cell>
          <table:table-cell office:value-type="string" calcext:value-type="string">
            <text:p>ICX</text:p>
          </table:table-cell>
          <table:table-cell office:value-type="string" calcext:value-type="string">
            <text:p>MTH</text:p>
          </table:table-cell>
          <table:table-cell office:value-type="string" calcext:value-type="string">
            <text:p>XZC</text:p>
          </table:table-cell>
          <table:table-cell office:value-type="string" calcext:value-type="string">
            <text:p>LOOM</text:p>
          </table:table-cell>
          <table:table-cell office:value-type="string" calcext:value-type="string">
            <text:p>ZEN</text:p>
          </table:table-cell>
          <table:table-cell office:value-type="string" calcext:value-type="string">
            <text:p>GXS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YOYO</text:p>
          </table:table-cell>
          <table:table-cell office:value-type="string" calcext:value-type="string">
            <text:p>BNT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QLC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EDO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ADX</text:p>
          </table:table-cell>
          <table:table-cell office:value-type="string" calcext:value-type="string">
            <text:p>AMB</text:p>
          </table:table-cell>
          <table:table-cell office:value-type="string" calcext:value-type="string">
            <text:p>XRP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PR</text:p>
          </table:table-cell>
          <table:table-cell office:value-type="string" calcext:value-type="string">
            <text:p>TRX</text:p>
          </table:table-cell>
          <table:table-cell office:value-type="string" calcext:value-type="string">
            <text:p>LSK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NUL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TUS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WABI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ENJ</text:p>
          </table:table-cell>
          <table:table-cell office:value-type="string" calcext:value-type="string">
            <text:p>WAN</text:p>
          </table:table-cell>
          <table:table-cell office:value-type="string" calcext:value-type="string">
            <text:p>EVX</text:p>
          </table:table-cell>
          <table:table-cell office:value-type="string" calcext:value-type="string">
            <text:p>OAX</text:p>
          </table:table-cell>
          <table:table-cell office:value-type="string" calcext:value-type="string">
            <text:p>NXS</text:p>
          </table:table-cell>
          <table:table-cell office:value-type="string" calcext:value-type="string">
            <text:p>GRS</text:p>
          </table:table-cell>
          <table:table-cell office:value-type="string" calcext:value-type="string">
            <text:p>LEND</text:p>
          </table:table-cell>
          <table:table-cell office:value-type="string" calcext:value-type="string">
            <text:p>DLT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PX</text:p>
          </table:table-cell>
          <table:table-cell office:value-type="string" calcext:value-type="string">
            <text:p>QTUM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BQX</text:p>
          </table:table-cell>
          <table:table-cell office:value-type="string" calcext:value-type="string">
            <text:p>NCASH</text:p>
          </table:table-cell>
          <table:table-cell office:value-type="string" calcext:value-type="string">
            <text:p>VIB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BRD</text:p>
          </table:table-cell>
          <table:table-cell office:value-type="string" calcext:value-type="string">
            <text:p>XMR</text:p>
          </table:table-cell>
          <table:table-cell office:value-type="string" calcext:value-type="string">
            <text:p>ZIL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BCH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LTC</text:p>
          </table:table-cell>
        </table:table-row>
        <table:table-row table:style-name="ro1">
          <table:table-cell office:value-type="string" calcext:value-type="string">
            <text:p>Binance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\ \ \ </text:p>
          </table:table-cell>
          <table:table-cell table:number-columns-repeated="27"/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XEM</text:p>
          </table:table-cell>
          <table:table-cell/>
          <table:table-cell office:value-type="string" calcext:value-type="string">
            <text:p>\ \ \ </text:p>
          </table:table-cell>
          <table:table-cell table:number-columns-repeated="26"/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NAV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25"/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GTO</text:p>
          </table:table-cell>
          <table:table-cell table:number-columns-repeated="3"/>
          <table:table-cell office:value-type="string" calcext:value-type="string">
            <text:p>\ \ \ </text:p>
          </table:table-cell>
          <table:table-cell table:number-columns-repeated="24"/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WTC</text:p>
          </table:table-cell>
          <table:table-cell table:number-columns-repeated="4"/>
          <table:table-cell office:value-type="string" calcext:value-type="string">
            <text:p>\ \ \ </text:p>
          </table:table-cell>
          <table:table-cell table:number-columns-repeated="23"/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XVG</text:p>
          </table:table-cell>
          <table:table-cell table:number-columns-repeated="5"/>
          <table:table-cell office:value-type="string" calcext:value-type="string">
            <text:p>\ \ \ </text:p>
          </table:table-cell>
          <table:table-cell table:number-columns-repeated="22"/>
          <table:table-cell office:value-type="float" office:value="1.003995" calcext:value-type="float">
            <text:p>1.003995</text:p>
          </table:table-cell>
          <table:table-cell table:number-columns-repeated="37"/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IOTX</text:p>
          </table:table-cell>
          <table:table-cell table:number-columns-repeated="6"/>
          <table:table-cell office:value-type="string" calcext:value-type="string">
            <text:p>\ \ \ </text:p>
          </table:table-cell>
          <table:table-cell table:number-columns-repeated="21"/>
          <table:table-cell office:value-type="float" office:value="1.003995" calcext:value-type="float">
            <text:p>1.003995</text:p>
          </table:table-cell>
          <table:table-cell table:number-columns-repeated="37"/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TNB</text:p>
          </table:table-cell>
          <table:table-cell table:number-columns-repeated="7"/>
          <table:table-cell office:value-type="string" calcext:value-type="string">
            <text:p>\ \ \ </text:p>
          </table:table-cell>
          <table:table-cell table:number-columns-repeated="20"/>
          <table:table-cell office:value-type="float" office:value="1.003995" calcext:value-type="float">
            <text:p>1.003995</text:p>
          </table:table-cell>
          <table:table-cell table:number-columns-repeated="37"/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DNT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19"/>
          <table:table-cell office:value-type="float" office:value="1.003995" calcext:value-type="float">
            <text:p>1.003995</text:p>
          </table:table-cell>
          <table:table-cell table:number-columns-repeated="37"/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CDT</text:p>
          </table:table-cell>
          <table:table-cell table:number-columns-repeated="9"/>
          <table:table-cell office:value-type="string" calcext:value-type="string">
            <text:p>\ \ \ </text:p>
          </table:table-cell>
          <table:table-cell table:number-columns-repeated="18"/>
          <table:table-cell office:value-type="float" office:value="1.003995" calcext:value-type="float">
            <text:p>1.003995</text:p>
          </table:table-cell>
          <table:table-cell table:number-columns-repeated="37"/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STEEM</text:p>
          </table:table-cell>
          <table:table-cell table:number-columns-repeated="10"/>
          <table:table-cell office:value-type="string" calcext:value-type="string">
            <text:p>\ \ \ </text:p>
          </table:table-cell>
          <table:table-cell table:number-columns-repeated="17"/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AION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16"/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BCPT</text:p>
          </table:table-cell>
          <table:table-cell table:number-columns-repeated="12"/>
          <table:table-cell office:value-type="string" calcext:value-type="string">
            <text:p>\ \ \ </text:p>
          </table:table-cell>
          <table:table-cell table:number-columns-repeated="15"/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TNT</text:p>
          </table:table-cell>
          <table:table-cell table:number-columns-repeated="13"/>
          <table:table-cell office:value-type="string" calcext:value-type="string">
            <text:p>\ \ \ </text:p>
          </table:table-cell>
          <table:table-cell table:number-columns-repeated="14"/>
          <table:table-cell office:value-type="float" office:value="1.003995" calcext:value-type="float">
            <text:p>1.003995</text:p>
          </table:table-cell>
          <table:table-cell table:number-columns-repeated="37"/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VIBE</text:p>
          </table:table-cell>
          <table:table-cell table:number-columns-repeated="14"/>
          <table:table-cell office:value-type="string" calcext:value-type="string">
            <text:p>\ \ \ </text:p>
          </table:table-cell>
          <table:table-cell table:number-columns-repeated="13"/>
          <table:table-cell office:value-type="float" office:value="1.003995" calcext:value-type="float">
            <text:p>1.003995</text:p>
          </table:table-cell>
          <table:table-cell table:number-columns-repeated="37"/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DGD</text:p>
          </table:table-cell>
          <table:table-cell table:number-columns-repeated="15"/>
          <table:table-cell office:value-type="string" calcext:value-type="string">
            <text:p>\ \ \ </text:p>
          </table:table-cell>
          <table:table-cell table:number-columns-repeated="12"/>
          <table:table-cell office:value-type="float" office:value="1.003995" calcext:value-type="float">
            <text:p>1.003995</text:p>
          </table:table-cell>
          <table:table-cell table:number-columns-repeated="37"/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ZRX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11"/>
          <table:table-cell office:value-type="float" office:value="1.003995" calcext:value-type="float">
            <text:p>1.003995</text:p>
          </table:table-cell>
          <table:table-cell table:number-columns-repeated="37"/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table:number-columns-repeated="17"/>
          <table:table-cell office:value-type="string" calcext:value-type="string">
            <text:p>\ \ \ </text:p>
          </table:table-cell>
          <table:table-cell table:number-columns-repeated="10"/>
          <table:table-cell office:value-type="float" office:value="1.003995" calcext:value-type="float">
            <text:p>1.003995</text:p>
          </table:table-cell>
          <table:table-cell table:number-columns-repeated="37"/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BCD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9"/>
          <table:table-cell office:value-type="float" office:value="1.003995" calcext:value-type="float">
            <text:p>1.003995</text:p>
          </table:table-cell>
          <table:table-cell table:number-columns-repeated="37"/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BCC</text:p>
          </table:table-cell>
          <table:table-cell table:number-columns-repeated="19"/>
          <table:table-cell office:value-type="string" calcext:value-type="string">
            <text:p>\ \ \ </text:p>
          </table:table-cell>
          <table:table-cell table:number-columns-repeated="8"/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20"/>
          <table:table-cell office:value-type="float" office:value="6597.67483089" calcext:value-type="float">
            <text:p>6597.67483089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KMD</text:p>
          </table:table-cell>
          <table:table-cell table:number-columns-repeated="20"/>
          <table:table-cell office:value-type="string" calcext:value-type="string">
            <text:p>\ \ \ </text:p>
          </table:table-cell>
          <table:table-cell table:number-columns-repeated="7"/>
          <table:table-cell office:value-type="float" office:value="1.003995" calcext:value-type="float">
            <text:p>1.003995</text:p>
          </table:table-cell>
          <table:table-cell table:number-columns-repeated="37"/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POA</text:p>
          </table:table-cell>
          <table:table-cell table:number-columns-repeated="21"/>
          <table:table-cell office:value-type="string" calcext:value-type="string">
            <text:p>\ \ \ </text:p>
          </table:table-cell>
          <table:table-cell table:number-columns-repeated="6"/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AE</text:p>
          </table:table-cell>
          <table:table-cell table:number-columns-repeated="22"/>
          <table:table-cell office:value-type="string" calcext:value-type="string">
            <text:p>\ \ \ </text:p>
          </table:table-cell>
          <table:table-cell table:number-columns-repeated="5"/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IOST</text:p>
          </table:table-cell>
          <table:table-cell table:number-columns-repeated="23"/>
          <table:table-cell office:value-type="string" calcext:value-type="string">
            <text:p>\ \ \ </text:p>
          </table:table-cell>
          <table:table-cell table:number-columns-repeated="4"/>
          <table:table-cell office:value-type="float" office:value="1.003995" calcext:value-type="float">
            <text:p>1.003995</text:p>
          </table:table-cell>
          <table:table-cell table:number-columns-repeated="37"/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POE</text:p>
          </table:table-cell>
          <table:table-cell table:number-columns-repeated="24"/>
          <table:table-cell office:value-type="string" calcext:value-type="string">
            <text:p>\ \ \ </text:p>
          </table:table-cell>
          <table:table-cell table:number-columns-repeated="3"/>
          <table:table-cell office:value-type="float" office:value="1.003995" calcext:value-type="float">
            <text:p>1.003995</text:p>
          </table:table-cell>
          <table:table-cell table:number-columns-repeated="37"/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OMG</text:p>
          </table:table-cell>
          <table:table-cell table:number-columns-repeated="25"/>
          <table:table-cell office:value-type="string" calcext:value-type="string">
            <text:p>\ \ \ </text:p>
          </table:table-cell>
          <table:table-cell table:number-columns-repeated="2"/>
          <table:table-cell office:value-type="float" office:value="1.003995" calcext:value-type="float">
            <text:p>1.003995</text:p>
          </table:table-cell>
          <table:table-cell table:number-columns-repeated="37"/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CMT</text:p>
          </table:table-cell>
          <table:table-cell table:number-columns-repeated="26"/>
          <table:table-cell office:value-type="string" calcext:value-type="string">
            <text:p>\ \ \ </text:p>
          </table:table-cell>
          <table:table-cell/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BCN</text:p>
          </table:table-cell>
          <table:table-cell table:number-columns-repeated="27"/>
          <table:table-cell office:value-type="string" calcext:value-type="string">
            <text:p>\ \ \ </text:p>
          </table:table-cell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BTC</text:p>
          </table:table-cell>
          <table:table-cell office:value-type="float" office:value="548.082" calcext:value-type="float">
            <text:p>548.082</text:p>
          </table:table-cell>
          <table:table-cell office:value-type="float" office:value="33260" calcext:value-type="float">
            <text:p>33260</text:p>
          </table:table-cell>
          <table:table-cell office:value-type="float" office:value="10336.127" calcext:value-type="float">
            <text:p>10336.127</text:p>
          </table:table-cell>
          <table:table-cell office:value-type="float" office:value="43230" calcext:value-type="float">
            <text:p>43230</text:p>
          </table:table-cell>
          <table:table-cell office:value-type="float" office:value="754.56912" calcext:value-type="float">
            <text:p>754.56912</text:p>
          </table:table-cell>
          <table:table-cell office:value-type="float" office:value="223270" calcext:value-type="float">
            <text:p>223270</text:p>
          </table:table-cell>
          <table:table-cell office:value-type="float" office:value="183000" calcext:value-type="float">
            <text:p>183000</text:p>
          </table:table-cell>
          <table:table-cell office:value-type="float" office:value="249000" calcext:value-type="float">
            <text:p>249000</text:p>
          </table:table-cell>
          <table:table-cell office:value-type="float" office:value="161510" calcext:value-type="float">
            <text:p>161510</text:p>
          </table:table-cell>
          <table:table-cell office:value-type="float" office:value="223000" calcext:value-type="float">
            <text:p>223000</text:p>
          </table:table-cell>
          <table:table-cell office:value-type="float" office:value="3835.5" calcext:value-type="float">
            <text:p>3835.5</text:p>
          </table:table-cell>
          <table:table-cell office:value-type="float" office:value="4290.022" calcext:value-type="float">
            <text:p>4290.022</text:p>
          </table:table-cell>
          <table:table-cell office:value-type="float" office:value="33600" calcext:value-type="float">
            <text:p>33600</text:p>
          </table:table-cell>
          <table:table-cell office:value-type="float" office:value="131000" calcext:value-type="float">
            <text:p>131000</text:p>
          </table:table-cell>
          <table:table-cell office:value-type="float" office:value="57350" calcext:value-type="float">
            <text:p>57350</text:p>
          </table:table-cell>
          <table:table-cell office:value-type="float" office:value="56.85568" calcext:value-type="float">
            <text:p>56.85568</text:p>
          </table:table-cell>
          <table:table-cell office:value-type="float" office:value="7024.7" calcext:value-type="float">
            <text:p>7024.7</text:p>
          </table:table-cell>
          <table:table-cell office:value-type="float" office:value="23850" calcext:value-type="float">
            <text:p>23850</text:p>
          </table:table-cell>
          <table:table-cell office:value-type="float" office:value="454.665" calcext:value-type="float">
            <text:p>454.665</text:p>
          </table:table-cell>
          <table:table-cell office:value-type="float" office:value="7.6395661" calcext:value-type="float">
            <text:p>7.6395661</text:p>
          </table:table-cell>
          <table:table-cell office:value-type="float" office:value="3319.658" calcext:value-type="float">
            <text:p>3319.658</text:p>
          </table:table-cell>
          <table:table-cell office:value-type="float" office:value="26780" calcext:value-type="float">
            <text:p>26780</text:p>
          </table:table-cell>
          <table:table-cell office:value-type="float" office:value="2516.9" calcext:value-type="float">
            <text:p>2516.9</text:p>
          </table:table-cell>
          <table:table-cell office:value-type="float" office:value="242000" calcext:value-type="float">
            <text:p>242000</text:p>
          </table:table-cell>
          <table:table-cell office:value-type="float" office:value="359000" calcext:value-type="float">
            <text:p>359000</text:p>
          </table:table-cell>
          <table:table-cell office:value-type="float" office:value="706.83" calcext:value-type="float">
            <text:p>706.83</text:p>
          </table:table-cell>
          <table:table-cell office:value-type="float" office:value="30916.3" calcext:value-type="float">
            <text:p>30916.3</text:p>
          </table:table-cell>
          <table:table-cell office:value-type="float" office:value="1500000" calcext:value-type="float">
            <text:p>1500000</text:p>
          </table:table-cell>
          <table:table-cell office:value-type="string" calcext:value-type="string">
            <text:p>\ \ \ </text:p>
          </table:table-cell>
          <table:table-cell office:value-type="float" office:value="5148.9" calcext:value-type="float">
            <text:p>5148.9</text:p>
          </table:table-cell>
          <table:table-cell office:value-type="float" office:value="32040" calcext:value-type="float">
            <text:p>32040</text:p>
          </table:table-cell>
          <table:table-cell office:value-type="float" office:value="196.165" calcext:value-type="float">
            <text:p>196.165</text:p>
          </table:table-cell>
          <table:table-cell office:value-type="float" office:value="158000" calcext:value-type="float">
            <text:p>158000</text:p>
          </table:table-cell>
          <table:table-cell office:value-type="float" office:value="3908.8" calcext:value-type="float">
            <text:p>3908.8</text:p>
          </table:table-cell>
          <table:table-cell office:value-type="float" office:value="14260" calcext:value-type="float">
            <text:p>14260</text:p>
          </table:table-cell>
          <table:table-cell office:value-type="float" office:value="110000" calcext:value-type="float">
            <text:p>110000</text:p>
          </table:table-cell>
          <table:table-cell office:value-type="float" office:value="7820.6" calcext:value-type="float">
            <text:p>7820.6</text:p>
          </table:table-cell>
          <table:table-cell office:value-type="float" office:value="25991.4" calcext:value-type="float">
            <text:p>25991.4</text:p>
          </table:table-cell>
          <table:table-cell office:value-type="float" office:value="40828.6" calcext:value-type="float">
            <text:p>40828.6</text:p>
          </table:table-cell>
          <table:table-cell office:value-type="float" office:value="6491.1" calcext:value-type="float">
            <text:p>6491.1</text:p>
          </table:table-cell>
          <table:table-cell office:value-type="float" office:value="575.044" calcext:value-type="float">
            <text:p>575.044</text:p>
          </table:table-cell>
          <table:table-cell office:value-type="float" office:value="23520" calcext:value-type="float">
            <text:p>23520</text:p>
          </table:table-cell>
          <table:table-cell office:value-type="float" office:value="138130" calcext:value-type="float">
            <text:p>138130</text:p>
          </table:table-cell>
          <table:table-cell office:value-type="float" office:value="6279.867" calcext:value-type="float">
            <text:p>6279.867</text:p>
          </table:table-cell>
          <table:table-cell office:value-type="float" office:value="17320" calcext:value-type="float">
            <text:p>17320</text:p>
          </table:table-cell>
          <table:table-cell office:value-type="float" office:value="477517.8" calcext:value-type="float">
            <text:p>477517.8</text:p>
          </table:table-cell>
          <table:table-cell office:value-type="float" office:value="21730" calcext:value-type="float">
            <text:p>21730</text:p>
          </table:table-cell>
          <table:table-cell office:value-type="float" office:value="47571.9" calcext:value-type="float">
            <text:p>47571.9</text:p>
          </table:table-cell>
          <table:table-cell office:value-type="float" office:value="1081.9" calcext:value-type="float">
            <text:p>1081.9</text:p>
          </table:table-cell>
          <table:table-cell office:value-type="float" office:value="749.172" calcext:value-type="float">
            <text:p>749.172</text:p>
          </table:table-cell>
          <table:table-cell office:value-type="float" office:value="86380.3" calcext:value-type="float">
            <text:p>86380.3</text:p>
          </table:table-cell>
          <table:table-cell office:value-type="float" office:value="6778.3" calcext:value-type="float">
            <text:p>6778.3</text:p>
          </table:table-cell>
          <table:table-cell office:value-type="float" office:value="256080" calcext:value-type="float">
            <text:p>256080</text:p>
          </table:table-cell>
          <table:table-cell office:value-type="float" office:value="2424.4" calcext:value-type="float">
            <text:p>2424.4</text:p>
          </table:table-cell>
          <table:table-cell office:value-type="float" office:value="34860" calcext:value-type="float">
            <text:p>34860</text:p>
          </table:table-cell>
          <table:table-cell office:value-type="float" office:value="1171.2" calcext:value-type="float">
            <text:p>1171.2</text:p>
          </table:table-cell>
          <table:table-cell office:value-type="float" office:value="67680" calcext:value-type="float">
            <text:p>67680</text:p>
          </table:table-cell>
          <table:table-cell office:value-type="float" office:value="150480" calcext:value-type="float">
            <text:p>150480</text:p>
          </table:table-cell>
          <table:table-cell office:value-type="float" office:value="1327.13072" calcext:value-type="float">
            <text:p>1327.13072</text:p>
          </table:table-cell>
          <table:table-cell office:value-type="float" office:value="46330" calcext:value-type="float">
            <text:p>46330</text:p>
          </table:table-cell>
          <table:table-cell office:value-type="float" office:value="68230" calcext:value-type="float">
            <text:p>68230</text:p>
          </table:table-cell>
          <table:table-cell office:value-type="float" office:value="5264.344" calcext:value-type="float">
            <text:p>5264.344</text:p>
          </table:table-cell>
          <table:table-cell office:value-type="float" office:value="290000" calcext:value-type="float">
            <text:p>290000</text:p>
          </table:table-cell>
          <table:table-cell office:value-type="float" office:value="9326.541" calcext:value-type="float">
            <text:p>9326.541</text:p>
          </table:table-cell>
          <table:table-cell office:value-type="float" office:value="478.755" calcext:value-type="float">
            <text:p>478.755</text:p>
          </table:table-cell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office:value-type="float" office:value="1304.3" calcext:value-type="float">
            <text:p>1304.3</text:p>
          </table:table-cell>
          <table:table-cell office:value-type="float" office:value="166.61" calcext:value-type="float">
            <text:p>166.61</text:p>
          </table:table-cell>
          <table:table-cell office:value-type="float" office:value="33.62583" calcext:value-type="float">
            <text:p>33.62583</text:p>
          </table:table-cell>
          <table:table-cell office:value-type="float" office:value="17710" calcext:value-type="float">
            <text:p>17710</text:p>
          </table:table-cell>
          <table:table-cell office:value-type="float" office:value="28410" calcext:value-type="float">
            <text:p>28410</text:p>
          </table:table-cell>
          <table:table-cell office:value-type="float" office:value="198.7122" calcext:value-type="float">
            <text:p>198.7122</text:p>
          </table:table-cell>
          <table:table-cell office:value-type="float" office:value="2259.1" calcext:value-type="float">
            <text:p>2259.1</text:p>
          </table:table-cell>
          <table:table-cell office:value-type="float" office:value="39740" calcext:value-type="float">
            <text:p>39740</text:p>
          </table:table-cell>
          <table:table-cell office:value-type="float" office:value="9785.3" calcext:value-type="float">
            <text:p>9785.3</text:p>
          </table:table-cell>
          <table:table-cell office:value-type="float" office:value="70730" calcext:value-type="float">
            <text:p>70730</text:p>
          </table:table-cell>
          <table:table-cell office:value-type="float" office:value="11280" calcext:value-type="float">
            <text:p>11280</text:p>
          </table:table-cell>
          <table:table-cell office:value-type="float" office:value="3029.2" calcext:value-type="float">
            <text:p>3029.2</text:p>
          </table:table-cell>
          <table:table-cell office:value-type="float" office:value="132000" calcext:value-type="float">
            <text:p>132000</text:p>
          </table:table-cell>
          <table:table-cell office:value-type="float" office:value="317.83301" calcext:value-type="float">
            <text:p>317.83301</text:p>
          </table:table-cell>
          <table:table-cell office:value-type="float" office:value="28990" calcext:value-type="float">
            <text:p>28990</text:p>
          </table:table-cell>
          <table:table-cell office:value-type="float" office:value="330.257" calcext:value-type="float">
            <text:p>330.257</text:p>
          </table:table-cell>
          <table:table-cell office:value-type="float" office:value="2056.5" calcext:value-type="float">
            <text:p>2056.5</text:p>
          </table:table-cell>
          <table:table-cell office:value-type="float" office:value="3424.3" calcext:value-type="float">
            <text:p>3424.3</text:p>
          </table:table-cell>
          <table:table-cell office:value-type="float" office:value="86656.6" calcext:value-type="float">
            <text:p>86656.6</text:p>
          </table:table-cell>
          <table:table-cell office:value-type="float" office:value="1973.535" calcext:value-type="float">
            <text:p>1973.535</text:p>
          </table:table-cell>
          <table:table-cell office:value-type="float" office:value="6597.67483089" calcext:value-type="float">
            <text:p>6597.67483089</text:p>
          </table:table-cell>
          <table:table-cell office:value-type="float" office:value="78170" calcext:value-type="float">
            <text:p>78170</text:p>
          </table:table-cell>
          <table:table-cell office:value-type="float" office:value="11800" calcext:value-type="float">
            <text:p>11800</text:p>
          </table:table-cell>
          <table:table-cell office:value-type="float" office:value="24.55723" calcext:value-type="float">
            <text:p>24.55723</text:p>
          </table:table-cell>
          <table:table-cell office:value-type="float" office:value="2386.4" calcext:value-type="float">
            <text:p>2386.4</text:p>
          </table:table-cell>
          <table:table-cell office:value-type="float" office:value="5804.3" calcext:value-type="float">
            <text:p>5804.3</text:p>
          </table:table-cell>
          <table:table-cell office:value-type="float" office:value="1866.8" calcext:value-type="float">
            <text:p>1866.8</text:p>
          </table:table-cell>
          <table:table-cell office:value-type="float" office:value="16430" calcext:value-type="float">
            <text:p>16430</text:p>
          </table:table-cell>
          <table:table-cell office:value-type="float" office:value="21200" calcext:value-type="float">
            <text:p>21200</text:p>
          </table:table-cell>
          <table:table-cell office:value-type="float" office:value="12060" calcext:value-type="float">
            <text:p>12060</text:p>
          </table:table-cell>
          <table:table-cell office:value-type="float" office:value="162000" calcext:value-type="float">
            <text:p>162000</text:p>
          </table:table-cell>
          <table:table-cell office:value-type="float" office:value="125029.4" calcext:value-type="float">
            <text:p>125029.4</text:p>
          </table:table-cell>
          <table:table-cell office:value-type="float" office:value="147430" calcext:value-type="float">
            <text:p>147430</text:p>
          </table:table-cell>
          <table:table-cell office:value-type="float" office:value="991.18847" calcext:value-type="float">
            <text:p>991.18847</text:p>
          </table:table-cell>
          <table:table-cell office:value-type="float" office:value="1148.1609" calcext:value-type="float">
            <text:p>1148.1609</text:p>
          </table:table-cell>
          <table:table-cell office:value-type="float" office:value="2535" calcext:value-type="float">
            <text:p>2535</text:p>
          </table:table-cell>
          <table:table-cell office:value-type="float" office:value="26560" calcext:value-type="float">
            <text:p>26560</text:p>
          </table:table-cell>
          <table:table-cell office:value-type="float" office:value="6566.7" calcext:value-type="float">
            <text:p>6566.7</text:p>
          </table:table-cell>
          <table:table-cell office:value-type="float" office:value="95800" calcext:value-type="float">
            <text:p>95800</text:p>
          </table:table-cell>
          <table:table-cell office:value-type="float" office:value="477.388" calcext:value-type="float">
            <text:p>477.388</text:p>
          </table:table-cell>
          <table:table-cell office:value-type="float" office:value="14000" calcext:value-type="float">
            <text:p>14000</text:p>
          </table:table-cell>
          <table:table-cell office:value-type="float" office:value="68" calcext:value-type="float">
            <text:p>68</text:p>
          </table:table-cell>
          <table:table-cell office:value-type="float" office:value="2075.7" calcext:value-type="float">
            <text:p>2075.7</text:p>
          </table:table-cell>
          <table:table-cell office:value-type="float" office:value="4655.8" calcext:value-type="float">
            <text:p>4655.8</text:p>
          </table:table-cell>
          <table:table-cell office:value-type="float" office:value="39650" calcext:value-type="float">
            <text:p>39650</text:p>
          </table:table-cell>
          <table:table-cell office:value-type="float" office:value="81940" calcext:value-type="float">
            <text:p>81940</text:p>
          </table:table-cell>
          <table:table-cell office:value-type="float" office:value="2188.848" calcext:value-type="float">
            <text:p>2188.848</text:p>
          </table:table-cell>
          <table:table-cell office:value-type="float" office:value="8378.5" calcext:value-type="float">
            <text:p>8378.5</text:p>
          </table:table-cell>
          <table:table-cell office:value-type="float" office:value="17463.1" calcext:value-type="float">
            <text:p>17463.1</text:p>
          </table:table-cell>
          <table:table-cell office:value-type="float" office:value="4485.7" calcext:value-type="float">
            <text:p>4485.7</text:p>
          </table:table-cell>
          <table:table-cell office:value-type="float" office:value="8524.5" calcext:value-type="float">
            <text:p>8524.5</text:p>
          </table:table-cell>
          <table:table-cell office:value-type="float" office:value="197000" calcext:value-type="float">
            <text:p>197000</text:p>
          </table:table-cell>
          <table:table-cell office:value-type="float" office:value="56920" calcext:value-type="float">
            <text:p>56920</text:p>
          </table:table-cell>
          <table:table-cell office:value-type="float" office:value="8987.4" calcext:value-type="float">
            <text:p>8987.4</text:p>
          </table:table-cell>
          <table:table-cell office:value-type="float" office:value="28015.6" calcext:value-type="float">
            <text:p>28015.6</text:p>
          </table:table-cell>
          <table:table-cell office:value-type="float" office:value="28690" calcext:value-type="float">
            <text:p>28690</text:p>
          </table:table-cell>
          <table:table-cell office:value-type="float" office:value="165000" calcext:value-type="float">
            <text:p>165000</text:p>
          </table:table-cell>
          <table:table-cell office:value-type="float" office:value="610.092" calcext:value-type="float">
            <text:p>610.092</text:p>
          </table:table-cell>
          <table:table-cell office:value-type="float" office:value="5611.294" calcext:value-type="float">
            <text:p>5611.294</text:p>
          </table:table-cell>
          <table:table-cell office:value-type="float" office:value="57510" calcext:value-type="float">
            <text:p>57510</text:p>
          </table:table-cell>
          <table:table-cell office:value-type="float" office:value="772.899" calcext:value-type="float">
            <text:p>772.899</text:p>
          </table:table-cell>
          <table:table-cell office:value-type="float" office:value="597.766" calcext:value-type="float">
            <text:p>597.766</text:p>
          </table:table-cell>
          <table:table-cell office:value-type="float" office:value="3575.122" calcext:value-type="float">
            <text:p>3575.122</text:p>
          </table:table-cell>
          <table:table-cell office:value-type="float" office:value="434320" calcext:value-type="float">
            <text:p>434320</text:p>
          </table:table-cell>
          <table:table-cell office:value-type="float" office:value="69732.8" calcext:value-type="float">
            <text:p>69732.8</text:p>
          </table:table-cell>
          <table:table-cell office:value-type="float" office:value="5081.1" calcext:value-type="float">
            <text:p>5081.1</text:p>
          </table:table-cell>
          <table:table-cell office:value-type="float" office:value="70930" calcext:value-type="float">
            <text:p>70930</text:p>
          </table:table-cell>
          <table:table-cell office:value-type="float" office:value="27776.5" calcext:value-type="float">
            <text:p>27776.5</text:p>
          </table:table-cell>
          <table:table-cell office:value-type="float" office:value="14950" calcext:value-type="float">
            <text:p>14950</text:p>
          </table:table-cell>
          <table:table-cell office:value-type="float" office:value="51.56501" calcext:value-type="float">
            <text:p>51.56501</text:p>
          </table:table-cell>
          <table:table-cell office:value-type="float" office:value="74080" calcext:value-type="float">
            <text:p>74080</text:p>
          </table:table-cell>
          <table:table-cell office:value-type="float" office:value="1.00135" calcext:value-type="float">
            <text:p>1.0013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OTA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office:value-type="string" calcext:value-type="string">
            <text:p>\ \ \ </text:p>
          </table:table-cell>
          <table:table-cell table:number-columns-repeated="35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20"/>
          <table:table-cell office:value-type="float" office:value="6597.67483089" calcext:value-type="float">
            <text:p>6597.67483089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CVC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/>
          <table:table-cell office:value-type="string" calcext:value-type="string">
            <text:p>\ \ \ </text:p>
          </table:table-cell>
          <table:table-cell table:number-columns-repeated="34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BTG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34"/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CND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"/>
          <table:table-cell office:value-type="string" calcext:value-type="string">
            <text:p>\ \ \ </text:p>
          </table:table-cell>
          <table:table-cell table:number-columns-repeated="32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ARK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4"/>
          <table:table-cell office:value-type="string" calcext:value-type="string">
            <text:p>\ \ \ </text:p>
          </table:table-cell>
          <table:table-cell table:number-columns-repeated="32"/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TRIG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5"/>
          <table:table-cell office:value-type="string" calcext:value-type="string">
            <text:p>\ \ \ </text:p>
          </table:table-cell>
          <table:table-cell table:number-columns-repeated="30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RCN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6"/>
          <table:table-cell office:value-type="string" calcext:value-type="string">
            <text:p>\ \ \ </text:p>
          </table:table-cell>
          <table:table-cell table:number-columns-repeated="29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ARN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7"/>
          <table:table-cell office:value-type="string" calcext:value-type="string">
            <text:p>\ \ \ </text:p>
          </table:table-cell>
          <table:table-cell table:number-columns-repeated="29"/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POWR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27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BTS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9"/>
          <table:table-cell office:value-type="string" calcext:value-type="string">
            <text:p>\ \ \ </text:p>
          </table:table-cell>
          <table:table-cell table:number-columns-repeated="2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KNC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10"/>
          <table:table-cell office:value-type="string" calcext:value-type="string">
            <text:p>\ \ \ </text:p>
          </table:table-cell>
          <table:table-cell table:number-columns-repeated="26"/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GVT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25"/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WINGS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12"/>
          <table:table-cell office:value-type="string" calcext:value-type="string">
            <text:p>\ \ \ </text:p>
          </table:table-cell>
          <table:table-cell table:number-columns-repeated="24"/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CHAT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13"/>
          <table:table-cell office:value-type="string" calcext:value-type="string">
            <text:p>\ \ \ </text:p>
          </table:table-cell>
          <table:table-cell table:number-columns-repeated="23"/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RLC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14"/>
          <table:table-cell office:value-type="string" calcext:value-type="string">
            <text:p>\ \ \ </text:p>
          </table:table-cell>
          <table:table-cell table:number-columns-repeated="21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GNT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15"/>
          <table:table-cell office:value-type="string" calcext:value-type="string">
            <text:p>\ \ \ </text:p>
          </table:table-cell>
          <table:table-cell table:number-columns-repeated="20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19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BLZ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17"/>
          <table:table-cell office:value-type="string" calcext:value-type="string">
            <text:p>\ \ \ </text:p>
          </table:table-cell>
          <table:table-cell table:number-columns-repeated="18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SNM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18"/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19"/>
          <table:table-cell office:value-type="string" calcext:value-type="string">
            <text:p>\ \ \ </text:p>
          </table:table-cell>
          <table:table-cell table:number-columns-repeated="1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20"/>
          <table:table-cell office:value-type="float" office:value="6597.67483089" calcext:value-type="float">
            <text:p>6597.67483089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PPT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20"/>
          <table:table-cell office:value-type="string" calcext:value-type="string">
            <text:p>\ \ \ </text:p>
          </table:table-cell>
          <table:table-cell table:number-columns-repeated="16"/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SNT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21"/>
          <table:table-cell office:value-type="string" calcext:value-type="string">
            <text:p>\ \ \ </text:p>
          </table:table-cell>
          <table:table-cell table:number-columns-repeated="15"/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RDN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22"/>
          <table:table-cell office:value-type="string" calcext:value-type="string">
            <text:p>\ \ \ </text:p>
          </table:table-cell>
          <table:table-cell table:number-columns-repeated="13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FUN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23"/>
          <table:table-cell office:value-type="string" calcext:value-type="string">
            <text:p>\ \ \ </text:p>
          </table:table-cell>
          <table:table-cell table:number-columns-repeated="13"/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PIVX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24"/>
          <table:table-cell office:value-type="string" calcext:value-type="string">
            <text:p>\ \ \ </text:p>
          </table:table-cell>
          <table:table-cell table:number-columns-repeated="11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AST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25"/>
          <table:table-cell office:value-type="string" calcext:value-type="string">
            <text:p>\ \ \ </text:p>
          </table:table-cell>
          <table:table-cell table:number-columns-repeated="11"/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CLOAK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26"/>
          <table:table-cell office:value-type="string" calcext:value-type="string">
            <text:p>\ \ \ </text:p>
          </table:table-cell>
          <table:table-cell table:number-columns-repeated="10"/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MANA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27"/>
          <table:table-cell office:value-type="string" calcext:value-type="string">
            <text:p>\ \ \ </text:p>
          </table:table-cell>
          <table:table-cell table:number-columns-repeated="9"/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SNGLS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28"/>
          <table:table-cell office:value-type="string" calcext:value-type="string">
            <text:p>\ \ \ </text:p>
          </table:table-cell>
          <table:table-cell table:number-columns-repeated="8"/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NEBL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29"/>
          <table:table-cell office:value-type="string" calcext:value-type="string">
            <text:p>\ \ \ </text:p>
          </table:table-cell>
          <table:table-cell table:number-columns-repeated="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QKC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0"/>
          <table:table-cell office:value-type="string" calcext:value-type="string">
            <text:p>\ \ \ </text:p>
          </table:table-cell>
          <table:table-cell table:number-columns-repeated="6"/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QSP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1"/>
          <table:table-cell office:value-type="string" calcext:value-type="string">
            <text:p>\ \ \ </text:p>
          </table:table-cell>
          <table:table-cell table:number-columns-repeated="4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SALT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2"/>
          <table:table-cell office:value-type="string" calcext:value-type="string">
            <text:p>\ \ \ </text:p>
          </table:table-cell>
          <table:table-cell table:number-columns-repeated="4"/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STORM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3"/>
          <table:table-cell office:value-type="string" calcext:value-type="string">
            <text:p>\ \ \ </text:p>
          </table:table-cell>
          <table:table-cell table:number-columns-repeated="2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ICN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4"/>
          <table:table-cell office:value-type="string" calcext:value-type="string">
            <text:p>\ \ \ </text:p>
          </table:table-cell>
          <table:table-cell table:number-columns-repeated="2"/>
          <table:table-cell office:value-type="float" office:value="13.29522" calcext:value-type="float">
            <text:p>13.29522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ETC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5"/>
          <table:table-cell office:value-type="string" calcext:value-type="string">
            <text:p>\ \ \ </text:p>
          </table:table-cell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20"/>
          <table:table-cell office:value-type="float" office:value="6597.67483089" calcext:value-type="float">
            <text:p>6597.67483089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NB</text:p>
          </table:table-cell>
          <table:table-cell office:value-type="float" office:value="548.082" calcext:value-type="float">
            <text:p>548.082</text:p>
          </table:table-cell>
          <table:table-cell office:value-type="float" office:value="33260" calcext:value-type="float">
            <text:p>33260</text:p>
          </table:table-cell>
          <table:table-cell office:value-type="float" office:value="10336.127" calcext:value-type="float">
            <text:p>10336.127</text:p>
          </table:table-cell>
          <table:table-cell office:value-type="float" office:value="43230" calcext:value-type="float">
            <text:p>43230</text:p>
          </table:table-cell>
          <table:table-cell office:value-type="float" office:value="754.56912" calcext:value-type="float">
            <text:p>754.56912</text:p>
          </table:table-cell>
          <table:table-cell table:number-columns-repeated="5"/>
          <table:table-cell office:value-type="float" office:value="3835.5" calcext:value-type="float">
            <text:p>3835.5</text:p>
          </table:table-cell>
          <table:table-cell office:value-type="float" office:value="4290.022" calcext:value-type="float">
            <text:p>4290.022</text:p>
          </table:table-cell>
          <table:table-cell office:value-type="float" office:value="33600" calcext:value-type="float">
            <text:p>33600</text:p>
          </table:table-cell>
          <table:table-cell table:number-columns-repeated="6"/>
          <table:table-cell office:value-type="float" office:value="7.6395661" calcext:value-type="float">
            <text:p>7.6395661</text:p>
          </table:table-cell>
          <table:table-cell/>
          <table:table-cell office:value-type="float" office:value="26780" calcext:value-type="float">
            <text:p>26780</text:p>
          </table:table-cell>
          <table:table-cell office:value-type="float" office:value="2516.9" calcext:value-type="float">
            <text:p>2516.9</text:p>
          </table:table-cell>
          <table:table-cell table:number-columns-repeated="3"/>
          <table:table-cell office:value-type="float" office:value="30916.3" calcext:value-type="float">
            <text:p>30916.3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.003995" calcext:value-type="float">
            <text:p>1.003995</text:p>
          </table:table-cell>
          <table:table-cell office:value-type="float" office:value="5148.9" calcext:value-type="float">
            <text:p>5148.9</text:p>
          </table:table-cell>
          <table:table-cell office:value-type="float" office:value="32040" calcext:value-type="float">
            <text:p>32040</text:p>
          </table:table-cell>
          <table:table-cell/>
          <table:table-cell office:value-type="float" office:value="158000" calcext:value-type="float">
            <text:p>158000</text:p>
          </table:table-cell>
          <table:table-cell/>
          <table:table-cell office:value-type="float" office:value="14260" calcext:value-type="float">
            <text:p>14260</text:p>
          </table:table-cell>
          <table:table-cell office:value-type="float" office:value="110000" calcext:value-type="float">
            <text:p>110000</text:p>
          </table:table-cell>
          <table:table-cell/>
          <table:table-cell office:value-type="float" office:value="25991.4" calcext:value-type="float">
            <text:p>25991.4</text:p>
          </table:table-cell>
          <table:table-cell office:value-type="float" office:value="40828.6" calcext:value-type="float">
            <text:p>40828.6</text:p>
          </table:table-cell>
          <table:table-cell table:number-columns-repeated="4"/>
          <table:table-cell office:value-type="float" office:value="6279.867" calcext:value-type="float">
            <text:p>6279.867</text:p>
          </table:table-cell>
          <table:table-cell office:value-type="float" office:value="17320" calcext:value-type="float">
            <text:p>17320</text:p>
          </table:table-cell>
          <table:table-cell office:value-type="float" office:value="477517.8" calcext:value-type="float">
            <text:p>477517.8</text:p>
          </table:table-cell>
          <table:table-cell office:value-type="float" office:value="21730" calcext:value-type="float">
            <text:p>21730</text:p>
          </table:table-cell>
          <table:table-cell/>
          <table:table-cell office:value-type="float" office:value="1081.9" calcext:value-type="float">
            <text:p>1081.9</text:p>
          </table:table-cell>
          <table:table-cell table:number-columns-repeated="2"/>
          <table:table-cell office:value-type="float" office:value="6778.3" calcext:value-type="float">
            <text:p>6778.3</text:p>
          </table:table-cell>
          <table:table-cell/>
          <table:table-cell office:value-type="float" office:value="2424.4" calcext:value-type="float">
            <text:p>2424.4</text:p>
          </table:table-cell>
          <table:table-cell table:number-columns-repeated="4"/>
          <table:table-cell office:value-type="float" office:value="1327.13072" calcext:value-type="float">
            <text:p>1327.13072</text:p>
          </table:table-cell>
          <table:table-cell/>
          <table:table-cell office:value-type="float" office:value="68230" calcext:value-type="float">
            <text:p>68230</text:p>
          </table:table-cell>
          <table:table-cell/>
          <table:table-cell office:value-type="float" office:value="290000" calcext:value-type="float">
            <text:p>290000</text:p>
          </table:table-cell>
          <table:table-cell/>
          <table:table-cell office:value-type="float" office:value="478.755" calcext:value-type="float">
            <text:p>478.755</text:p>
          </table:table-cell>
          <table:table-cell office:value-type="string" calcext:value-type="string">
            <text:p>\ \ \ </text:p>
          </table:table-cell>
          <table:table-cell office:value-type="float" office:value="13.29522" calcext:value-type="float">
            <text:p>13.29522</text:p>
          </table:table-cell>
          <table:table-cell office:value-type="float" office:value="1304.3" calcext:value-type="float">
            <text:p>1304.3</text:p>
          </table:table-cell>
          <table:table-cell office:value-type="float" office:value="166.61" calcext:value-type="float">
            <text:p>166.61</text:p>
          </table:table-cell>
          <table:table-cell table:number-columns-repeated="2"/>
          <table:table-cell office:value-type="float" office:value="28410" calcext:value-type="float">
            <text:p>28410</text:p>
          </table:table-cell>
          <table:table-cell office:value-type="float" office:value="198.7122" calcext:value-type="float">
            <text:p>198.7122</text:p>
          </table:table-cell>
          <table:table-cell office:value-type="float" office:value="2259.1" calcext:value-type="float">
            <text:p>2259.1</text:p>
          </table:table-cell>
          <table:table-cell office:value-type="float" office:value="39740" calcext:value-type="float">
            <text:p>39740</text:p>
          </table:table-cell>
          <table:table-cell table:number-columns-repeated="3"/>
          <table:table-cell office:value-type="float" office:value="3029.2" calcext:value-type="float">
            <text:p>3029.2</text:p>
          </table:table-cell>
          <table:table-cell/>
          <table:table-cell office:value-type="float" office:value="317.83301" calcext:value-type="float">
            <text:p>317.83301</text:p>
          </table:table-cell>
          <table:table-cell office:value-type="float" office:value="28990" calcext:value-type="float">
            <text:p>28990</text:p>
          </table:table-cell>
          <table:table-cell office:value-type="float" office:value="330.257" calcext:value-type="float">
            <text:p>330.257</text:p>
          </table:table-cell>
          <table:table-cell table:number-columns-repeated="2"/>
          <table:table-cell office:value-type="float" office:value="86656.6" calcext:value-type="float">
            <text:p>86656.6</text:p>
          </table:table-cell>
          <table:table-cell/>
          <table:table-cell office:value-type="float" office:value="6597.67483089" calcext:value-type="float">
            <text:p>6597.67483089</text:p>
          </table:table-cell>
          <table:table-cell office:value-type="float" office:value="78170" calcext:value-type="float">
            <text:p>78170</text:p>
          </table:table-cell>
          <table:table-cell table:number-columns-repeated="2"/>
          <table:table-cell office:value-type="float" office:value="2386.4" calcext:value-type="float">
            <text:p>2386.4</text:p>
          </table:table-cell>
          <table:table-cell/>
          <table:table-cell office:value-type="float" office:value="1866.8" calcext:value-type="float">
            <text:p>1866.8</text:p>
          </table:table-cell>
          <table:table-cell office:value-type="float" office:value="16430" calcext:value-type="float">
            <text:p>16430</text:p>
          </table:table-cell>
          <table:table-cell office:value-type="float" office:value="21200" calcext:value-type="float">
            <text:p>21200</text:p>
          </table:table-cell>
          <table:table-cell office:value-type="float" office:value="12060" calcext:value-type="float">
            <text:p>12060</text:p>
          </table:table-cell>
          <table:table-cell table:number-columns-repeated="3"/>
          <table:table-cell office:value-type="float" office:value="991.18847" calcext:value-type="float">
            <text:p>991.18847</text:p>
          </table:table-cell>
          <table:table-cell/>
          <table:table-cell office:value-type="float" office:value="2535" calcext:value-type="float">
            <text:p>2535</text:p>
          </table:table-cell>
          <table:table-cell office:value-type="float" office:value="26560" calcext:value-type="float">
            <text:p>26560</text:p>
          </table:table-cell>
          <table:table-cell office:value-type="float" office:value="6566.7" calcext:value-type="float">
            <text:p>6566.7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39650" calcext:value-type="float">
            <text:p>39650</text:p>
          </table:table-cell>
          <table:table-cell office:value-type="float" office:value="81940" calcext:value-type="float">
            <text:p>81940</text:p>
          </table:table-cell>
          <table:table-cell office:value-type="float" office:value="2188.848" calcext:value-type="float">
            <text:p>2188.848</text:p>
          </table:table-cell>
          <table:table-cell table:number-columns-repeated="2"/>
          <table:table-cell office:value-type="float" office:value="4485.7" calcext:value-type="float">
            <text:p>4485.7</text:p>
          </table:table-cell>
          <table:table-cell table:number-columns-repeated="2"/>
          <table:table-cell office:value-type="float" office:value="56920" calcext:value-type="float">
            <text:p>56920</text:p>
          </table:table-cell>
          <table:table-cell/>
          <table:table-cell office:value-type="float" office:value="28015.6" calcext:value-type="float">
            <text:p>28015.6</text:p>
          </table:table-cell>
          <table:table-cell/>
          <table:table-cell office:value-type="float" office:value="165000" calcext:value-type="float">
            <text:p>165000</text:p>
          </table:table-cell>
          <table:table-cell office:value-type="float" office:value="610.092" calcext:value-type="float">
            <text:p>610.092</text:p>
          </table:table-cell>
          <table:table-cell/>
          <table:table-cell office:value-type="float" office:value="57510" calcext:value-type="float">
            <text:p>57510</text:p>
          </table:table-cell>
          <table:table-cell/>
          <table:table-cell office:value-type="float" office:value="597.766" calcext:value-type="float">
            <text:p>597.766</text:p>
          </table:table-cell>
          <table:table-cell/>
          <table:table-cell office:value-type="float" office:value="434320" calcext:value-type="float">
            <text:p>434320</text:p>
          </table:table-cell>
          <table:table-cell/>
          <table:table-cell office:value-type="float" office:value="5081.1" calcext:value-type="float">
            <text:p>5081.1</text:p>
          </table:table-cell>
          <table:table-cell office:value-type="float" office:value="70930" calcext:value-type="float">
            <text:p>70930</text:p>
          </table:table-cell>
          <table:table-cell office:value-type="float" office:value="27776.5" calcext:value-type="float">
            <text:p>27776.5</text:p>
          </table:table-cell>
          <table:table-cell office:value-type="float" office:value="14950" calcext:value-type="float">
            <text:p>14950</text:p>
          </table:table-cell>
          <table:table-cell/>
          <table:table-cell office:value-type="float" office:value="74080" calcext:value-type="float">
            <text:p>7408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H</text:p>
          </table:table-cell>
          <table:table-cell office:value-type="float" office:value="548.082" calcext:value-type="float">
            <text:p>548.082</text:p>
          </table:table-cell>
          <table:table-cell office:value-type="float" office:value="33260" calcext:value-type="float">
            <text:p>33260</text:p>
          </table:table-cell>
          <table:table-cell office:value-type="float" office:value="10336.127" calcext:value-type="float">
            <text:p>10336.127</text:p>
          </table:table-cell>
          <table:table-cell office:value-type="float" office:value="43230" calcext:value-type="float">
            <text:p>43230</text:p>
          </table:table-cell>
          <table:table-cell office:value-type="float" office:value="754.56912" calcext:value-type="float">
            <text:p>754.56912</text:p>
          </table:table-cell>
          <table:table-cell office:value-type="float" office:value="223270" calcext:value-type="float">
            <text:p>223270</text:p>
          </table:table-cell>
          <table:table-cell office:value-type="float" office:value="183000" calcext:value-type="float">
            <text:p>183000</text:p>
          </table:table-cell>
          <table:table-cell office:value-type="float" office:value="249000" calcext:value-type="float">
            <text:p>249000</text:p>
          </table:table-cell>
          <table:table-cell office:value-type="float" office:value="161510" calcext:value-type="float">
            <text:p>161510</text:p>
          </table:table-cell>
          <table:table-cell office:value-type="float" office:value="223000" calcext:value-type="float">
            <text:p>223000</text:p>
          </table:table-cell>
          <table:table-cell office:value-type="float" office:value="3835.5" calcext:value-type="float">
            <text:p>3835.5</text:p>
          </table:table-cell>
          <table:table-cell office:value-type="float" office:value="4290.022" calcext:value-type="float">
            <text:p>4290.022</text:p>
          </table:table-cell>
          <table:table-cell office:value-type="float" office:value="33600" calcext:value-type="float">
            <text:p>33600</text:p>
          </table:table-cell>
          <table:table-cell office:value-type="float" office:value="131000" calcext:value-type="float">
            <text:p>131000</text:p>
          </table:table-cell>
          <table:table-cell office:value-type="float" office:value="57350" calcext:value-type="float">
            <text:p>57350</text:p>
          </table:table-cell>
          <table:table-cell office:value-type="float" office:value="56.85568" calcext:value-type="float">
            <text:p>56.85568</text:p>
          </table:table-cell>
          <table:table-cell office:value-type="float" office:value="7024.7" calcext:value-type="float">
            <text:p>7024.7</text:p>
          </table:table-cell>
          <table:table-cell office:value-type="float" office:value="23850" calcext:value-type="float">
            <text:p>23850</text:p>
          </table:table-cell>
          <table:table-cell office:value-type="float" office:value="454.665" calcext:value-type="float">
            <text:p>454.665</text:p>
          </table:table-cell>
          <table:table-cell office:value-type="float" office:value="7.6395661" calcext:value-type="float">
            <text:p>7.6395661</text:p>
          </table:table-cell>
          <table:table-cell office:value-type="float" office:value="3319.658" calcext:value-type="float">
            <text:p>3319.658</text:p>
          </table:table-cell>
          <table:table-cell office:value-type="float" office:value="26780" calcext:value-type="float">
            <text:p>26780</text:p>
          </table:table-cell>
          <table:table-cell office:value-type="float" office:value="2516.9" calcext:value-type="float">
            <text:p>2516.9</text:p>
          </table:table-cell>
          <table:table-cell office:value-type="float" office:value="242000" calcext:value-type="float">
            <text:p>242000</text:p>
          </table:table-cell>
          <table:table-cell office:value-type="float" office:value="359000" calcext:value-type="float">
            <text:p>359000</text:p>
          </table:table-cell>
          <table:table-cell office:value-type="float" office:value="706.83" calcext:value-type="float">
            <text:p>706.83</text:p>
          </table:table-cell>
          <table:table-cell office:value-type="float" office:value="30916.3" calcext:value-type="float">
            <text:p>30916.3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.003995" calcext:value-type="float">
            <text:p>1.003995</text:p>
          </table:table-cell>
          <table:table-cell office:value-type="float" office:value="5148.9" calcext:value-type="float">
            <text:p>5148.9</text:p>
          </table:table-cell>
          <table:table-cell office:value-type="float" office:value="32040" calcext:value-type="float">
            <text:p>32040</text:p>
          </table:table-cell>
          <table:table-cell office:value-type="float" office:value="196.165" calcext:value-type="float">
            <text:p>196.165</text:p>
          </table:table-cell>
          <table:table-cell office:value-type="float" office:value="158000" calcext:value-type="float">
            <text:p>158000</text:p>
          </table:table-cell>
          <table:table-cell office:value-type="float" office:value="3908.8" calcext:value-type="float">
            <text:p>3908.8</text:p>
          </table:table-cell>
          <table:table-cell office:value-type="float" office:value="14260" calcext:value-type="float">
            <text:p>14260</text:p>
          </table:table-cell>
          <table:table-cell office:value-type="float" office:value="110000" calcext:value-type="float">
            <text:p>110000</text:p>
          </table:table-cell>
          <table:table-cell office:value-type="float" office:value="7820.6" calcext:value-type="float">
            <text:p>7820.6</text:p>
          </table:table-cell>
          <table:table-cell office:value-type="float" office:value="25991.4" calcext:value-type="float">
            <text:p>25991.4</text:p>
          </table:table-cell>
          <table:table-cell office:value-type="float" office:value="40828.6" calcext:value-type="float">
            <text:p>40828.6</text:p>
          </table:table-cell>
          <table:table-cell office:value-type="float" office:value="6491.1" calcext:value-type="float">
            <text:p>6491.1</text:p>
          </table:table-cell>
          <table:table-cell office:value-type="float" office:value="575.044" calcext:value-type="float">
            <text:p>575.044</text:p>
          </table:table-cell>
          <table:table-cell office:value-type="float" office:value="23520" calcext:value-type="float">
            <text:p>23520</text:p>
          </table:table-cell>
          <table:table-cell office:value-type="float" office:value="138130" calcext:value-type="float">
            <text:p>138130</text:p>
          </table:table-cell>
          <table:table-cell office:value-type="float" office:value="6279.867" calcext:value-type="float">
            <text:p>6279.867</text:p>
          </table:table-cell>
          <table:table-cell office:value-type="float" office:value="17320" calcext:value-type="float">
            <text:p>17320</text:p>
          </table:table-cell>
          <table:table-cell office:value-type="float" office:value="477517.8" calcext:value-type="float">
            <text:p>477517.8</text:p>
          </table:table-cell>
          <table:table-cell office:value-type="float" office:value="21730" calcext:value-type="float">
            <text:p>21730</text:p>
          </table:table-cell>
          <table:table-cell office:value-type="float" office:value="47571.9" calcext:value-type="float">
            <text:p>47571.9</text:p>
          </table:table-cell>
          <table:table-cell office:value-type="float" office:value="1081.9" calcext:value-type="float">
            <text:p>1081.9</text:p>
          </table:table-cell>
          <table:table-cell office:value-type="float" office:value="749.172" calcext:value-type="float">
            <text:p>749.172</text:p>
          </table:table-cell>
          <table:table-cell office:value-type="float" office:value="86380.3" calcext:value-type="float">
            <text:p>86380.3</text:p>
          </table:table-cell>
          <table:table-cell office:value-type="float" office:value="6778.3" calcext:value-type="float">
            <text:p>6778.3</text:p>
          </table:table-cell>
          <table:table-cell office:value-type="float" office:value="256080" calcext:value-type="float">
            <text:p>256080</text:p>
          </table:table-cell>
          <table:table-cell office:value-type="float" office:value="2424.4" calcext:value-type="float">
            <text:p>2424.4</text:p>
          </table:table-cell>
          <table:table-cell office:value-type="float" office:value="34860" calcext:value-type="float">
            <text:p>34860</text:p>
          </table:table-cell>
          <table:table-cell office:value-type="float" office:value="1171.2" calcext:value-type="float">
            <text:p>1171.2</text:p>
          </table:table-cell>
          <table:table-cell office:value-type="float" office:value="67680" calcext:value-type="float">
            <text:p>67680</text:p>
          </table:table-cell>
          <table:table-cell office:value-type="float" office:value="150480" calcext:value-type="float">
            <text:p>150480</text:p>
          </table:table-cell>
          <table:table-cell office:value-type="float" office:value="1327.13072" calcext:value-type="float">
            <text:p>1327.13072</text:p>
          </table:table-cell>
          <table:table-cell office:value-type="float" office:value="46330" calcext:value-type="float">
            <text:p>46330</text:p>
          </table:table-cell>
          <table:table-cell office:value-type="float" office:value="68230" calcext:value-type="float">
            <text:p>68230</text:p>
          </table:table-cell>
          <table:table-cell office:value-type="float" office:value="5264.344" calcext:value-type="float">
            <text:p>5264.344</text:p>
          </table:table-cell>
          <table:table-cell office:value-type="float" office:value="290000" calcext:value-type="float">
            <text:p>290000</text:p>
          </table:table-cell>
          <table:table-cell office:value-type="float" office:value="9326.541" calcext:value-type="float">
            <text:p>9326.541</text:p>
          </table:table-cell>
          <table:table-cell office:value-type="float" office:value="478.755" calcext:value-type="float">
            <text:p>478.755</text:p>
          </table:table-cell>
          <table:table-cell office:value-type="float" office:value="445.476" calcext:value-type="float">
            <text:p>445.476</text:p>
          </table:table-cell>
          <table:table-cell office:value-type="string" calcext:value-type="string">
            <text:p>\ \ \ </text:p>
          </table:table-cell>
          <table:table-cell office:value-type="float" office:value="1304.3" calcext:value-type="float">
            <text:p>1304.3</text:p>
          </table:table-cell>
          <table:table-cell office:value-type="float" office:value="166.61" calcext:value-type="float">
            <text:p>166.61</text:p>
          </table:table-cell>
          <table:table-cell office:value-type="float" office:value="33.62583" calcext:value-type="float">
            <text:p>33.62583</text:p>
          </table:table-cell>
          <table:table-cell office:value-type="float" office:value="17710" calcext:value-type="float">
            <text:p>17710</text:p>
          </table:table-cell>
          <table:table-cell office:value-type="float" office:value="28410" calcext:value-type="float">
            <text:p>28410</text:p>
          </table:table-cell>
          <table:table-cell office:value-type="float" office:value="198.7122" calcext:value-type="float">
            <text:p>198.7122</text:p>
          </table:table-cell>
          <table:table-cell office:value-type="float" office:value="2259.1" calcext:value-type="float">
            <text:p>2259.1</text:p>
          </table:table-cell>
          <table:table-cell office:value-type="float" office:value="39740" calcext:value-type="float">
            <text:p>39740</text:p>
          </table:table-cell>
          <table:table-cell office:value-type="float" office:value="9785.3" calcext:value-type="float">
            <text:p>9785.3</text:p>
          </table:table-cell>
          <table:table-cell office:value-type="float" office:value="70730" calcext:value-type="float">
            <text:p>70730</text:p>
          </table:table-cell>
          <table:table-cell office:value-type="float" office:value="11280" calcext:value-type="float">
            <text:p>11280</text:p>
          </table:table-cell>
          <table:table-cell office:value-type="float" office:value="3029.2" calcext:value-type="float">
            <text:p>3029.2</text:p>
          </table:table-cell>
          <table:table-cell office:value-type="float" office:value="132000" calcext:value-type="float">
            <text:p>132000</text:p>
          </table:table-cell>
          <table:table-cell office:value-type="float" office:value="317.83301" calcext:value-type="float">
            <text:p>317.83301</text:p>
          </table:table-cell>
          <table:table-cell office:value-type="float" office:value="28990" calcext:value-type="float">
            <text:p>28990</text:p>
          </table:table-cell>
          <table:table-cell office:value-type="float" office:value="330.257" calcext:value-type="float">
            <text:p>330.257</text:p>
          </table:table-cell>
          <table:table-cell office:value-type="float" office:value="2056.5" calcext:value-type="float">
            <text:p>2056.5</text:p>
          </table:table-cell>
          <table:table-cell office:value-type="float" office:value="3424.3" calcext:value-type="float">
            <text:p>3424.3</text:p>
          </table:table-cell>
          <table:table-cell office:value-type="float" office:value="86656.6" calcext:value-type="float">
            <text:p>86656.6</text:p>
          </table:table-cell>
          <table:table-cell office:value-type="float" office:value="1973.535" calcext:value-type="float">
            <text:p>1973.535</text:p>
          </table:table-cell>
          <table:table-cell office:value-type="float" office:value="6597.67483089" calcext:value-type="float">
            <text:p>6597.67483089</text:p>
          </table:table-cell>
          <table:table-cell office:value-type="float" office:value="78170" calcext:value-type="float">
            <text:p>78170</text:p>
          </table:table-cell>
          <table:table-cell office:value-type="float" office:value="11800" calcext:value-type="float">
            <text:p>11800</text:p>
          </table:table-cell>
          <table:table-cell office:value-type="float" office:value="24.55723" calcext:value-type="float">
            <text:p>24.55723</text:p>
          </table:table-cell>
          <table:table-cell office:value-type="float" office:value="2386.4" calcext:value-type="float">
            <text:p>2386.4</text:p>
          </table:table-cell>
          <table:table-cell office:value-type="float" office:value="5804.3" calcext:value-type="float">
            <text:p>5804.3</text:p>
          </table:table-cell>
          <table:table-cell office:value-type="float" office:value="1866.8" calcext:value-type="float">
            <text:p>1866.8</text:p>
          </table:table-cell>
          <table:table-cell office:value-type="float" office:value="16430" calcext:value-type="float">
            <text:p>16430</text:p>
          </table:table-cell>
          <table:table-cell office:value-type="float" office:value="21200" calcext:value-type="float">
            <text:p>21200</text:p>
          </table:table-cell>
          <table:table-cell office:value-type="float" office:value="12060" calcext:value-type="float">
            <text:p>12060</text:p>
          </table:table-cell>
          <table:table-cell office:value-type="float" office:value="162000" calcext:value-type="float">
            <text:p>162000</text:p>
          </table:table-cell>
          <table:table-cell office:value-type="float" office:value="125029.4" calcext:value-type="float">
            <text:p>125029.4</text:p>
          </table:table-cell>
          <table:table-cell office:value-type="float" office:value="147430" calcext:value-type="float">
            <text:p>147430</text:p>
          </table:table-cell>
          <table:table-cell office:value-type="float" office:value="991.18847" calcext:value-type="float">
            <text:p>991.18847</text:p>
          </table:table-cell>
          <table:table-cell office:value-type="float" office:value="1148.1609" calcext:value-type="float">
            <text:p>1148.1609</text:p>
          </table:table-cell>
          <table:table-cell office:value-type="float" office:value="2535" calcext:value-type="float">
            <text:p>2535</text:p>
          </table:table-cell>
          <table:table-cell office:value-type="float" office:value="26560" calcext:value-type="float">
            <text:p>26560</text:p>
          </table:table-cell>
          <table:table-cell office:value-type="float" office:value="6566.7" calcext:value-type="float">
            <text:p>6566.7</text:p>
          </table:table-cell>
          <table:table-cell office:value-type="float" office:value="95800" calcext:value-type="float">
            <text:p>95800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68" calcext:value-type="float">
            <text:p>68</text:p>
          </table:table-cell>
          <table:table-cell office:value-type="float" office:value="2075.7" calcext:value-type="float">
            <text:p>2075.7</text:p>
          </table:table-cell>
          <table:table-cell office:value-type="float" office:value="4655.8" calcext:value-type="float">
            <text:p>4655.8</text:p>
          </table:table-cell>
          <table:table-cell office:value-type="float" office:value="39650" calcext:value-type="float">
            <text:p>39650</text:p>
          </table:table-cell>
          <table:table-cell office:value-type="float" office:value="81940" calcext:value-type="float">
            <text:p>81940</text:p>
          </table:table-cell>
          <table:table-cell office:value-type="float" office:value="2188.848" calcext:value-type="float">
            <text:p>2188.848</text:p>
          </table:table-cell>
          <table:table-cell office:value-type="float" office:value="8378.5" calcext:value-type="float">
            <text:p>8378.5</text:p>
          </table:table-cell>
          <table:table-cell office:value-type="float" office:value="17463.1" calcext:value-type="float">
            <text:p>17463.1</text:p>
          </table:table-cell>
          <table:table-cell office:value-type="float" office:value="4485.7" calcext:value-type="float">
            <text:p>4485.7</text:p>
          </table:table-cell>
          <table:table-cell office:value-type="float" office:value="8524.5" calcext:value-type="float">
            <text:p>8524.5</text:p>
          </table:table-cell>
          <table:table-cell office:value-type="float" office:value="197000" calcext:value-type="float">
            <text:p>197000</text:p>
          </table:table-cell>
          <table:table-cell office:value-type="float" office:value="56920" calcext:value-type="float">
            <text:p>56920</text:p>
          </table:table-cell>
          <table:table-cell office:value-type="float" office:value="8987.4" calcext:value-type="float">
            <text:p>8987.4</text:p>
          </table:table-cell>
          <table:table-cell office:value-type="float" office:value="28015.6" calcext:value-type="float">
            <text:p>28015.6</text:p>
          </table:table-cell>
          <table:table-cell office:value-type="float" office:value="28690" calcext:value-type="float">
            <text:p>28690</text:p>
          </table:table-cell>
          <table:table-cell office:value-type="float" office:value="165000" calcext:value-type="float">
            <text:p>165000</text:p>
          </table:table-cell>
          <table:table-cell office:value-type="float" office:value="610.092" calcext:value-type="float">
            <text:p>610.092</text:p>
          </table:table-cell>
          <table:table-cell office:value-type="float" office:value="5611.294" calcext:value-type="float">
            <text:p>5611.294</text:p>
          </table:table-cell>
          <table:table-cell office:value-type="float" office:value="57510" calcext:value-type="float">
            <text:p>57510</text:p>
          </table:table-cell>
          <table:table-cell office:value-type="float" office:value="772.899" calcext:value-type="float">
            <text:p>772.899</text:p>
          </table:table-cell>
          <table:table-cell office:value-type="float" office:value="597.766" calcext:value-type="float">
            <text:p>597.766</text:p>
          </table:table-cell>
          <table:table-cell office:value-type="float" office:value="3575.122" calcext:value-type="float">
            <text:p>3575.122</text:p>
          </table:table-cell>
          <table:table-cell office:value-type="float" office:value="434320" calcext:value-type="float">
            <text:p>434320</text:p>
          </table:table-cell>
          <table:table-cell office:value-type="float" office:value="69732.8" calcext:value-type="float">
            <text:p>69732.8</text:p>
          </table:table-cell>
          <table:table-cell office:value-type="float" office:value="5081.1" calcext:value-type="float">
            <text:p>5081.1</text:p>
          </table:table-cell>
          <table:table-cell office:value-type="float" office:value="70930" calcext:value-type="float">
            <text:p>70930</text:p>
          </table:table-cell>
          <table:table-cell office:value-type="float" office:value="27776.5" calcext:value-type="float">
            <text:p>27776.5</text:p>
          </table:table-cell>
          <table:table-cell office:value-type="float" office:value="14950" calcext:value-type="float">
            <text:p>14950</text:p>
          </table:table-cell>
          <table:table-cell office:value-type="float" office:value="51.56501" calcext:value-type="float">
            <text:p>51.56501</text:p>
          </table:table-cell>
          <table:table-cell office:value-type="float" office:value="74080" calcext:value-type="float">
            <text:p>74080</text:p>
          </table:table-cell>
          <table:table-cell table:number-columns-repeated="5"/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CO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office:value-type="string" calcext:value-type="string">
            <text:p>\ \ \ </text:p>
          </table:table-cell>
          <table:table-cell table:number-columns-repeated="77"/>
        </table:table-row>
        <table:table-row table:style-name="ro1">
          <table:table-cell/>
          <table:table-cell office:value-type="string" calcext:value-type="string">
            <text:p>NEO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/>
          <table:table-cell office:value-type="string" calcext:value-type="string">
            <text:p>\ \ \ </text:p>
          </table:table-cell>
          <table:table-cell table:number-columns-repeated="18"/>
          <table:table-cell office:value-type="float" office:value="6597.67483089" calcext:value-type="float">
            <text:p>6597.67483089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ZEC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7"/>
          <table:table-cell office:value-type="float" office:value="13.29522" calcext:value-type="float">
            <text:p>13.29522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75"/>
        </table:table-row>
        <table:table-row table:style-name="ro1">
          <table:table-cell/>
          <table:table-cell office:value-type="string" calcext:value-type="string">
            <text:p>LRC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7"/>
          <table:table-cell office:value-type="float" office:value="13.29522" calcext:value-type="float">
            <text:p>13.29522</text:p>
          </table:table-cell>
          <table:table-cell table:number-columns-repeated="3"/>
          <table:table-cell office:value-type="string" calcext:value-type="string">
            <text:p>\ \ \ </text:p>
          </table:table-cell>
          <table:table-cell table:number-columns-repeated="74"/>
        </table:table-row>
        <table:table-row table:style-name="ro1">
          <table:table-cell/>
          <table:table-cell office:value-type="string" calcext:value-type="string">
            <text:p>APPC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4"/>
          <table:table-cell office:value-type="string" calcext:value-type="string">
            <text:p>\ \ \ </text:p>
          </table:table-cell>
          <table:table-cell table:number-columns-repeated="73"/>
        </table:table-row>
        <table:table-row table:style-name="ro1">
          <table:table-cell/>
          <table:table-cell office:value-type="string" calcext:value-type="string">
            <text:p>REP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5"/>
          <table:table-cell office:value-type="string" calcext:value-type="string">
            <text:p>\ \ \ 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VEN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6"/>
          <table:table-cell office:value-type="string" calcext:value-type="string">
            <text:p>\ \ \ </text:p>
          </table:table-cell>
          <table:table-cell table:number-columns-repeated="71"/>
        </table:table-row>
        <table:table-row table:style-name="ro1">
          <table:table-cell/>
          <table:table-cell office:value-type="string" calcext:value-type="string">
            <text:p>ADA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7"/>
          <table:table-cell office:value-type="string" calcext:value-type="string">
            <text:p>\ \ \ </text:p>
          </table:table-cell>
          <table:table-cell table:number-columns-repeated="12"/>
          <table:table-cell office:value-type="float" office:value="6597.67483089" calcext:value-type="float">
            <text:p>6597.67483089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ELF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7"/>
          <table:table-cell office:value-type="float" office:value="13.29522" calcext:value-type="float">
            <text:p>13.29522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69"/>
        </table:table-row>
        <table:table-row table:style-name="ro1">
          <table:table-cell/>
          <table:table-cell office:value-type="string" calcext:value-type="string">
            <text:p>REQ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7"/>
          <table:table-cell office:value-type="float" office:value="13.29522" calcext:value-type="float">
            <text:p>13.29522</text:p>
          </table:table-cell>
          <table:table-cell table:number-columns-repeated="9"/>
          <table:table-cell office:value-type="string" calcext:value-type="string">
            <text:p>\ \ \ </text:p>
          </table:table-cell>
          <table:table-cell table:number-columns-repeated="68"/>
        </table:table-row>
        <table:table-row table:style-name="ro1">
          <table:table-cell/>
          <table:table-cell office:value-type="string" calcext:value-type="string">
            <text:p>STORJ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7"/>
          <table:table-cell office:value-type="float" office:value="13.29522" calcext:value-type="float">
            <text:p>13.29522</text:p>
          </table:table-cell>
          <table:table-cell table:number-columns-repeated="10"/>
          <table:table-cell office:value-type="string" calcext:value-type="string">
            <text:p>\ \ \ </text:p>
          </table:table-cell>
          <table:table-cell table:number-columns-repeated="67"/>
        </table:table-row>
        <table:table-row table:style-name="ro1">
          <table:table-cell/>
          <table:table-cell office:value-type="string" calcext:value-type="string">
            <text:p>ICX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8"/>
          <table:table-cell office:value-type="float" office:value="6597.67483089" calcext:value-type="float">
            <text:p>6597.67483089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MTH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7"/>
          <table:table-cell office:value-type="float" office:value="13.29522" calcext:value-type="float">
            <text:p>13.29522</text:p>
          </table:table-cell>
          <table:table-cell table:number-columns-repeated="12"/>
          <table:table-cell office:value-type="string" calcext:value-type="string">
            <text:p>\ \ \ </text:p>
          </table:table-cell>
          <table:table-cell table:number-columns-repeated="65"/>
        </table:table-row>
        <table:table-row table:style-name="ro1">
          <table:table-cell/>
          <table:table-cell office:value-type="string" calcext:value-type="string">
            <text:p>XZC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13"/>
          <table:table-cell office:value-type="string" calcext:value-type="string">
            <text:p>\ \ \ </text:p>
          </table:table-cell>
          <table:table-cell table:number-columns-repeated="64"/>
        </table:table-row>
        <table:table-row table:style-name="ro1">
          <table:table-cell/>
          <table:table-cell office:value-type="string" calcext:value-type="string">
            <text:p>LOOM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14"/>
          <table:table-cell office:value-type="string" calcext:value-type="string">
            <text:p>\ \ \ </text:p>
          </table:table-cell>
          <table:table-cell table:number-columns-repeated="63"/>
        </table:table-row>
        <table:table-row table:style-name="ro1">
          <table:table-cell/>
          <table:table-cell office:value-type="string" calcext:value-type="string">
            <text:p>ZEN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15"/>
          <table:table-cell office:value-type="string" calcext:value-type="string">
            <text:p>\ \ \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XS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7"/>
          <table:table-cell office:value-type="float" office:value="13.29522" calcext:value-type="float">
            <text:p>13.29522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MTL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7"/>
          <table:table-cell office:value-type="float" office:value="13.29522" calcext:value-type="float">
            <text:p>13.29522</text:p>
          </table:table-cell>
          <table:table-cell table:number-columns-repeated="17"/>
          <table:table-cell office:value-type="string" calcext:value-type="string">
            <text:p>\ \ \ 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YOYO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BNT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7"/>
          <table:table-cell office:value-type="float" office:value="13.29522" calcext:value-type="float">
            <text:p>13.29522</text:p>
          </table:table-cell>
          <table:table-cell table:number-columns-repeated="19"/>
          <table:table-cell office:value-type="string" calcext:value-type="string">
            <text:p>\ \ \ 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USDT</text:p>
          </table:table-cell>
          <table:table-cell table:number-columns-repeated="19"/>
          <table:table-cell office:value-type="float" office:value="7.6395661" calcext:value-type="float">
            <text:p>7.6395661</text:p>
          </table:table-cell>
          <table:table-cell table:number-columns-repeated="8"/>
          <table:table-cell office:value-type="float" office:value="1.003995" calcext:value-type="float">
            <text:p>1.003995</text:p>
          </table:table-cell>
          <table:table-cell office:value-type="float" office:value="5148.9" calcext:value-type="float">
            <text:p>5148.9</text:p>
          </table:table-cell>
          <table:table-cell table:number-columns-repeated="18"/>
          <table:table-cell office:value-type="float" office:value="1081.9" calcext:value-type="float">
            <text:p>1081.9</text:p>
          </table:table-cell>
          <table:table-cell table:number-columns-repeated="15"/>
          <table:table-cell office:value-type="float" office:value="478.755" calcext:value-type="float">
            <text:p>478.755</text:p>
          </table:table-cell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/>
          <table:table-cell office:value-type="float" office:value="166.61" calcext:value-type="float">
            <text:p>166.61</text:p>
          </table:table-cell>
          <table:table-cell table:number-columns-repeated="5"/>
          <table:table-cell office:value-type="float" office:value="39740" calcext:value-type="float">
            <text:p>39740</text:p>
          </table:table-cell>
          <table:table-cell table:number-columns-repeated="3"/>
          <table:table-cell office:value-type="float" office:value="3029.2" calcext:value-type="float">
            <text:p>3029.2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8"/>
          <table:table-cell office:value-type="float" office:value="12060" calcext:value-type="float">
            <text:p>12060</text:p>
          </table:table-cell>
          <table:table-cell table:number-columns-repeated="2"/>
          <table:table-cell office:value-type="float" office:value="147430" calcext:value-type="float">
            <text:p>147430</text:p>
          </table:table-cell>
          <table:table-cell table:number-columns-repeated="4"/>
          <table:table-cell office:value-type="float" office:value="6566.7" calcext:value-type="float">
            <text:p>6566.7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12"/>
          <table:table-cell office:value-type="float" office:value="28015.6" calcext:value-type="float">
            <text:p>28015.6</text:p>
          </table:table-cell>
          <table:table-cell table:number-columns-repeated="2"/>
          <table:table-cell office:value-type="float" office:value="610.092" calcext:value-type="float">
            <text:p>610.092</text:p>
          </table:table-cell>
          <table:table-cell table:number-columns-repeated="3"/>
          <table:table-cell office:value-type="float" office:value="597.766" calcext:value-type="float">
            <text:p>597.7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QLC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21"/>
          <table:table-cell office:value-type="string" calcext:value-type="string">
            <text:p>\ \ \ 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MDA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7"/>
          <table:table-cell office:value-type="float" office:value="13.29522" calcext:value-type="float">
            <text:p>13.29522</text:p>
          </table:table-cell>
          <table:table-cell table:number-columns-repeated="22"/>
          <table:table-cell office:value-type="string" calcext:value-type="string">
            <text:p>\ \ \ 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DASH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7"/>
          <table:table-cell office:value-type="float" office:value="13.29522" calcext:value-type="float">
            <text:p>13.29522</text:p>
          </table:table-cell>
          <table:table-cell table:number-columns-repeated="23"/>
          <table:table-cell office:value-type="string" calcext:value-type="string">
            <text:p>\ \ \ 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NANO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24"/>
          <table:table-cell office:value-type="string" calcext:value-type="string">
            <text:p>\ \ \ 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EDO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7"/>
          <table:table-cell office:value-type="float" office:value="13.29522" calcext:value-type="float">
            <text:p>13.29522</text:p>
          </table:table-cell>
          <table:table-cell table:number-columns-repeated="25"/>
          <table:table-cell office:value-type="string" calcext:value-type="string">
            <text:p>\ \ \ 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WAVES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26"/>
          <table:table-cell office:value-type="string" calcext:value-type="string">
            <text:p>\ \ \ 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ADX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27"/>
          <table:table-cell office:value-type="string" calcext:value-type="string">
            <text:p>\ \ \ 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AMB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28"/>
          <table:table-cell office:value-type="string" calcext:value-type="string">
            <text:p>\ \ \ 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XRP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20"/>
          <table:table-cell office:value-type="float" office:value="6597.67483089" calcext:value-type="float">
            <text:p>6597.67483089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FUEL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7"/>
          <table:table-cell office:value-type="float" office:value="13.29522" calcext:value-type="float">
            <text:p>13.29522</text:p>
          </table:table-cell>
          <table:table-cell table:number-columns-repeated="30"/>
          <table:table-cell office:value-type="string" calcext:value-type="string">
            <text:p>\ \ \ 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WPR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7"/>
          <table:table-cell office:value-type="float" office:value="13.29522" calcext:value-type="float">
            <text:p>13.29522</text:p>
          </table:table-cell>
          <table:table-cell table:number-columns-repeated="31"/>
          <table:table-cell office:value-type="string" calcext:value-type="string">
            <text:p>\ \ \ 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TRX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7"/>
          <table:table-cell office:value-type="float" office:value="13.29522" calcext:value-type="float">
            <text:p>13.29522</text:p>
          </table:table-cell>
          <table:table-cell table:number-columns-repeated="20"/>
          <table:table-cell office:value-type="float" office:value="6597.67483089" calcext:value-type="float">
            <text:p>6597.67483089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LSK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33"/>
          <table:table-cell office:value-type="string" calcext:value-type="string">
            <text:p>\ \ \ 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HSR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7"/>
          <table:table-cell office:value-type="float" office:value="13.29522" calcext:value-type="float">
            <text:p>13.29522</text:p>
          </table:table-cell>
          <table:table-cell table:number-columns-repeated="34"/>
          <table:table-cell office:value-type="string" calcext:value-type="string">
            <text:p>\ \ \ 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NULS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35"/>
          <table:table-cell office:value-type="string" calcext:value-type="string">
            <text:p>\ \ \ 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SYS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36"/>
          <table:table-cell office:value-type="string" calcext:value-type="string">
            <text:p>\ \ \ 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TUSD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20"/>
          <table:table-cell office:value-type="float" office:value="6597.67483089" calcext:value-type="float">
            <text:p>6597.67483089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7"/>
          <table:table-cell office:value-type="float" office:value="13.29522" calcext:value-type="float">
            <text:p>13.29522</text:p>
          </table:table-cell>
          <table:table-cell table:number-columns-repeated="38"/>
          <table:table-cell office:value-type="string" calcext:value-type="string">
            <text:p>\ \ \ 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GAS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77"/>
          <table:table-cell office:value-type="string" calcext:value-type="string">
            <text:p>\ \ \ 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WABI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40"/>
          <table:table-cell office:value-type="string" calcext:value-type="string">
            <text:p>\ \ \ 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LTC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20"/>
          <table:table-cell office:value-type="float" office:value="6597.67483089" calcext:value-type="float">
            <text:p>6597.67483089</text:p>
          </table:table-cell>
          <table:table-cell table:number-columns-repeated="20"/>
          <table:table-cell office:value-type="string" calcext:value-type="string">
            <text:p>\ \ \ </text:p>
          </table:table-cell>
          <table:table-cell table:number-columns-repeated="35"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STRAT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7"/>
          <table:table-cell office:value-type="float" office:value="13.29522" calcext:value-type="float">
            <text:p>13.29522</text:p>
          </table:table-cell>
          <table:table-cell table:number-columns-repeated="42"/>
          <table:table-cell office:value-type="string" calcext:value-type="string">
            <text:p>\ \ \ 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7"/>
          <table:table-cell office:value-type="float" office:value="13.29522" calcext:value-type="float">
            <text:p>13.29522</text:p>
          </table:table-cell>
          <table:table-cell table:number-columns-repeated="43"/>
          <table:table-cell office:value-type="string" calcext:value-type="string">
            <text:p>\ \ \ 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THETA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44"/>
          <table:table-cell office:value-type="string" calcext:value-type="string">
            <text:p>\ \ \ 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ENJ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45"/>
          <table:table-cell office:value-type="string" calcext:value-type="string">
            <text:p>\ \ \ 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WAN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46"/>
          <table:table-cell office:value-type="string" calcext:value-type="string">
            <text:p>\ \ \ 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EVX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7"/>
          <table:table-cell office:value-type="float" office:value="13.29522" calcext:value-type="float">
            <text:p>13.29522</text:p>
          </table:table-cell>
          <table:table-cell table:number-columns-repeated="47"/>
          <table:table-cell office:value-type="string" calcext:value-type="string">
            <text:p>\ \ \ 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OAX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7"/>
          <table:table-cell office:value-type="float" office:value="13.29522" calcext:value-type="float">
            <text:p>13.29522</text:p>
          </table:table-cell>
          <table:table-cell table:number-columns-repeated="48"/>
          <table:table-cell office:value-type="string" calcext:value-type="string">
            <text:p>\ \ \ 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NXS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49"/>
          <table:table-cell office:value-type="string" calcext:value-type="string">
            <text:p>\ \ \ 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GRS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7"/>
          <table:table-cell office:value-type="float" office:value="13.29522" calcext:value-type="float">
            <text:p>13.29522</text:p>
          </table:table-cell>
          <table:table-cell table:number-columns-repeated="50"/>
          <table:table-cell office:value-type="string" calcext:value-type="string">
            <text:p>\ \ \ 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LEND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7"/>
          <table:table-cell office:value-type="float" office:value="13.29522" calcext:value-type="float">
            <text:p>13.29522</text:p>
          </table:table-cell>
          <table:table-cell table:number-columns-repeated="51"/>
          <table:table-cell office:value-type="string" calcext:value-type="string">
            <text:p>\ \ \ 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LT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52"/>
          <table:table-cell office:value-type="string" calcext:value-type="string">
            <text:p>\ \ \ 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INS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7"/>
          <table:table-cell office:value-type="float" office:value="13.29522" calcext:value-type="float">
            <text:p>13.29522</text:p>
          </table:table-cell>
          <table:table-cell table:number-columns-repeated="53"/>
          <table:table-cell office:value-type="string" calcext:value-type="string">
            <text:p>\ \ \ 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XLM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20"/>
          <table:table-cell office:value-type="float" office:value="6597.67483089" calcext:value-type="float">
            <text:p>6597.67483089</text:p>
          </table:table-cell>
          <table:table-cell table:number-columns-repeated="33"/>
          <table:table-cell office:value-type="string" calcext:value-type="string">
            <text:p>\ \ \ 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LINK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7"/>
          <table:table-cell office:value-type="float" office:value="13.29522" calcext:value-type="float">
            <text:p>13.29522</text:p>
          </table:table-cell>
          <table:table-cell table:number-columns-repeated="55"/>
          <table:table-cell office:value-type="string" calcext:value-type="string">
            <text:p>\ \ \ 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RPX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56"/>
          <table:table-cell office:value-type="string" calcext:value-type="string">
            <text:p>\ \ \ 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QTUM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20"/>
          <table:table-cell office:value-type="float" office:value="6597.67483089" calcext:value-type="float">
            <text:p>6597.67483089</text:p>
          </table:table-cell>
          <table:table-cell table:number-columns-repeated="36"/>
          <table:table-cell office:value-type="string" calcext:value-type="string">
            <text:p>\ \ \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OD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7"/>
          <table:table-cell office:value-type="float" office:value="13.29522" calcext:value-type="float">
            <text:p>13.29522</text:p>
          </table:table-cell>
          <table:table-cell table:number-columns-repeated="58"/>
          <table:table-cell office:value-type="string" calcext:value-type="string">
            <text:p>\ \ \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GI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59"/>
          <table:table-cell office:value-type="string" calcext:value-type="string">
            <text:p>\ \ \ 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UN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7"/>
          <table:table-cell office:value-type="float" office:value="13.29522" calcext:value-type="float">
            <text:p>13.29522</text:p>
          </table:table-cell>
          <table:table-cell table:number-columns-repeated="60"/>
          <table:table-cell office:value-type="string" calcext:value-type="string">
            <text:p>\ \ \ 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EOS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20"/>
          <table:table-cell office:value-type="float" office:value="6597.67483089" calcext:value-type="float">
            <text:p>6597.67483089</text:p>
          </table:table-cell>
          <table:table-cell table:number-columns-repeated="40"/>
          <table:table-cell office:value-type="string" calcext:value-type="string">
            <text:p>\ \ \ 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BQX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7"/>
          <table:table-cell office:value-type="float" office:value="13.29522" calcext:value-type="float">
            <text:p>13.29522</text:p>
          </table:table-cell>
          <table:table-cell table:number-columns-repeated="62"/>
          <table:table-cell office:value-type="string" calcext:value-type="string">
            <text:p>\ \ \ 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NCASH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63"/>
          <table:table-cell office:value-type="string" calcext:value-type="string">
            <text:p>\ \ \ 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VIB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7"/>
          <table:table-cell office:value-type="float" office:value="13.29522" calcext:value-type="float">
            <text:p>13.29522</text:p>
          </table:table-cell>
          <table:table-cell table:number-columns-repeated="64"/>
          <table:table-cell office:value-type="string" calcext:value-type="string">
            <text:p>\ \ \ 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IA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65"/>
          <table:table-cell office:value-type="string" calcext:value-type="string">
            <text:p>\ \ \ 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OST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66"/>
          <table:table-cell office:value-type="string" calcext:value-type="string">
            <text:p>\ \ \ 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AT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67"/>
          <table:table-cell office:value-type="string" calcext:value-type="string">
            <text:p>\ \ \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RD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68"/>
          <table:table-cell office:value-type="string" calcext:value-type="string">
            <text:p>\ \ \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XMR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7"/>
          <table:table-cell office:value-type="float" office:value="13.29522" calcext:value-type="float">
            <text:p>13.29522</text:p>
          </table:table-cell>
          <table:table-cell table:number-columns-repeated="69"/>
          <table:table-cell office:value-type="string" calcext:value-type="string">
            <text:p>\ \ \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IL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36"/>
          <table:table-cell office:value-type="float" office:value="445.476" calcext:value-type="float">
            <text:p>445.476</text:p>
          </table:table-cell>
          <table:table-cell office:value-type="float" office:value="13.29522" calcext:value-type="float">
            <text:p>13.29522</text:p>
          </table:table-cell>
          <table:table-cell table:number-columns-repeated="70"/>
          <table:table-cell office:value-type="string" calcext:value-type="string">
            <text:p>\ \ \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DAX</text:p>
          </table:table-cell>
          <table:table-cell office:value-type="string" calcext:value-type="string">
            <text:p>BTC</text:p>
          </table:table-cell>
          <table:table-cell table:number-columns-repeated="28"/>
          <table:table-cell office:value-type="float" office:value="1.003995" calcext:value-type="float">
            <text:p>1.003995</text:p>
          </table:table-cell>
          <table:table-cell table:number-columns-repeated="109"/>
          <table:table-cell office:value-type="string" calcext:value-type="string">
            <text:p>\ \ \ </text:p>
          </table:table-cell>
          <table:table-cell office:value-type="float" office:value="5701.6" calcext:value-type="float">
            <text:p>5701.6</text:p>
          </table:table-cell>
          <table:table-cell office:value-type="float" office:value="4961.97" calcext:value-type="float">
            <text:p>4961.97</text:p>
          </table:table-cell>
          <table:table-cell office:value-type="float" office:value="7.5954" calcext:value-type="float">
            <text:p>7.5954</text:p>
          </table:table-cell>
          <table:table-cell office:value-type="float" office:value="6589.8" calcext:value-type="float">
            <text:p>6589.8</text:p>
          </table:table-cell>
          <table:table-cell office:value-type="float" office:value="13.31" calcext:value-type="float">
            <text:p>13.3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EUR</text:p>
          </table:table-cell>
          <table:table-cell table:number-columns-repeated="138"/>
          <table:table-cell office:value-type="float" office:value="1.00135" calcext:value-type="float">
            <text:p>1.00135</text:p>
          </table:table-cell>
          <table:table-cell office:value-type="string" calcext:value-type="string">
            <text:p>\ \ \ </text:p>
          </table:table-cell>
          <table:table-cell/>
          <table:table-cell office:value-type="float" office:value="7.5954" calcext:value-type="float">
            <text:p>7.5954</text:p>
          </table:table-cell>
          <table:table-cell/>
          <table:table-cell office:value-type="float" office:value="13.31" calcext:value-type="float">
            <text:p>13.3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GBP</text:p>
          </table:table-cell>
          <table:table-cell table:number-columns-repeated="138"/>
          <table:table-cell office:value-type="float" office:value="1.00135" calcext:value-type="float">
            <text:p>1.00135</text:p>
          </table:table-cell>
          <table:table-cell/>
          <table:table-cell office:value-type="string" calcext:value-type="string">
            <text:p>\ \ \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H</text:p>
          </table:table-cell>
          <table:table-cell table:number-columns-repeated="138"/>
          <table:table-cell office:value-type="float" office:value="1.00135" calcext:value-type="float">
            <text:p>1.00135</text:p>
          </table:table-cell>
          <table:table-cell office:value-type="float" office:value="5701.6" calcext:value-type="float">
            <text:p>5701.6</text:p>
          </table:table-cell>
          <table:table-cell/>
          <table:table-cell office:value-type="string" calcext:value-type="string">
            <text:p>\ \ \ </text:p>
          </table:table-cell>
          <table:table-cell office:value-type="float" office:value="6589.8" calcext:value-type="float">
            <text:p>6589.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D</text:p>
          </table:table-cell>
          <table:table-cell table:number-columns-repeated="138"/>
          <table:table-cell office:value-type="float" office:value="1.00135" calcext:value-type="float">
            <text:p>1.00135</text:p>
          </table:table-cell>
          <table:table-cell table:number-columns-repeated="2"/>
          <table:table-cell office:value-type="float" office:value="7.5954" calcext:value-type="float">
            <text:p>7.5954</text:p>
          </table:table-cell>
          <table:table-cell office:value-type="string" calcext:value-type="string">
            <text:p>\ \ \ </text:p>
          </table:table-cell>
          <table:table-cell office:value-type="float" office:value="13.31" calcext:value-type="float">
            <text:p>13.3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ETH</text:p>
          </table:table-cell>
          <table:table-cell table:number-columns-repeated="66"/>
          <table:table-cell office:value-type="float" office:value="13.29522" calcext:value-type="float">
            <text:p>13.29522</text:p>
          </table:table-cell>
          <table:table-cell table:number-columns-repeated="71"/>
          <table:table-cell office:value-type="float" office:value="1.00135" calcext:value-type="float">
            <text:p>1.00135</text:p>
          </table:table-cell>
          <table:table-cell office:value-type="float" office:value="5701.6" calcext:value-type="float">
            <text:p>5701.6</text:p>
          </table:table-cell>
          <table:table-cell table:number-columns-repeated="2"/>
          <table:table-cell office:value-type="float" office:value="6589.8" calcext:value-type="float">
            <text:p>6589.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TC</text:p>
          </table:table-cell>
          <table:table-cell table:number-columns-repeated="108"/>
          <table:table-cell office:value-type="float" office:value="68" calcext:value-type="float">
            <text:p>68</text:p>
          </table:table-cell>
          <table:table-cell table:number-columns-repeated="29"/>
          <table:table-cell office:value-type="float" office:value="1.00135" calcext:value-type="float">
            <text:p>1.00135</text:p>
          </table:table-cell>
          <table:table-cell office:value-type="float" office:value="5701.6" calcext:value-type="float">
            <text:p>5701.6</text:p>
          </table:table-cell>
          <table:table-cell table:number-columns-repeated="2"/>
          <table:table-cell office:value-type="float" office:value="6589.8" calcext:value-type="float">
            <text:p>6589.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6T12:31:12.348025919</meta:creation-date>
    <dc:date>2018-06-16T12:44:10.129877492</dc:date>
    <meta:editing-duration>PT2M47S</meta:editing-duration>
    <meta:editing-cycles>1</meta:editing-cycles>
    <meta:document-statistic meta:table-count="8" meta:cell-count="7835" meta:object-count="0"/>
    <meta:generator>LibreOffice/5.1.6.2$Linux_X86_64 LibreOffice_project/10m0$Build-2</meta:generator>
  </office:meta>
</office:document-meta>
</file>

<file path=Basic/Standard/ReloadModule.xml><?xml version="1.0" encoding="utf-8"?>
<!DOCTYPE module  PUBLIC '-//OpenOffice.org//DTD OfficeDocument 1.0//EN'  'module.dtd'>
<script:module xmlns:script="http://openoffice.org/2000/script" script:name="ReloadModule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rem dispatcher.executeDispatch(document, ".uno:InsertSheetFromFile", "", 0, Array())

rem ----------------------------------------------------------------------
rem dispatcher.executeDispatch(document, ".uno:InsertSheetFromFile", "", 0, Array())

rem ----------------------------------------------------------------------
rem dispatcher.executeDispatch(document, ".uno:InsertSheetFromFile", "", 0, Array())

rem ----------------------------------------------------------------------
rem dispatcher.executeDispatch(document, ".uno:InsertSheetFromFile", "", 0, Array())

rem ----------------------------------------------------------------------
rem dispatcher.executeDispatch(document, ".uno:InsertSheetFromFile", "", 0, Array())

rem ----------------------------------------------------------------------
rem dispatcher.executeDispatch(document, ".uno:InsertSheetFromFile", "", 0, Array())

rem ----------------------------------------------------------------------
rem dispatcher.executeDispatch(document, ".uno:InsertSheetFromFile", "", 0, Array())

rem ----------------------------------------------------------------------
rem dispatcher.executeDispatch(document, ".uno:InsertSheetFromFile", "", 0, Array())

rem ----------------------------------------------------------------------
dim args9(0) as new com.sun.star.beans.PropertyValue
args9(0).Name = "ToPoint"
args9(0).Value = "$C$3"

dispatcher.executeDispatch(document, ".uno:GoToCell", "", 0, args9())

rem ----------------------------------------------------------------------
dispatcher.executeDispatch(document, ".uno:FreezePanes", "", 0, Array())

rem ----------------------------------------------------------------------
dim args11(0) as new com.sun.star.beans.PropertyValue
args11(0).Name = "Nr"
args11(0).Value = 2

dispatcher.executeDispatch(document, ".uno:JumpToTable", "", 0, args11())

rem ----------------------------------------------------------------------
dim args12(0) as new com.sun.star.beans.PropertyValue
args12(0).Name = "ToPoint"
args12(0).Value = "$C$3"

dispatcher.executeDispatch(document, ".uno:GoToCell", "", 0, args12())

rem ----------------------------------------------------------------------
dim args13(0) as new com.sun.star.beans.PropertyValue
args13(0).Name = "Nr"
args13(0).Value = 1

dispatcher.executeDispatch(document, ".uno:JumpToTable", "", 0, args13())

rem ----------------------------------------------------------------------
dim args14(0) as new com.sun.star.beans.PropertyValue
args14(0).Name = "Nr"
args14(0).Value = 2

dispatcher.executeDispatch(document, ".uno:JumpToTable", "", 0, args14())

rem ----------------------------------------------------------------------
dispatcher.executeDispatch(document, ".uno:FreezePanes", "", 0, Array())

rem ----------------------------------------------------------------------
dim args16(0) as new com.sun.star.beans.PropertyValue
args16(0).Name = "Nr"
args16(0).Value = 3

dispatcher.executeDispatch(document, ".uno:JumpToTable", "", 0, args16())

rem ----------------------------------------------------------------------
dim args17(0) as new com.sun.star.beans.PropertyValue
args17(0).Name = "ToPoint"
args17(0).Value = "$C$3"

dispatcher.executeDispatch(document, ".uno:GoToCell", "", 0, args17())

rem ----------------------------------------------------------------------
dispatcher.executeDispatch(document, ".uno:FreezePanes", "", 0, Array())

rem ----------------------------------------------------------------------
dim args19(0) as new com.sun.star.beans.PropertyValue
args19(0).Name = "Nr"
args19(0).Value = 4

dispatcher.executeDispatch(document, ".uno:JumpToTable", "", 0, args19())

rem ----------------------------------------------------------------------
dim args20(0) as new com.sun.star.beans.PropertyValue
args20(0).Name = "ToPoint"
args20(0).Value = "$C$3"

dispatcher.executeDispatch(document, ".uno:GoToCell", "", 0, args20())

rem ----------------------------------------------------------------------
dispatcher.executeDispatch(document, ".uno:FreezePanes", "", 0, Array())

rem ----------------------------------------------------------------------
dim args22(0) as new com.sun.star.beans.PropertyValue
args22(0).Name = "Nr"
args22(0).Value = 5

dispatcher.executeDispatch(document, ".uno:JumpToTable", "", 0, args22())

rem ----------------------------------------------------------------------
dim args23(0) as new com.sun.star.beans.PropertyValue
args23(0).Name = "ToPoint"
args23(0).Value = "$C$3"

dispatcher.executeDispatch(document, ".uno:GoToCell", "", 0, args23())

rem ----------------------------------------------------------------------
dispatcher.executeDispatch(document, ".uno:FreezePanes", "", 0, Array())

rem ----------------------------------------------------------------------
dim args25(0) as new com.sun.star.beans.PropertyValue
args25(0).Name = "Nr"
args25(0).Value = 6

dispatcher.executeDispatch(document, ".uno:JumpToTable", "", 0, args25())

rem ----------------------------------------------------------------------
dim args26(0) as new com.sun.star.beans.PropertyValue
args26(0).Name = "Nr"
args26(0).Value = 5

dispatcher.executeDispatch(document, ".uno:JumpToTable", "", 0, args26())

rem ----------------------------------------------------------------------
dim args27(0) as new com.sun.star.beans.PropertyValue
args27(0).Name = "Nr"
args27(0).Value = 6

dispatcher.executeDispatch(document, ".uno:JumpToTable", "", 0, args27())

rem ----------------------------------------------------------------------
dim args28(0) as new com.sun.star.beans.PropertyValue
args28(0).Name = "ToPoint"
args28(0).Value = "$C$3"

dispatcher.executeDispatch(document, ".uno:GoToCell", "", 0, args28())

rem ----------------------------------------------------------------------
dispatcher.executeDispatch(document, ".uno:FreezePanes", "", 0, Array())

rem ----------------------------------------------------------------------
dim args30(0) as new com.sun.star.beans.PropertyValue
args30(0).Name = "Nr"
args30(0).Value = 7

dispatcher.executeDispatch(document, ".uno:JumpToTable", "", 0, args30())

rem ----------------------------------------------------------------------
dim args31(0) as new com.sun.star.beans.PropertyValue
args31(0).Name = "ToPoint"
args31(0).Value = "$C$3"

dispatcher.executeDispatch(document, ".uno:GoToCell", "", 0, args31())

rem ----------------------------------------------------------------------
dispatcher.executeDispatch(document, ".uno:FreezePanes", "", 0, Array())

rem ----------------------------------------------------------------------
dim args33(0) as new com.sun.star.beans.PropertyValue
args33(0).Name = "Nr"
args33(0).Value = 8

dispatcher.executeDispatch(document, ".uno:JumpToTable", "", 0, args33())

rem ----------------------------------------------------------------------
dim args34(0) as new com.sun.star.beans.PropertyValue
args34(0).Name = "ToPoint"
args34(0).Value = "$C$3"

dispatcher.executeDispatch(document, ".uno:GoToCell", "", 0, args34())

rem ----------------------------------------------------------------------
dispatcher.executeDispatch(document, ".uno:FreezePanes", "", 0, Array())

rem ----------------------------------------------------------------------
dim args36(0) as new com.sun.star.beans.PropertyValue
args36(0).Name = "Nr"
args36(0).Value = 9

dispatcher.executeDispatch(document, ".uno:JumpToTable", "", 0, args36())

rem ----------------------------------------------------------------------
dispatcher.executeDispatch(document, ".uno:Remove", "", 0, Array())

rem ----------------------------------------------------------------------
dim args38(0) as new com.sun.star.beans.PropertyValue
args38(0).Name = "Nr"
args38(0).Value = 1

dispatcher.executeDispatch(document, ".uno:JumpToTable", "", 0, args38())

rem ----------------------------------------------------------------------
dim args39(0) as new com.sun.star.beans.PropertyValue
args39(0).Name = "ToPoint"
args39(0).Value = "$C$2"

dispatcher.executeDispatch(document, ".uno:GoToCell", "", 0, args39())

rem ----------------------------------------------------------------------
dispatcher.executeDispatch(document, ".uno:ClearContents", "", 0, Array())

rem ----------------------------------------------------------------------
dim args41(0) as new com.sun.star.beans.PropertyValue
args41(0).Name = "ToPoint"
args41(0).Value = "$C$1"

dispatcher.executeDispatch(document, ".uno:GoToCell", "", 0, args41())

rem ----------------------------------------------------------------------
dispatcher.executeDispatch(document, ".uno:ClearContents", "", 0, Array())

rem ----------------------------------------------------------------------
dim args43(0) as new com.sun.star.beans.PropertyValue
args43(0).Name = "ToPoint"
args43(0).Value = "$C$3"

dispatcher.executeDispatch(document, ".uno:GoToCell", "", 0, args43())

rem ----------------------------------------------------------------------
dim args44(0) as new com.sun.star.beans.PropertyValue
args44(0).Name = "ToPoint"
args44(0).Value = "$C$3"

dispatcher.executeDispatch(document, ".uno:GoToCell", "", 0, args44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eloadModu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